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5.48mm" svg:height="81.61mm" svg:x="53.6mm" svg:y="2316.91mm">
            <loext:p draw:notify-on-update-of-ranges="Sheet1.A2:Sheet1.A770 Sheet1.B2:Sheet1.B7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.00013441942" calcext:value-type="float">
            <text:p>-5.0001344194</text:p>
          </table:table-cell>
          <table:table-cell table:style-name="ce1" office:value-type="float" office:value="0.00367687857697" calcext:value-type="float">
            <text:p>3.68E-03</text:p>
          </table:table-cell>
        </table:table-row>
        <table:table-row table:style-name="ro1">
          <table:table-cell office:value-type="float" office:value="-4.99993153983" calcext:value-type="float">
            <text:p>-4.9999315398</text:p>
          </table:table-cell>
          <table:table-cell office:value-type="float" office:value="0.00781677911341" calcext:value-type="float">
            <text:p>0.0078167791</text:p>
          </table:table-cell>
        </table:table-row>
        <table:table-row table:style-name="ro1">
          <table:table-cell office:value-type="float" office:value="-4.99858381829" calcext:value-type="float">
            <text:p>-4.9985838183</text:p>
          </table:table-cell>
          <table:table-cell office:value-type="float" office:value="0.0138558627651" calcext:value-type="float">
            <text:p>0.0138558628</text:p>
          </table:table-cell>
        </table:table-row>
        <table:table-row table:style-name="ro1">
          <table:table-cell office:value-type="float" office:value="-4.99574257429" calcext:value-type="float">
            <text:p>-4.9957425743</text:p>
          </table:table-cell>
          <table:table-cell office:value-type="float" office:value="0.0218701821005" calcext:value-type="float">
            <text:p>0.0218701821</text:p>
          </table:table-cell>
        </table:table-row>
        <table:table-row table:style-name="ro1">
          <table:table-cell office:value-type="float" office:value="-4.99158897908" calcext:value-type="float">
            <text:p>-4.9915889791</text:p>
          </table:table-cell>
          <table:table-cell office:value-type="float" office:value="0.0322409269319" calcext:value-type="float">
            <text:p>0.0322409269</text:p>
          </table:table-cell>
        </table:table-row>
        <table:table-row table:style-name="ro1">
          <table:table-cell office:value-type="float" office:value="-4.98516452414" calcext:value-type="float">
            <text:p>-4.9851645241</text:p>
          </table:table-cell>
          <table:table-cell office:value-type="float" office:value="0.0445608775559" calcext:value-type="float">
            <text:p>0.0445608776</text:p>
          </table:table-cell>
        </table:table-row>
        <table:table-row table:style-name="ro1">
          <table:table-cell office:value-type="float" office:value="-4.97529002373" calcext:value-type="float">
            <text:p>-4.9752900237</text:p>
          </table:table-cell>
          <table:table-cell office:value-type="float" office:value="0.0564950897603" calcext:value-type="float">
            <text:p>0.0564950898</text:p>
          </table:table-cell>
        </table:table-row>
        <table:table-row table:style-name="ro1">
          <table:table-cell office:value-type="float" office:value="-4.9617882861" calcext:value-type="float">
            <text:p>-4.9617882861</text:p>
          </table:table-cell>
          <table:table-cell office:value-type="float" office:value="0.0668286682055" calcext:value-type="float">
            <text:p>0.0668286682</text:p>
          </table:table-cell>
        </table:table-row>
        <table:table-row table:style-name="ro1">
          <table:table-cell office:value-type="float" office:value="-4.94523896103" calcext:value-type="float">
            <text:p>-4.945238961</text:p>
          </table:table-cell>
          <table:table-cell office:value-type="float" office:value="0.0753333736899" calcext:value-type="float">
            <text:p>0.0753333737</text:p>
          </table:table-cell>
        </table:table-row>
        <table:table-row table:style-name="ro1">
          <table:table-cell office:value-type="float" office:value="-4.92662547941" calcext:value-type="float">
            <text:p>-4.9266254794</text:p>
          </table:table-cell>
          <table:table-cell office:value-type="float" office:value="0.0819112548497" calcext:value-type="float">
            <text:p>0.0819112548</text:p>
          </table:table-cell>
        </table:table-row>
        <table:table-row table:style-name="ro1">
          <table:table-cell office:value-type="float" office:value="-4.90714949472" calcext:value-type="float">
            <text:p>-4.9071494947</text:p>
          </table:table-cell>
          <table:table-cell office:value-type="float" office:value="0.0864726069525" calcext:value-type="float">
            <text:p>0.086472607</text:p>
          </table:table-cell>
        </table:table-row>
        <table:table-row table:style-name="ro1">
          <table:table-cell office:value-type="float" office:value="-4.88787911419" calcext:value-type="float">
            <text:p>-4.8878791142</text:p>
          </table:table-cell>
          <table:table-cell office:value-type="float" office:value="0.0894430785563" calcext:value-type="float">
            <text:p>0.0894430786</text:p>
          </table:table-cell>
        </table:table-row>
        <table:table-row table:style-name="ro1">
          <table:table-cell office:value-type="float" office:value="-4.86856872963" calcext:value-type="float">
            <text:p>-4.8685687296</text:p>
          </table:table-cell>
          <table:table-cell office:value-type="float" office:value="0.0912199750006" calcext:value-type="float">
            <text:p>0.091219975</text:p>
          </table:table-cell>
        </table:table-row>
        <table:table-row table:style-name="ro1">
          <table:table-cell office:value-type="float" office:value="-4.84691200408" calcext:value-type="float">
            <text:p>-4.8469120041</text:p>
          </table:table-cell>
          <table:table-cell office:value-type="float" office:value="0.0917702656919" calcext:value-type="float">
            <text:p>0.0917702657</text:p>
          </table:table-cell>
        </table:table-row>
        <table:table-row table:style-name="ro1">
          <table:table-cell office:value-type="float" office:value="-4.81765612476" calcext:value-type="float">
            <text:p>-4.8176561248</text:p>
          </table:table-cell>
          <table:table-cell office:value-type="float" office:value="0.0919522611934" calcext:value-type="float">
            <text:p>0.0919522612</text:p>
          </table:table-cell>
        </table:table-row>
        <table:table-row table:style-name="ro1">
          <table:table-cell office:value-type="float" office:value="-4.78063506652" calcext:value-type="float">
            <text:p>-4.7806350665</text:p>
          </table:table-cell>
          <table:table-cell office:value-type="float" office:value="0.0922418863061" calcext:value-type="float">
            <text:p>0.0922418863</text:p>
          </table:table-cell>
        </table:table-row>
        <table:table-row table:style-name="ro1">
          <table:table-cell office:value-type="float" office:value="-4.73581795298" calcext:value-type="float">
            <text:p>-4.735817953</text:p>
          </table:table-cell>
          <table:table-cell office:value-type="float" office:value="0.092662094339" calcext:value-type="float">
            <text:p>0.0926620943</text:p>
          </table:table-cell>
        </table:table-row>
        <table:table-row table:style-name="ro1">
          <table:table-cell office:value-type="float" office:value="-4.68290692824" calcext:value-type="float">
            <text:p>-4.6829069282</text:p>
          </table:table-cell>
          <table:table-cell office:value-type="float" office:value="0.0932236970842" calcext:value-type="float">
            <text:p>0.0932236971</text:p>
          </table:table-cell>
        </table:table-row>
        <table:table-row table:style-name="ro1">
          <table:table-cell office:value-type="float" office:value="-4.62219658179" calcext:value-type="float">
            <text:p>-4.6221965818</text:p>
          </table:table-cell>
          <table:table-cell office:value-type="float" office:value="0.0940321823872" calcext:value-type="float">
            <text:p>0.0940321824</text:p>
          </table:table-cell>
        </table:table-row>
        <table:table-row table:style-name="ro1">
          <table:table-cell office:value-type="float" office:value="-4.55391486504" calcext:value-type="float">
            <text:p>-4.553914865</text:p>
          </table:table-cell>
          <table:table-cell office:value-type="float" office:value="0.0952187564372" calcext:value-type="float">
            <text:p>0.0952187564</text:p>
          </table:table-cell>
        </table:table-row>
        <table:table-row table:style-name="ro1">
          <table:table-cell office:value-type="float" office:value="-4.48507199" calcext:value-type="float">
            <text:p>-4.48507199</text:p>
          </table:table-cell>
          <table:table-cell office:value-type="float" office:value="0.096870025003" calcext:value-type="float">
            <text:p>0.096870025</text:p>
          </table:table-cell>
        </table:table-row>
        <table:table-row table:style-name="ro1">
          <table:table-cell office:value-type="float" office:value="-4.43359032119" calcext:value-type="float">
            <text:p>-4.4335903212</text:p>
          </table:table-cell>
          <table:table-cell office:value-type="float" office:value="0.0983608780338" calcext:value-type="float">
            <text:p>0.098360878</text:p>
          </table:table-cell>
        </table:table-row>
        <table:table-row table:style-name="ro1">
          <table:table-cell office:value-type="float" office:value="-4.39949329468" calcext:value-type="float">
            <text:p>-4.3994932947</text:p>
          </table:table-cell>
          <table:table-cell office:value-type="float" office:value="0.0995878311297" calcext:value-type="float">
            <text:p>0.0995878311</text:p>
          </table:table-cell>
        </table:table-row>
        <table:table-row table:style-name="ro1">
          <table:table-cell office:value-type="float" office:value="-4.37800864719" calcext:value-type="float">
            <text:p>-4.3780086472</text:p>
          </table:table-cell>
          <table:table-cell office:value-type="float" office:value="0.101884599995" calcext:value-type="float">
            <text:p>0.1018846</text:p>
          </table:table-cell>
        </table:table-row>
        <table:table-row table:style-name="ro1">
          <table:table-cell office:value-type="float" office:value="-4.36889091247" calcext:value-type="float">
            <text:p>-4.3688909125</text:p>
          </table:table-cell>
          <table:table-cell office:value-type="float" office:value="0.103501928774" calcext:value-type="float">
            <text:p>0.1035019288</text:p>
          </table:table-cell>
        </table:table-row>
        <table:table-row table:style-name="ro1">
          <table:table-cell office:value-type="float" office:value="-4.37229844144" calcext:value-type="float">
            <text:p>-4.3722984414</text:p>
          </table:table-cell>
          <table:table-cell office:value-type="float" office:value="0.102966471281" calcext:value-type="float">
            <text:p>0.1029664713</text:p>
          </table:table-cell>
        </table:table-row>
        <table:table-row table:style-name="ro1">
          <table:table-cell office:value-type="float" office:value="-4.37230292321" calcext:value-type="float">
            <text:p>-4.3723029232</text:p>
          </table:table-cell>
          <table:table-cell office:value-type="float" office:value="0.101472737341" calcext:value-type="float">
            <text:p>0.1014727373</text:p>
          </table:table-cell>
        </table:table-row>
        <table:table-row table:style-name="ro1">
          <table:table-cell office:value-type="float" office:value="-4.3700943811" calcext:value-type="float">
            <text:p>-4.3700943811</text:p>
          </table:table-cell>
          <table:table-cell office:value-type="float" office:value="0.100119154416" calcext:value-type="float">
            <text:p>0.1001191544</text:p>
          </table:table-cell>
        </table:table-row>
        <table:table-row table:style-name="ro1">
          <table:table-cell office:value-type="float" office:value="-4.36024308113" calcext:value-type="float">
            <text:p>-4.3602430811</text:p>
          </table:table-cell>
          <table:table-cell office:value-type="float" office:value="0.100621309115" calcext:value-type="float">
            <text:p>0.1006213091</text:p>
          </table:table-cell>
        </table:table-row>
        <table:table-row table:style-name="ro1">
          <table:table-cell office:value-type="float" office:value="-4.34571269821" calcext:value-type="float">
            <text:p>-4.3457126982</text:p>
          </table:table-cell>
          <table:table-cell office:value-type="float" office:value="0.10158380929" calcext:value-type="float">
            <text:p>0.1015838093</text:p>
          </table:table-cell>
        </table:table-row>
        <table:table-row table:style-name="ro1">
          <table:table-cell office:value-type="float" office:value="-4.33090487054" calcext:value-type="float">
            <text:p>-4.3309048705</text:p>
          </table:table-cell>
          <table:table-cell office:value-type="float" office:value="0.102900375454" calcext:value-type="float">
            <text:p>0.1029003755</text:p>
          </table:table-cell>
        </table:table-row>
        <table:table-row table:style-name="ro1">
          <table:table-cell office:value-type="float" office:value="-4.31539953118" calcext:value-type="float">
            <text:p>-4.3153995312</text:p>
          </table:table-cell>
          <table:table-cell office:value-type="float" office:value="0.104655892572" calcext:value-type="float">
            <text:p>0.1046558926</text:p>
          </table:table-cell>
        </table:table-row>
        <table:table-row table:style-name="ro1">
          <table:table-cell office:value-type="float" office:value="-4.29944992333" calcext:value-type="float">
            <text:p>-4.2994499233</text:p>
          </table:table-cell>
          <table:table-cell office:value-type="float" office:value="0.106478478379" calcext:value-type="float">
            <text:p>0.1064784784</text:p>
          </table:table-cell>
        </table:table-row>
        <table:table-row table:style-name="ro1">
          <table:table-cell office:value-type="float" office:value="-4.27889023744" calcext:value-type="float">
            <text:p>-4.2788902374</text:p>
          </table:table-cell>
          <table:table-cell office:value-type="float" office:value="0.108750391179" calcext:value-type="float">
            <text:p>0.1087503912</text:p>
          </table:table-cell>
        </table:table-row>
        <table:table-row table:style-name="ro1">
          <table:table-cell office:value-type="float" office:value="-4.26662507373" calcext:value-type="float">
            <text:p>-4.2666250737</text:p>
          </table:table-cell>
          <table:table-cell office:value-type="float" office:value="0.109855366594" calcext:value-type="float">
            <text:p>0.1098553666</text:p>
          </table:table-cell>
        </table:table-row>
        <table:table-row table:style-name="ro1">
          <table:table-cell office:value-type="float" office:value="-4.24985872544" calcext:value-type="float">
            <text:p>-4.2498587254</text:p>
          </table:table-cell>
          <table:table-cell office:value-type="float" office:value="0.111398775762" calcext:value-type="float">
            <text:p>0.1113987758</text:p>
          </table:table-cell>
        </table:table-row>
        <table:table-row table:style-name="ro1">
          <table:table-cell office:value-type="float" office:value="-4.23283492954" calcext:value-type="float">
            <text:p>-4.2328349295</text:p>
          </table:table-cell>
          <table:table-cell office:value-type="float" office:value="0.112756162803" calcext:value-type="float">
            <text:p>0.1127561628</text:p>
          </table:table-cell>
        </table:table-row>
        <table:table-row table:style-name="ro1">
          <table:table-cell office:value-type="float" office:value="-4.21536818392" calcext:value-type="float">
            <text:p>-4.2153681839</text:p>
          </table:table-cell>
          <table:table-cell office:value-type="float" office:value="0.114173967361" calcext:value-type="float">
            <text:p>0.1141739674</text:p>
          </table:table-cell>
        </table:table-row>
        <table:table-row table:style-name="ro1">
          <table:table-cell office:value-type="float" office:value="-4.19788682826" calcext:value-type="float">
            <text:p>-4.1978868283</text:p>
          </table:table-cell>
          <table:table-cell office:value-type="float" office:value="0.115124577797" calcext:value-type="float">
            <text:p>0.1151245778</text:p>
          </table:table-cell>
        </table:table-row>
        <table:table-row table:style-name="ro1">
          <table:table-cell office:value-type="float" office:value="-4.18072715643" calcext:value-type="float">
            <text:p>-4.1807271564</text:p>
          </table:table-cell>
          <table:table-cell office:value-type="float" office:value="0.115636553834" calcext:value-type="float">
            <text:p>0.1156365538</text:p>
          </table:table-cell>
        </table:table-row>
        <table:table-row table:style-name="ro1">
          <table:table-cell office:value-type="float" office:value="-4.16367987862" calcext:value-type="float">
            <text:p>-4.1636798786</text:p>
          </table:table-cell>
          <table:table-cell office:value-type="float" office:value="0.116085985015" calcext:value-type="float">
            <text:p>0.116085985</text:p>
          </table:table-cell>
        </table:table-row>
        <table:table-row table:style-name="ro1">
          <table:table-cell office:value-type="float" office:value="-4.14674879232" calcext:value-type="float">
            <text:p>-4.1467487923</text:p>
          </table:table-cell>
          <table:table-cell office:value-type="float" office:value="0.116551988941" calcext:value-type="float">
            <text:p>0.1165519889</text:p>
          </table:table-cell>
        </table:table-row>
        <table:table-row table:style-name="ro1">
          <table:table-cell office:value-type="float" office:value="-4.12994960668" calcext:value-type="float">
            <text:p>-4.1299496067</text:p>
          </table:table-cell>
          <table:table-cell office:value-type="float" office:value="0.117036153105" calcext:value-type="float">
            <text:p>0.1170361531</text:p>
          </table:table-cell>
        </table:table-row>
        <table:table-row table:style-name="ro1">
          <table:table-cell office:value-type="float" office:value="-4.11328963393" calcext:value-type="float">
            <text:p>-4.1132896339</text:p>
          </table:table-cell>
          <table:table-cell office:value-type="float" office:value="0.117539303815" calcext:value-type="float">
            <text:p>0.1175393038</text:p>
          </table:table-cell>
        </table:table-row>
        <table:table-row table:style-name="ro1">
          <table:table-cell office:value-type="float" office:value="-4.09677631213" calcext:value-type="float">
            <text:p>-4.0967763121</text:p>
          </table:table-cell>
          <table:table-cell office:value-type="float" office:value="0.118062113774" calcext:value-type="float">
            <text:p>0.1180621138</text:p>
          </table:table-cell>
        </table:table-row>
        <table:table-row table:style-name="ro1">
          <table:table-cell office:value-type="float" office:value="-4.08041723627" calcext:value-type="float">
            <text:p>-4.0804172363</text:p>
          </table:table-cell>
          <table:table-cell office:value-type="float" office:value="0.118605255197" calcext:value-type="float">
            <text:p>0.1186052552</text:p>
          </table:table-cell>
        </table:table-row>
        <table:table-row table:style-name="ro1">
          <table:table-cell office:value-type="float" office:value="-4.06422106181" calcext:value-type="float">
            <text:p>-4.0642210618</text:p>
          </table:table-cell>
          <table:table-cell office:value-type="float" office:value="0.119173055822" calcext:value-type="float">
            <text:p>0.1191730558</text:p>
          </table:table-cell>
        </table:table-row>
        <table:table-row table:style-name="ro1">
          <table:table-cell office:value-type="float" office:value="-4.04818924932" calcext:value-type="float">
            <text:p>-4.0481892493</text:p>
          </table:table-cell>
          <table:table-cell office:value-type="float" office:value="0.119757832728" calcext:value-type="float">
            <text:p>0.1197578327</text:p>
          </table:table-cell>
        </table:table-row>
        <table:table-row table:style-name="ro1">
          <table:table-cell office:value-type="float" office:value="-4.03233323055" calcext:value-type="float">
            <text:p>-4.0323332306</text:p>
          </table:table-cell>
          <table:table-cell office:value-type="float" office:value="0.120364757377" calcext:value-type="float">
            <text:p>0.1203647574</text:p>
          </table:table-cell>
        </table:table-row>
        <table:table-row table:style-name="ro1">
          <table:table-cell office:value-type="float" office:value="-4.0166464851" calcext:value-type="float">
            <text:p>-4.0166464851</text:p>
          </table:table-cell>
          <table:table-cell office:value-type="float" office:value="0.121003513214" calcext:value-type="float">
            <text:p>0.1210035132</text:p>
          </table:table-cell>
        </table:table-row>
        <table:table-row table:style-name="ro1">
          <table:table-cell office:value-type="float" office:value="-4.00116713675" calcext:value-type="float">
            <text:p>-4.0011671368</text:p>
          </table:table-cell>
          <table:table-cell office:value-type="float" office:value="0.121653986403" calcext:value-type="float">
            <text:p>0.1216539864</text:p>
          </table:table-cell>
        </table:table-row>
        <table:table-row table:style-name="ro1">
          <table:table-cell office:value-type="float" office:value="-3.98578091167" calcext:value-type="float">
            <text:p>-3.9857809117</text:p>
          </table:table-cell>
          <table:table-cell office:value-type="float" office:value="0.12245962285" calcext:value-type="float">
            <text:p>0.1224596229</text:p>
          </table:table-cell>
        </table:table-row>
        <table:table-row table:style-name="ro1">
          <table:table-cell office:value-type="float" office:value="-3.97048083475" calcext:value-type="float">
            <text:p>-3.9704808348</text:p>
          </table:table-cell>
          <table:table-cell office:value-type="float" office:value="0.123305052013" calcext:value-type="float">
            <text:p>0.123305052</text:p>
          </table:table-cell>
        </table:table-row>
        <table:table-row table:style-name="ro1">
          <table:table-cell office:value-type="float" office:value="-3.95535144323" calcext:value-type="float">
            <text:p>-3.9553514432</text:p>
          </table:table-cell>
          <table:table-cell office:value-type="float" office:value="0.124100511529" calcext:value-type="float">
            <text:p>0.1241005115</text:p>
          </table:table-cell>
        </table:table-row>
        <table:table-row table:style-name="ro1">
          <table:table-cell office:value-type="float" office:value="-3.94015859597" calcext:value-type="float">
            <text:p>-3.940158596</text:p>
          </table:table-cell>
          <table:table-cell office:value-type="float" office:value="0.125078662408" calcext:value-type="float">
            <text:p>0.1250786624</text:p>
          </table:table-cell>
        </table:table-row>
        <table:table-row table:style-name="ro1">
          <table:table-cell office:value-type="float" office:value="-3.92533077687" calcext:value-type="float">
            <text:p>-3.9253307769</text:p>
          </table:table-cell>
          <table:table-cell office:value-type="float" office:value="0.125908456279" calcext:value-type="float">
            <text:p>0.1259084563</text:p>
          </table:table-cell>
        </table:table-row>
        <table:table-row table:style-name="ro1">
          <table:table-cell office:value-type="float" office:value="-3.91036854149" calcext:value-type="float">
            <text:p>-3.9103685415</text:p>
          </table:table-cell>
          <table:table-cell office:value-type="float" office:value="0.126854558677" calcext:value-type="float">
            <text:p>0.1268545587</text:p>
          </table:table-cell>
        </table:table-row>
        <table:table-row table:style-name="ro1">
          <table:table-cell office:value-type="float" office:value="-3.89573589673" calcext:value-type="float">
            <text:p>-3.8957358967</text:p>
          </table:table-cell>
          <table:table-cell office:value-type="float" office:value="0.127739937569" calcext:value-type="float">
            <text:p>0.1277399376</text:p>
          </table:table-cell>
        </table:table-row>
        <table:table-row table:style-name="ro1">
          <table:table-cell office:value-type="float" office:value="-3.88065570487" calcext:value-type="float">
            <text:p>-3.8806557049</text:p>
          </table:table-cell>
          <table:table-cell office:value-type="float" office:value="0.128972733438" calcext:value-type="float">
            <text:p>0.1289727334</text:p>
          </table:table-cell>
        </table:table-row>
        <table:table-row table:style-name="ro1">
          <table:table-cell office:value-type="float" office:value="-3.86505886753" calcext:value-type="float">
            <text:p>-3.8650588675</text:p>
          </table:table-cell>
          <table:table-cell office:value-type="float" office:value="0.130597219206" calcext:value-type="float">
            <text:p>0.1305972192</text:p>
          </table:table-cell>
        </table:table-row>
        <table:table-row table:style-name="ro1">
          <table:table-cell office:value-type="float" office:value="-3.84904079038" calcext:value-type="float">
            <text:p>-3.8490407904</text:p>
          </table:table-cell>
          <table:table-cell office:value-type="float" office:value="0.132298932232" calcext:value-type="float">
            <text:p>0.1322989322</text:p>
          </table:table-cell>
        </table:table-row>
        <table:table-row table:style-name="ro1">
          <table:table-cell office:value-type="float" office:value="-3.83256099752" calcext:value-type="float">
            <text:p>-3.8325609975</text:p>
          </table:table-cell>
          <table:table-cell office:value-type="float" office:value="0.13401161029" calcext:value-type="float">
            <text:p>0.1340116103</text:p>
          </table:table-cell>
        </table:table-row>
        <table:table-row table:style-name="ro1">
          <table:table-cell office:value-type="float" office:value="-3.81560397831" calcext:value-type="float">
            <text:p>-3.8156039783</text:p>
          </table:table-cell>
          <table:table-cell office:value-type="float" office:value="0.135698703651" calcext:value-type="float">
            <text:p>0.1356987037</text:p>
          </table:table-cell>
        </table:table-row>
        <table:table-row table:style-name="ro1">
          <table:table-cell office:value-type="float" office:value="-3.79816117794" calcext:value-type="float">
            <text:p>-3.7981611779</text:p>
          </table:table-cell>
          <table:table-cell office:value-type="float" office:value="0.137324716352" calcext:value-type="float">
            <text:p>0.1373247164</text:p>
          </table:table-cell>
        </table:table-row>
        <table:table-row table:style-name="ro1">
          <table:table-cell office:value-type="float" office:value="-3.78022947416" calcext:value-type="float">
            <text:p>-3.7802294742</text:p>
          </table:table-cell>
          <table:table-cell office:value-type="float" office:value="0.138860049362" calcext:value-type="float">
            <text:p>0.1388600494</text:p>
          </table:table-cell>
        </table:table-row>
        <table:table-row table:style-name="ro1">
          <table:table-cell office:value-type="float" office:value="-3.76186457489" calcext:value-type="float">
            <text:p>-3.7618645749</text:p>
          </table:table-cell>
          <table:table-cell office:value-type="float" office:value="0.14023870649" calcext:value-type="float">
            <text:p>0.1402387065</text:p>
          </table:table-cell>
        </table:table-row>
        <table:table-row table:style-name="ro1">
          <table:table-cell office:value-type="float" office:value="-3.74301214349" calcext:value-type="float">
            <text:p>-3.7430121435</text:p>
          </table:table-cell>
          <table:table-cell office:value-type="float" office:value="0.141490894664" calcext:value-type="float">
            <text:p>0.1414908947</text:p>
          </table:table-cell>
        </table:table-row>
        <table:table-row table:style-name="ro1">
          <table:table-cell office:value-type="float" office:value="-3.72363813742" calcext:value-type="float">
            <text:p>-3.7236381374</text:p>
          </table:table-cell>
          <table:table-cell office:value-type="float" office:value="0.142634014471" calcext:value-type="float">
            <text:p>0.1426340145</text:p>
          </table:table-cell>
        </table:table-row>
        <table:table-row table:style-name="ro1">
          <table:table-cell office:value-type="float" office:value="-3.70207714722" calcext:value-type="float">
            <text:p>-3.7020771472</text:p>
          </table:table-cell>
          <table:table-cell office:value-type="float" office:value="0.143037781121" calcext:value-type="float">
            <text:p>0.1430377811</text:p>
          </table:table-cell>
        </table:table-row>
        <table:table-row table:style-name="ro1">
          <table:table-cell office:value-type="float" office:value="-3.67302098043" calcext:value-type="float">
            <text:p>-3.6730209804</text:p>
          </table:table-cell>
          <table:table-cell office:value-type="float" office:value="0.143210636462" calcext:value-type="float">
            <text:p>0.1432106365</text:p>
          </table:table-cell>
        </table:table-row>
        <table:table-row table:style-name="ro1">
          <table:table-cell office:value-type="float" office:value="-3.6362803468" calcext:value-type="float">
            <text:p>-3.6362803468</text:p>
          </table:table-cell>
          <table:table-cell office:value-type="float" office:value="0.143475223239" calcext:value-type="float">
            <text:p>0.1434752232</text:p>
          </table:table-cell>
        </table:table-row>
        <table:table-row table:style-name="ro1">
          <table:table-cell office:value-type="float" office:value="-3.5916507532" calcext:value-type="float">
            <text:p>-3.5916507532</text:p>
          </table:table-cell>
          <table:table-cell office:value-type="float" office:value="0.143817074781" calcext:value-type="float">
            <text:p>0.1438170748</text:p>
          </table:table-cell>
        </table:table-row>
        <table:table-row table:style-name="ro1">
          <table:table-cell office:value-type="float" office:value="-3.53925704545" calcext:value-type="float">
            <text:p>-3.5392570455</text:p>
          </table:table-cell>
          <table:table-cell office:value-type="float" office:value="0.144277003106" calcext:value-type="float">
            <text:p>0.1442770031</text:p>
          </table:table-cell>
        </table:table-row>
        <table:table-row table:style-name="ro1">
          <table:table-cell office:value-type="float" office:value="-3.47909477517" calcext:value-type="float">
            <text:p>-3.4790947752</text:p>
          </table:table-cell>
          <table:table-cell office:value-type="float" office:value="0.144922602542" calcext:value-type="float">
            <text:p>0.1449226025</text:p>
          </table:table-cell>
        </table:table-row>
        <table:table-row table:style-name="ro1">
          <table:table-cell office:value-type="float" office:value="-3.41822579617" calcext:value-type="float">
            <text:p>-3.4182257962</text:p>
          </table:table-cell>
          <table:table-cell office:value-type="float" office:value="0.145714369917" calcext:value-type="float">
            <text:p>0.1457143699</text:p>
          </table:table-cell>
        </table:table-row>
        <table:table-row table:style-name="ro1">
          <table:table-cell office:value-type="float" office:value="-3.3747011402" calcext:value-type="float">
            <text:p>-3.3747011402</text:p>
          </table:table-cell>
          <table:table-cell office:value-type="float" office:value="0.146351074067" calcext:value-type="float">
            <text:p>0.1463510741</text:p>
          </table:table-cell>
        </table:table-row>
        <table:table-row table:style-name="ro1">
          <table:table-cell office:value-type="float" office:value="-3.34751025457" calcext:value-type="float">
            <text:p>-3.3475102546</text:p>
          </table:table-cell>
          <table:table-cell office:value-type="float" office:value="0.147421047513" calcext:value-type="float">
            <text:p>0.1474210475</text:p>
          </table:table-cell>
        </table:table-row>
        <table:table-row table:style-name="ro1">
          <table:table-cell office:value-type="float" office:value="-3.3316889244" calcext:value-type="float">
            <text:p>-3.3316889244</text:p>
          </table:table-cell>
          <table:table-cell office:value-type="float" office:value="0.14962472893" calcext:value-type="float">
            <text:p>0.1496247289</text:p>
          </table:table-cell>
        </table:table-row>
        <table:table-row table:style-name="ro1">
          <table:table-cell office:value-type="float" office:value="-3.32240286963" calcext:value-type="float">
            <text:p>-3.3224028696</text:p>
          </table:table-cell>
          <table:table-cell office:value-type="float" office:value="0.150006118057" calcext:value-type="float">
            <text:p>0.1500061181</text:p>
          </table:table-cell>
        </table:table-row>
        <table:table-row table:style-name="ro1">
          <table:table-cell office:value-type="float" office:value="-3.30401413632" calcext:value-type="float">
            <text:p>-3.3040141363</text:p>
          </table:table-cell>
          <table:table-cell office:value-type="float" office:value="0.150023892175" calcext:value-type="float">
            <text:p>0.1500238922</text:p>
          </table:table-cell>
        </table:table-row>
        <table:table-row table:style-name="ro1">
          <table:table-cell office:value-type="float" office:value="-3.27770173458" calcext:value-type="float">
            <text:p>-3.2777017346</text:p>
          </table:table-cell>
          <table:table-cell office:value-type="float" office:value="0.150089701836" calcext:value-type="float">
            <text:p>0.1500897018</text:p>
          </table:table-cell>
        </table:table-row>
        <table:table-row table:style-name="ro1">
          <table:table-cell office:value-type="float" office:value="-3.243740852" calcext:value-type="float">
            <text:p>-3.243740852</text:p>
          </table:table-cell>
          <table:table-cell office:value-type="float" office:value="0.150248025783" calcext:value-type="float">
            <text:p>0.1502480258</text:p>
          </table:table-cell>
        </table:table-row>
        <table:table-row table:style-name="ro1">
          <table:table-cell office:value-type="float" office:value="-3.20207015715" calcext:value-type="float">
            <text:p>-3.2020701572</text:p>
          </table:table-cell>
          <table:table-cell office:value-type="float" office:value="0.150444075498" calcext:value-type="float">
            <text:p>0.1504440755</text:p>
          </table:table-cell>
        </table:table-row>
        <table:table-row table:style-name="ro1">
          <table:table-cell office:value-type="float" office:value="-3.15260668545" calcext:value-type="float">
            <text:p>-3.1526066855</text:p>
          </table:table-cell>
          <table:table-cell office:value-type="float" office:value="0.150663510688" calcext:value-type="float">
            <text:p>0.1506635107</text:p>
          </table:table-cell>
        </table:table-row>
        <table:table-row table:style-name="ro1">
          <table:table-cell office:value-type="float" office:value="-3.09532563043" calcext:value-type="float">
            <text:p>-3.0953256304</text:p>
          </table:table-cell>
          <table:table-cell office:value-type="float" office:value="0.150873162863" calcext:value-type="float">
            <text:p>0.1508731629</text:p>
          </table:table-cell>
        </table:table-row>
        <table:table-row table:style-name="ro1">
          <table:table-cell office:value-type="float" office:value="-3.03014232976" calcext:value-type="float">
            <text:p>-3.0301423298</text:p>
          </table:table-cell>
          <table:table-cell office:value-type="float" office:value="0.15113034572" calcext:value-type="float">
            <text:p>0.1511303457</text:p>
          </table:table-cell>
        </table:table-row>
        <table:table-row table:style-name="ro1">
          <table:table-cell office:value-type="float" office:value="-2.95711103418" calcext:value-type="float">
            <text:p>-2.9571110342</text:p>
          </table:table-cell>
          <table:table-cell office:value-type="float" office:value="0.151494526467" calcext:value-type="float">
            <text:p>0.1514945265</text:p>
          </table:table-cell>
        </table:table-row>
        <table:table-row table:style-name="ro1">
          <table:table-cell office:value-type="float" office:value="-2.87622092659" calcext:value-type="float">
            <text:p>-2.8762209266</text:p>
          </table:table-cell>
          <table:table-cell office:value-type="float" office:value="0.152011404716" calcext:value-type="float">
            <text:p>0.1520114047</text:p>
          </table:table-cell>
        </table:table-row>
        <table:table-row table:style-name="ro1">
          <table:table-cell office:value-type="float" office:value="-2.78759046544" calcext:value-type="float">
            <text:p>-2.7875904654</text:p>
          </table:table-cell>
          <table:table-cell office:value-type="float" office:value="0.152803190797" calcext:value-type="float">
            <text:p>0.1528031908</text:p>
          </table:table-cell>
        </table:table-row>
        <table:table-row table:style-name="ro1">
          <table:table-cell office:value-type="float" office:value="-2.69836730427" calcext:value-type="float">
            <text:p>-2.6983673043</text:p>
          </table:table-cell>
          <table:table-cell office:value-type="float" office:value="0.154070032275" calcext:value-type="float">
            <text:p>0.1540700323</text:p>
          </table:table-cell>
        </table:table-row>
        <table:table-row table:style-name="ro1">
          <table:table-cell office:value-type="float" office:value="-2.62650719252" calcext:value-type="float">
            <text:p>-2.6265071925</text:p>
          </table:table-cell>
          <table:table-cell office:value-type="float" office:value="0.155564817329" calcext:value-type="float">
            <text:p>0.1555648173</text:p>
          </table:table-cell>
        </table:table-row>
        <table:table-row table:style-name="ro1">
          <table:table-cell office:value-type="float" office:value="-2.57250470467" calcext:value-type="float">
            <text:p>-2.5725047047</text:p>
          </table:table-cell>
          <table:table-cell office:value-type="float" office:value="0.156835952094" calcext:value-type="float">
            <text:p>0.1568359521</text:p>
          </table:table-cell>
        </table:table-row>
        <table:table-row table:style-name="ro1">
          <table:table-cell office:value-type="float" office:value="-2.53445538673" calcext:value-type="float">
            <text:p>-2.5344553867</text:p>
          </table:table-cell>
          <table:table-cell office:value-type="float" office:value="0.158195537144" calcext:value-type="float">
            <text:p>0.1581955371</text:p>
          </table:table-cell>
        </table:table-row>
        <table:table-row table:style-name="ro1">
          <table:table-cell office:value-type="float" office:value="-2.5076770198" calcext:value-type="float">
            <text:p>-2.5076770198</text:p>
          </table:table-cell>
          <table:table-cell office:value-type="float" office:value="0.159749829096" calcext:value-type="float">
            <text:p>0.1597498291</text:p>
          </table:table-cell>
        </table:table-row>
        <table:table-row table:style-name="ro1">
          <table:table-cell office:value-type="float" office:value="-2.4900680248" calcext:value-type="float">
            <text:p>-2.4900680248</text:p>
          </table:table-cell>
          <table:table-cell office:value-type="float" office:value="0.158138347213" calcext:value-type="float">
            <text:p>0.1581383472</text:p>
          </table:table-cell>
        </table:table-row>
        <table:table-row table:style-name="ro1">
          <table:table-cell office:value-type="float" office:value="-2.47903083465" calcext:value-type="float">
            <text:p>-2.4790308347</text:p>
          </table:table-cell>
          <table:table-cell office:value-type="float" office:value="0.155578816937" calcext:value-type="float">
            <text:p>0.1555788169</text:p>
          </table:table-cell>
        </table:table-row>
        <table:table-row table:style-name="ro1">
          <table:table-cell office:value-type="float" office:value="-2.47357549115" calcext:value-type="float">
            <text:p>-2.4735754912</text:p>
          </table:table-cell>
          <table:table-cell office:value-type="float" office:value="0.152958566363" calcext:value-type="float">
            <text:p>0.1529585664</text:p>
          </table:table-cell>
        </table:table-row>
        <table:table-row table:style-name="ro1">
          <table:table-cell office:value-type="float" office:value="-2.47324949522" calcext:value-type="float">
            <text:p>-2.4732494952</text:p>
          </table:table-cell>
          <table:table-cell office:value-type="float" office:value="0.149859162732" calcext:value-type="float">
            <text:p>0.1498591627</text:p>
          </table:table-cell>
        </table:table-row>
        <table:table-row table:style-name="ro1">
          <table:table-cell office:value-type="float" office:value="-2.47800139294" calcext:value-type="float">
            <text:p>-2.4780013929</text:p>
          </table:table-cell>
          <table:table-cell office:value-type="float" office:value="0.145835884437" calcext:value-type="float">
            <text:p>0.1458358844</text:p>
          </table:table-cell>
        </table:table-row>
        <table:table-row table:style-name="ro1">
          <table:table-cell office:value-type="float" office:value="-2.48816867817" calcext:value-type="float">
            <text:p>-2.4881686782</text:p>
          </table:table-cell>
          <table:table-cell office:value-type="float" office:value="0.140357302638" calcext:value-type="float">
            <text:p>0.1403573026</text:p>
          </table:table-cell>
        </table:table-row>
        <table:table-row table:style-name="ro1">
          <table:table-cell office:value-type="float" office:value="-2.50425128591" calcext:value-type="float">
            <text:p>-2.5042512859</text:p>
          </table:table-cell>
          <table:table-cell office:value-type="float" office:value="0.132815112888" calcext:value-type="float">
            <text:p>0.1328151129</text:p>
          </table:table-cell>
        </table:table-row>
        <table:table-row table:style-name="ro1">
          <table:table-cell office:value-type="float" office:value="-2.52626281213" calcext:value-type="float">
            <text:p>-2.5262628121</text:p>
          </table:table-cell>
          <table:table-cell office:value-type="float" office:value="0.122713585114" calcext:value-type="float">
            <text:p>0.1227135851</text:p>
          </table:table-cell>
        </table:table-row>
        <table:table-row table:style-name="ro1">
          <table:table-cell office:value-type="float" office:value="-2.53988555618" calcext:value-type="float">
            <text:p>-2.5398855562</text:p>
          </table:table-cell>
          <table:table-cell office:value-type="float" office:value="0.118501167229" calcext:value-type="float">
            <text:p>0.1185011672</text:p>
          </table:table-cell>
        </table:table-row>
        <table:table-row table:style-name="ro1">
          <table:table-cell office:value-type="float" office:value="-2.54264948909" calcext:value-type="float">
            <text:p>-2.5426494891</text:p>
          </table:table-cell>
          <table:table-cell office:value-type="float" office:value="0.117844667353" calcext:value-type="float">
            <text:p>0.1178446674</text:p>
          </table:table-cell>
        </table:table-row>
        <table:table-row table:style-name="ro1">
          <table:table-cell office:value-type="float" office:value="-2.54006604749" calcext:value-type="float">
            <text:p>-2.5400660475</text:p>
          </table:table-cell>
          <table:table-cell office:value-type="float" office:value="0.118229210023" calcext:value-type="float">
            <text:p>0.11822921</text:p>
          </table:table-cell>
        </table:table-row>
        <table:table-row table:style-name="ro1">
          <table:table-cell office:value-type="float" office:value="-2.53394227308" calcext:value-type="float">
            <text:p>-2.5339422731</text:p>
          </table:table-cell>
          <table:table-cell office:value-type="float" office:value="0.121463087242" calcext:value-type="float">
            <text:p>0.1214630872</text:p>
          </table:table-cell>
        </table:table-row>
        <table:table-row table:style-name="ro1">
          <table:table-cell office:value-type="float" office:value="-2.5298417675" calcext:value-type="float">
            <text:p>-2.5298417675</text:p>
          </table:table-cell>
          <table:table-cell office:value-type="float" office:value="0.126532440746" calcext:value-type="float">
            <text:p>0.1265324407</text:p>
          </table:table-cell>
        </table:table-row>
        <table:table-row table:style-name="ro1">
          <table:table-cell office:value-type="float" office:value="-2.52419336148" calcext:value-type="float">
            <text:p>-2.5241933615</text:p>
          </table:table-cell>
          <table:table-cell office:value-type="float" office:value="0.131912409803" calcext:value-type="float">
            <text:p>0.1319124098</text:p>
          </table:table-cell>
        </table:table-row>
        <table:table-row table:style-name="ro1">
          <table:table-cell office:value-type="float" office:value="-2.51685215043" calcext:value-type="float">
            <text:p>-2.5168521504</text:p>
          </table:table-cell>
          <table:table-cell office:value-type="float" office:value="0.137220803061" calcext:value-type="float">
            <text:p>0.1372208031</text:p>
          </table:table-cell>
        </table:table-row>
        <table:table-row table:style-name="ro1">
          <table:table-cell office:value-type="float" office:value="-2.50793738506" calcext:value-type="float">
            <text:p>-2.5079373851</text:p>
          </table:table-cell>
          <table:table-cell office:value-type="float" office:value="0.142298397377" calcext:value-type="float">
            <text:p>0.1422983974</text:p>
          </table:table-cell>
        </table:table-row>
        <table:table-row table:style-name="ro1">
          <table:table-cell office:value-type="float" office:value="-2.49759509499" calcext:value-type="float">
            <text:p>-2.497595095</text:p>
          </table:table-cell>
          <table:table-cell office:value-type="float" office:value="0.147120223458" calcext:value-type="float">
            <text:p>0.1471202235</text:p>
          </table:table-cell>
        </table:table-row>
        <table:table-row table:style-name="ro1">
          <table:table-cell office:value-type="float" office:value="-2.48593881977" calcext:value-type="float">
            <text:p>-2.4859388198</text:p>
          </table:table-cell>
          <table:table-cell office:value-type="float" office:value="0.151656492337" calcext:value-type="float">
            <text:p>0.1516564923</text:p>
          </table:table-cell>
        </table:table-row>
        <table:table-row table:style-name="ro1">
          <table:table-cell office:value-type="float" office:value="-2.47307600918" calcext:value-type="float">
            <text:p>-2.4730760092</text:p>
          </table:table-cell>
          <table:table-cell office:value-type="float" office:value="0.155870084569" calcext:value-type="float">
            <text:p>0.1558700846</text:p>
          </table:table-cell>
        </table:table-row>
        <table:table-row table:style-name="ro1">
          <table:table-cell office:value-type="float" office:value="-2.45926905365" calcext:value-type="float">
            <text:p>-2.4592690537</text:p>
          </table:table-cell>
          <table:table-cell office:value-type="float" office:value="0.159599487604" calcext:value-type="float">
            <text:p>0.1595994876</text:p>
          </table:table-cell>
        </table:table-row>
        <table:table-row table:style-name="ro1">
          <table:table-cell office:value-type="float" office:value="-2.4443699833" calcext:value-type="float">
            <text:p>-2.4443699833</text:p>
          </table:table-cell>
          <table:table-cell office:value-type="float" office:value="0.163125859687" calcext:value-type="float">
            <text:p>0.1631258597</text:p>
          </table:table-cell>
        </table:table-row>
        <table:table-row table:style-name="ro1">
          <table:table-cell office:value-type="float" office:value="-2.42862007099" calcext:value-type="float">
            <text:p>-2.428620071</text:p>
          </table:table-cell>
          <table:table-cell office:value-type="float" office:value="0.166284093977" calcext:value-type="float">
            <text:p>0.166284094</text:p>
          </table:table-cell>
        </table:table-row>
        <table:table-row table:style-name="ro1">
          <table:table-cell office:value-type="float" office:value="-2.41227945729" calcext:value-type="float">
            <text:p>-2.4122794573</text:p>
          </table:table-cell>
          <table:table-cell office:value-type="float" office:value="0.169348742643" calcext:value-type="float">
            <text:p>0.1693487426</text:p>
          </table:table-cell>
        </table:table-row>
        <table:table-row table:style-name="ro1">
          <table:table-cell office:value-type="float" office:value="-2.40032803058" calcext:value-type="float">
            <text:p>-2.4003280306</text:p>
          </table:table-cell>
          <table:table-cell office:value-type="float" office:value="0.171706697118" calcext:value-type="float">
            <text:p>0.1717066971</text:p>
          </table:table-cell>
        </table:table-row>
        <table:table-row table:style-name="ro1">
          <table:table-cell office:value-type="float" office:value="-2.39768975253" calcext:value-type="float">
            <text:p>-2.3976897525</text:p>
          </table:table-cell>
          <table:table-cell office:value-type="float" office:value="0.169960984173" calcext:value-type="float">
            <text:p>0.1699609842</text:p>
          </table:table-cell>
        </table:table-row>
        <table:table-row table:style-name="ro1">
          <table:table-cell office:value-type="float" office:value="-2.39744093681" calcext:value-type="float">
            <text:p>-2.3974409368</text:p>
          </table:table-cell>
          <table:table-cell office:value-type="float" office:value="0.166811322667" calcext:value-type="float">
            <text:p>0.1668113227</text:p>
          </table:table-cell>
        </table:table-row>
        <table:table-row table:style-name="ro1">
          <table:table-cell office:value-type="float" office:value="-2.39678230605" calcext:value-type="float">
            <text:p>-2.3967823061</text:p>
          </table:table-cell>
          <table:table-cell office:value-type="float" office:value="0.163487715541" calcext:value-type="float">
            <text:p>0.1634877155</text:p>
          </table:table-cell>
        </table:table-row>
        <table:table-row table:style-name="ro1">
          <table:table-cell office:value-type="float" office:value="-2.3963359148" calcext:value-type="float">
            <text:p>-2.3963359148</text:p>
          </table:table-cell>
          <table:table-cell office:value-type="float" office:value="0.160275920344" calcext:value-type="float">
            <text:p>0.1602759203</text:p>
          </table:table-cell>
        </table:table-row>
        <table:table-row table:style-name="ro1">
          <table:table-cell office:value-type="float" office:value="-2.39589700854" calcext:value-type="float">
            <text:p>-2.3958970085</text:p>
          </table:table-cell>
          <table:table-cell office:value-type="float" office:value="0.157479441983" calcext:value-type="float">
            <text:p>0.157479442</text:p>
          </table:table-cell>
        </table:table-row>
        <table:table-row table:style-name="ro1">
          <table:table-cell office:value-type="float" office:value="-2.39544253549" calcext:value-type="float">
            <text:p>-2.3954425355</text:p>
          </table:table-cell>
          <table:table-cell office:value-type="float" office:value="0.15471666279" calcext:value-type="float">
            <text:p>0.1547166628</text:p>
          </table:table-cell>
        </table:table-row>
        <table:table-row table:style-name="ro1">
          <table:table-cell office:value-type="float" office:value="-2.39491706905" calcext:value-type="float">
            <text:p>-2.3949170691</text:p>
          </table:table-cell>
          <table:table-cell office:value-type="float" office:value="0.152272495328" calcext:value-type="float">
            <text:p>0.1522724953</text:p>
          </table:table-cell>
        </table:table-row>
        <table:table-row table:style-name="ro1">
          <table:table-cell office:value-type="float" office:value="-2.39435523484" calcext:value-type="float">
            <text:p>-2.3943552348</text:p>
          </table:table-cell>
          <table:table-cell office:value-type="float" office:value="0.149834798431" calcext:value-type="float">
            <text:p>0.1498347984</text:p>
          </table:table-cell>
        </table:table-row>
        <table:table-row table:style-name="ro1">
          <table:table-cell office:value-type="float" office:value="-2.3935997156" calcext:value-type="float">
            <text:p>-2.3935997156</text:p>
          </table:table-cell>
          <table:table-cell office:value-type="float" office:value="0.147445425742" calcext:value-type="float">
            <text:p>0.1474454257</text:p>
          </table:table-cell>
        </table:table-row>
        <table:table-row table:style-name="ro1">
          <table:table-cell office:value-type="float" office:value="-2.39281596971" calcext:value-type="float">
            <text:p>-2.3928159697</text:p>
          </table:table-cell>
          <table:table-cell office:value-type="float" office:value="0.144892813293" calcext:value-type="float">
            <text:p>0.1448928133</text:p>
          </table:table-cell>
        </table:table-row>
        <table:table-row table:style-name="ro1">
          <table:table-cell office:value-type="float" office:value="-2.39229701109" calcext:value-type="float">
            <text:p>-2.3922970111</text:p>
          </table:table-cell>
          <table:table-cell office:value-type="float" office:value="0.142845690593" calcext:value-type="float">
            <text:p>0.1428456906</text:p>
          </table:table-cell>
        </table:table-row>
        <table:table-row table:style-name="ro1">
          <table:table-cell office:value-type="float" office:value="-2.3916306745" calcext:value-type="float">
            <text:p>-2.3916306745</text:p>
          </table:table-cell>
          <table:table-cell office:value-type="float" office:value="0.140693121658" calcext:value-type="float">
            <text:p>0.1406931217</text:p>
          </table:table-cell>
        </table:table-row>
        <table:table-row table:style-name="ro1">
          <table:table-cell office:value-type="float" office:value="-2.39096975086" calcext:value-type="float">
            <text:p>-2.3909697509</text:p>
          </table:table-cell>
          <table:table-cell office:value-type="float" office:value="0.138349734257" calcext:value-type="float">
            <text:p>0.1383497343</text:p>
          </table:table-cell>
        </table:table-row>
        <table:table-row table:style-name="ro1">
          <table:table-cell office:value-type="float" office:value="-2.39035244817" calcext:value-type="float">
            <text:p>-2.3903524482</text:p>
          </table:table-cell>
          <table:table-cell office:value-type="float" office:value="0.136170788962" calcext:value-type="float">
            <text:p>0.136170789</text:p>
          </table:table-cell>
        </table:table-row>
        <table:table-row table:style-name="ro1">
          <table:table-cell office:value-type="float" office:value="-2.38965684461" calcext:value-type="float">
            <text:p>-2.3896568446</text:p>
          </table:table-cell>
          <table:table-cell office:value-type="float" office:value="0.134157745858" calcext:value-type="float">
            <text:p>0.1341577459</text:p>
          </table:table-cell>
        </table:table-row>
        <table:table-row table:style-name="ro1">
          <table:table-cell office:value-type="float" office:value="-2.38887492431" calcext:value-type="float">
            <text:p>-2.3888749243</text:p>
          </table:table-cell>
          <table:table-cell office:value-type="float" office:value="0.13229716575" calcext:value-type="float">
            <text:p>0.1322971658</text:p>
          </table:table-cell>
        </table:table-row>
        <table:table-row table:style-name="ro1">
          <table:table-cell office:value-type="float" office:value="-2.38782009342" calcext:value-type="float">
            <text:p>-2.3878200934</text:p>
          </table:table-cell>
          <table:table-cell office:value-type="float" office:value="0.130408538104" calcext:value-type="float">
            <text:p>0.1304085381</text:p>
          </table:table-cell>
        </table:table-row>
        <table:table-row table:style-name="ro1">
          <table:table-cell office:value-type="float" office:value="-2.38686313299" calcext:value-type="float">
            <text:p>-2.386863133</text:p>
          </table:table-cell>
          <table:table-cell office:value-type="float" office:value="0.128420900792" calcext:value-type="float">
            <text:p>0.1284209008</text:p>
          </table:table-cell>
        </table:table-row>
        <table:table-row table:style-name="ro1">
          <table:table-cell office:value-type="float" office:value="-2.38597164468" calcext:value-type="float">
            <text:p>-2.3859716447</text:p>
          </table:table-cell>
          <table:table-cell office:value-type="float" office:value="0.126966107829" calcext:value-type="float">
            <text:p>0.1269661078</text:p>
          </table:table-cell>
        </table:table-row>
        <table:table-row table:style-name="ro1">
          <table:table-cell office:value-type="float" office:value="-2.38507589778" calcext:value-type="float">
            <text:p>-2.3850758978</text:p>
          </table:table-cell>
          <table:table-cell office:value-type="float" office:value="0.125087234943" calcext:value-type="float">
            <text:p>0.1250872349</text:p>
          </table:table-cell>
        </table:table-row>
        <table:table-row table:style-name="ro1">
          <table:table-cell office:value-type="float" office:value="-2.38408200904" calcext:value-type="float">
            <text:p>-2.384082009</text:p>
          </table:table-cell>
          <table:table-cell office:value-type="float" office:value="0.123166150816" calcext:value-type="float">
            <text:p>0.1231661508</text:p>
          </table:table-cell>
        </table:table-row>
        <table:table-row table:style-name="ro1">
          <table:table-cell office:value-type="float" office:value="-2.38313968355" calcext:value-type="float">
            <text:p>-2.3831396836</text:p>
          </table:table-cell>
          <table:table-cell office:value-type="float" office:value="0.121515796474" calcext:value-type="float">
            <text:p>0.1215157965</text:p>
          </table:table-cell>
        </table:table-row>
        <table:table-row table:style-name="ro1">
          <table:table-cell office:value-type="float" office:value="-2.38198268035" calcext:value-type="float">
            <text:p>-2.3819826804</text:p>
          </table:table-cell>
          <table:table-cell office:value-type="float" office:value="0.120170433748" calcext:value-type="float">
            <text:p>0.1201704337</text:p>
          </table:table-cell>
        </table:table-row>
        <table:table-row table:style-name="ro1">
          <table:table-cell office:value-type="float" office:value="-2.38035061062" calcext:value-type="float">
            <text:p>-2.3803506106</text:p>
          </table:table-cell>
          <table:table-cell office:value-type="float" office:value="0.119011455946" calcext:value-type="float">
            <text:p>0.1190114559</text:p>
          </table:table-cell>
        </table:table-row>
        <table:table-row table:style-name="ro1">
          <table:table-cell office:value-type="float" office:value="-2.37854102363" calcext:value-type="float">
            <text:p>-2.3785410236</text:p>
          </table:table-cell>
          <table:table-cell office:value-type="float" office:value="0.117987799078" calcext:value-type="float">
            <text:p>0.1179877991</text:p>
          </table:table-cell>
        </table:table-row>
        <table:table-row table:style-name="ro1">
          <table:table-cell office:value-type="float" office:value="-2.37638484866" calcext:value-type="float">
            <text:p>-2.3763848487</text:p>
          </table:table-cell>
          <table:table-cell office:value-type="float" office:value="0.117170076987" calcext:value-type="float">
            <text:p>0.117170077</text:p>
          </table:table-cell>
        </table:table-row>
        <table:table-row table:style-name="ro1">
          <table:table-cell office:value-type="float" office:value="-2.37399139583" calcext:value-type="float">
            <text:p>-2.3739913958</text:p>
          </table:table-cell>
          <table:table-cell office:value-type="float" office:value="0.116422177751" calcext:value-type="float">
            <text:p>0.1164221778</text:p>
          </table:table-cell>
        </table:table-row>
        <table:table-row table:style-name="ro1">
          <table:table-cell office:value-type="float" office:value="-2.37139512958" calcext:value-type="float">
            <text:p>-2.3713951296</text:p>
          </table:table-cell>
          <table:table-cell office:value-type="float" office:value="0.115659838409" calcext:value-type="float">
            <text:p>0.1156598384</text:p>
          </table:table-cell>
        </table:table-row>
        <table:table-row table:style-name="ro1">
          <table:table-cell office:value-type="float" office:value="-2.36869095826" calcext:value-type="float">
            <text:p>-2.3686909583</text:p>
          </table:table-cell>
          <table:table-cell office:value-type="float" office:value="0.11497013623" calcext:value-type="float">
            <text:p>0.1149701362</text:p>
          </table:table-cell>
        </table:table-row>
        <table:table-row table:style-name="ro1">
          <table:table-cell office:value-type="float" office:value="-2.36604135842" calcext:value-type="float">
            <text:p>-2.3660413584</text:p>
          </table:table-cell>
          <table:table-cell office:value-type="float" office:value="0.114528805481" calcext:value-type="float">
            <text:p>0.1145288055</text:p>
          </table:table-cell>
        </table:table-row>
        <table:table-row table:style-name="ro1">
          <table:table-cell office:value-type="float" office:value="-2.36316053181" calcext:value-type="float">
            <text:p>-2.3631605318</text:p>
          </table:table-cell>
          <table:table-cell office:value-type="float" office:value="0.113983646248" calcext:value-type="float">
            <text:p>0.1139836462</text:p>
          </table:table-cell>
        </table:table-row>
        <table:table-row table:style-name="ro1">
          <table:table-cell office:value-type="float" office:value="-2.36029028226" calcext:value-type="float">
            <text:p>-2.3602902823</text:p>
          </table:table-cell>
          <table:table-cell office:value-type="float" office:value="0.113652568378" calcext:value-type="float">
            <text:p>0.1136525684</text:p>
          </table:table-cell>
        </table:table-row>
        <table:table-row table:style-name="ro1">
          <table:table-cell office:value-type="float" office:value="-2.35733483077" calcext:value-type="float">
            <text:p>-2.3573348308</text:p>
          </table:table-cell>
          <table:table-cell office:value-type="float" office:value="0.113488671012" calcext:value-type="float">
            <text:p>0.113488671</text:p>
          </table:table-cell>
        </table:table-row>
        <table:table-row table:style-name="ro1">
          <table:table-cell office:value-type="float" office:value="-2.3544475304" calcext:value-type="float">
            <text:p>-2.3544475304</text:p>
          </table:table-cell>
          <table:table-cell office:value-type="float" office:value="0.113459449728" calcext:value-type="float">
            <text:p>0.1134594497</text:p>
          </table:table-cell>
        </table:table-row>
        <table:table-row table:style-name="ro1">
          <table:table-cell office:value-type="float" office:value="-2.35146063624" calcext:value-type="float">
            <text:p>-2.3514606362</text:p>
          </table:table-cell>
          <table:table-cell office:value-type="float" office:value="0.113530614615" calcext:value-type="float">
            <text:p>0.1135306146</text:p>
          </table:table-cell>
        </table:table-row>
        <table:table-row table:style-name="ro1">
          <table:table-cell office:value-type="float" office:value="-2.34849321072" calcext:value-type="float">
            <text:p>-2.3484932107</text:p>
          </table:table-cell>
          <table:table-cell office:value-type="float" office:value="0.113766316263" calcext:value-type="float">
            <text:p>0.1137663163</text:p>
          </table:table-cell>
        </table:table-row>
        <table:table-row table:style-name="ro1">
          <table:table-cell office:value-type="float" office:value="-2.34551460627" calcext:value-type="float">
            <text:p>-2.3455146063</text:p>
          </table:table-cell>
          <table:table-cell office:value-type="float" office:value="0.114053369861" calcext:value-type="float">
            <text:p>0.1140533699</text:p>
          </table:table-cell>
        </table:table-row>
        <table:table-row table:style-name="ro1">
          <table:table-cell office:value-type="float" office:value="-2.34254992622" calcext:value-type="float">
            <text:p>-2.3425499262</text:p>
          </table:table-cell>
          <table:table-cell office:value-type="float" office:value="0.114426197629" calcext:value-type="float">
            <text:p>0.1144261976</text:p>
          </table:table-cell>
        </table:table-row>
        <table:table-row table:style-name="ro1">
          <table:table-cell office:value-type="float" office:value="-2.33948669286" calcext:value-type="float">
            <text:p>-2.3394866929</text:p>
          </table:table-cell>
          <table:table-cell office:value-type="float" office:value="0.115020867419" calcext:value-type="float">
            <text:p>0.1150208674</text:p>
          </table:table-cell>
        </table:table-row>
        <table:table-row table:style-name="ro1">
          <table:table-cell office:value-type="float" office:value="-2.33644168775" calcext:value-type="float">
            <text:p>-2.3364416878</text:p>
          </table:table-cell>
          <table:table-cell office:value-type="float" office:value="0.115558542874" calcext:value-type="float">
            <text:p>0.1155585429</text:p>
          </table:table-cell>
        </table:table-row>
        <table:table-row table:style-name="ro1">
          <table:table-cell office:value-type="float" office:value="-2.33344496463" calcext:value-type="float">
            <text:p>-2.3334449646</text:p>
          </table:table-cell>
          <table:table-cell office:value-type="float" office:value="0.116086244693" calcext:value-type="float">
            <text:p>0.1160862447</text:p>
          </table:table-cell>
        </table:table-row>
        <table:table-row table:style-name="ro1">
          <table:table-cell office:value-type="float" office:value="-2.330227279" calcext:value-type="float">
            <text:p>-2.330227279</text:p>
          </table:table-cell>
          <table:table-cell office:value-type="float" office:value="0.116774114488" calcext:value-type="float">
            <text:p>0.1167741145</text:p>
          </table:table-cell>
        </table:table-row>
        <table:table-row table:style-name="ro1">
          <table:table-cell office:value-type="float" office:value="-2.32712295331" calcext:value-type="float">
            <text:p>-2.3271229533</text:p>
          </table:table-cell>
          <table:table-cell office:value-type="float" office:value="0.117397384154" calcext:value-type="float">
            <text:p>0.1173973842</text:p>
          </table:table-cell>
        </table:table-row>
        <table:table-row table:style-name="ro1">
          <table:table-cell office:value-type="float" office:value="-2.32502883299" calcext:value-type="float">
            <text:p>-2.325028833</text:p>
          </table:table-cell>
          <table:table-cell office:value-type="float" office:value="0.12017646472" calcext:value-type="float">
            <text:p>0.1201764647</text:p>
          </table:table-cell>
        </table:table-row>
        <table:table-row table:style-name="ro1">
          <table:table-cell office:value-type="float" office:value="-2.3245797744" calcext:value-type="float">
            <text:p>-2.3245797744</text:p>
          </table:table-cell>
          <table:table-cell office:value-type="float" office:value="0.126748451287" calcext:value-type="float">
            <text:p>0.1267484513</text:p>
          </table:table-cell>
        </table:table-row>
        <table:table-row table:style-name="ro1">
          <table:table-cell office:value-type="float" office:value="-2.32817800822" calcext:value-type="float">
            <text:p>-2.3281780082</text:p>
          </table:table-cell>
          <table:table-cell office:value-type="float" office:value="0.131007965457" calcext:value-type="float">
            <text:p>0.1310079655</text:p>
          </table:table-cell>
        </table:table-row>
        <table:table-row table:style-name="ro1">
          <table:table-cell office:value-type="float" office:value="-2.33571564947" calcext:value-type="float">
            <text:p>-2.3357156495</text:p>
          </table:table-cell>
          <table:table-cell office:value-type="float" office:value="0.133200632823" calcext:value-type="float">
            <text:p>0.1332006328</text:p>
          </table:table-cell>
        </table:table-row>
        <table:table-row table:style-name="ro1">
          <table:table-cell office:value-type="float" office:value="-2.34675198513" calcext:value-type="float">
            <text:p>-2.3467519851</text:p>
          </table:table-cell>
          <table:table-cell office:value-type="float" office:value="0.134424301965" calcext:value-type="float">
            <text:p>0.134424302</text:p>
          </table:table-cell>
        </table:table-row>
        <table:table-row table:style-name="ro1">
          <table:table-cell office:value-type="float" office:value="-2.36045223282" calcext:value-type="float">
            <text:p>-2.3604522328</text:p>
          </table:table-cell>
          <table:table-cell office:value-type="float" office:value="0.135904402861" calcext:value-type="float">
            <text:p>0.1359044029</text:p>
          </table:table-cell>
        </table:table-row>
        <table:table-row table:style-name="ro1">
          <table:table-cell office:value-type="float" office:value="-2.37119141157" calcext:value-type="float">
            <text:p>-2.3711914116</text:p>
          </table:table-cell>
          <table:table-cell office:value-type="float" office:value="0.136204943523" calcext:value-type="float">
            <text:p>0.1362049435</text:p>
          </table:table-cell>
        </table:table-row>
        <table:table-row table:style-name="ro1">
          <table:table-cell office:value-type="float" office:value="-2.37121890402" calcext:value-type="float">
            <text:p>-2.371218904</text:p>
          </table:table-cell>
          <table:table-cell office:value-type="float" office:value="0.135248997276" calcext:value-type="float">
            <text:p>0.1352489973</text:p>
          </table:table-cell>
        </table:table-row>
        <table:table-row table:style-name="ro1">
          <table:table-cell office:value-type="float" office:value="-2.37008739153" calcext:value-type="float">
            <text:p>-2.3700873915</text:p>
          </table:table-cell>
          <table:table-cell office:value-type="float" office:value="0.134496078547" calcext:value-type="float">
            <text:p>0.1344960785</text:p>
          </table:table-cell>
        </table:table-row>
        <table:table-row table:style-name="ro1">
          <table:table-cell office:value-type="float" office:value="-2.36841228783" calcext:value-type="float">
            <text:p>-2.3684122878</text:p>
          </table:table-cell>
          <table:table-cell office:value-type="float" office:value="0.133994871839" calcext:value-type="float">
            <text:p>0.1339948718</text:p>
          </table:table-cell>
        </table:table-row>
        <table:table-row table:style-name="ro1">
          <table:table-cell office:value-type="float" office:value="-2.36591107129" calcext:value-type="float">
            <text:p>-2.3659110713</text:p>
          </table:table-cell>
          <table:table-cell office:value-type="float" office:value="0.1337745817" calcext:value-type="float">
            <text:p>0.1337745817</text:p>
          </table:table-cell>
        </table:table-row>
        <table:table-row table:style-name="ro1">
          <table:table-cell office:value-type="float" office:value="-2.36346610892" calcext:value-type="float">
            <text:p>-2.3634661089</text:p>
          </table:table-cell>
          <table:table-cell office:value-type="float" office:value="0.133643727355" calcext:value-type="float">
            <text:p>0.1336437274</text:p>
          </table:table-cell>
        </table:table-row>
        <table:table-row table:style-name="ro1">
          <table:table-cell office:value-type="float" office:value="-2.36057882479" calcext:value-type="float">
            <text:p>-2.3605788248</text:p>
          </table:table-cell>
          <table:table-cell office:value-type="float" office:value="0.133382426802" calcext:value-type="float">
            <text:p>0.1333824268</text:p>
          </table:table-cell>
        </table:table-row>
        <table:table-row table:style-name="ro1">
          <table:table-cell office:value-type="float" office:value="-2.3578973007" calcext:value-type="float">
            <text:p>-2.3578973007</text:p>
          </table:table-cell>
          <table:table-cell office:value-type="float" office:value="0.133327482368" calcext:value-type="float">
            <text:p>0.1333274824</text:p>
          </table:table-cell>
        </table:table-row>
        <table:table-row table:style-name="ro1">
          <table:table-cell office:value-type="float" office:value="-2.35491984978" calcext:value-type="float">
            <text:p>-2.3549198498</text:p>
          </table:table-cell>
          <table:table-cell office:value-type="float" office:value="0.133376258933" calcext:value-type="float">
            <text:p>0.1333762589</text:p>
          </table:table-cell>
        </table:table-row>
        <table:table-row table:style-name="ro1">
          <table:table-cell office:value-type="float" office:value="-2.35208528367" calcext:value-type="float">
            <text:p>-2.3520852837</text:p>
          </table:table-cell>
          <table:table-cell office:value-type="float" office:value="0.133629371049" calcext:value-type="float">
            <text:p>0.133629371</text:p>
          </table:table-cell>
        </table:table-row>
        <table:table-row table:style-name="ro1">
          <table:table-cell office:value-type="float" office:value="-2.3491973094" calcext:value-type="float">
            <text:p>-2.3491973094</text:p>
          </table:table-cell>
          <table:table-cell office:value-type="float" office:value="0.133894869095" calcext:value-type="float">
            <text:p>0.1338948691</text:p>
          </table:table-cell>
        </table:table-row>
        <table:table-row table:style-name="ro1">
          <table:table-cell office:value-type="float" office:value="-2.34682846601" calcext:value-type="float">
            <text:p>-2.346828466</text:p>
          </table:table-cell>
          <table:table-cell office:value-type="float" office:value="0.136142611394" calcext:value-type="float">
            <text:p>0.1361426114</text:p>
          </table:table-cell>
        </table:table-row>
        <table:table-row table:style-name="ro1">
          <table:table-cell office:value-type="float" office:value="-2.34561950488" calcext:value-type="float">
            <text:p>-2.3456195049</text:p>
          </table:table-cell>
          <table:table-cell office:value-type="float" office:value="0.142015878256" calcext:value-type="float">
            <text:p>0.1420158783</text:p>
          </table:table-cell>
        </table:table-row>
        <table:table-row table:style-name="ro1">
          <table:table-cell office:value-type="float" office:value="-2.34747619906" calcext:value-type="float">
            <text:p>-2.3474761991</text:p>
          </table:table-cell>
          <table:table-cell office:value-type="float" office:value="0.147221833183" calcext:value-type="float">
            <text:p>0.1472218332</text:p>
          </table:table-cell>
        </table:table-row>
        <table:table-row table:style-name="ro1">
          <table:table-cell office:value-type="float" office:value="-2.34835980854" calcext:value-type="float">
            <text:p>-2.3483598085</text:p>
          </table:table-cell>
          <table:table-cell office:value-type="float" office:value="0.149962816785" calcext:value-type="float">
            <text:p>0.1499628168</text:p>
          </table:table-cell>
        </table:table-row>
        <table:table-row table:style-name="ro1">
          <table:table-cell office:value-type="float" office:value="-2.34614236127" calcext:value-type="float">
            <text:p>-2.3461423613</text:p>
          </table:table-cell>
          <table:table-cell office:value-type="float" office:value="0.150711997772" calcext:value-type="float">
            <text:p>0.1507119978</text:p>
          </table:table-cell>
        </table:table-row>
        <table:table-row table:style-name="ro1">
          <table:table-cell office:value-type="float" office:value="-2.34315330966" calcext:value-type="float">
            <text:p>-2.3431533097</text:p>
          </table:table-cell>
          <table:table-cell office:value-type="float" office:value="0.151189491922" calcext:value-type="float">
            <text:p>0.1511894919</text:p>
          </table:table-cell>
        </table:table-row>
        <table:table-row table:style-name="ro1">
          <table:table-cell office:value-type="float" office:value="-2.34022462801" calcext:value-type="float">
            <text:p>-2.340224628</text:p>
          </table:table-cell>
          <table:table-cell office:value-type="float" office:value="0.151472596755" calcext:value-type="float">
            <text:p>0.1514725968</text:p>
          </table:table-cell>
        </table:table-row>
        <table:table-row table:style-name="ro1">
          <table:table-cell office:value-type="float" office:value="-2.33715167145" calcext:value-type="float">
            <text:p>-2.3371516715</text:p>
          </table:table-cell>
          <table:table-cell office:value-type="float" office:value="0.151854798301" calcext:value-type="float">
            <text:p>0.1518547983</text:p>
          </table:table-cell>
        </table:table-row>
        <table:table-row table:style-name="ro1">
          <table:table-cell office:value-type="float" office:value="-2.3342685326" calcext:value-type="float">
            <text:p>-2.3342685326</text:p>
          </table:table-cell>
          <table:table-cell office:value-type="float" office:value="0.152304154794" calcext:value-type="float">
            <text:p>0.1523041548</text:p>
          </table:table-cell>
        </table:table-row>
        <table:table-row table:style-name="ro1">
          <table:table-cell office:value-type="float" office:value="-2.33123592409" calcext:value-type="float">
            <text:p>-2.3312359241</text:p>
          </table:table-cell>
          <table:table-cell office:value-type="float" office:value="0.152865849676" calcext:value-type="float">
            <text:p>0.1528658497</text:p>
          </table:table-cell>
        </table:table-row>
        <table:table-row table:style-name="ro1">
          <table:table-cell office:value-type="float" office:value="-2.32821121354" calcext:value-type="float">
            <text:p>-2.3282112135</text:p>
          </table:table-cell>
          <table:table-cell office:value-type="float" office:value="0.15338187579" calcext:value-type="float">
            <text:p>0.1533818758</text:p>
          </table:table-cell>
        </table:table-row>
        <table:table-row table:style-name="ro1">
          <table:table-cell office:value-type="float" office:value="-2.32501379496" calcext:value-type="float">
            <text:p>-2.325013795</text:p>
          </table:table-cell>
          <table:table-cell office:value-type="float" office:value="0.154125662635" calcext:value-type="float">
            <text:p>0.1541256626</text:p>
          </table:table-cell>
        </table:table-row>
        <table:table-row table:style-name="ro1">
          <table:table-cell office:value-type="float" office:value="-2.32193281511" calcext:value-type="float">
            <text:p>-2.3219328151</text:p>
          </table:table-cell>
          <table:table-cell office:value-type="float" office:value="0.155120274572" calcext:value-type="float">
            <text:p>0.1551202746</text:p>
          </table:table-cell>
        </table:table-row>
        <table:table-row table:style-name="ro1">
          <table:table-cell office:value-type="float" office:value="-2.31880116917" calcext:value-type="float">
            <text:p>-2.3188011692</text:p>
          </table:table-cell>
          <table:table-cell office:value-type="float" office:value="0.156313025705" calcext:value-type="float">
            <text:p>0.1563130257</text:p>
          </table:table-cell>
        </table:table-row>
        <table:table-row table:style-name="ro1">
          <table:table-cell office:value-type="float" office:value="-2.31578810598" calcext:value-type="float">
            <text:p>-2.315788106</text:p>
          </table:table-cell>
          <table:table-cell office:value-type="float" office:value="0.157317727777" calcext:value-type="float">
            <text:p>0.1573177278</text:p>
          </table:table-cell>
        </table:table-row>
        <table:table-row table:style-name="ro1">
          <table:table-cell office:value-type="float" office:value="-2.31273125227" calcext:value-type="float">
            <text:p>-2.3127312523</text:p>
          </table:table-cell>
          <table:table-cell office:value-type="float" office:value="0.158205897266" calcext:value-type="float">
            <text:p>0.1582058973</text:p>
          </table:table-cell>
        </table:table-row>
        <table:table-row table:style-name="ro1">
          <table:table-cell office:value-type="float" office:value="-2.30969377887" calcext:value-type="float">
            <text:p>-2.3096937789</text:p>
          </table:table-cell>
          <table:table-cell office:value-type="float" office:value="0.159061507152" calcext:value-type="float">
            <text:p>0.1590615072</text:p>
          </table:table-cell>
        </table:table-row>
        <table:table-row table:style-name="ro1">
          <table:table-cell office:value-type="float" office:value="-2.30816442086" calcext:value-type="float">
            <text:p>-2.3081644209</text:p>
          </table:table-cell>
          <table:table-cell office:value-type="float" office:value="0.162396890226" calcext:value-type="float">
            <text:p>0.1623968902</text:p>
          </table:table-cell>
        </table:table-row>
        <table:table-row table:style-name="ro1">
          <table:table-cell office:value-type="float" office:value="-2.30662048137" calcext:value-type="float">
            <text:p>-2.3066204814</text:p>
          </table:table-cell>
          <table:table-cell office:value-type="float" office:value="0.173558237651" calcext:value-type="float">
            <text:p>0.1735582377</text:p>
          </table:table-cell>
        </table:table-row>
        <table:table-row table:style-name="ro1">
          <table:table-cell office:value-type="float" office:value="-2.30394199117" calcext:value-type="float">
            <text:p>-2.3039419912</text:p>
          </table:table-cell>
          <table:table-cell office:value-type="float" office:value="0.191967121641" calcext:value-type="float">
            <text:p>0.1919671216</text:p>
          </table:table-cell>
        </table:table-row>
        <table:table-row table:style-name="ro1">
          <table:table-cell office:value-type="float" office:value="-2.29992241805" calcext:value-type="float">
            <text:p>-2.2999224181</text:p>
          </table:table-cell>
          <table:table-cell office:value-type="float" office:value="0.217583317869" calcext:value-type="float">
            <text:p>0.2175833179</text:p>
          </table:table-cell>
        </table:table-row>
        <table:table-row table:style-name="ro1">
          <table:table-cell office:value-type="float" office:value="-2.29417989753" calcext:value-type="float">
            <text:p>-2.2941798975</text:p>
          </table:table-cell>
          <table:table-cell office:value-type="float" office:value="0.249364726795" calcext:value-type="float">
            <text:p>0.2493647268</text:p>
          </table:table-cell>
        </table:table-row>
        <table:table-row table:style-name="ro1">
          <table:table-cell office:value-type="float" office:value="-2.28837483119" calcext:value-type="float">
            <text:p>-2.2883748312</text:p>
          </table:table-cell>
          <table:table-cell office:value-type="float" office:value="0.277285366218" calcext:value-type="float">
            <text:p>0.2772853662</text:p>
          </table:table-cell>
        </table:table-row>
        <table:table-row table:style-name="ro1">
          <table:table-cell office:value-type="float" office:value="-2.28664873124" calcext:value-type="float">
            <text:p>-2.2866487312</text:p>
          </table:table-cell>
          <table:table-cell office:value-type="float" office:value="0.28959095789" calcext:value-type="float">
            <text:p>0.2895909579</text:p>
          </table:table-cell>
        </table:table-row>
        <table:table-row table:style-name="ro1">
          <table:table-cell office:value-type="float" office:value="-2.28524803355" calcext:value-type="float">
            <text:p>-2.2852480336</text:p>
          </table:table-cell>
          <table:table-cell office:value-type="float" office:value="0.291530450065" calcext:value-type="float">
            <text:p>0.2915304501</text:p>
          </table:table-cell>
        </table:table-row>
        <table:table-row table:style-name="ro1">
          <table:table-cell office:value-type="float" office:value="-2.28265734725" calcext:value-type="float">
            <text:p>-2.2826573473</text:p>
          </table:table-cell>
          <table:table-cell office:value-type="float" office:value="0.291752833361" calcext:value-type="float">
            <text:p>0.2917528334</text:p>
          </table:table-cell>
        </table:table-row>
        <table:table-row table:style-name="ro1">
          <table:table-cell office:value-type="float" office:value="-2.28007174835" calcext:value-type="float">
            <text:p>-2.2800717484</text:p>
          </table:table-cell>
          <table:table-cell office:value-type="float" office:value="0.291429513794" calcext:value-type="float">
            <text:p>0.2914295138</text:p>
          </table:table-cell>
        </table:table-row>
        <table:table-row table:style-name="ro1">
          <table:table-cell office:value-type="float" office:value="-2.27742578003" calcext:value-type="float">
            <text:p>-2.27742578</text:p>
          </table:table-cell>
          <table:table-cell office:value-type="float" office:value="0.291227290087" calcext:value-type="float">
            <text:p>0.2912272901</text:p>
          </table:table-cell>
        </table:table-row>
        <table:table-row table:style-name="ro1">
          <table:table-cell office:value-type="float" office:value="-2.2746635896" calcext:value-type="float">
            <text:p>-2.2746635896</text:p>
          </table:table-cell>
          <table:table-cell office:value-type="float" office:value="0.291032485986" calcext:value-type="float">
            <text:p>0.291032486</text:p>
          </table:table-cell>
        </table:table-row>
        <table:table-row table:style-name="ro1">
          <table:table-cell office:value-type="float" office:value="-2.27179786604" calcext:value-type="float">
            <text:p>-2.271797866</text:p>
          </table:table-cell>
          <table:table-cell office:value-type="float" office:value="0.290855086881" calcext:value-type="float">
            <text:p>0.2908550869</text:p>
          </table:table-cell>
        </table:table-row>
        <table:table-row table:style-name="ro1">
          <table:table-cell office:value-type="float" office:value="-2.26910188711" calcext:value-type="float">
            <text:p>-2.2691018871</text:p>
          </table:table-cell>
          <table:table-cell office:value-type="float" office:value="0.290800289861" calcext:value-type="float">
            <text:p>0.2908002899</text:p>
          </table:table-cell>
        </table:table-row>
        <table:table-row table:style-name="ro1">
          <table:table-cell office:value-type="float" office:value="-2.26627496205" calcext:value-type="float">
            <text:p>-2.2662749621</text:p>
          </table:table-cell>
          <table:table-cell office:value-type="float" office:value="0.290797768853" calcext:value-type="float">
            <text:p>0.2907977689</text:p>
          </table:table-cell>
        </table:table-row>
        <table:table-row table:style-name="ro1">
          <table:table-cell office:value-type="float" office:value="-2.26334207624" calcext:value-type="float">
            <text:p>-2.2633420762</text:p>
          </table:table-cell>
          <table:table-cell office:value-type="float" office:value="0.290845614829" calcext:value-type="float">
            <text:p>0.2908456148</text:p>
          </table:table-cell>
        </table:table-row>
        <table:table-row table:style-name="ro1">
          <table:table-cell office:value-type="float" office:value="-2.26035334525" calcext:value-type="float">
            <text:p>-2.2603533453</text:p>
          </table:table-cell>
          <table:table-cell office:value-type="float" office:value="0.290923746705" calcext:value-type="float">
            <text:p>0.2909237467</text:p>
          </table:table-cell>
        </table:table-row>
        <table:table-row table:style-name="ro1">
          <table:table-cell office:value-type="float" office:value="-2.2572616223" calcext:value-type="float">
            <text:p>-2.2572616223</text:p>
          </table:table-cell>
          <table:table-cell office:value-type="float" office:value="0.290909299032" calcext:value-type="float">
            <text:p>0.290909299</text:p>
          </table:table-cell>
        </table:table-row>
        <table:table-row table:style-name="ro1">
          <table:table-cell office:value-type="float" office:value="-2.25394461623" calcext:value-type="float">
            <text:p>-2.2539446162</text:p>
          </table:table-cell>
          <table:table-cell office:value-type="float" office:value="0.290916567524" calcext:value-type="float">
            <text:p>0.2909165675</text:p>
          </table:table-cell>
        </table:table-row>
        <table:table-row table:style-name="ro1">
          <table:table-cell office:value-type="float" office:value="-2.25251752008" calcext:value-type="float">
            <text:p>-2.2525175201</text:p>
          </table:table-cell>
          <table:table-cell office:value-type="float" office:value="0.293319010597" calcext:value-type="float">
            <text:p>0.2933190106</text:p>
          </table:table-cell>
        </table:table-row>
        <table:table-row table:style-name="ro1">
          <table:table-cell office:value-type="float" office:value="-2.2524702841" calcext:value-type="float">
            <text:p>-2.2524702841</text:p>
          </table:table-cell>
          <table:table-cell office:value-type="float" office:value="0.303269797689" calcext:value-type="float">
            <text:p>0.3032697977</text:p>
          </table:table-cell>
        </table:table-row>
        <table:table-row table:style-name="ro1">
          <table:table-cell office:value-type="float" office:value="-2.2524291961" calcext:value-type="float">
            <text:p>-2.2524291961</text:p>
          </table:table-cell>
          <table:table-cell office:value-type="float" office:value="0.321009470532" calcext:value-type="float">
            <text:p>0.3210094705</text:p>
          </table:table-cell>
        </table:table-row>
        <table:table-row table:style-name="ro1">
          <table:table-cell office:value-type="float" office:value="-2.25242087857" calcext:value-type="float">
            <text:p>-2.2524208786</text:p>
          </table:table-cell>
          <table:table-cell office:value-type="float" office:value="0.346543895267" calcext:value-type="float">
            <text:p>0.3465438953</text:p>
          </table:table-cell>
        </table:table-row>
        <table:table-row table:style-name="ro1">
          <table:table-cell office:value-type="float" office:value="-2.25246024555" calcext:value-type="float">
            <text:p>-2.2524602456</text:p>
          </table:table-cell>
          <table:table-cell office:value-type="float" office:value="0.379872960881" calcext:value-type="float">
            <text:p>0.3798729609</text:p>
          </table:table-cell>
        </table:table-row>
        <table:table-row table:style-name="ro1">
          <table:table-cell office:value-type="float" office:value="-2.25256869228" calcext:value-type="float">
            <text:p>-2.2525686923</text:p>
          </table:table-cell>
          <table:table-cell office:value-type="float" office:value="0.420996243464" calcext:value-type="float">
            <text:p>0.4209962435</text:p>
          </table:table-cell>
        </table:table-row>
        <table:table-row table:style-name="ro1">
          <table:table-cell office:value-type="float" office:value="-2.25275288168" calcext:value-type="float">
            <text:p>-2.2527528817</text:p>
          </table:table-cell>
          <table:table-cell office:value-type="float" office:value="0.468333321961" calcext:value-type="float">
            <text:p>0.468333322</text:p>
          </table:table-cell>
        </table:table-row>
        <table:table-row table:style-name="ro1">
          <table:table-cell office:value-type="float" office:value="-2.25305568732" calcext:value-type="float">
            <text:p>-2.2530556873</text:p>
          </table:table-cell>
          <table:table-cell office:value-type="float" office:value="0.51616429336" calcext:value-type="float">
            <text:p>0.5161642934</text:p>
          </table:table-cell>
        </table:table-row>
        <table:table-row table:style-name="ro1">
          <table:table-cell office:value-type="float" office:value="-2.25346188587" calcext:value-type="float">
            <text:p>-2.2534618859</text:p>
          </table:table-cell>
          <table:table-cell office:value-type="float" office:value="0.563892492757" calcext:value-type="float">
            <text:p>0.5638924928</text:p>
          </table:table-cell>
        </table:table-row>
        <table:table-row table:style-name="ro1">
          <table:table-cell office:value-type="float" office:value="-2.25402443354" calcext:value-type="float">
            <text:p>-2.2540244335</text:p>
          </table:table-cell>
          <table:table-cell office:value-type="float" office:value="0.611521167805" calcext:value-type="float">
            <text:p>0.6115211678</text:p>
          </table:table-cell>
        </table:table-row>
        <table:table-row table:style-name="ro1">
          <table:table-cell office:value-type="float" office:value="-2.25477186959" calcext:value-type="float">
            <text:p>-2.2547718696</text:p>
          </table:table-cell>
          <table:table-cell office:value-type="float" office:value="0.659367372711" calcext:value-type="float">
            <text:p>0.6593673727</text:p>
          </table:table-cell>
        </table:table-row>
        <table:table-row table:style-name="ro1">
          <table:table-cell office:value-type="float" office:value="-2.25569407217" calcext:value-type="float">
            <text:p>-2.2556940722</text:p>
          </table:table-cell>
          <table:table-cell office:value-type="float" office:value="0.707235024356" calcext:value-type="float">
            <text:p>0.7072350244</text:p>
          </table:table-cell>
        </table:table-row>
        <table:table-row table:style-name="ro1">
          <table:table-cell office:value-type="float" office:value="-2.25686473948" calcext:value-type="float">
            <text:p>-2.2568647395</text:p>
          </table:table-cell>
          <table:table-cell office:value-type="float" office:value="0.754974104376" calcext:value-type="float">
            <text:p>0.7549741044</text:p>
          </table:table-cell>
        </table:table-row>
        <table:table-row table:style-name="ro1">
          <table:table-cell office:value-type="float" office:value="-2.25824733188" calcext:value-type="float">
            <text:p>-2.2582473319</text:p>
          </table:table-cell>
          <table:table-cell office:value-type="float" office:value="0.80244722192" calcext:value-type="float">
            <text:p>0.8024472219</text:p>
          </table:table-cell>
        </table:table-row>
        <table:table-row table:style-name="ro1">
          <table:table-cell office:value-type="float" office:value="-2.25986830931" calcext:value-type="float">
            <text:p>-2.2598683093</text:p>
          </table:table-cell>
          <table:table-cell office:value-type="float" office:value="0.849640478466" calcext:value-type="float">
            <text:p>0.8496404785</text:p>
          </table:table-cell>
        </table:table-row>
        <table:table-row table:style-name="ro1">
          <table:table-cell office:value-type="float" office:value="-2.26200121572" calcext:value-type="float">
            <text:p>-2.2620012157</text:p>
          </table:table-cell>
          <table:table-cell office:value-type="float" office:value="0.89697761314" calcext:value-type="float">
            <text:p>0.8969776131</text:p>
          </table:table-cell>
        </table:table-row>
        <table:table-row table:style-name="ro1">
          <table:table-cell office:value-type="float" office:value="-2.26455815464" calcext:value-type="float">
            <text:p>-2.2645581546</text:p>
          </table:table-cell>
          <table:table-cell office:value-type="float" office:value="0.944494782913" calcext:value-type="float">
            <text:p>0.9444947829</text:p>
          </table:table-cell>
        </table:table-row>
        <table:table-row table:style-name="ro1">
          <table:table-cell office:value-type="float" office:value="-2.26717764333" calcext:value-type="float">
            <text:p>-2.2671776433</text:p>
          </table:table-cell>
          <table:table-cell office:value-type="float" office:value="0.987315070881" calcext:value-type="float">
            <text:p>0.9873150709</text:p>
          </table:table-cell>
        </table:table-row>
        <table:table-row table:style-name="ro1">
          <table:table-cell office:value-type="float" office:value="-2.27067275747" calcext:value-type="float">
            <text:p>-2.2706727575</text:p>
          </table:table-cell>
          <table:table-cell office:value-type="float" office:value="1.02455827722" calcext:value-type="float">
            <text:p>1.0245582772</text:p>
          </table:table-cell>
        </table:table-row>
        <table:table-row table:style-name="ro1">
          <table:table-cell office:value-type="float" office:value="-2.27806090354" calcext:value-type="float">
            <text:p>-2.2780609035</text:p>
          </table:table-cell>
          <table:table-cell office:value-type="float" office:value="1.05646063799" calcext:value-type="float">
            <text:p>1.056460638</text:p>
          </table:table-cell>
        </table:table-row>
        <table:table-row table:style-name="ro1">
          <table:table-cell office:value-type="float" office:value="-2.28875046002" calcext:value-type="float">
            <text:p>-2.28875046</text:p>
          </table:table-cell>
          <table:table-cell office:value-type="float" office:value="1.08162615098" calcext:value-type="float">
            <text:p>1.081626151</text:p>
          </table:table-cell>
        </table:table-row>
        <table:table-row table:style-name="ro1">
          <table:table-cell office:value-type="float" office:value="-2.3010745748" calcext:value-type="float">
            <text:p>-2.3010745748</text:p>
          </table:table-cell>
          <table:table-cell office:value-type="float" office:value="1.10293574066" calcext:value-type="float">
            <text:p>1.1029357407</text:p>
          </table:table-cell>
        </table:table-row>
        <table:table-row table:style-name="ro1">
          <table:table-cell office:value-type="float" office:value="-2.31202743106" calcext:value-type="float">
            <text:p>-2.3120274311</text:p>
          </table:table-cell>
          <table:table-cell office:value-type="float" office:value="1.12572511079" calcext:value-type="float">
            <text:p>1.1257251108</text:p>
          </table:table-cell>
        </table:table-row>
        <table:table-row table:style-name="ro1">
          <table:table-cell office:value-type="float" office:value="-2.31502723017" calcext:value-type="float">
            <text:p>-2.3150272302</text:p>
          </table:table-cell>
          <table:table-cell office:value-type="float" office:value="1.14901785945" calcext:value-type="float">
            <text:p>1.1490178595</text:p>
          </table:table-cell>
        </table:table-row>
        <table:table-row table:style-name="ro1">
          <table:table-cell office:value-type="float" office:value="-2.31118106557" calcext:value-type="float">
            <text:p>-2.3111810656</text:p>
          </table:table-cell>
          <table:table-cell office:value-type="float" office:value="1.15951675816" calcext:value-type="float">
            <text:p>1.1595167582</text:p>
          </table:table-cell>
        </table:table-row>
        <table:table-row table:style-name="ro1">
          <table:table-cell office:value-type="float" office:value="-2.30818697232" calcext:value-type="float">
            <text:p>-2.3081869723</text:p>
          </table:table-cell>
          <table:table-cell office:value-type="float" office:value="1.16109637598" calcext:value-type="float">
            <text:p>1.161096376</text:p>
          </table:table-cell>
        </table:table-row>
        <table:table-row table:style-name="ro1">
          <table:table-cell office:value-type="float" office:value="-2.30551460765" calcext:value-type="float">
            <text:p>-2.3055146077</text:p>
          </table:table-cell>
          <table:table-cell office:value-type="float" office:value="1.16215130471" calcext:value-type="float">
            <text:p>1.1621513047</text:p>
          </table:table-cell>
        </table:table-row>
        <table:table-row table:style-name="ro1">
          <table:table-cell office:value-type="float" office:value="-2.3027192" calcext:value-type="float">
            <text:p>-2.3027192</text:p>
          </table:table-cell>
          <table:table-cell office:value-type="float" office:value="1.16338936819" calcext:value-type="float">
            <text:p>1.1633893682</text:p>
          </table:table-cell>
        </table:table-row>
        <table:table-row table:style-name="ro1">
          <table:table-cell office:value-type="float" office:value="-2.29972125984" calcext:value-type="float">
            <text:p>-2.2997212598</text:p>
          </table:table-cell>
          <table:table-cell office:value-type="float" office:value="1.16477846648" calcext:value-type="float">
            <text:p>1.1647784665</text:p>
          </table:table-cell>
        </table:table-row>
        <table:table-row table:style-name="ro1">
          <table:table-cell office:value-type="float" office:value="-2.29694164252" calcext:value-type="float">
            <text:p>-2.2969416425</text:p>
          </table:table-cell>
          <table:table-cell office:value-type="float" office:value="1.16586618516" calcext:value-type="float">
            <text:p>1.1658661852</text:p>
          </table:table-cell>
        </table:table-row>
        <table:table-row table:style-name="ro1">
          <table:table-cell office:value-type="float" office:value="-2.29432595158" calcext:value-type="float">
            <text:p>-2.2943259516</text:p>
          </table:table-cell>
          <table:table-cell office:value-type="float" office:value="1.16651029832" calcext:value-type="float">
            <text:p>1.1665102983</text:p>
          </table:table-cell>
        </table:table-row>
        <table:table-row table:style-name="ro1">
          <table:table-cell office:value-type="float" office:value="-2.29189092875" calcext:value-type="float">
            <text:p>-2.2918909288</text:p>
          </table:table-cell>
          <table:table-cell office:value-type="float" office:value="1.16713645178" calcext:value-type="float">
            <text:p>1.1671364518</text:p>
          </table:table-cell>
        </table:table-row>
        <table:table-row table:style-name="ro1">
          <table:table-cell office:value-type="float" office:value="-2.28924902231" calcext:value-type="float">
            <text:p>-2.2892490223</text:p>
          </table:table-cell>
          <table:table-cell office:value-type="float" office:value="1.16789135515" calcext:value-type="float">
            <text:p>1.1678913552</text:p>
          </table:table-cell>
        </table:table-row>
        <table:table-row table:style-name="ro1">
          <table:table-cell office:value-type="float" office:value="-2.28633524728" calcext:value-type="float">
            <text:p>-2.2863352473</text:p>
          </table:table-cell>
          <table:table-cell office:value-type="float" office:value="1.16887620183" calcext:value-type="float">
            <text:p>1.1688762018</text:p>
          </table:table-cell>
        </table:table-row>
        <table:table-row table:style-name="ro1">
          <table:table-cell office:value-type="float" office:value="-2.28359457816" calcext:value-type="float">
            <text:p>-2.2835945782</text:p>
          </table:table-cell>
          <table:table-cell office:value-type="float" office:value="1.16948611427" calcext:value-type="float">
            <text:p>1.1694861143</text:p>
          </table:table-cell>
        </table:table-row>
        <table:table-row table:style-name="ro1">
          <table:table-cell office:value-type="float" office:value="-2.28066398457" calcext:value-type="float">
            <text:p>-2.2806639846</text:p>
          </table:table-cell>
          <table:table-cell office:value-type="float" office:value="1.17035731914" calcext:value-type="float">
            <text:p>1.1703573191</text:p>
          </table:table-cell>
        </table:table-row>
        <table:table-row table:style-name="ro1">
          <table:table-cell office:value-type="float" office:value="-2.27763787571" calcext:value-type="float">
            <text:p>-2.2776378757</text:p>
          </table:table-cell>
          <table:table-cell office:value-type="float" office:value="1.171183414" calcext:value-type="float">
            <text:p>1.171183414</text:p>
          </table:table-cell>
        </table:table-row>
        <table:table-row table:style-name="ro1">
          <table:table-cell office:value-type="float" office:value="-2.27452835705" calcext:value-type="float">
            <text:p>-2.2745283571</text:p>
          </table:table-cell>
          <table:table-cell office:value-type="float" office:value="1.17192742235" calcext:value-type="float">
            <text:p>1.1719274224</text:p>
          </table:table-cell>
        </table:table-row>
        <table:table-row table:style-name="ro1">
          <table:table-cell office:value-type="float" office:value="-2.27164776426" calcext:value-type="float">
            <text:p>-2.2716477643</text:p>
          </table:table-cell>
          <table:table-cell office:value-type="float" office:value="1.1723571582" calcext:value-type="float">
            <text:p>1.1723571582</text:p>
          </table:table-cell>
        </table:table-row>
        <table:table-row table:style-name="ro1">
          <table:table-cell office:value-type="float" office:value="-2.26873872756" calcext:value-type="float">
            <text:p>-2.2687387276</text:p>
          </table:table-cell>
          <table:table-cell office:value-type="float" office:value="1.17249820308" calcext:value-type="float">
            <text:p>1.1724982031</text:p>
          </table:table-cell>
        </table:table-row>
        <table:table-row table:style-name="ro1">
          <table:table-cell office:value-type="float" office:value="-2.26560227436" calcext:value-type="float">
            <text:p>-2.2656022744</text:p>
          </table:table-cell>
          <table:table-cell office:value-type="float" office:value="1.17288547863" calcext:value-type="float">
            <text:p>1.1728854786</text:p>
          </table:table-cell>
        </table:table-row>
        <table:table-row table:style-name="ro1">
          <table:table-cell office:value-type="float" office:value="-2.26224642099" calcext:value-type="float">
            <text:p>-2.262246421</text:p>
          </table:table-cell>
          <table:table-cell office:value-type="float" office:value="1.17321825506" calcext:value-type="float">
            <text:p>1.1732182551</text:p>
          </table:table-cell>
        </table:table-row>
        <table:table-row table:style-name="ro1">
          <table:table-cell office:value-type="float" office:value="-2.25854926225" calcext:value-type="float">
            <text:p>-2.2585492623</text:p>
          </table:table-cell>
          <table:table-cell office:value-type="float" office:value="1.17380039591" calcext:value-type="float">
            <text:p>1.1738003959</text:p>
          </table:table-cell>
        </table:table-row>
        <table:table-row table:style-name="ro1">
          <table:table-cell office:value-type="float" office:value="-2.25476811251" calcext:value-type="float">
            <text:p>-2.2547681125</text:p>
          </table:table-cell>
          <table:table-cell office:value-type="float" office:value="1.17425506099" calcext:value-type="float">
            <text:p>1.174255061</text:p>
          </table:table-cell>
        </table:table-row>
        <table:table-row table:style-name="ro1">
          <table:table-cell office:value-type="float" office:value="-2.25090468264" calcext:value-type="float">
            <text:p>-2.2509046826</text:p>
          </table:table-cell>
          <table:table-cell office:value-type="float" office:value="1.17452097191" calcext:value-type="float">
            <text:p>1.1745209719</text:p>
          </table:table-cell>
        </table:table-row>
        <table:table-row table:style-name="ro1">
          <table:table-cell office:value-type="float" office:value="-2.24680947752" calcext:value-type="float">
            <text:p>-2.2468094775</text:p>
          </table:table-cell>
          <table:table-cell office:value-type="float" office:value="1.17471936136" calcext:value-type="float">
            <text:p>1.1747193614</text:p>
          </table:table-cell>
        </table:table-row>
        <table:table-row table:style-name="ro1">
          <table:table-cell office:value-type="float" office:value="-2.24266864991" calcext:value-type="float">
            <text:p>-2.2426686499</text:p>
          </table:table-cell>
          <table:table-cell office:value-type="float" office:value="1.17494645871" calcext:value-type="float">
            <text:p>1.1749464587</text:p>
          </table:table-cell>
        </table:table-row>
        <table:table-row table:style-name="ro1">
          <table:table-cell office:value-type="float" office:value="-2.23867088101" calcext:value-type="float">
            <text:p>-2.238670881</text:p>
          </table:table-cell>
          <table:table-cell office:value-type="float" office:value="1.17528755964" calcext:value-type="float">
            <text:p>1.1752875596</text:p>
          </table:table-cell>
        </table:table-row>
        <table:table-row table:style-name="ro1">
          <table:table-cell office:value-type="float" office:value="-2.23733810308" calcext:value-type="float">
            <text:p>-2.2373381031</text:p>
          </table:table-cell>
          <table:table-cell office:value-type="float" office:value="1.17773536499" calcext:value-type="float">
            <text:p>1.177735365</text:p>
          </table:table-cell>
        </table:table-row>
        <table:table-row table:style-name="ro1">
          <table:table-cell office:value-type="float" office:value="-2.23792658233" calcext:value-type="float">
            <text:p>-2.2379265823</text:p>
          </table:table-cell>
          <table:table-cell office:value-type="float" office:value="1.18761130763" calcext:value-type="float">
            <text:p>1.1876113076</text:p>
          </table:table-cell>
        </table:table-row>
        <table:table-row table:style-name="ro1">
          <table:table-cell office:value-type="float" office:value="-2.23897333251" calcext:value-type="float">
            <text:p>-2.2389733325</text:p>
          </table:table-cell>
          <table:table-cell office:value-type="float" office:value="1.20533643074" calcext:value-type="float">
            <text:p>1.2053364307</text:p>
          </table:table-cell>
        </table:table-row>
        <table:table-row table:style-name="ro1">
          <table:table-cell office:value-type="float" office:value="-2.2406204368" calcext:value-type="float">
            <text:p>-2.2406204368</text:p>
          </table:table-cell>
          <table:table-cell office:value-type="float" office:value="1.23077595439" calcext:value-type="float">
            <text:p>1.2307759544</text:p>
          </table:table-cell>
        </table:table-row>
        <table:table-row table:style-name="ro1">
          <table:table-cell office:value-type="float" office:value="-2.24304444682" calcext:value-type="float">
            <text:p>-2.2430444468</text:p>
          </table:table-cell>
          <table:table-cell office:value-type="float" office:value="1.26389990965" calcext:value-type="float">
            <text:p>1.2638999097</text:p>
          </table:table-cell>
        </table:table-row>
        <table:table-row table:style-name="ro1">
          <table:table-cell office:value-type="float" office:value="-2.24657478225" calcext:value-type="float">
            <text:p>-2.2465747823</text:p>
          </table:table-cell>
          <table:table-cell office:value-type="float" office:value="1.30224698705" calcext:value-type="float">
            <text:p>1.3022469871</text:p>
          </table:table-cell>
        </table:table-row>
        <table:table-row table:style-name="ro1">
          <table:table-cell office:value-type="float" office:value="-2.25189652607" calcext:value-type="float">
            <text:p>-2.2518965261</text:p>
          </table:table-cell>
          <table:table-cell office:value-type="float" office:value="1.33871144205" calcext:value-type="float">
            <text:p>1.3387114421</text:p>
          </table:table-cell>
        </table:table-row>
        <table:table-row table:style-name="ro1">
          <table:table-cell office:value-type="float" office:value="-2.26074337871" calcext:value-type="float">
            <text:p>-2.2607433787</text:p>
          </table:table-cell>
          <table:table-cell office:value-type="float" office:value="1.37027849805" calcext:value-type="float">
            <text:p>1.3702784981</text:p>
          </table:table-cell>
        </table:table-row>
        <table:table-row table:style-name="ro1">
          <table:table-cell office:value-type="float" office:value="-2.27196118235" calcext:value-type="float">
            <text:p>-2.2719611824</text:p>
          </table:table-cell>
          <table:table-cell office:value-type="float" office:value="1.39785028265" calcext:value-type="float">
            <text:p>1.3978502827</text:p>
          </table:table-cell>
        </table:table-row>
        <table:table-row table:style-name="ro1">
          <table:table-cell office:value-type="float" office:value="-2.28439390833" calcext:value-type="float">
            <text:p>-2.2843939083</text:p>
          </table:table-cell>
          <table:table-cell office:value-type="float" office:value="1.42260775599" calcext:value-type="float">
            <text:p>1.422607756</text:p>
          </table:table-cell>
        </table:table-row>
        <table:table-row table:style-name="ro1">
          <table:table-cell office:value-type="float" office:value="-2.29688609732" calcext:value-type="float">
            <text:p>-2.2968860973</text:p>
          </table:table-cell>
          <table:table-cell office:value-type="float" office:value="1.44406014821" calcext:value-type="float">
            <text:p>1.4440601482</text:p>
          </table:table-cell>
        </table:table-row>
        <table:table-row table:style-name="ro1">
          <table:table-cell office:value-type="float" office:value="-2.31000127732" calcext:value-type="float">
            <text:p>-2.3100012773</text:p>
          </table:table-cell>
          <table:table-cell office:value-type="float" office:value="1.46281301907" calcext:value-type="float">
            <text:p>1.4628130191</text:p>
          </table:table-cell>
        </table:table-row>
        <table:table-row table:style-name="ro1">
          <table:table-cell office:value-type="float" office:value="-2.31936855526" calcext:value-type="float">
            <text:p>-2.3193685553</text:p>
          </table:table-cell>
          <table:table-cell office:value-type="float" office:value="1.48034070534" calcext:value-type="float">
            <text:p>1.4803407053</text:p>
          </table:table-cell>
        </table:table-row>
        <table:table-row table:style-name="ro1">
          <table:table-cell office:value-type="float" office:value="-2.3178371405" calcext:value-type="float">
            <text:p>-2.3178371405</text:p>
          </table:table-cell>
          <table:table-cell office:value-type="float" office:value="1.489110592" calcext:value-type="float">
            <text:p>1.489110592</text:p>
          </table:table-cell>
        </table:table-row>
        <table:table-row table:style-name="ro1">
          <table:table-cell office:value-type="float" office:value="-2.31467259142" calcext:value-type="float">
            <text:p>-2.3146725914</text:p>
          </table:table-cell>
          <table:table-cell office:value-type="float" office:value="1.48994611264" calcext:value-type="float">
            <text:p>1.4899461126</text:p>
          </table:table-cell>
        </table:table-row>
        <table:table-row table:style-name="ro1">
          <table:table-cell office:value-type="float" office:value="-2.3116968245" calcext:value-type="float">
            <text:p>-2.3116968245</text:p>
          </table:table-cell>
          <table:table-cell office:value-type="float" office:value="1.48843572888" calcext:value-type="float">
            <text:p>1.4884357289</text:p>
          </table:table-cell>
        </table:table-row>
        <table:table-row table:style-name="ro1">
          <table:table-cell office:value-type="float" office:value="-2.30872766494" calcext:value-type="float">
            <text:p>-2.3087276649</text:p>
          </table:table-cell>
          <table:table-cell office:value-type="float" office:value="1.48655740124" calcext:value-type="float">
            <text:p>1.4865574012</text:p>
          </table:table-cell>
        </table:table-row>
        <table:table-row table:style-name="ro1">
          <table:table-cell office:value-type="float" office:value="-2.30569129619" calcext:value-type="float">
            <text:p>-2.3056912962</text:p>
          </table:table-cell>
          <table:table-cell office:value-type="float" office:value="1.48479099629" calcext:value-type="float">
            <text:p>1.4847909963</text:p>
          </table:table-cell>
        </table:table-row>
        <table:table-row table:style-name="ro1">
          <table:table-cell office:value-type="float" office:value="-2.30259191586" calcext:value-type="float">
            <text:p>-2.3025919159</text:p>
          </table:table-cell>
          <table:table-cell office:value-type="float" office:value="1.48313848924" calcext:value-type="float">
            <text:p>1.4831384892</text:p>
          </table:table-cell>
        </table:table-row>
        <table:table-row table:style-name="ro1">
          <table:table-cell office:value-type="float" office:value="-2.29943376181" calcext:value-type="float">
            <text:p>-2.2994337618</text:p>
          </table:table-cell>
          <table:table-cell office:value-type="float" office:value="1.48160169682" calcext:value-type="float">
            <text:p>1.4816016968</text:p>
          </table:table-cell>
        </table:table-row>
        <table:table-row table:style-name="ro1">
          <table:table-cell office:value-type="float" office:value="-2.29622111256" calcext:value-type="float">
            <text:p>-2.2962211126</text:p>
          </table:table-cell>
          <table:table-cell office:value-type="float" office:value="1.48018228254" calcext:value-type="float">
            <text:p>1.4801822825</text:p>
          </table:table-cell>
        </table:table-row>
        <table:table-row table:style-name="ro1">
          <table:table-cell office:value-type="float" office:value="-2.2936210224" calcext:value-type="float">
            <text:p>-2.2936210224</text:p>
          </table:table-cell>
          <table:table-cell office:value-type="float" office:value="1.47942965629" calcext:value-type="float">
            <text:p>1.4794296563</text:p>
          </table:table-cell>
        </table:table-row>
        <table:table-row table:style-name="ro1">
          <table:table-cell office:value-type="float" office:value="-2.29096329311" calcext:value-type="float">
            <text:p>-2.2909632931</text:p>
          </table:table-cell>
          <table:table-cell office:value-type="float" office:value="1.47872477934" calcext:value-type="float">
            <text:p>1.4787247793</text:p>
          </table:table-cell>
        </table:table-row>
        <table:table-row table:style-name="ro1">
          <table:table-cell office:value-type="float" office:value="-2.2884974052" calcext:value-type="float">
            <text:p>-2.2884974052</text:p>
          </table:table-cell>
          <table:table-cell office:value-type="float" office:value="1.47821160722" calcext:value-type="float">
            <text:p>1.4782116072</text:p>
          </table:table-cell>
        </table:table-row>
        <table:table-row table:style-name="ro1">
          <table:table-cell office:value-type="float" office:value="-2.2860508822" calcext:value-type="float">
            <text:p>-2.2860508822</text:p>
          </table:table-cell>
          <table:table-cell office:value-type="float" office:value="1.4778554357" calcext:value-type="float">
            <text:p>1.4778554357</text:p>
          </table:table-cell>
        </table:table-row>
        <table:table-row table:style-name="ro1">
          <table:table-cell office:value-type="float" office:value="-2.28349648189" calcext:value-type="float">
            <text:p>-2.2834964819</text:p>
          </table:table-cell>
          <table:table-cell office:value-type="float" office:value="1.47749017602" calcext:value-type="float">
            <text:p>1.477490176</text:p>
          </table:table-cell>
        </table:table-row>
        <table:table-row table:style-name="ro1">
          <table:table-cell office:value-type="float" office:value="-2.28077996315" calcext:value-type="float">
            <text:p>-2.2807799632</text:p>
          </table:table-cell>
          <table:table-cell office:value-type="float" office:value="1.47717064175" calcext:value-type="float">
            <text:p>1.4771706418</text:p>
          </table:table-cell>
        </table:table-row>
        <table:table-row table:style-name="ro1">
          <table:table-cell office:value-type="float" office:value="-2.27806527221" calcext:value-type="float">
            <text:p>-2.2780652722</text:p>
          </table:table-cell>
          <table:table-cell office:value-type="float" office:value="1.47688559522" calcext:value-type="float">
            <text:p>1.4768855952</text:p>
          </table:table-cell>
        </table:table-row>
        <table:table-row table:style-name="ro1">
          <table:table-cell office:value-type="float" office:value="-2.27531663362" calcext:value-type="float">
            <text:p>-2.2753166336</text:p>
          </table:table-cell>
          <table:table-cell office:value-type="float" office:value="1.4766463768" calcext:value-type="float">
            <text:p>1.4766463768</text:p>
          </table:table-cell>
        </table:table-row>
        <table:table-row table:style-name="ro1">
          <table:table-cell office:value-type="float" office:value="-2.27263649201" calcext:value-type="float">
            <text:p>-2.272636492</text:p>
          </table:table-cell>
          <table:table-cell office:value-type="float" office:value="1.47654395499" calcext:value-type="float">
            <text:p>1.476543955</text:p>
          </table:table-cell>
        </table:table-row>
        <table:table-row table:style-name="ro1">
          <table:table-cell office:value-type="float" office:value="-2.26983403151" calcext:value-type="float">
            <text:p>-2.2698340315</text:p>
          </table:table-cell>
          <table:table-cell office:value-type="float" office:value="1.4765140433" calcext:value-type="float">
            <text:p>1.4765140433</text:p>
          </table:table-cell>
        </table:table-row>
        <table:table-row table:style-name="ro1">
          <table:table-cell office:value-type="float" office:value="-2.26712541815" calcext:value-type="float">
            <text:p>-2.2671254182</text:p>
          </table:table-cell>
          <table:table-cell office:value-type="float" office:value="1.47655951212" calcext:value-type="float">
            <text:p>1.4765595121</text:p>
          </table:table-cell>
        </table:table-row>
        <table:table-row table:style-name="ro1">
          <table:table-cell office:value-type="float" office:value="-2.26411048861" calcext:value-type="float">
            <text:p>-2.2641104886</text:p>
          </table:table-cell>
          <table:table-cell office:value-type="float" office:value="1.47660491184" calcext:value-type="float">
            <text:p>1.4766049118</text:p>
          </table:table-cell>
        </table:table-row>
        <table:table-row table:style-name="ro1">
          <table:table-cell office:value-type="float" office:value="-2.26101157797" calcext:value-type="float">
            <text:p>-2.261011578</text:p>
          </table:table-cell>
          <table:table-cell office:value-type="float" office:value="1.47657598141" calcext:value-type="float">
            <text:p>1.4765759814</text:p>
          </table:table-cell>
        </table:table-row>
        <table:table-row table:style-name="ro1">
          <table:table-cell office:value-type="float" office:value="-2.25781275633" calcext:value-type="float">
            <text:p>-2.2578127563</text:p>
          </table:table-cell>
          <table:table-cell office:value-type="float" office:value="1.47652182189" calcext:value-type="float">
            <text:p>1.4765218219</text:p>
          </table:table-cell>
        </table:table-row>
        <table:table-row table:style-name="ro1">
          <table:table-cell office:value-type="float" office:value="-2.25446349994" calcext:value-type="float">
            <text:p>-2.2544634999</text:p>
          </table:table-cell>
          <table:table-cell office:value-type="float" office:value="1.47621944874" calcext:value-type="float">
            <text:p>1.4762194487</text:p>
          </table:table-cell>
        </table:table-row>
        <table:table-row table:style-name="ro1">
          <table:table-cell office:value-type="float" office:value="-2.25083873676" calcext:value-type="float">
            <text:p>-2.2508387368</text:p>
          </table:table-cell>
          <table:table-cell office:value-type="float" office:value="1.47589003398" calcext:value-type="float">
            <text:p>1.475890034</text:p>
          </table:table-cell>
        </table:table-row>
        <table:table-row table:style-name="ro1">
          <table:table-cell office:value-type="float" office:value="-2.24956151453" calcext:value-type="float">
            <text:p>-2.2495615145</text:p>
          </table:table-cell>
          <table:table-cell office:value-type="float" office:value="1.47829107236" calcext:value-type="float">
            <text:p>1.4782910724</text:p>
          </table:table-cell>
        </table:table-row>
        <table:table-row table:style-name="ro1">
          <table:table-cell office:value-type="float" office:value="-2.24985997252" calcext:value-type="float">
            <text:p>-2.2498599725</text:p>
          </table:table-cell>
          <table:table-cell office:value-type="float" office:value="1.48910344344" calcext:value-type="float">
            <text:p>1.4891034434</text:p>
          </table:table-cell>
        </table:table-row>
        <table:table-row table:style-name="ro1">
          <table:table-cell office:value-type="float" office:value="-2.25040693197" calcext:value-type="float">
            <text:p>-2.250406932</text:p>
          </table:table-cell>
          <table:table-cell office:value-type="float" office:value="1.50786514621" calcext:value-type="float">
            <text:p>1.5078651462</text:p>
          </table:table-cell>
        </table:table-row>
        <table:table-row table:style-name="ro1">
          <table:table-cell office:value-type="float" office:value="-2.25128371519" calcext:value-type="float">
            <text:p>-2.2512837152</text:p>
          </table:table-cell>
          <table:table-cell office:value-type="float" office:value="1.53426043236" calcext:value-type="float">
            <text:p>1.5342604324</text:p>
          </table:table-cell>
        </table:table-row>
        <table:table-row table:style-name="ro1">
          <table:table-cell office:value-type="float" office:value="-2.25247656313" calcext:value-type="float">
            <text:p>-2.2524765631</text:p>
          </table:table-cell>
          <table:table-cell office:value-type="float" office:value="1.56860544551" calcext:value-type="float">
            <text:p>1.5686054455</text:p>
          </table:table-cell>
        </table:table-row>
        <table:table-row table:style-name="ro1">
          <table:table-cell office:value-type="float" office:value="-2.25417690409" calcext:value-type="float">
            <text:p>-2.2541769041</text:p>
          </table:table-cell>
          <table:table-cell office:value-type="float" office:value="1.6107176572" calcext:value-type="float">
            <text:p>1.6107176572</text:p>
          </table:table-cell>
        </table:table-row>
        <table:table-row table:style-name="ro1">
          <table:table-cell office:value-type="float" office:value="-2.25669611049" calcext:value-type="float">
            <text:p>-2.2566961105</text:p>
          </table:table-cell>
          <table:table-cell office:value-type="float" office:value="1.65757444134" calcext:value-type="float">
            <text:p>1.6575744413</text:p>
          </table:table-cell>
        </table:table-row>
        <table:table-row table:style-name="ro1">
          <table:table-cell office:value-type="float" office:value="-2.26009346259" calcext:value-type="float">
            <text:p>-2.2600934626</text:p>
          </table:table-cell>
          <table:table-cell office:value-type="float" office:value="1.70527750659" calcext:value-type="float">
            <text:p>1.7052775066</text:p>
          </table:table-cell>
        </table:table-row>
        <table:table-row table:style-name="ro1">
          <table:table-cell office:value-type="float" office:value="-2.26349564452" calcext:value-type="float">
            <text:p>-2.2634956445</text:p>
          </table:table-cell>
          <table:table-cell office:value-type="float" office:value="1.74840211158" calcext:value-type="float">
            <text:p>1.7484021116</text:p>
          </table:table-cell>
        </table:table-row>
        <table:table-row table:style-name="ro1">
          <table:table-cell office:value-type="float" office:value="-2.26757571097" calcext:value-type="float">
            <text:p>-2.267575711</text:p>
          </table:table-cell>
          <table:table-cell office:value-type="float" office:value="1.78536622992" calcext:value-type="float">
            <text:p>1.7853662299</text:p>
          </table:table-cell>
        </table:table-row>
        <table:table-row table:style-name="ro1">
          <table:table-cell office:value-type="float" office:value="-2.27561074381" calcext:value-type="float">
            <text:p>-2.2756107438</text:p>
          </table:table-cell>
          <table:table-cell office:value-type="float" office:value="1.81595652701" calcext:value-type="float">
            <text:p>1.815956527</text:p>
          </table:table-cell>
        </table:table-row>
        <table:table-row table:style-name="ro1">
          <table:table-cell office:value-type="float" office:value="-2.286414829" calcext:value-type="float">
            <text:p>-2.286414829</text:p>
          </table:table-cell>
          <table:table-cell office:value-type="float" office:value="1.84315651341" calcext:value-type="float">
            <text:p>1.8431565134</text:p>
          </table:table-cell>
        </table:table-row>
        <table:table-row table:style-name="ro1">
          <table:table-cell office:value-type="float" office:value="-2.29778610133" calcext:value-type="float">
            <text:p>-2.2977861013</text:p>
          </table:table-cell>
          <table:table-cell office:value-type="float" office:value="1.86749294703" calcext:value-type="float">
            <text:p>1.867492947</text:p>
          </table:table-cell>
        </table:table-row>
        <table:table-row table:style-name="ro1">
          <table:table-cell office:value-type="float" office:value="-2.30862036049" calcext:value-type="float">
            <text:p>-2.3086203605</text:p>
          </table:table-cell>
          <table:table-cell office:value-type="float" office:value="1.89003758933" calcext:value-type="float">
            <text:p>1.8900375893</text:p>
          </table:table-cell>
        </table:table-row>
        <table:table-row table:style-name="ro1">
          <table:table-cell office:value-type="float" office:value="-2.31048724603" calcext:value-type="float">
            <text:p>-2.310487246</text:p>
          </table:table-cell>
          <table:table-cell office:value-type="float" office:value="1.91139948496" calcext:value-type="float">
            <text:p>1.911399485</text:p>
          </table:table-cell>
        </table:table-row>
        <table:table-row table:style-name="ro1">
          <table:table-cell office:value-type="float" office:value="-2.30111908964" calcext:value-type="float">
            <text:p>-2.3011190896</text:p>
          </table:table-cell>
          <table:table-cell office:value-type="float" office:value="1.93861389523" calcext:value-type="float">
            <text:p>1.9386138952</text:p>
          </table:table-cell>
        </table:table-row>
        <table:table-row table:style-name="ro1">
          <table:table-cell office:value-type="float" office:value="-2.29155336403" calcext:value-type="float">
            <text:p>-2.291553364</text:p>
          </table:table-cell>
          <table:table-cell office:value-type="float" office:value="1.96532491485" calcext:value-type="float">
            <text:p>1.9653249149</text:p>
          </table:table-cell>
        </table:table-row>
        <table:table-row table:style-name="ro1">
          <table:table-cell office:value-type="float" office:value="-2.28768950966" calcext:value-type="float">
            <text:p>-2.2876895097</text:p>
          </table:table-cell>
          <table:table-cell office:value-type="float" office:value="1.97876811179" calcext:value-type="float">
            <text:p>1.9787681118</text:p>
          </table:table-cell>
        </table:table-row>
        <table:table-row table:style-name="ro1">
          <table:table-cell office:value-type="float" office:value="-2.28396005146" calcext:value-type="float">
            <text:p>-2.2839600515</text:p>
          </table:table-cell>
          <table:table-cell office:value-type="float" office:value="1.98178058538" calcext:value-type="float">
            <text:p>1.9817805854</text:p>
          </table:table-cell>
        </table:table-row>
        <table:table-row table:style-name="ro1">
          <table:table-cell office:value-type="float" office:value="-2.28103101681" calcext:value-type="float">
            <text:p>-2.2810310168</text:p>
          </table:table-cell>
          <table:table-cell office:value-type="float" office:value="1.98275588845" calcext:value-type="float">
            <text:p>1.9827558885</text:p>
          </table:table-cell>
        </table:table-row>
        <table:table-row table:style-name="ro1">
          <table:table-cell office:value-type="float" office:value="-2.27863598007" calcext:value-type="float">
            <text:p>-2.2786359801</text:p>
          </table:table-cell>
          <table:table-cell office:value-type="float" office:value="1.98344013268" calcext:value-type="float">
            <text:p>1.9834401327</text:p>
          </table:table-cell>
        </table:table-row>
        <table:table-row table:style-name="ro1">
          <table:table-cell office:value-type="float" office:value="-2.27640273839" calcext:value-type="float">
            <text:p>-2.2764027384</text:p>
          </table:table-cell>
          <table:table-cell office:value-type="float" office:value="1.98397438904" calcext:value-type="float">
            <text:p>1.983974389</text:p>
          </table:table-cell>
        </table:table-row>
        <table:table-row table:style-name="ro1">
          <table:table-cell office:value-type="float" office:value="-2.27409642618" calcext:value-type="float">
            <text:p>-2.2740964262</text:p>
          </table:table-cell>
          <table:table-cell office:value-type="float" office:value="1.98467722261" calcext:value-type="float">
            <text:p>1.9846772226</text:p>
          </table:table-cell>
        </table:table-row>
        <table:table-row table:style-name="ro1">
          <table:table-cell office:value-type="float" office:value="-2.2718425202" calcext:value-type="float">
            <text:p>-2.2718425202</text:p>
          </table:table-cell>
          <table:table-cell office:value-type="float" office:value="1.98542057829" calcext:value-type="float">
            <text:p>1.9854205783</text:p>
          </table:table-cell>
        </table:table-row>
        <table:table-row table:style-name="ro1">
          <table:table-cell office:value-type="float" office:value="-2.26954288157" calcext:value-type="float">
            <text:p>-2.2695428816</text:p>
          </table:table-cell>
          <table:table-cell office:value-type="float" office:value="1.98610165272" calcext:value-type="float">
            <text:p>1.9861016527</text:p>
          </table:table-cell>
        </table:table-row>
        <table:table-row table:style-name="ro1">
          <table:table-cell office:value-type="float" office:value="-2.26692075402" calcext:value-type="float">
            <text:p>-2.266920754</text:p>
          </table:table-cell>
          <table:table-cell office:value-type="float" office:value="1.9870675461" calcext:value-type="float">
            <text:p>1.9870675461</text:p>
          </table:table-cell>
        </table:table-row>
        <table:table-row table:style-name="ro1">
          <table:table-cell office:value-type="float" office:value="-2.26422722283" calcext:value-type="float">
            <text:p>-2.2642272228</text:p>
          </table:table-cell>
          <table:table-cell office:value-type="float" office:value="1.9880835289" calcext:value-type="float">
            <text:p>1.9880835289</text:p>
          </table:table-cell>
        </table:table-row>
        <table:table-row table:style-name="ro1">
          <table:table-cell office:value-type="float" office:value="-2.26145950098" calcext:value-type="float">
            <text:p>-2.261459501</text:p>
          </table:table-cell>
          <table:table-cell office:value-type="float" office:value="1.98923653291" calcext:value-type="float">
            <text:p>1.9892365329</text:p>
          </table:table-cell>
        </table:table-row>
        <table:table-row table:style-name="ro1">
          <table:table-cell office:value-type="float" office:value="-2.25861393657" calcext:value-type="float">
            <text:p>-2.2586139366</text:p>
          </table:table-cell>
          <table:table-cell office:value-type="float" office:value="1.99051598493" calcext:value-type="float">
            <text:p>1.9905159849</text:p>
          </table:table-cell>
        </table:table-row>
        <table:table-row table:style-name="ro1">
          <table:table-cell office:value-type="float" office:value="-2.25587365759" calcext:value-type="float">
            <text:p>-2.2558736576</text:p>
          </table:table-cell>
          <table:table-cell office:value-type="float" office:value="1.99359797754" calcext:value-type="float">
            <text:p>1.9935979775</text:p>
          </table:table-cell>
        </table:table-row>
        <table:table-row table:style-name="ro1">
          <table:table-cell office:value-type="float" office:value="-2.25248047787" calcext:value-type="float">
            <text:p>-2.2524804779</text:p>
          </table:table-cell>
          <table:table-cell office:value-type="float" office:value="2.00266503983" calcext:value-type="float">
            <text:p>2.0026650398</text:p>
          </table:table-cell>
        </table:table-row>
        <table:table-row table:style-name="ro1">
          <table:table-cell office:value-type="float" office:value="-2.24675064597" calcext:value-type="float">
            <text:p>-2.246750646</text:p>
          </table:table-cell>
          <table:table-cell office:value-type="float" office:value="2.01725865473" calcext:value-type="float">
            <text:p>2.0172586547</text:p>
          </table:table-cell>
        </table:table-row>
        <table:table-row table:style-name="ro1">
          <table:table-cell office:value-type="float" office:value="-2.23795686347" calcext:value-type="float">
            <text:p>-2.2379568635</text:p>
          </table:table-cell>
          <table:table-cell office:value-type="float" office:value="2.03676882511" calcext:value-type="float">
            <text:p>2.0367688251</text:p>
          </table:table-cell>
        </table:table-row>
        <table:table-row table:style-name="ro1">
          <table:table-cell office:value-type="float" office:value="-2.22587872074" calcext:value-type="float">
            <text:p>-2.2258787207</text:p>
          </table:table-cell>
          <table:table-cell office:value-type="float" office:value="2.05979973039" calcext:value-type="float">
            <text:p>2.0597997304</text:p>
          </table:table-cell>
        </table:table-row>
        <table:table-row table:style-name="ro1">
          <table:table-cell office:value-type="float" office:value="-2.21012418569" calcext:value-type="float">
            <text:p>-2.2101241857</text:p>
          </table:table-cell>
          <table:table-cell office:value-type="float" office:value="2.08692790126" calcext:value-type="float">
            <text:p>2.0869279013</text:p>
          </table:table-cell>
        </table:table-row>
        <table:table-row table:style-name="ro1">
          <table:table-cell office:value-type="float" office:value="-2.19001342392" calcext:value-type="float">
            <text:p>-2.1900134239</text:p>
          </table:table-cell>
          <table:table-cell office:value-type="float" office:value="2.11713347011" calcext:value-type="float">
            <text:p>2.1171334701</text:p>
          </table:table-cell>
        </table:table-row>
        <table:table-row table:style-name="ro1">
          <table:table-cell office:value-type="float" office:value="-2.16533336743" calcext:value-type="float">
            <text:p>-2.1653333674</text:p>
          </table:table-cell>
          <table:table-cell office:value-type="float" office:value="2.14766564207" calcext:value-type="float">
            <text:p>2.1476656421</text:p>
          </table:table-cell>
        </table:table-row>
        <table:table-row table:style-name="ro1">
          <table:table-cell office:value-type="float" office:value="-2.13637511612" calcext:value-type="float">
            <text:p>-2.1363751161</text:p>
          </table:table-cell>
          <table:table-cell office:value-type="float" office:value="2.17814429609" calcext:value-type="float">
            <text:p>2.1781442961</text:p>
          </table:table-cell>
        </table:table-row>
        <table:table-row table:style-name="ro1">
          <table:table-cell office:value-type="float" office:value="-2.10337941115" calcext:value-type="float">
            <text:p>-2.1033794112</text:p>
          </table:table-cell>
          <table:table-cell office:value-type="float" office:value="2.20878457271" calcext:value-type="float">
            <text:p>2.2087845727</text:p>
          </table:table-cell>
        </table:table-row>
        <table:table-row table:style-name="ro1">
          <table:table-cell office:value-type="float" office:value="-2.06752766327" calcext:value-type="float">
            <text:p>-2.0675276633</text:p>
          </table:table-cell>
          <table:table-cell office:value-type="float" office:value="2.23988897891" calcext:value-type="float">
            <text:p>2.2398889789</text:p>
          </table:table-cell>
        </table:table-row>
        <table:table-row table:style-name="ro1">
          <table:table-cell office:value-type="float" office:value="-2.03161575097" calcext:value-type="float">
            <text:p>-2.031615751</text:p>
          </table:table-cell>
          <table:table-cell office:value-type="float" office:value="2.27096951785" calcext:value-type="float">
            <text:p>2.2709695179</text:p>
          </table:table-cell>
        </table:table-row>
        <table:table-row table:style-name="ro1">
          <table:table-cell office:value-type="float" office:value="-1.99947234121" calcext:value-type="float">
            <text:p>-1.9994723412</text:p>
          </table:table-cell>
          <table:table-cell office:value-type="float" office:value="2.29928842328" calcext:value-type="float">
            <text:p>2.2992884233</text:p>
          </table:table-cell>
        </table:table-row>
        <table:table-row table:style-name="ro1">
          <table:table-cell office:value-type="float" office:value="-1.9736551796" calcext:value-type="float">
            <text:p>-1.9736551796</text:p>
          </table:table-cell>
          <table:table-cell office:value-type="float" office:value="2.32504726875" calcext:value-type="float">
            <text:p>2.3250472688</text:p>
          </table:table-cell>
        </table:table-row>
        <table:table-row table:style-name="ro1">
          <table:table-cell office:value-type="float" office:value="-1.95626057311" calcext:value-type="float">
            <text:p>-1.9562605731</text:p>
          </table:table-cell>
          <table:table-cell office:value-type="float" office:value="2.35205062133" calcext:value-type="float">
            <text:p>2.3520506213</text:p>
          </table:table-cell>
        </table:table-row>
        <table:table-row table:style-name="ro1">
          <table:table-cell office:value-type="float" office:value="-1.94316823445" calcext:value-type="float">
            <text:p>-1.9431682345</text:p>
          </table:table-cell>
          <table:table-cell office:value-type="float" office:value="2.37935084873" calcext:value-type="float">
            <text:p>2.3793508487</text:p>
          </table:table-cell>
        </table:table-row>
        <table:table-row table:style-name="ro1">
          <table:table-cell office:value-type="float" office:value="-1.93095516501" calcext:value-type="float">
            <text:p>-1.930955165</text:p>
          </table:table-cell>
          <table:table-cell office:value-type="float" office:value="2.40701059734" calcext:value-type="float">
            <text:p>2.4070105973</text:p>
          </table:table-cell>
        </table:table-row>
        <table:table-row table:style-name="ro1">
          <table:table-cell office:value-type="float" office:value="-1.91976433949" calcext:value-type="float">
            <text:p>-1.9197643395</text:p>
          </table:table-cell>
          <table:table-cell office:value-type="float" office:value="2.43516614082" calcext:value-type="float">
            <text:p>2.4351661408</text:p>
          </table:table-cell>
        </table:table-row>
        <table:table-row table:style-name="ro1">
          <table:table-cell office:value-type="float" office:value="-1.91005851735" calcext:value-type="float">
            <text:p>-1.9100585174</text:p>
          </table:table-cell>
          <table:table-cell office:value-type="float" office:value="2.45577067154" calcext:value-type="float">
            <text:p>2.4557706715</text:p>
          </table:table-cell>
        </table:table-row>
        <table:table-row table:style-name="ro1">
          <table:table-cell office:value-type="float" office:value="-1.90202552459" calcext:value-type="float">
            <text:p>-1.9020255246</text:p>
          </table:table-cell>
          <table:table-cell office:value-type="float" office:value="2.46231647187" calcext:value-type="float">
            <text:p>2.4623164719</text:p>
          </table:table-cell>
        </table:table-row>
        <table:table-row table:style-name="ro1">
          <table:table-cell office:value-type="float" office:value="-1.8990088386" calcext:value-type="float">
            <text:p>-1.8990088386</text:p>
          </table:table-cell>
          <table:table-cell office:value-type="float" office:value="2.45976498685" calcext:value-type="float">
            <text:p>2.4597649869</text:p>
          </table:table-cell>
        </table:table-row>
        <table:table-row table:style-name="ro1">
          <table:table-cell office:value-type="float" office:value="-1.89840578038" calcext:value-type="float">
            <text:p>-1.8984057804</text:p>
          </table:table-cell>
          <table:table-cell office:value-type="float" office:value="2.45639292847" calcext:value-type="float">
            <text:p>2.4563929285</text:p>
          </table:table-cell>
        </table:table-row>
        <table:table-row table:style-name="ro1">
          <table:table-cell office:value-type="float" office:value="-1.8977085762" calcext:value-type="float">
            <text:p>-1.8977085762</text:p>
          </table:table-cell>
          <table:table-cell office:value-type="float" office:value="2.45303171491" calcext:value-type="float">
            <text:p>2.4530317149</text:p>
          </table:table-cell>
        </table:table-row>
        <table:table-row table:style-name="ro1">
          <table:table-cell office:value-type="float" office:value="-1.89701259418" calcext:value-type="float">
            <text:p>-1.8970125942</text:p>
          </table:table-cell>
          <table:table-cell office:value-type="float" office:value="2.44950138468" calcext:value-type="float">
            <text:p>2.4495013847</text:p>
          </table:table-cell>
        </table:table-row>
        <table:table-row table:style-name="ro1">
          <table:table-cell office:value-type="float" office:value="-1.89632456808" calcext:value-type="float">
            <text:p>-1.8963245681</text:p>
          </table:table-cell>
          <table:table-cell office:value-type="float" office:value="2.44590078735" calcext:value-type="float">
            <text:p>2.4459007874</text:p>
          </table:table-cell>
        </table:table-row>
        <table:table-row table:style-name="ro1">
          <table:table-cell office:value-type="float" office:value="-1.89561977468" calcext:value-type="float">
            <text:p>-1.8956197747</text:p>
          </table:table-cell>
          <table:table-cell office:value-type="float" office:value="2.4421935467" calcext:value-type="float">
            <text:p>2.4421935467</text:p>
          </table:table-cell>
        </table:table-row>
        <table:table-row table:style-name="ro1">
          <table:table-cell office:value-type="float" office:value="-1.89490768765" calcext:value-type="float">
            <text:p>-1.8949076877</text:p>
          </table:table-cell>
          <table:table-cell office:value-type="float" office:value="2.43849065961" calcext:value-type="float">
            <text:p>2.4384906596</text:p>
          </table:table-cell>
        </table:table-row>
        <table:table-row table:style-name="ro1">
          <table:table-cell office:value-type="float" office:value="-1.89418739516" calcext:value-type="float">
            <text:p>-1.8941873952</text:p>
          </table:table-cell>
          <table:table-cell office:value-type="float" office:value="2.43468996219" calcext:value-type="float">
            <text:p>2.4346899622</text:p>
          </table:table-cell>
        </table:table-row>
        <table:table-row table:style-name="ro1">
          <table:table-cell office:value-type="float" office:value="-1.89340108137" calcext:value-type="float">
            <text:p>-1.8934010814</text:p>
          </table:table-cell>
          <table:table-cell office:value-type="float" office:value="2.43097098707" calcext:value-type="float">
            <text:p>2.4309709871</text:p>
          </table:table-cell>
        </table:table-row>
        <table:table-row table:style-name="ro1">
          <table:table-cell office:value-type="float" office:value="-1.89257088453" calcext:value-type="float">
            <text:p>-1.8925708845</text:p>
          </table:table-cell>
          <table:table-cell office:value-type="float" office:value="2.42733594087" calcext:value-type="float">
            <text:p>2.4273359409</text:p>
          </table:table-cell>
        </table:table-row>
        <table:table-row table:style-name="ro1">
          <table:table-cell office:value-type="float" office:value="-1.89174719622" calcext:value-type="float">
            <text:p>-1.8917471962</text:p>
          </table:table-cell>
          <table:table-cell office:value-type="float" office:value="2.42383023262" calcext:value-type="float">
            <text:p>2.4238302326</text:p>
          </table:table-cell>
        </table:table-row>
        <table:table-row table:style-name="ro1">
          <table:table-cell office:value-type="float" office:value="-1.89085086475" calcext:value-type="float">
            <text:p>-1.8908508648</text:p>
          </table:table-cell>
          <table:table-cell office:value-type="float" office:value="2.42051725924" calcext:value-type="float">
            <text:p>2.4205172592</text:p>
          </table:table-cell>
        </table:table-row>
        <table:table-row table:style-name="ro1">
          <table:table-cell office:value-type="float" office:value="-1.89048680736" calcext:value-type="float">
            <text:p>-1.8904868074</text:p>
          </table:table-cell>
          <table:table-cell office:value-type="float" office:value="2.41708230269" calcext:value-type="float">
            <text:p>2.4170823027</text:p>
          </table:table-cell>
        </table:table-row>
        <table:table-row table:style-name="ro1">
          <table:table-cell office:value-type="float" office:value="-1.89029897966" calcext:value-type="float">
            <text:p>-1.8902989797</text:p>
          </table:table-cell>
          <table:table-cell office:value-type="float" office:value="2.41369027591" calcext:value-type="float">
            <text:p>2.4136902759</text:p>
          </table:table-cell>
        </table:table-row>
        <table:table-row table:style-name="ro1">
          <table:table-cell office:value-type="float" office:value="-1.89026303095" calcext:value-type="float">
            <text:p>-1.890263031</text:p>
          </table:table-cell>
          <table:table-cell office:value-type="float" office:value="2.41008116779" calcext:value-type="float">
            <text:p>2.4100811678</text:p>
          </table:table-cell>
        </table:table-row>
        <table:table-row table:style-name="ro1">
          <table:table-cell office:value-type="float" office:value="-1.88787904172" calcext:value-type="float">
            <text:p>-1.8878790417</text:p>
          </table:table-cell>
          <table:table-cell office:value-type="float" office:value="2.4093697203" calcext:value-type="float">
            <text:p>2.4093697203</text:p>
          </table:table-cell>
        </table:table-row>
        <table:table-row table:style-name="ro1">
          <table:table-cell office:value-type="float" office:value="-1.87778710085" calcext:value-type="float">
            <text:p>-1.8777871009</text:p>
          </table:table-cell>
          <table:table-cell office:value-type="float" office:value="2.41076188748" calcext:value-type="float">
            <text:p>2.4107618875</text:p>
          </table:table-cell>
        </table:table-row>
        <table:table-row table:style-name="ro1">
          <table:table-cell office:value-type="float" office:value="-1.86011977015" calcext:value-type="float">
            <text:p>-1.8601197702</text:p>
          </table:table-cell>
          <table:table-cell office:value-type="float" office:value="2.41334332084" calcext:value-type="float">
            <text:p>2.4133433208</text:p>
          </table:table-cell>
        </table:table-row>
        <table:table-row table:style-name="ro1">
          <table:table-cell office:value-type="float" office:value="-1.83525577347" calcext:value-type="float">
            <text:p>-1.8352557735</text:p>
          </table:table-cell>
          <table:table-cell office:value-type="float" office:value="2.41736082228" calcext:value-type="float">
            <text:p>2.4173608223</text:p>
          </table:table-cell>
        </table:table-row>
        <table:table-row table:style-name="ro1">
          <table:table-cell office:value-type="float" office:value="-1.80282994743" calcext:value-type="float">
            <text:p>-1.8028299474</text:p>
          </table:table-cell>
          <table:table-cell office:value-type="float" office:value="2.42305322686" calcext:value-type="float">
            <text:p>2.4230532269</text:p>
          </table:table-cell>
        </table:table-row>
        <table:table-row table:style-name="ro1">
          <table:table-cell office:value-type="float" office:value="-1.76680589029" calcext:value-type="float">
            <text:p>-1.7668058903</text:p>
          </table:table-cell>
          <table:table-cell office:value-type="float" office:value="2.43142039519" calcext:value-type="float">
            <text:p>2.4314203952</text:p>
          </table:table-cell>
        </table:table-row>
        <table:table-row table:style-name="ro1">
          <table:table-cell office:value-type="float" office:value="-1.73391573975" calcext:value-type="float">
            <text:p>-1.7339157398</text:p>
          </table:table-cell>
          <table:table-cell office:value-type="float" office:value="2.44264742532" calcext:value-type="float">
            <text:p>2.4426474253</text:p>
          </table:table-cell>
        </table:table-row>
        <table:table-row table:style-name="ro1">
          <table:table-cell office:value-type="float" office:value="-1.70837550191" calcext:value-type="float">
            <text:p>-1.7083755019</text:p>
          </table:table-cell>
          <table:table-cell office:value-type="float" office:value="2.45711031617" calcext:value-type="float">
            <text:p>2.4571103162</text:p>
          </table:table-cell>
        </table:table-row>
        <table:table-row table:style-name="ro1">
          <table:table-cell office:value-type="float" office:value="-1.68900762885" calcext:value-type="float">
            <text:p>-1.6890076289</text:p>
          </table:table-cell>
          <table:table-cell office:value-type="float" office:value="2.47398019231" calcext:value-type="float">
            <text:p>2.4739801923</text:p>
          </table:table-cell>
        </table:table-row>
        <table:table-row table:style-name="ro1">
          <table:table-cell office:value-type="float" office:value="-1.67262295591" calcext:value-type="float">
            <text:p>-1.6726229559</text:p>
          </table:table-cell>
          <table:table-cell office:value-type="float" office:value="2.49211878591" calcext:value-type="float">
            <text:p>2.4921187859</text:p>
          </table:table-cell>
        </table:table-row>
        <table:table-row table:style-name="ro1">
          <table:table-cell office:value-type="float" office:value="-1.65380223736" calcext:value-type="float">
            <text:p>-1.6538022374</text:p>
          </table:table-cell>
          <table:table-cell office:value-type="float" office:value="2.5055492723" calcext:value-type="float">
            <text:p>2.5055492723</text:p>
          </table:table-cell>
        </table:table-row>
        <table:table-row table:style-name="ro1">
          <table:table-cell office:value-type="float" office:value="-1.63292235786" calcext:value-type="float">
            <text:p>-1.6329223579</text:p>
          </table:table-cell>
          <table:table-cell office:value-type="float" office:value="2.51416028454" calcext:value-type="float">
            <text:p>2.5141602845</text:p>
          </table:table-cell>
        </table:table-row>
        <table:table-row table:style-name="ro1">
          <table:table-cell office:value-type="float" office:value="-1.61359424048" calcext:value-type="float">
            <text:p>-1.6135942405</text:p>
          </table:table-cell>
          <table:table-cell office:value-type="float" office:value="2.51846718442" calcext:value-type="float">
            <text:p>2.5184671844</text:p>
          </table:table-cell>
        </table:table-row>
        <table:table-row table:style-name="ro1">
          <table:table-cell office:value-type="float" office:value="-1.60596019501" calcext:value-type="float">
            <text:p>-1.605960195</text:p>
          </table:table-cell>
          <table:table-cell office:value-type="float" office:value="2.51689118967" calcext:value-type="float">
            <text:p>2.5168911897</text:p>
          </table:table-cell>
        </table:table-row>
        <table:table-row table:style-name="ro1">
          <table:table-cell office:value-type="float" office:value="-1.60535237513" calcext:value-type="float">
            <text:p>-1.6053523751</text:p>
          </table:table-cell>
          <table:table-cell office:value-type="float" office:value="2.51426426263" calcext:value-type="float">
            <text:p>2.5142642626</text:p>
          </table:table-cell>
        </table:table-row>
        <table:table-row table:style-name="ro1">
          <table:table-cell office:value-type="float" office:value="-1.60539176436" calcext:value-type="float">
            <text:p>-1.6053917644</text:p>
          </table:table-cell>
          <table:table-cell office:value-type="float" office:value="2.51192535148" calcext:value-type="float">
            <text:p>2.5119253515</text:p>
          </table:table-cell>
        </table:table-row>
        <table:table-row table:style-name="ro1">
          <table:table-cell office:value-type="float" office:value="-1.6054340229" calcext:value-type="float">
            <text:p>-1.6054340229</text:p>
          </table:table-cell>
          <table:table-cell office:value-type="float" office:value="2.50938846193" calcext:value-type="float">
            <text:p>2.5093884619</text:p>
          </table:table-cell>
        </table:table-row>
        <table:table-row table:style-name="ro1">
          <table:table-cell office:value-type="float" office:value="-1.60573020763" calcext:value-type="float">
            <text:p>-1.6057302076</text:p>
          </table:table-cell>
          <table:table-cell office:value-type="float" office:value="2.50695767394" calcext:value-type="float">
            <text:p>2.5069576739</text:p>
          </table:table-cell>
        </table:table-row>
        <table:table-row table:style-name="ro1">
          <table:table-cell office:value-type="float" office:value="-1.60574083931" calcext:value-type="float">
            <text:p>-1.6057408393</text:p>
          </table:table-cell>
          <table:table-cell office:value-type="float" office:value="2.50435332393" calcext:value-type="float">
            <text:p>2.5043533239</text:p>
          </table:table-cell>
        </table:table-row>
        <table:table-row table:style-name="ro1">
          <table:table-cell office:value-type="float" office:value="-1.60557847232" calcext:value-type="float">
            <text:p>-1.6055784723</text:p>
          </table:table-cell>
          <table:table-cell office:value-type="float" office:value="2.50166638346" calcext:value-type="float">
            <text:p>2.5016663835</text:p>
          </table:table-cell>
        </table:table-row>
        <table:table-row table:style-name="ro1">
          <table:table-cell office:value-type="float" office:value="-1.60530422414" calcext:value-type="float">
            <text:p>-1.6053042241</text:p>
          </table:table-cell>
          <table:table-cell office:value-type="float" office:value="2.49879894245" calcext:value-type="float">
            <text:p>2.4987989425</text:p>
          </table:table-cell>
        </table:table-row>
        <table:table-row table:style-name="ro1">
          <table:table-cell office:value-type="float" office:value="-1.60519172269" calcext:value-type="float">
            <text:p>-1.6051917227</text:p>
          </table:table-cell>
          <table:table-cell office:value-type="float" office:value="2.49582390119" calcext:value-type="float">
            <text:p>2.4958239012</text:p>
          </table:table-cell>
        </table:table-row>
        <table:table-row table:style-name="ro1">
          <table:table-cell office:value-type="float" office:value="-1.60526604813" calcext:value-type="float">
            <text:p>-1.6052660481</text:p>
          </table:table-cell>
          <table:table-cell office:value-type="float" office:value="2.4928171403" calcext:value-type="float">
            <text:p>2.4928171403</text:p>
          </table:table-cell>
        </table:table-row>
        <table:table-row table:style-name="ro1">
          <table:table-cell office:value-type="float" office:value="-1.60533099561" calcext:value-type="float">
            <text:p>-1.6053309956</text:p>
          </table:table-cell>
          <table:table-cell office:value-type="float" office:value="2.4896375973" calcext:value-type="float">
            <text:p>2.4896375973</text:p>
          </table:table-cell>
        </table:table-row>
        <table:table-row table:style-name="ro1">
          <table:table-cell office:value-type="float" office:value="-1.60272565996" calcext:value-type="float">
            <text:p>-1.60272566</text:p>
          </table:table-cell>
          <table:table-cell office:value-type="float" office:value="2.48836962711" calcext:value-type="float">
            <text:p>2.4883696271</text:p>
          </table:table-cell>
        </table:table-row>
        <table:table-row table:style-name="ro1">
          <table:table-cell office:value-type="float" office:value="-1.59200088169" calcext:value-type="float">
            <text:p>-1.5920008817</text:p>
          </table:table-cell>
          <table:table-cell office:value-type="float" office:value="2.48816609168" calcext:value-type="float">
            <text:p>2.4881660917</text:p>
          </table:table-cell>
        </table:table-row>
        <table:table-row table:style-name="ro1">
          <table:table-cell office:value-type="float" office:value="-1.57351719071" calcext:value-type="float">
            <text:p>-1.5735171907</text:p>
          </table:table-cell>
          <table:table-cell office:value-type="float" office:value="2.48780978415" calcext:value-type="float">
            <text:p>2.4878097842</text:p>
          </table:table-cell>
        </table:table-row>
        <table:table-row table:style-name="ro1">
          <table:table-cell office:value-type="float" office:value="-1.54725642294" calcext:value-type="float">
            <text:p>-1.5472564229</text:p>
          </table:table-cell>
          <table:table-cell office:value-type="float" office:value="2.48728095239" calcext:value-type="float">
            <text:p>2.4872809524</text:p>
          </table:table-cell>
        </table:table-row>
        <table:table-row table:style-name="ro1">
          <table:table-cell office:value-type="float" office:value="-1.51316997451" calcext:value-type="float">
            <text:p>-1.5131699745</text:p>
          </table:table-cell>
          <table:table-cell office:value-type="float" office:value="2.486540781" calcext:value-type="float">
            <text:p>2.486540781</text:p>
          </table:table-cell>
        </table:table-row>
        <table:table-row table:style-name="ro1">
          <table:table-cell office:value-type="float" office:value="-1.47109497833" calcext:value-type="float">
            <text:p>-1.4710949783</text:p>
          </table:table-cell>
          <table:table-cell office:value-type="float" office:value="2.48551268633" calcext:value-type="float">
            <text:p>2.4855126863</text:p>
          </table:table-cell>
        </table:table-row>
        <table:table-row table:style-name="ro1">
          <table:table-cell office:value-type="float" office:value="-1.42449130707" calcext:value-type="float">
            <text:p>-1.4244913071</text:p>
          </table:table-cell>
          <table:table-cell office:value-type="float" office:value="2.48383637683" calcext:value-type="float">
            <text:p>2.4838363768</text:p>
          </table:table-cell>
        </table:table-row>
        <table:table-row table:style-name="ro1">
          <table:table-cell office:value-type="float" office:value="-1.37756370209" calcext:value-type="float">
            <text:p>-1.3775637021</text:p>
          </table:table-cell>
          <table:table-cell office:value-type="float" office:value="2.48176496802" calcext:value-type="float">
            <text:p>2.481764968</text:p>
          </table:table-cell>
        </table:table-row>
        <table:table-row table:style-name="ro1">
          <table:table-cell office:value-type="float" office:value="-1.33059783322" calcext:value-type="float">
            <text:p>-1.3305978332</text:p>
          </table:table-cell>
          <table:table-cell office:value-type="float" office:value="2.47961918769" calcext:value-type="float">
            <text:p>2.4796191877</text:p>
          </table:table-cell>
        </table:table-row>
        <table:table-row table:style-name="ro1">
          <table:table-cell office:value-type="float" office:value="-1.28429650129" calcext:value-type="float">
            <text:p>-1.2842965013</text:p>
          </table:table-cell>
          <table:table-cell office:value-type="float" office:value="2.47776855426" calcext:value-type="float">
            <text:p>2.4777685543</text:p>
          </table:table-cell>
        </table:table-row>
        <table:table-row table:style-name="ro1">
          <table:table-cell office:value-type="float" office:value="-1.24201269296" calcext:value-type="float">
            <text:p>-1.242012693</text:p>
          </table:table-cell>
          <table:table-cell office:value-type="float" office:value="2.47572428803" calcext:value-type="float">
            <text:p>2.475724288</text:p>
          </table:table-cell>
        </table:table-row>
        <table:table-row table:style-name="ro1">
          <table:table-cell office:value-type="float" office:value="-1.20633257378" calcext:value-type="float">
            <text:p>-1.2063325738</text:p>
          </table:table-cell>
          <table:table-cell office:value-type="float" office:value="2.47454378481" calcext:value-type="float">
            <text:p>2.4745437848</text:p>
          </table:table-cell>
        </table:table-row>
        <table:table-row table:style-name="ro1">
          <table:table-cell office:value-type="float" office:value="-1.17812515811" calcext:value-type="float">
            <text:p>-1.1781251581</text:p>
          </table:table-cell>
          <table:table-cell office:value-type="float" office:value="2.47687125313" calcext:value-type="float">
            <text:p>2.4768712531</text:p>
          </table:table-cell>
        </table:table-row>
        <table:table-row table:style-name="ro1">
          <table:table-cell office:value-type="float" office:value="-1.15731430601" calcext:value-type="float">
            <text:p>-1.157314306</text:p>
          </table:table-cell>
          <table:table-cell office:value-type="float" office:value="2.48180841988" calcext:value-type="float">
            <text:p>2.4818084199</text:p>
          </table:table-cell>
        </table:table-row>
        <table:table-row table:style-name="ro1">
          <table:table-cell office:value-type="float" office:value="-1.13867703655" calcext:value-type="float">
            <text:p>-1.1386770366</text:p>
          </table:table-cell>
          <table:table-cell office:value-type="float" office:value="2.48413905997" calcext:value-type="float">
            <text:p>2.48413906</text:p>
          </table:table-cell>
        </table:table-row>
        <table:table-row table:style-name="ro1">
          <table:table-cell office:value-type="float" office:value="-1.12004315234" calcext:value-type="float">
            <text:p>-1.1200431523</text:p>
          </table:table-cell>
          <table:table-cell office:value-type="float" office:value="2.4825938524" calcext:value-type="float">
            <text:p>2.4825938524</text:p>
          </table:table-cell>
        </table:table-row>
        <table:table-row table:style-name="ro1">
          <table:table-cell office:value-type="float" office:value="-1.10125966229" calcext:value-type="float">
            <text:p>-1.1012596623</text:p>
          </table:table-cell>
          <table:table-cell office:value-type="float" office:value="2.4790402819" calcext:value-type="float">
            <text:p>2.4790402819</text:p>
          </table:table-cell>
        </table:table-row>
        <table:table-row table:style-name="ro1">
          <table:table-cell office:value-type="float" office:value="-1.08278279177" calcext:value-type="float">
            <text:p>-1.0827827918</text:p>
          </table:table-cell>
          <table:table-cell office:value-type="float" office:value="2.47448577024" calcext:value-type="float">
            <text:p>2.4744857702</text:p>
          </table:table-cell>
        </table:table-row>
        <table:table-row table:style-name="ro1">
          <table:table-cell office:value-type="float" office:value="-1.06284978074" calcext:value-type="float">
            <text:p>-1.0628497807</text:p>
          </table:table-cell>
          <table:table-cell office:value-type="float" office:value="2.46957918708" calcext:value-type="float">
            <text:p>2.4695791871</text:p>
          </table:table-cell>
        </table:table-row>
        <table:table-row table:style-name="ro1">
          <table:table-cell office:value-type="float" office:value="-1.03629350272" calcext:value-type="float">
            <text:p>-1.0362935027</text:p>
          </table:table-cell>
          <table:table-cell office:value-type="float" office:value="2.46285812815" calcext:value-type="float">
            <text:p>2.4628581282</text:p>
          </table:table-cell>
        </table:table-row>
        <table:table-row table:style-name="ro1">
          <table:table-cell office:value-type="float" office:value="-1.0078014365" calcext:value-type="float">
            <text:p>-1.0078014365</text:p>
          </table:table-cell>
          <table:table-cell office:value-type="float" office:value="2.45405664879" calcext:value-type="float">
            <text:p>2.4540566488</text:p>
          </table:table-cell>
        </table:table-row>
        <table:table-row table:style-name="ro1">
          <table:table-cell office:value-type="float" office:value="-0.988879399145" calcext:value-type="float">
            <text:p>-0.9888793991</text:p>
          </table:table-cell>
          <table:table-cell office:value-type="float" office:value="2.44287156785" calcext:value-type="float">
            <text:p>2.4428715679</text:p>
          </table:table-cell>
        </table:table-row>
        <table:table-row table:style-name="ro1">
          <table:table-cell office:value-type="float" office:value="-0.973427222509" calcext:value-type="float">
            <text:p>-0.9734272225</text:p>
          </table:table-cell>
          <table:table-cell office:value-type="float" office:value="2.43154849391" calcext:value-type="float">
            <text:p>2.4315484939</text:p>
          </table:table-cell>
        </table:table-row>
        <table:table-row table:style-name="ro1">
          <table:table-cell office:value-type="float" office:value="-0.957185399282" calcext:value-type="float">
            <text:p>-0.9571853993</text:p>
          </table:table-cell>
          <table:table-cell office:value-type="float" office:value="2.42130439839" calcext:value-type="float">
            <text:p>2.4213043984</text:p>
          </table:table-cell>
        </table:table-row>
        <table:table-row table:style-name="ro1">
          <table:table-cell office:value-type="float" office:value="-0.940254882801" calcext:value-type="float">
            <text:p>-0.9402548828</text:p>
          </table:table-cell>
          <table:table-cell office:value-type="float" office:value="2.41223901712" calcext:value-type="float">
            <text:p>2.4122390171</text:p>
          </table:table-cell>
        </table:table-row>
        <table:table-row table:style-name="ro1">
          <table:table-cell office:value-type="float" office:value="-0.921178743748" calcext:value-type="float">
            <text:p>-0.9211787437</text:p>
          </table:table-cell>
          <table:table-cell office:value-type="float" office:value="2.40387031247" calcext:value-type="float">
            <text:p>2.4038703125</text:p>
          </table:table-cell>
        </table:table-row>
        <table:table-row table:style-name="ro1">
          <table:table-cell office:value-type="float" office:value="-0.895473563301" calcext:value-type="float">
            <text:p>-0.8954735633</text:p>
          </table:table-cell>
          <table:table-cell office:value-type="float" office:value="2.39547224748" calcext:value-type="float">
            <text:p>2.3954722475</text:p>
          </table:table-cell>
        </table:table-row>
        <table:table-row table:style-name="ro1">
          <table:table-cell office:value-type="float" office:value="-0.868597394824" calcext:value-type="float">
            <text:p>-0.8685973948</text:p>
          </table:table-cell>
          <table:table-cell office:value-type="float" office:value="2.38630555723" calcext:value-type="float">
            <text:p>2.3863055572</text:p>
          </table:table-cell>
        </table:table-row>
        <table:table-row table:style-name="ro1">
          <table:table-cell office:value-type="float" office:value="-0.851296779246" calcext:value-type="float">
            <text:p>-0.8512967792</text:p>
          </table:table-cell>
          <table:table-cell office:value-type="float" office:value="2.37584085428" calcext:value-type="float">
            <text:p>2.3758408543</text:p>
          </table:table-cell>
        </table:table-row>
        <table:table-row table:style-name="ro1">
          <table:table-cell office:value-type="float" office:value="-0.83488361298" calcext:value-type="float">
            <text:p>-0.834883613</text:p>
          </table:table-cell>
          <table:table-cell office:value-type="float" office:value="2.36567521704" calcext:value-type="float">
            <text:p>2.365675217</text:p>
          </table:table-cell>
        </table:table-row>
        <table:table-row table:style-name="ro1">
          <table:table-cell office:value-type="float" office:value="-0.816293135508" calcext:value-type="float">
            <text:p>-0.8162931355</text:p>
          </table:table-cell>
          <table:table-cell office:value-type="float" office:value="2.35624110738" calcext:value-type="float">
            <text:p>2.3562411074</text:p>
          </table:table-cell>
        </table:table-row>
        <table:table-row table:style-name="ro1">
          <table:table-cell office:value-type="float" office:value="-0.791154947859" calcext:value-type="float">
            <text:p>-0.7911549479</text:p>
          </table:table-cell>
          <table:table-cell office:value-type="float" office:value="2.34708801809" calcext:value-type="float">
            <text:p>2.3470880181</text:p>
          </table:table-cell>
        </table:table-row>
        <table:table-row table:style-name="ro1">
          <table:table-cell office:value-type="float" office:value="-0.765310210279" calcext:value-type="float">
            <text:p>-0.7653102103</text:p>
          </table:table-cell>
          <table:table-cell office:value-type="float" office:value="2.33784792404" calcext:value-type="float">
            <text:p>2.337847924</text:p>
          </table:table-cell>
        </table:table-row>
        <table:table-row table:style-name="ro1">
          <table:table-cell office:value-type="float" office:value="-0.748039940879" calcext:value-type="float">
            <text:p>-0.7480399409</text:p>
          </table:table-cell>
          <table:table-cell office:value-type="float" office:value="2.32813377426" calcext:value-type="float">
            <text:p>2.3281337743</text:p>
          </table:table-cell>
        </table:table-row>
        <table:table-row table:style-name="ro1">
          <table:table-cell office:value-type="float" office:value="-0.731052192529" calcext:value-type="float">
            <text:p>-0.7310521925</text:p>
          </table:table-cell>
          <table:table-cell office:value-type="float" office:value="2.3188436171" calcext:value-type="float">
            <text:p>2.3188436171</text:p>
          </table:table-cell>
        </table:table-row>
        <table:table-row table:style-name="ro1">
          <table:table-cell office:value-type="float" office:value="-0.712038452129" calcext:value-type="float">
            <text:p>-0.7120384521</text:p>
          </table:table-cell>
          <table:table-cell office:value-type="float" office:value="2.31017828633" calcext:value-type="float">
            <text:p>2.3101782863</text:p>
          </table:table-cell>
        </table:table-row>
        <table:table-row table:style-name="ro1">
          <table:table-cell office:value-type="float" office:value="-0.687047835859" calcext:value-type="float">
            <text:p>-0.6870478359</text:p>
          </table:table-cell>
          <table:table-cell office:value-type="float" office:value="2.30295708427" calcext:value-type="float">
            <text:p>2.3029570843</text:p>
          </table:table-cell>
        </table:table-row>
        <table:table-row table:style-name="ro1">
          <table:table-cell office:value-type="float" office:value="-0.659967753281" calcext:value-type="float">
            <text:p>-0.6599677533</text:p>
          </table:table-cell>
          <table:table-cell office:value-type="float" office:value="2.29357133201" calcext:value-type="float">
            <text:p>2.293571332</text:p>
          </table:table-cell>
        </table:table-row>
        <table:table-row table:style-name="ro1">
          <table:table-cell office:value-type="float" office:value="-0.640769961314" calcext:value-type="float">
            <text:p>-0.6407699613</text:p>
          </table:table-cell>
          <table:table-cell office:value-type="float" office:value="2.28164101944" calcext:value-type="float">
            <text:p>2.2816410194</text:p>
          </table:table-cell>
        </table:table-row>
        <table:table-row table:style-name="ro1">
          <table:table-cell office:value-type="float" office:value="-0.624039841289" calcext:value-type="float">
            <text:p>-0.6240398413</text:p>
          </table:table-cell>
          <table:table-cell office:value-type="float" office:value="2.26947415437" calcext:value-type="float">
            <text:p>2.2694741544</text:p>
          </table:table-cell>
        </table:table-row>
        <table:table-row table:style-name="ro1">
          <table:table-cell office:value-type="float" office:value="-0.606753613754" calcext:value-type="float">
            <text:p>-0.6067536138</text:p>
          </table:table-cell>
          <table:table-cell office:value-type="float" office:value="2.25887113931" calcext:value-type="float">
            <text:p>2.2588711393</text:p>
          </table:table-cell>
        </table:table-row>
        <table:table-row table:style-name="ro1">
          <table:table-cell office:value-type="float" office:value="-0.588975493184" calcext:value-type="float">
            <text:p>-0.5889754932</text:p>
          </table:table-cell>
          <table:table-cell office:value-type="float" office:value="2.2494901123" calcext:value-type="float">
            <text:p>2.2494901123</text:p>
          </table:table-cell>
        </table:table-row>
        <table:table-row table:style-name="ro1">
          <table:table-cell office:value-type="float" office:value="-0.569325992295" calcext:value-type="float">
            <text:p>-0.5693259923</text:p>
          </table:table-cell>
          <table:table-cell office:value-type="float" office:value="2.24146794433" calcext:value-type="float">
            <text:p>2.2414679443</text:p>
          </table:table-cell>
        </table:table-row>
        <table:table-row table:style-name="ro1">
          <table:table-cell office:value-type="float" office:value="-0.543838208013" calcext:value-type="float">
            <text:p>-0.543838208</text:p>
          </table:table-cell>
          <table:table-cell office:value-type="float" office:value="2.23465940456" calcext:value-type="float">
            <text:p>2.2346594046</text:p>
          </table:table-cell>
        </table:table-row>
        <table:table-row table:style-name="ro1">
          <table:table-cell office:value-type="float" office:value="-0.516376697092" calcext:value-type="float">
            <text:p>-0.5163766971</text:p>
          </table:table-cell>
          <table:table-cell office:value-type="float" office:value="2.22540102633" calcext:value-type="float">
            <text:p>2.2254010263</text:p>
          </table:table-cell>
        </table:table-row>
        <table:table-row table:style-name="ro1">
          <table:table-cell office:value-type="float" office:value="-0.496958358715" calcext:value-type="float">
            <text:p>-0.4969583587</text:p>
          </table:table-cell>
          <table:table-cell office:value-type="float" office:value="2.21370013467" calcext:value-type="float">
            <text:p>2.2137001347</text:p>
          </table:table-cell>
        </table:table-row>
        <table:table-row table:style-name="ro1">
          <table:table-cell office:value-type="float" office:value="-0.481230369468" calcext:value-type="float">
            <text:p>-0.4812303695</text:p>
          </table:table-cell>
          <table:table-cell office:value-type="float" office:value="2.20138265956" calcext:value-type="float">
            <text:p>2.2013826596</text:p>
          </table:table-cell>
        </table:table-row>
        <table:table-row table:style-name="ro1">
          <table:table-cell office:value-type="float" office:value="-0.464584252364" calcext:value-type="float">
            <text:p>-0.4645842524</text:p>
          </table:table-cell>
          <table:table-cell office:value-type="float" office:value="2.19089777301" calcext:value-type="float">
            <text:p>2.190897773</text:p>
          </table:table-cell>
        </table:table-row>
        <table:table-row table:style-name="ro1">
          <table:table-cell office:value-type="float" office:value="-0.445834563238" calcext:value-type="float">
            <text:p>-0.4458345632</text:p>
          </table:table-cell>
          <table:table-cell office:value-type="float" office:value="2.18209866048" calcext:value-type="float">
            <text:p>2.1820986605</text:p>
          </table:table-cell>
        </table:table-row>
        <table:table-row table:style-name="ro1">
          <table:table-cell office:value-type="float" office:value="-0.420425067098" calcext:value-type="float">
            <text:p>-0.4204250671</text:p>
          </table:table-cell>
          <table:table-cell office:value-type="float" office:value="2.17369260187" calcext:value-type="float">
            <text:p>2.1736926019</text:p>
          </table:table-cell>
        </table:table-row>
        <table:table-row table:style-name="ro1">
          <table:table-cell office:value-type="float" office:value="-0.393795715949" calcext:value-type="float">
            <text:p>-0.3937957159</text:p>
          </table:table-cell>
          <table:table-cell office:value-type="float" office:value="2.16470294802" calcext:value-type="float">
            <text:p>2.164702948</text:p>
          </table:table-cell>
        </table:table-row>
        <table:table-row table:style-name="ro1">
          <table:table-cell office:value-type="float" office:value="-0.37655394683" calcext:value-type="float">
            <text:p>-0.3765539468</text:p>
          </table:table-cell>
          <table:table-cell office:value-type="float" office:value="2.15458342913" calcext:value-type="float">
            <text:p>2.1545834291</text:p>
          </table:table-cell>
        </table:table-row>
        <table:table-row table:style-name="ro1">
          <table:table-cell office:value-type="float" office:value="-0.359987512589" calcext:value-type="float">
            <text:p>-0.3599875126</text:p>
          </table:table-cell>
          <table:table-cell office:value-type="float" office:value="2.14462845754" calcext:value-type="float">
            <text:p>2.1446284575</text:p>
          </table:table-cell>
        </table:table-row>
        <table:table-row table:style-name="ro1">
          <table:table-cell office:value-type="float" office:value="-0.341283637098" calcext:value-type="float">
            <text:p>-0.3412836371</text:p>
          </table:table-cell>
          <table:table-cell office:value-type="float" office:value="2.13545080438" calcext:value-type="float">
            <text:p>2.1354508044</text:p>
          </table:table-cell>
        </table:table-row>
        <table:table-row table:style-name="ro1">
          <table:table-cell office:value-type="float" office:value="-0.315882678332" calcext:value-type="float">
            <text:p>-0.3158826783</text:p>
          </table:table-cell>
          <table:table-cell office:value-type="float" office:value="2.12646405185" calcext:value-type="float">
            <text:p>2.1264640519</text:p>
          </table:table-cell>
        </table:table-row>
        <table:table-row table:style-name="ro1">
          <table:table-cell office:value-type="float" office:value="-0.289516578458" calcext:value-type="float">
            <text:p>-0.2895165785</text:p>
          </table:table-cell>
          <table:table-cell office:value-type="float" office:value="2.11745628361" calcext:value-type="float">
            <text:p>2.1174562836</text:p>
          </table:table-cell>
        </table:table-row>
        <table:table-row table:style-name="ro1">
          <table:table-cell office:value-type="float" office:value="-0.272353921174" calcext:value-type="float">
            <text:p>-0.2723539212</text:p>
          </table:table-cell>
          <table:table-cell office:value-type="float" office:value="2.10750242743" calcext:value-type="float">
            <text:p>2.1075024274</text:p>
          </table:table-cell>
        </table:table-row>
        <table:table-row table:style-name="ro1">
          <table:table-cell office:value-type="float" office:value="-0.255775689389" calcext:value-type="float">
            <text:p>-0.2557756894</text:p>
          </table:table-cell>
          <table:table-cell office:value-type="float" office:value="2.09790228861" calcext:value-type="float">
            <text:p>2.0979022886</text:p>
          </table:table-cell>
        </table:table-row>
        <table:table-row table:style-name="ro1">
          <table:table-cell office:value-type="float" office:value="-0.237138082826" calcext:value-type="float">
            <text:p>-0.2371380828</text:p>
          </table:table-cell>
          <table:table-cell office:value-type="float" office:value="2.08899410027" calcext:value-type="float">
            <text:p>2.0889941003</text:p>
          </table:table-cell>
        </table:table-row>
        <table:table-row table:style-name="ro1">
          <table:table-cell office:value-type="float" office:value="-0.211905542221" calcext:value-type="float">
            <text:p>-0.2119055422</text:p>
          </table:table-cell>
          <table:table-cell office:value-type="float" office:value="2.08023678122" calcext:value-type="float">
            <text:p>2.0802367812</text:p>
          </table:table-cell>
        </table:table-row>
        <table:table-row table:style-name="ro1">
          <table:table-cell office:value-type="float" office:value="-0.186246338579" calcext:value-type="float">
            <text:p>-0.1862463386</text:p>
          </table:table-cell>
          <table:table-cell office:value-type="float" office:value="2.07113626517" calcext:value-type="float">
            <text:p>2.0711362652</text:p>
          </table:table-cell>
        </table:table-row>
        <table:table-row table:style-name="ro1">
          <table:table-cell office:value-type="float" office:value="-0.168607771006" calcext:value-type="float">
            <text:p>-0.168607771</text:p>
          </table:table-cell>
          <table:table-cell office:value-type="float" office:value="2.06107515036" calcext:value-type="float">
            <text:p>2.0610751504</text:p>
          </table:table-cell>
        </table:table-row>
        <table:table-row table:style-name="ro1">
          <table:table-cell office:value-type="float" office:value="-0.151342021035" calcext:value-type="float">
            <text:p>-0.151342021</text:p>
          </table:table-cell>
          <table:table-cell office:value-type="float" office:value="2.05147805374" calcext:value-type="float">
            <text:p>2.0514780537</text:p>
          </table:table-cell>
        </table:table-row>
        <table:table-row table:style-name="ro1">
          <table:table-cell office:value-type="float" office:value="-0.132073718391" calcext:value-type="float">
            <text:p>-0.1320737184</text:p>
          </table:table-cell>
          <table:table-cell office:value-type="float" office:value="2.04297537296" calcext:value-type="float">
            <text:p>2.042975373</text:p>
          </table:table-cell>
        </table:table-row>
        <table:table-row table:style-name="ro1">
          <table:table-cell office:value-type="float" office:value="-0.10685569698" calcext:value-type="float">
            <text:p>-0.106855697</text:p>
          </table:table-cell>
          <table:table-cell office:value-type="float" office:value="2.03598699645" calcext:value-type="float">
            <text:p>2.0359869965</text:p>
          </table:table-cell>
        </table:table-row>
        <table:table-row table:style-name="ro1">
          <table:table-cell office:value-type="float" office:value="-0.0795122477478" calcext:value-type="float">
            <text:p>-0.0795122477</text:p>
          </table:table-cell>
          <table:table-cell office:value-type="float" office:value="2.02659837586" calcext:value-type="float">
            <text:p>2.0265983759</text:p>
          </table:table-cell>
        </table:table-row>
        <table:table-row table:style-name="ro1">
          <table:table-cell office:value-type="float" office:value="-0.0600080111967" calcext:value-type="float">
            <text:p>-0.0600080112</text:p>
          </table:table-cell>
          <table:table-cell office:value-type="float" office:value="2.01440088861" calcext:value-type="float">
            <text:p>2.0144008886</text:p>
          </table:table-cell>
        </table:table-row>
        <table:table-row table:style-name="ro1">
          <table:table-cell office:value-type="float" office:value="-0.0433320947171" calcext:value-type="float">
            <text:p>-0.0433320947</text:p>
          </table:table-cell>
          <table:table-cell office:value-type="float" office:value="2.00197765479" calcext:value-type="float">
            <text:p>2.0019776548</text:p>
          </table:table-cell>
        </table:table-row>
        <table:table-row table:style-name="ro1">
          <table:table-cell office:value-type="float" office:value="-0.026094935538" calcext:value-type="float">
            <text:p>-0.0260949355</text:p>
          </table:table-cell>
          <table:table-cell office:value-type="float" office:value="1.9912725363" calcext:value-type="float">
            <text:p>1.9912725363</text:p>
          </table:table-cell>
        </table:table-row>
        <table:table-row table:style-name="ro1">
          <table:table-cell office:value-type="float" office:value="-0.0084019659996" calcext:value-type="float">
            <text:p>-0.008401966</text:p>
          </table:table-cell>
          <table:table-cell office:value-type="float" office:value="1.98205166896" calcext:value-type="float">
            <text:p>1.982051669</text:p>
          </table:table-cell>
        </table:table-row>
        <table:table-row table:style-name="ro1">
          <table:table-cell office:value-type="float" office:value="0.0112079110692" calcext:value-type="float">
            <text:p>0.0112079111</text:p>
          </table:table-cell>
          <table:table-cell office:value-type="float" office:value="1.97408671359" calcext:value-type="float">
            <text:p>1.9740867136</text:p>
          </table:table-cell>
        </table:table-row>
        <table:table-row table:style-name="ro1">
          <table:table-cell office:value-type="float" office:value="0.0366990428372" calcext:value-type="float">
            <text:p>0.0366990428</text:p>
          </table:table-cell>
          <table:table-cell office:value-type="float" office:value="1.96736891366" calcext:value-type="float">
            <text:p>1.9673689137</text:p>
          </table:table-cell>
        </table:table-row>
        <table:table-row table:style-name="ro1">
          <table:table-cell office:value-type="float" office:value="0.0641797972792" calcext:value-type="float">
            <text:p>0.0641797973</text:p>
          </table:table-cell>
          <table:table-cell office:value-type="float" office:value="1.95819133953" calcext:value-type="float">
            <text:p>1.9581913395</text:p>
          </table:table-cell>
        </table:table-row>
        <table:table-row table:style-name="ro1">
          <table:table-cell office:value-type="float" office:value="0.0833055465884" calcext:value-type="float">
            <text:p>0.0833055466</text:p>
          </table:table-cell>
          <table:table-cell office:value-type="float" office:value="1.94653689941" calcext:value-type="float">
            <text:p>1.9465368994</text:p>
          </table:table-cell>
        </table:table-row>
        <table:table-row table:style-name="ro1">
          <table:table-cell office:value-type="float" office:value="0.0991061713698" calcext:value-type="float">
            <text:p>0.0991061714</text:p>
          </table:table-cell>
          <table:table-cell office:value-type="float" office:value="1.93429692165" calcext:value-type="float">
            <text:p>1.9342969217</text:p>
          </table:table-cell>
        </table:table-row>
        <table:table-row table:style-name="ro1">
          <table:table-cell office:value-type="float" office:value="0.115646186837" calcext:value-type="float">
            <text:p>0.1156461868</text:p>
          </table:table-cell>
          <table:table-cell office:value-type="float" office:value="1.92424493244" calcext:value-type="float">
            <text:p>1.9242449324</text:p>
          </table:table-cell>
        </table:table-row>
        <table:table-row table:style-name="ro1">
          <table:table-cell office:value-type="float" office:value="0.134479353774" calcext:value-type="float">
            <text:p>0.1344793538</text:p>
          </table:table-cell>
          <table:table-cell office:value-type="float" office:value="1.91536311444" calcext:value-type="float">
            <text:p>1.9153631144</text:p>
          </table:table-cell>
        </table:table-row>
        <table:table-row table:style-name="ro1">
          <table:table-cell office:value-type="float" office:value="0.159983896652" calcext:value-type="float">
            <text:p>0.1599838967</text:p>
          </table:table-cell>
          <table:table-cell office:value-type="float" office:value="1.9068758731" calcext:value-type="float">
            <text:p>1.9068758731</text:p>
          </table:table-cell>
        </table:table-row>
        <table:table-row table:style-name="ro1">
          <table:table-cell office:value-type="float" office:value="0.18666705957" calcext:value-type="float">
            <text:p>0.1866670596</text:p>
          </table:table-cell>
          <table:table-cell office:value-type="float" office:value="1.89806900795" calcext:value-type="float">
            <text:p>1.898069008</text:p>
          </table:table-cell>
        </table:table-row>
        <table:table-row table:style-name="ro1">
          <table:table-cell office:value-type="float" office:value="0.203993650563" calcext:value-type="float">
            <text:p>0.2039936506</text:p>
          </table:table-cell>
          <table:table-cell office:value-type="float" office:value="1.8883207456" calcext:value-type="float">
            <text:p>1.8883207456</text:p>
          </table:table-cell>
        </table:table-row>
        <table:table-row table:style-name="ro1">
          <table:table-cell office:value-type="float" office:value="0.220668887508" calcext:value-type="float">
            <text:p>0.2206688875</text:p>
          </table:table-cell>
          <table:table-cell office:value-type="float" office:value="1.87858318135" calcext:value-type="float">
            <text:p>1.8785831814</text:p>
          </table:table-cell>
        </table:table-row>
        <table:table-row table:style-name="ro1">
          <table:table-cell office:value-type="float" office:value="0.239480956788" calcext:value-type="float">
            <text:p>0.2394809568</text:p>
          </table:table-cell>
          <table:table-cell office:value-type="float" office:value="1.86959163184" calcext:value-type="float">
            <text:p>1.8695916318</text:p>
          </table:table-cell>
        </table:table-row>
        <table:table-row table:style-name="ro1">
          <table:table-cell office:value-type="float" office:value="0.265018473799" calcext:value-type="float">
            <text:p>0.2650184738</text:p>
          </table:table-cell>
          <table:table-cell office:value-type="float" office:value="1.86085223056" calcext:value-type="float">
            <text:p>1.8608522306</text:p>
          </table:table-cell>
        </table:table-row>
        <table:table-row table:style-name="ro1">
          <table:table-cell office:value-type="float" office:value="0.291655318482" calcext:value-type="float">
            <text:p>0.2916553185</text:p>
          </table:table-cell>
          <table:table-cell office:value-type="float" office:value="1.85190169788" calcext:value-type="float">
            <text:p>1.8519016979</text:p>
          </table:table-cell>
        </table:table-row>
        <table:table-row table:style-name="ro1">
          <table:table-cell office:value-type="float" office:value="0.308967247134" calcext:value-type="float">
            <text:p>0.3089672471</text:p>
          </table:table-cell>
          <table:table-cell office:value-type="float" office:value="1.84182831057" calcext:value-type="float">
            <text:p>1.8418283106</text:p>
          </table:table-cell>
        </table:table-row>
        <table:table-row table:style-name="ro1">
          <table:table-cell office:value-type="float" office:value="0.325638383824" calcext:value-type="float">
            <text:p>0.3256383838</text:p>
          </table:table-cell>
          <table:table-cell office:value-type="float" office:value="1.83210591431" calcext:value-type="float">
            <text:p>1.8321059143</text:p>
          </table:table-cell>
        </table:table-row>
        <table:table-row table:style-name="ro1">
          <table:table-cell office:value-type="float" office:value="0.344455926216" calcext:value-type="float">
            <text:p>0.3444559262</text:p>
          </table:table-cell>
          <table:table-cell office:value-type="float" office:value="1.82314626682" calcext:value-type="float">
            <text:p>1.8231462668</text:p>
          </table:table-cell>
        </table:table-row>
        <table:table-row table:style-name="ro1">
          <table:table-cell office:value-type="float" office:value="0.369714297882" calcext:value-type="float">
            <text:p>0.3697142979</text:p>
          </table:table-cell>
          <table:table-cell office:value-type="float" office:value="1.81436840349" calcext:value-type="float">
            <text:p>1.8143684035</text:p>
          </table:table-cell>
        </table:table-row>
        <table:table-row table:style-name="ro1">
          <table:table-cell office:value-type="float" office:value="0.395785765673" calcext:value-type="float">
            <text:p>0.3957857657</text:p>
          </table:table-cell>
          <table:table-cell office:value-type="float" office:value="1.80548663871" calcext:value-type="float">
            <text:p>1.8054866387</text:p>
          </table:table-cell>
        </table:table-row>
        <table:table-row table:style-name="ro1">
          <table:table-cell office:value-type="float" office:value="0.413711538647" calcext:value-type="float">
            <text:p>0.4137115386</text:p>
          </table:table-cell>
          <table:table-cell office:value-type="float" office:value="1.79569898979" calcext:value-type="float">
            <text:p>1.7956989898</text:p>
          </table:table-cell>
        </table:table-row>
        <table:table-row table:style-name="ro1">
          <table:table-cell office:value-type="float" office:value="0.431129797755" calcext:value-type="float">
            <text:p>0.4311297978</text:p>
          </table:table-cell>
          <table:table-cell office:value-type="float" office:value="1.78602325836" calcext:value-type="float">
            <text:p>1.7860232584</text:p>
          </table:table-cell>
        </table:table-row>
        <table:table-row table:style-name="ro1">
          <table:table-cell office:value-type="float" office:value="0.450395615263" calcext:value-type="float">
            <text:p>0.4503956153</text:p>
          </table:table-cell>
          <table:table-cell office:value-type="float" office:value="1.77759815282" calcext:value-type="float">
            <text:p>1.7775981528</text:p>
          </table:table-cell>
        </table:table-row>
        <table:table-row table:style-name="ro1">
          <table:table-cell office:value-type="float" office:value="0.47566723605" calcext:value-type="float">
            <text:p>0.4756672361</text:p>
          </table:table-cell>
          <table:table-cell office:value-type="float" office:value="1.77074985132" calcext:value-type="float">
            <text:p>1.7707498513</text:p>
          </table:table-cell>
        </table:table-row>
        <table:table-row table:style-name="ro1">
          <table:table-cell office:value-type="float" office:value="0.503050064926" calcext:value-type="float">
            <text:p>0.5030500649</text:p>
          </table:table-cell>
          <table:table-cell office:value-type="float" office:value="1.76154976582" calcext:value-type="float">
            <text:p>1.7615497658</text:p>
          </table:table-cell>
        </table:table-row>
        <table:table-row table:style-name="ro1">
          <table:table-cell office:value-type="float" office:value="0.52248946928" calcext:value-type="float">
            <text:p>0.5224894693</text:p>
          </table:table-cell>
          <table:table-cell office:value-type="float" office:value="1.74970032416" calcext:value-type="float">
            <text:p>1.7497003242</text:p>
          </table:table-cell>
        </table:table-row>
        <table:table-row table:style-name="ro1">
          <table:table-cell office:value-type="float" office:value="0.539501257609" calcext:value-type="float">
            <text:p>0.5395012576</text:p>
          </table:table-cell>
          <table:table-cell office:value-type="float" office:value="1.73732358543" calcext:value-type="float">
            <text:p>1.7373235854</text:p>
          </table:table-cell>
        </table:table-row>
        <table:table-row table:style-name="ro1">
          <table:table-cell office:value-type="float" office:value="0.55693879804" calcext:value-type="float">
            <text:p>0.556938798</text:p>
          </table:table-cell>
          <table:table-cell office:value-type="float" office:value="1.72670644591" calcext:value-type="float">
            <text:p>1.7267064459</text:p>
          </table:table-cell>
        </table:table-row>
        <table:table-row table:style-name="ro1">
          <table:table-cell office:value-type="float" office:value="0.5746052138" calcext:value-type="float">
            <text:p>0.5746052138</text:p>
          </table:table-cell>
          <table:table-cell office:value-type="float" office:value="1.71774333009" calcext:value-type="float">
            <text:p>1.7177433301</text:p>
          </table:table-cell>
        </table:table-row>
        <table:table-row table:style-name="ro1">
          <table:table-cell office:value-type="float" office:value="0.594117234904" calcext:value-type="float">
            <text:p>0.5941172349</text:p>
          </table:table-cell>
          <table:table-cell office:value-type="float" office:value="1.71015855127" calcext:value-type="float">
            <text:p>1.7101585513</text:p>
          </table:table-cell>
        </table:table-row>
        <table:table-row table:style-name="ro1">
          <table:table-cell office:value-type="float" office:value="0.61964372601" calcext:value-type="float">
            <text:p>0.619643726</text:p>
          </table:table-cell>
          <table:table-cell office:value-type="float" office:value="1.7035917988" calcext:value-type="float">
            <text:p>1.7035917988</text:p>
          </table:table-cell>
        </table:table-row>
        <table:table-row table:style-name="ro1">
          <table:table-cell office:value-type="float" office:value="0.647380686437" calcext:value-type="float">
            <text:p>0.6473806864</text:p>
          </table:table-cell>
          <table:table-cell office:value-type="float" office:value="1.69460772392" calcext:value-type="float">
            <text:p>1.6946077239</text:p>
          </table:table-cell>
        </table:table-row>
        <table:table-row table:style-name="ro1">
          <table:table-cell office:value-type="float" office:value="0.666659721231" calcext:value-type="float">
            <text:p>0.6666597212</text:p>
          </table:table-cell>
          <table:table-cell office:value-type="float" office:value="1.68290221731" calcext:value-type="float">
            <text:p>1.6829022173</text:p>
          </table:table-cell>
        </table:table-row>
        <table:table-row table:style-name="ro1">
          <table:table-cell office:value-type="float" office:value="0.682099008791" calcext:value-type="float">
            <text:p>0.6820990088</text:p>
          </table:table-cell>
          <table:table-cell office:value-type="float" office:value="1.67138181003" calcext:value-type="float">
            <text:p>1.67138181</text:p>
          </table:table-cell>
        </table:table-row>
        <table:table-row table:style-name="ro1">
          <table:table-cell office:value-type="float" office:value="0.69834696272" calcext:value-type="float">
            <text:p>0.6983469627</text:p>
          </table:table-cell>
          <table:table-cell office:value-type="float" office:value="1.66147950703" calcext:value-type="float">
            <text:p>1.661479507</text:p>
          </table:table-cell>
        </table:table-row>
        <table:table-row table:style-name="ro1">
          <table:table-cell office:value-type="float" office:value="0.715454601463" calcext:value-type="float">
            <text:p>0.7154546015</text:p>
          </table:table-cell>
          <table:table-cell office:value-type="float" office:value="1.6525719961" calcext:value-type="float">
            <text:p>1.6525719961</text:p>
          </table:table-cell>
        </table:table-row>
        <table:table-row table:style-name="ro1">
          <table:table-cell office:value-type="float" office:value="0.734801865833" calcext:value-type="float">
            <text:p>0.7348018658</text:p>
          </table:table-cell>
          <table:table-cell office:value-type="float" office:value="1.64442302223" calcext:value-type="float">
            <text:p>1.6444230222</text:p>
          </table:table-cell>
        </table:table-row>
        <table:table-row table:style-name="ro1">
          <table:table-cell office:value-type="float" office:value="0.76083135646" calcext:value-type="float">
            <text:p>0.7608313565</text:p>
          </table:table-cell>
          <table:table-cell office:value-type="float" office:value="1.63667015682" calcext:value-type="float">
            <text:p>1.6366701568</text:p>
          </table:table-cell>
        </table:table-row>
        <table:table-row table:style-name="ro1">
          <table:table-cell office:value-type="float" office:value="0.788262065193" calcext:value-type="float">
            <text:p>0.7882620652</text:p>
          </table:table-cell>
          <table:table-cell office:value-type="float" office:value="1.62795839121" calcext:value-type="float">
            <text:p>1.6279583912</text:p>
          </table:table-cell>
        </table:table-row>
        <table:table-row table:style-name="ro1">
          <table:table-cell office:value-type="float" office:value="0.805911509613" calcext:value-type="float">
            <text:p>0.8059115096</text:p>
          </table:table-cell>
          <table:table-cell office:value-type="float" office:value="1.61777244339" calcext:value-type="float">
            <text:p>1.6177724434</text:p>
          </table:table-cell>
        </table:table-row>
        <table:table-row table:style-name="ro1">
          <table:table-cell office:value-type="float" office:value="0.822358683443" calcext:value-type="float">
            <text:p>0.8223586834</text:p>
          </table:table-cell>
          <table:table-cell office:value-type="float" office:value="1.60767213415" calcext:value-type="float">
            <text:p>1.6076721342</text:p>
          </table:table-cell>
        </table:table-row>
        <table:table-row table:style-name="ro1">
          <table:table-cell office:value-type="float" office:value="0.839390874522" calcext:value-type="float">
            <text:p>0.8393908745</text:p>
          </table:table-cell>
          <table:table-cell office:value-type="float" office:value="1.59880829055" calcext:value-type="float">
            <text:p>1.5988082906</text:p>
          </table:table-cell>
        </table:table-row>
        <table:table-row table:style-name="ro1">
          <table:table-cell office:value-type="float" office:value="0.858567479995" calcext:value-type="float">
            <text:p>0.85856748</text:p>
          </table:table-cell>
          <table:table-cell office:value-type="float" office:value="1.59076702177" calcext:value-type="float">
            <text:p>1.5907670218</text:p>
          </table:table-cell>
        </table:table-row>
        <table:table-row table:style-name="ro1">
          <table:table-cell office:value-type="float" office:value="0.88450631402" calcext:value-type="float">
            <text:p>0.884506314</text:p>
          </table:table-cell>
          <table:table-cell office:value-type="float" office:value="1.58294576913" calcext:value-type="float">
            <text:p>1.5829457691</text:p>
          </table:table-cell>
        </table:table-row>
        <table:table-row table:style-name="ro1">
          <table:table-cell office:value-type="float" office:value="0.911866635959" calcext:value-type="float">
            <text:p>0.911866636</text:p>
          </table:table-cell>
          <table:table-cell office:value-type="float" office:value="1.57419685639" calcext:value-type="float">
            <text:p>1.5741968564</text:p>
          </table:table-cell>
        </table:table-row>
        <table:table-row table:style-name="ro1">
          <table:table-cell office:value-type="float" office:value="0.929853185152" calcext:value-type="float">
            <text:p>0.9298531852</text:p>
          </table:table-cell>
          <table:table-cell office:value-type="float" office:value="1.56404925673" calcext:value-type="float">
            <text:p>1.5640492567</text:p>
          </table:table-cell>
        </table:table-row>
        <table:table-row table:style-name="ro1">
          <table:table-cell office:value-type="float" office:value="0.946789649129" calcext:value-type="float">
            <text:p>0.9467896491</text:p>
          </table:table-cell>
          <table:table-cell office:value-type="float" office:value="1.55425025889" calcext:value-type="float">
            <text:p>1.5542502589</text:p>
          </table:table-cell>
        </table:table-row>
        <table:table-row table:style-name="ro1">
          <table:table-cell office:value-type="float" office:value="0.964339418077" calcext:value-type="float">
            <text:p>0.9643394181</text:p>
          </table:table-cell>
          <table:table-cell office:value-type="float" office:value="1.54500681874" calcext:value-type="float">
            <text:p>1.5450068187</text:p>
          </table:table-cell>
        </table:table-row>
        <table:table-row table:style-name="ro1">
          <table:table-cell office:value-type="float" office:value="0.984002529377" calcext:value-type="float">
            <text:p>0.9840025294</text:p>
          </table:table-cell>
          <table:table-cell office:value-type="float" office:value="1.53686653094" calcext:value-type="float">
            <text:p>1.5368665309</text:p>
          </table:table-cell>
        </table:table-row>
        <table:table-row table:style-name="ro1">
          <table:table-cell office:value-type="float" office:value="1.00958994047" calcext:value-type="float">
            <text:p>1.0095899405</text:p>
          </table:table-cell>
          <table:table-cell office:value-type="float" office:value="1.53020150094" calcext:value-type="float">
            <text:p>1.5302015009</text:p>
          </table:table-cell>
        </table:table-row>
        <table:table-row table:style-name="ro1">
          <table:table-cell office:value-type="float" office:value="1.03726806306" calcext:value-type="float">
            <text:p>1.0372680631</text:p>
          </table:table-cell>
          <table:table-cell office:value-type="float" office:value="1.52119470149" calcext:value-type="float">
            <text:p>1.5211947015</text:p>
          </table:table-cell>
        </table:table-row>
        <table:table-row table:style-name="ro1">
          <table:table-cell office:value-type="float" office:value="1.05694448867" calcext:value-type="float">
            <text:p>1.0569444887</text:p>
          </table:table-cell>
          <table:table-cell office:value-type="float" office:value="1.50966141966" calcext:value-type="float">
            <text:p>1.5096614197</text:p>
          </table:table-cell>
        </table:table-row>
        <table:table-row table:style-name="ro1">
          <table:table-cell office:value-type="float" office:value="1.07381248189" calcext:value-type="float">
            <text:p>1.0738124819</text:p>
          </table:table-cell>
          <table:table-cell office:value-type="float" office:value="1.49767226047" calcext:value-type="float">
            <text:p>1.4976722605</text:p>
          </table:table-cell>
        </table:table-row>
        <table:table-row table:style-name="ro1">
          <table:table-cell office:value-type="float" office:value="1.09125231194" calcext:value-type="float">
            <text:p>1.0912523119</text:p>
          </table:table-cell>
          <table:table-cell office:value-type="float" office:value="1.48729889371" calcext:value-type="float">
            <text:p>1.4872988937</text:p>
          </table:table-cell>
        </table:table-row>
        <table:table-row table:style-name="ro1">
          <table:table-cell office:value-type="float" office:value="1.10916263848" calcext:value-type="float">
            <text:p>1.1091626385</text:p>
          </table:table-cell>
          <table:table-cell office:value-type="float" office:value="1.4782166103" calcext:value-type="float">
            <text:p>1.4782166103</text:p>
          </table:table-cell>
        </table:table-row>
        <table:table-row table:style-name="ro1">
          <table:table-cell office:value-type="float" office:value="1.12898298162" calcext:value-type="float">
            <text:p>1.1289829816</text:p>
          </table:table-cell>
          <table:table-cell office:value-type="float" office:value="1.47057606852" calcext:value-type="float">
            <text:p>1.4705760685</text:p>
          </table:table-cell>
        </table:table-row>
        <table:table-row table:style-name="ro1">
          <table:table-cell office:value-type="float" office:value="1.15473328247" calcext:value-type="float">
            <text:p>1.1547332825</text:p>
          </table:table-cell>
          <table:table-cell office:value-type="float" office:value="1.4640664232" calcext:value-type="float">
            <text:p>1.4640664232</text:p>
          </table:table-cell>
        </table:table-row>
        <table:table-row table:style-name="ro1">
          <table:table-cell office:value-type="float" office:value="1.18240022756" calcext:value-type="float">
            <text:p>1.1824002276</text:p>
          </table:table-cell>
          <table:table-cell office:value-type="float" office:value="1.45523697394" calcext:value-type="float">
            <text:p>1.4552369739</text:p>
          </table:table-cell>
        </table:table-row>
        <table:table-row table:style-name="ro1">
          <table:table-cell office:value-type="float" office:value="1.20195206505" calcext:value-type="float">
            <text:p>1.2019520651</text:p>
          </table:table-cell>
          <table:table-cell office:value-type="float" office:value="1.44437462193" calcext:value-type="float">
            <text:p>1.4443746219</text:p>
          </table:table-cell>
        </table:table-row>
        <table:table-row table:style-name="ro1">
          <table:table-cell office:value-type="float" office:value="1.21396053427" calcext:value-type="float">
            <text:p>1.2139605343</text:p>
          </table:table-cell>
          <table:table-cell office:value-type="float" office:value="1.43571506528" calcext:value-type="float">
            <text:p>1.4357150653</text:p>
          </table:table-cell>
        </table:table-row>
        <table:table-row table:style-name="ro1">
          <table:table-cell office:value-type="float" office:value="1.21397011519" calcext:value-type="float">
            <text:p>1.2139701152</text:p>
          </table:table-cell>
          <table:table-cell office:value-type="float" office:value="1.43318873417" calcext:value-type="float">
            <text:p>1.4331887342</text:p>
          </table:table-cell>
        </table:table-row>
        <table:table-row table:style-name="ro1">
          <table:table-cell office:value-type="float" office:value="1.21494794768" calcext:value-type="float">
            <text:p>1.2149479477</text:p>
          </table:table-cell>
          <table:table-cell office:value-type="float" office:value="1.43056876886" calcext:value-type="float">
            <text:p>1.4305687689</text:p>
          </table:table-cell>
        </table:table-row>
        <table:table-row table:style-name="ro1">
          <table:table-cell office:value-type="float" office:value="1.21620412222" calcext:value-type="float">
            <text:p>1.2162041222</text:p>
          </table:table-cell>
          <table:table-cell office:value-type="float" office:value="1.42763232545" calcext:value-type="float">
            <text:p>1.4276323255</text:p>
          </table:table-cell>
        </table:table-row>
        <table:table-row table:style-name="ro1">
          <table:table-cell office:value-type="float" office:value="1.21727980308" calcext:value-type="float">
            <text:p>1.2172798031</text:p>
          </table:table-cell>
          <table:table-cell office:value-type="float" office:value="1.42476149151" calcext:value-type="float">
            <text:p>1.4247614915</text:p>
          </table:table-cell>
        </table:table-row>
        <table:table-row table:style-name="ro1">
          <table:table-cell office:value-type="float" office:value="1.21809206334" calcext:value-type="float">
            <text:p>1.2180920633</text:p>
          </table:table-cell>
          <table:table-cell office:value-type="float" office:value="1.42205896474" calcext:value-type="float">
            <text:p>1.4220589647</text:p>
          </table:table-cell>
        </table:table-row>
        <table:table-row table:style-name="ro1">
          <table:table-cell office:value-type="float" office:value="1.21811864452" calcext:value-type="float">
            <text:p>1.2181186445</text:p>
          </table:table-cell>
          <table:table-cell office:value-type="float" office:value="1.41942137813" calcext:value-type="float">
            <text:p>1.4194213781</text:p>
          </table:table-cell>
        </table:table-row>
        <table:table-row table:style-name="ro1">
          <table:table-cell office:value-type="float" office:value="1.2179033443" calcext:value-type="float">
            <text:p>1.2179033443</text:p>
          </table:table-cell>
          <table:table-cell office:value-type="float" office:value="1.41659891698" calcext:value-type="float">
            <text:p>1.416598917</text:p>
          </table:table-cell>
        </table:table-row>
        <table:table-row table:style-name="ro1">
          <table:table-cell office:value-type="float" office:value="1.21781180371" calcext:value-type="float">
            <text:p>1.2178118037</text:p>
          </table:table-cell>
          <table:table-cell office:value-type="float" office:value="1.41394206237" calcext:value-type="float">
            <text:p>1.4139420624</text:p>
          </table:table-cell>
        </table:table-row>
        <table:table-row table:style-name="ro1">
          <table:table-cell office:value-type="float" office:value="1.21779592225" calcext:value-type="float">
            <text:p>1.2177959223</text:p>
          </table:table-cell>
          <table:table-cell office:value-type="float" office:value="1.41116833763" calcext:value-type="float">
            <text:p>1.4111683376</text:p>
          </table:table-cell>
        </table:table-row>
        <table:table-row table:style-name="ro1">
          <table:table-cell office:value-type="float" office:value="1.21777613689" calcext:value-type="float">
            <text:p>1.2177761369</text:p>
          </table:table-cell>
          <table:table-cell office:value-type="float" office:value="1.40837366984" calcext:value-type="float">
            <text:p>1.4083736698</text:p>
          </table:table-cell>
        </table:table-row>
        <table:table-row table:style-name="ro1">
          <table:table-cell office:value-type="float" office:value="1.21781123937" calcext:value-type="float">
            <text:p>1.2178112394</text:p>
          </table:table-cell>
          <table:table-cell office:value-type="float" office:value="1.40557114769" calcext:value-type="float">
            <text:p>1.4055711477</text:p>
          </table:table-cell>
        </table:table-row>
        <table:table-row table:style-name="ro1">
          <table:table-cell office:value-type="float" office:value="1.21784387383" calcext:value-type="float">
            <text:p>1.2178438738</text:p>
          </table:table-cell>
          <table:table-cell office:value-type="float" office:value="1.40258215787" calcext:value-type="float">
            <text:p>1.4025821579</text:p>
          </table:table-cell>
        </table:table-row>
        <table:table-row table:style-name="ro1">
          <table:table-cell office:value-type="float" office:value="1.21788683137" calcext:value-type="float">
            <text:p>1.2178868314</text:p>
          </table:table-cell>
          <table:table-cell office:value-type="float" office:value="1.39950763823" calcext:value-type="float">
            <text:p>1.3995076382</text:p>
          </table:table-cell>
        </table:table-row>
        <table:table-row table:style-name="ro1">
          <table:table-cell office:value-type="float" office:value="1.21790041861" calcext:value-type="float">
            <text:p>1.2179004186</text:p>
          </table:table-cell>
          <table:table-cell office:value-type="float" office:value="1.39612994073" calcext:value-type="float">
            <text:p>1.3961299407</text:p>
          </table:table-cell>
        </table:table-row>
        <table:table-row table:style-name="ro1">
          <table:table-cell office:value-type="float" office:value="1.21792224874" calcext:value-type="float">
            <text:p>1.2179222487</text:p>
          </table:table-cell>
          <table:table-cell office:value-type="float" office:value="1.39272633409" calcext:value-type="float">
            <text:p>1.3927263341</text:p>
          </table:table-cell>
        </table:table-row>
        <table:table-row table:style-name="ro1">
          <table:table-cell office:value-type="float" office:value="1.21799346154" calcext:value-type="float">
            <text:p>1.2179934615</text:p>
          </table:table-cell>
          <table:table-cell office:value-type="float" office:value="1.38940967416" calcext:value-type="float">
            <text:p>1.3894096742</text:p>
          </table:table-cell>
        </table:table-row>
        <table:table-row table:style-name="ro1">
          <table:table-cell office:value-type="float" office:value="1.21812668228" calcext:value-type="float">
            <text:p>1.2181266823</text:p>
          </table:table-cell>
          <table:table-cell office:value-type="float" office:value="1.38598459995" calcext:value-type="float">
            <text:p>1.3859846</text:p>
          </table:table-cell>
        </table:table-row>
        <table:table-row table:style-name="ro1">
          <table:table-cell office:value-type="float" office:value="1.21839554509" calcext:value-type="float">
            <text:p>1.2183955451</text:p>
          </table:table-cell>
          <table:table-cell office:value-type="float" office:value="1.38243487017" calcext:value-type="float">
            <text:p>1.3824348702</text:p>
          </table:table-cell>
        </table:table-row>
        <table:table-row table:style-name="ro1">
          <table:table-cell office:value-type="float" office:value="1.2187907203" calcext:value-type="float">
            <text:p>1.2187907203</text:p>
          </table:table-cell>
          <table:table-cell office:value-type="float" office:value="1.37890310441" calcext:value-type="float">
            <text:p>1.3789031044</text:p>
          </table:table-cell>
        </table:table-row>
        <table:table-row table:style-name="ro1">
          <table:table-cell office:value-type="float" office:value="1.21920170475" calcext:value-type="float">
            <text:p>1.2192017048</text:p>
          </table:table-cell>
          <table:table-cell office:value-type="float" office:value="1.37552552245" calcext:value-type="float">
            <text:p>1.3755255225</text:p>
          </table:table-cell>
        </table:table-row>
        <table:table-row table:style-name="ro1">
          <table:table-cell office:value-type="float" office:value="1.2196781686" calcext:value-type="float">
            <text:p>1.2196781686</text:p>
          </table:table-cell>
          <table:table-cell office:value-type="float" office:value="1.37223310562" calcext:value-type="float">
            <text:p>1.3722331056</text:p>
          </table:table-cell>
        </table:table-row>
        <table:table-row table:style-name="ro1">
          <table:table-cell office:value-type="float" office:value="1.22029875132" calcext:value-type="float">
            <text:p>1.2202987513</text:p>
          </table:table-cell>
          <table:table-cell office:value-type="float" office:value="1.36890993591" calcext:value-type="float">
            <text:p>1.3689099359</text:p>
          </table:table-cell>
        </table:table-row>
        <table:table-row table:style-name="ro1">
          <table:table-cell office:value-type="float" office:value="1.22098919249" calcext:value-type="float">
            <text:p>1.2209891925</text:p>
          </table:table-cell>
          <table:table-cell office:value-type="float" office:value="1.36567951537" calcext:value-type="float">
            <text:p>1.3656795154</text:p>
          </table:table-cell>
        </table:table-row>
        <table:table-row table:style-name="ro1">
          <table:table-cell office:value-type="float" office:value="1.22165612672" calcext:value-type="float">
            <text:p>1.2216561267</text:p>
          </table:table-cell>
          <table:table-cell office:value-type="float" office:value="1.36256144767" calcext:value-type="float">
            <text:p>1.3625614477</text:p>
          </table:table-cell>
        </table:table-row>
        <table:table-row table:style-name="ro1">
          <table:table-cell office:value-type="float" office:value="1.222506102" calcext:value-type="float">
            <text:p>1.222506102</text:p>
          </table:table-cell>
          <table:table-cell office:value-type="float" office:value="1.35946987099" calcext:value-type="float">
            <text:p>1.359469871</text:p>
          </table:table-cell>
        </table:table-row>
        <table:table-row table:style-name="ro1">
          <table:table-cell office:value-type="float" office:value="1.22345950512" calcext:value-type="float">
            <text:p>1.2234595051</text:p>
          </table:table-cell>
          <table:table-cell office:value-type="float" office:value="1.35645180483" calcext:value-type="float">
            <text:p>1.3564518048</text:p>
          </table:table-cell>
        </table:table-row>
        <table:table-row table:style-name="ro1">
          <table:table-cell office:value-type="float" office:value="1.22445477096" calcext:value-type="float">
            <text:p>1.224454771</text:p>
          </table:table-cell>
          <table:table-cell office:value-type="float" office:value="1.35354127554" calcext:value-type="float">
            <text:p>1.3535412755</text:p>
          </table:table-cell>
        </table:table-row>
        <table:table-row table:style-name="ro1">
          <table:table-cell office:value-type="float" office:value="1.22547874143" calcext:value-type="float">
            <text:p>1.2254787414</text:p>
          </table:table-cell>
          <table:table-cell office:value-type="float" office:value="1.3507509091" calcext:value-type="float">
            <text:p>1.3507509091</text:p>
          </table:table-cell>
        </table:table-row>
        <table:table-row table:style-name="ro1">
          <table:table-cell office:value-type="float" office:value="1.22655564743" calcext:value-type="float">
            <text:p>1.2265556474</text:p>
          </table:table-cell>
          <table:table-cell office:value-type="float" office:value="1.34808360393" calcext:value-type="float">
            <text:p>1.3480836039</text:p>
          </table:table-cell>
        </table:table-row>
        <table:table-row table:style-name="ro1">
          <table:table-cell office:value-type="float" office:value="1.22782845846" calcext:value-type="float">
            <text:p>1.2278284585</text:p>
          </table:table-cell>
          <table:table-cell office:value-type="float" office:value="1.34529818415" calcext:value-type="float">
            <text:p>1.3452981842</text:p>
          </table:table-cell>
        </table:table-row>
        <table:table-row table:style-name="ro1">
          <table:table-cell office:value-type="float" office:value="1.22929138027" calcext:value-type="float">
            <text:p>1.2292913803</text:p>
          </table:table-cell>
          <table:table-cell office:value-type="float" office:value="1.34254673047" calcext:value-type="float">
            <text:p>1.3425467305</text:p>
          </table:table-cell>
        </table:table-row>
        <table:table-row table:style-name="ro1">
          <table:table-cell office:value-type="float" office:value="1.23063041364" calcext:value-type="float">
            <text:p>1.2306304136</text:p>
          </table:table-cell>
          <table:table-cell office:value-type="float" office:value="1.34015629763" calcext:value-type="float">
            <text:p>1.3401562976</text:p>
          </table:table-cell>
        </table:table-row>
        <table:table-row table:style-name="ro1">
          <table:table-cell office:value-type="float" office:value="1.23215242457" calcext:value-type="float">
            <text:p>1.2321524246</text:p>
          </table:table-cell>
          <table:table-cell office:value-type="float" office:value="1.33765758448" calcext:value-type="float">
            <text:p>1.3376575845</text:p>
          </table:table-cell>
        </table:table-row>
        <table:table-row table:style-name="ro1">
          <table:table-cell office:value-type="float" office:value="1.2338008293" calcext:value-type="float">
            <text:p>1.2338008293</text:p>
          </table:table-cell>
          <table:table-cell office:value-type="float" office:value="1.33519045614" calcext:value-type="float">
            <text:p>1.3351904561</text:p>
          </table:table-cell>
        </table:table-row>
        <table:table-row table:style-name="ro1">
          <table:table-cell office:value-type="float" office:value="1.23546927812" calcext:value-type="float">
            <text:p>1.2354692781</text:p>
          </table:table-cell>
          <table:table-cell office:value-type="float" office:value="1.33293242372" calcext:value-type="float">
            <text:p>1.3329324237</text:p>
          </table:table-cell>
        </table:table-row>
        <table:table-row table:style-name="ro1">
          <table:table-cell office:value-type="float" office:value="1.23724077858" calcext:value-type="float">
            <text:p>1.2372407786</text:p>
          </table:table-cell>
          <table:table-cell office:value-type="float" office:value="1.33065433497" calcext:value-type="float">
            <text:p>1.330654335</text:p>
          </table:table-cell>
        </table:table-row>
        <table:table-row table:style-name="ro1">
          <table:table-cell office:value-type="float" office:value="1.23911421125" calcext:value-type="float">
            <text:p>1.2391142113</text:p>
          </table:table-cell>
          <table:table-cell office:value-type="float" office:value="1.32846990695" calcext:value-type="float">
            <text:p>1.328469907</text:p>
          </table:table-cell>
        </table:table-row>
        <table:table-row table:style-name="ro1">
          <table:table-cell office:value-type="float" office:value="1.2410348158" calcext:value-type="float">
            <text:p>1.2410348158</text:p>
          </table:table-cell>
          <table:table-cell office:value-type="float" office:value="1.32644043231" calcext:value-type="float">
            <text:p>1.3264404323</text:p>
          </table:table-cell>
        </table:table-row>
        <table:table-row table:style-name="ro1">
          <table:table-cell office:value-type="float" office:value="1.24317949685" calcext:value-type="float">
            <text:p>1.2431794969</text:p>
          </table:table-cell>
          <table:table-cell office:value-type="float" office:value="1.32433961562" calcext:value-type="float">
            <text:p>1.3243396156</text:p>
          </table:table-cell>
        </table:table-row>
        <table:table-row table:style-name="ro1">
          <table:table-cell office:value-type="float" office:value="1.2461891063" calcext:value-type="float">
            <text:p>1.2461891063</text:p>
          </table:table-cell>
          <table:table-cell office:value-type="float" office:value="1.3254020995" calcext:value-type="float">
            <text:p>1.3254020995</text:p>
          </table:table-cell>
        </table:table-row>
        <table:table-row table:style-name="ro1">
          <table:table-cell office:value-type="float" office:value="1.25292364526" calcext:value-type="float">
            <text:p>1.2529236453</text:p>
          </table:table-cell>
          <table:table-cell office:value-type="float" office:value="1.33133091861" calcext:value-type="float">
            <text:p>1.3313309186</text:p>
          </table:table-cell>
        </table:table-row>
        <table:table-row table:style-name="ro1">
          <table:table-cell office:value-type="float" office:value="1.26277674199" calcext:value-type="float">
            <text:p>1.262776742</text:p>
          </table:table-cell>
          <table:table-cell office:value-type="float" office:value="1.34132555265" calcext:value-type="float">
            <text:p>1.3413255527</text:p>
          </table:table-cell>
        </table:table-row>
        <table:table-row table:style-name="ro1">
          <table:table-cell office:value-type="float" office:value="1.27570960923" calcext:value-type="float">
            <text:p>1.2757096092</text:p>
          </table:table-cell>
          <table:table-cell office:value-type="float" office:value="1.35541552747" calcext:value-type="float">
            <text:p>1.3554155275</text:p>
          </table:table-cell>
        </table:table-row>
        <table:table-row table:style-name="ro1">
          <table:table-cell office:value-type="float" office:value="1.29172570698" calcext:value-type="float">
            <text:p>1.291725707</text:p>
          </table:table-cell>
          <table:table-cell office:value-type="float" office:value="1.37354784725" calcext:value-type="float">
            <text:p>1.3735478473</text:p>
          </table:table-cell>
        </table:table-row>
        <table:table-row table:style-name="ro1">
          <table:table-cell office:value-type="float" office:value="1.31076629745" calcext:value-type="float">
            <text:p>1.3107662975</text:p>
          </table:table-cell>
          <table:table-cell office:value-type="float" office:value="1.39538857504" calcext:value-type="float">
            <text:p>1.395388575</text:p>
          </table:table-cell>
        </table:table-row>
        <table:table-row table:style-name="ro1">
          <table:table-cell office:value-type="float" office:value="1.33275507531" calcext:value-type="float">
            <text:p>1.3327550753</text:p>
          </table:table-cell>
          <table:table-cell office:value-type="float" office:value="1.42111776765" calcext:value-type="float">
            <text:p>1.4211177677</text:p>
          </table:table-cell>
        </table:table-row>
        <table:table-row table:style-name="ro1">
          <table:table-cell office:value-type="float" office:value="1.35771743576" calcext:value-type="float">
            <text:p>1.3577174358</text:p>
          </table:table-cell>
          <table:table-cell office:value-type="float" office:value="1.44898720354" calcext:value-type="float">
            <text:p>1.4489872035</text:p>
          </table:table-cell>
        </table:table-row>
        <table:table-row table:style-name="ro1">
          <table:table-cell office:value-type="float" office:value="1.38139733872" calcext:value-type="float">
            <text:p>1.3813973387</text:p>
          </table:table-cell>
          <table:table-cell office:value-type="float" office:value="1.47670222928" calcext:value-type="float">
            <text:p>1.4767022293</text:p>
          </table:table-cell>
        </table:table-row>
        <table:table-row table:style-name="ro1">
          <table:table-cell office:value-type="float" office:value="1.39642047588" calcext:value-type="float">
            <text:p>1.3964204759</text:p>
          </table:table-cell>
          <table:table-cell office:value-type="float" office:value="1.50549883339" calcext:value-type="float">
            <text:p>1.5054988334</text:p>
          </table:table-cell>
        </table:table-row>
        <table:table-row table:style-name="ro1">
          <table:table-cell office:value-type="float" office:value="1.41025311291" calcext:value-type="float">
            <text:p>1.4102531129</text:p>
          </table:table-cell>
          <table:table-cell office:value-type="float" office:value="1.53462530145" calcext:value-type="float">
            <text:p>1.5346253015</text:p>
          </table:table-cell>
        </table:table-row>
        <table:table-row table:style-name="ro1">
          <table:table-cell office:value-type="float" office:value="1.42346157323" calcext:value-type="float">
            <text:p>1.4234615732</text:p>
          </table:table-cell>
          <table:table-cell office:value-type="float" office:value="1.56366790251" calcext:value-type="float">
            <text:p>1.5636679025</text:p>
          </table:table-cell>
        </table:table-row>
        <table:table-row table:style-name="ro1">
          <table:table-cell office:value-type="float" office:value="1.43703963355" calcext:value-type="float">
            <text:p>1.4370396336</text:p>
          </table:table-cell>
          <table:table-cell office:value-type="float" office:value="1.58852972681" calcext:value-type="float">
            <text:p>1.5885297268</text:p>
          </table:table-cell>
        </table:table-row>
        <table:table-row table:style-name="ro1">
          <table:table-cell office:value-type="float" office:value="1.44892148343" calcext:value-type="float">
            <text:p>1.4489214834</text:p>
          </table:table-cell>
          <table:table-cell office:value-type="float" office:value="1.59776909006" calcext:value-type="float">
            <text:p>1.5977690901</text:p>
          </table:table-cell>
        </table:table-row>
        <table:table-row table:style-name="ro1">
          <table:table-cell office:value-type="float" office:value="1.45432852343" calcext:value-type="float">
            <text:p>1.4543285234</text:p>
          </table:table-cell>
          <table:table-cell office:value-type="float" office:value="1.59677581829" calcext:value-type="float">
            <text:p>1.5967758183</text:p>
          </table:table-cell>
        </table:table-row>
        <table:table-row table:style-name="ro1">
          <table:table-cell office:value-type="float" office:value="1.4549583409" calcext:value-type="float">
            <text:p>1.4549583409</text:p>
          </table:table-cell>
          <table:table-cell office:value-type="float" office:value="1.5925947669" calcext:value-type="float">
            <text:p>1.5925947669</text:p>
          </table:table-cell>
        </table:table-row>
        <table:table-row table:style-name="ro1">
          <table:table-cell office:value-type="float" office:value="1.45507602174" calcext:value-type="float">
            <text:p>1.4550760217</text:p>
          </table:table-cell>
          <table:table-cell office:value-type="float" office:value="1.58835203844" calcext:value-type="float">
            <text:p>1.5883520384</text:p>
          </table:table-cell>
        </table:table-row>
        <table:table-row table:style-name="ro1">
          <table:table-cell office:value-type="float" office:value="1.45528803471" calcext:value-type="float">
            <text:p>1.4552880347</text:p>
          </table:table-cell>
          <table:table-cell office:value-type="float" office:value="1.58435976236" calcext:value-type="float">
            <text:p>1.5843597624</text:p>
          </table:table-cell>
        </table:table-row>
        <table:table-row table:style-name="ro1">
          <table:table-cell office:value-type="float" office:value="1.45555136645" calcext:value-type="float">
            <text:p>1.4555513665</text:p>
          </table:table-cell>
          <table:table-cell office:value-type="float" office:value="1.58042286307" calcext:value-type="float">
            <text:p>1.5804228631</text:p>
          </table:table-cell>
        </table:table-row>
        <table:table-row table:style-name="ro1">
          <table:table-cell office:value-type="float" office:value="1.45578025302" calcext:value-type="float">
            <text:p>1.455780253</text:p>
          </table:table-cell>
          <table:table-cell office:value-type="float" office:value="1.57662292882" calcext:value-type="float">
            <text:p>1.5766229288</text:p>
          </table:table-cell>
        </table:table-row>
        <table:table-row table:style-name="ro1">
          <table:table-cell office:value-type="float" office:value="1.45592767438" calcext:value-type="float">
            <text:p>1.4559276744</text:p>
          </table:table-cell>
          <table:table-cell office:value-type="float" office:value="1.57286607688" calcext:value-type="float">
            <text:p>1.5728660769</text:p>
          </table:table-cell>
        </table:table-row>
        <table:table-row table:style-name="ro1">
          <table:table-cell office:value-type="float" office:value="1.45597861228" calcext:value-type="float">
            <text:p>1.4559786123</text:p>
          </table:table-cell>
          <table:table-cell office:value-type="float" office:value="1.56935770217" calcext:value-type="float">
            <text:p>1.5693577022</text:p>
          </table:table-cell>
        </table:table-row>
        <table:table-row table:style-name="ro1">
          <table:table-cell office:value-type="float" office:value="1.45582387418" calcext:value-type="float">
            <text:p>1.4558238742</text:p>
          </table:table-cell>
          <table:table-cell office:value-type="float" office:value="1.5659937361" calcext:value-type="float">
            <text:p>1.5659937361</text:p>
          </table:table-cell>
        </table:table-row>
        <table:table-row table:style-name="ro1">
          <table:table-cell office:value-type="float" office:value="1.45549159925" calcext:value-type="float">
            <text:p>1.4554915993</text:p>
          </table:table-cell>
          <table:table-cell office:value-type="float" office:value="1.56268181102" calcext:value-type="float">
            <text:p>1.562681811</text:p>
          </table:table-cell>
        </table:table-row>
        <table:table-row table:style-name="ro1">
          <table:table-cell office:value-type="float" office:value="1.45769538308" calcext:value-type="float">
            <text:p>1.4576953831</text:p>
          </table:table-cell>
          <table:table-cell office:value-type="float" office:value="1.56240067129" calcext:value-type="float">
            <text:p>1.5624006713</text:p>
          </table:table-cell>
        </table:table-row>
        <table:table-row table:style-name="ro1">
          <table:table-cell office:value-type="float" office:value="1.46725163768" calcext:value-type="float">
            <text:p>1.4672516377</text:p>
          </table:table-cell>
          <table:table-cell office:value-type="float" office:value="1.56436687726" calcext:value-type="float">
            <text:p>1.5643668773</text:p>
          </table:table-cell>
        </table:table-row>
        <table:table-row table:style-name="ro1">
          <table:table-cell office:value-type="float" office:value="1.48395447148" calcext:value-type="float">
            <text:p>1.4839544715</text:p>
          </table:table-cell>
          <table:table-cell office:value-type="float" office:value="1.56782884182" calcext:value-type="float">
            <text:p>1.5678288418</text:p>
          </table:table-cell>
        </table:table-row>
        <table:table-row table:style-name="ro1">
          <table:table-cell office:value-type="float" office:value="1.50751652669" calcext:value-type="float">
            <text:p>1.5075165267</text:p>
          </table:table-cell>
          <table:table-cell office:value-type="float" office:value="1.57311018198" calcext:value-type="float">
            <text:p>1.573110182</text:p>
          </table:table-cell>
        </table:table-row>
        <table:table-row table:style-name="ro1">
          <table:table-cell office:value-type="float" office:value="1.53764249628" calcext:value-type="float">
            <text:p>1.5376424963</text:p>
          </table:table-cell>
          <table:table-cell office:value-type="float" office:value="1.58063330402" calcext:value-type="float">
            <text:p>1.580633304</text:p>
          </table:table-cell>
        </table:table-row>
        <table:table-row table:style-name="ro1">
          <table:table-cell office:value-type="float" office:value="1.57053739365" calcext:value-type="float">
            <text:p>1.5705373937</text:p>
          </table:table-cell>
          <table:table-cell office:value-type="float" office:value="1.59134420553" calcext:value-type="float">
            <text:p>1.5913442055</text:p>
          </table:table-cell>
        </table:table-row>
        <table:table-row table:style-name="ro1">
          <table:table-cell office:value-type="float" office:value="1.59974893212" calcext:value-type="float">
            <text:p>1.5997489321</text:p>
          </table:table-cell>
          <table:table-cell office:value-type="float" office:value="1.60540033902" calcext:value-type="float">
            <text:p>1.605400339</text:p>
          </table:table-cell>
        </table:table-row>
        <table:table-row table:style-name="ro1">
          <table:table-cell office:value-type="float" office:value="1.62180768891" calcext:value-type="float">
            <text:p>1.6218076889</text:p>
          </table:table-cell>
          <table:table-cell office:value-type="float" office:value="1.62259413828" calcext:value-type="float">
            <text:p>1.6225941383</text:p>
          </table:table-cell>
        </table:table-row>
        <table:table-row table:style-name="ro1">
          <table:table-cell office:value-type="float" office:value="1.63628069112" calcext:value-type="float">
            <text:p>1.6362806911</text:p>
          </table:table-cell>
          <table:table-cell office:value-type="float" office:value="1.64067234132" calcext:value-type="float">
            <text:p>1.6406723413</text:p>
          </table:table-cell>
        </table:table-row>
        <table:table-row table:style-name="ro1">
          <table:table-cell office:value-type="float" office:value="1.64539927008" calcext:value-type="float">
            <text:p>1.6453992701</text:p>
          </table:table-cell>
          <table:table-cell office:value-type="float" office:value="1.6610996336" calcext:value-type="float">
            <text:p>1.6610996336</text:p>
          </table:table-cell>
        </table:table-row>
        <table:table-row table:style-name="ro1">
          <table:table-cell office:value-type="float" office:value="1.65555323399" calcext:value-type="float">
            <text:p>1.655553234</text:p>
          </table:table-cell>
          <table:table-cell office:value-type="float" office:value="1.68161342927" calcext:value-type="float">
            <text:p>1.6816134293</text:p>
          </table:table-cell>
        </table:table-row>
        <table:table-row table:style-name="ro1">
          <table:table-cell office:value-type="float" office:value="1.67112388832" calcext:value-type="float">
            <text:p>1.6711238883</text:p>
          </table:table-cell>
          <table:table-cell office:value-type="float" office:value="1.69840963455" calcext:value-type="float">
            <text:p>1.6984096346</text:p>
          </table:table-cell>
        </table:table-row>
        <table:table-row table:style-name="ro1">
          <table:table-cell office:value-type="float" office:value="1.68727746569" calcext:value-type="float">
            <text:p>1.6872774657</text:p>
          </table:table-cell>
          <table:table-cell office:value-type="float" office:value="1.70925520601" calcext:value-type="float">
            <text:p>1.709255206</text:p>
          </table:table-cell>
        </table:table-row>
        <table:table-row table:style-name="ro1">
          <table:table-cell office:value-type="float" office:value="1.69644750928" calcext:value-type="float">
            <text:p>1.6964475093</text:p>
          </table:table-cell>
          <table:table-cell office:value-type="float" office:value="1.70910102853" calcext:value-type="float">
            <text:p>1.7091010285</text:p>
          </table:table-cell>
        </table:table-row>
        <table:table-row table:style-name="ro1">
          <table:table-cell office:value-type="float" office:value="1.69782590049" calcext:value-type="float">
            <text:p>1.6978259005</text:p>
          </table:table-cell>
          <table:table-cell office:value-type="float" office:value="1.70640281889" calcext:value-type="float">
            <text:p>1.7064028189</text:p>
          </table:table-cell>
        </table:table-row>
        <table:table-row table:style-name="ro1">
          <table:table-cell office:value-type="float" office:value="1.69764563376" calcext:value-type="float">
            <text:p>1.6976456338</text:p>
          </table:table-cell>
          <table:table-cell office:value-type="float" office:value="1.70370824867" calcext:value-type="float">
            <text:p>1.7037082487</text:p>
          </table:table-cell>
        </table:table-row>
        <table:table-row table:style-name="ro1">
          <table:table-cell office:value-type="float" office:value="1.69746361636" calcext:value-type="float">
            <text:p>1.6974636164</text:p>
          </table:table-cell>
          <table:table-cell office:value-type="float" office:value="1.7009749912" calcext:value-type="float">
            <text:p>1.7009749912</text:p>
          </table:table-cell>
        </table:table-row>
        <table:table-row table:style-name="ro1">
          <table:table-cell office:value-type="float" office:value="1.69733473234" calcext:value-type="float">
            <text:p>1.6973347323</text:p>
          </table:table-cell>
          <table:table-cell office:value-type="float" office:value="1.69820266224" calcext:value-type="float">
            <text:p>1.6982026622</text:p>
          </table:table-cell>
        </table:table-row>
        <table:table-row table:style-name="ro1">
          <table:table-cell office:value-type="float" office:value="1.69725713588" calcext:value-type="float">
            <text:p>1.6972571359</text:p>
          </table:table-cell>
          <table:table-cell office:value-type="float" office:value="1.695459304" calcext:value-type="float">
            <text:p>1.695459304</text:p>
          </table:table-cell>
        </table:table-row>
        <table:table-row table:style-name="ro1">
          <table:table-cell office:value-type="float" office:value="1.69717839091" calcext:value-type="float">
            <text:p>1.6971783909</text:p>
          </table:table-cell>
          <table:table-cell office:value-type="float" office:value="1.69261824908" calcext:value-type="float">
            <text:p>1.6926182491</text:p>
          </table:table-cell>
        </table:table-row>
        <table:table-row table:style-name="ro1">
          <table:table-cell office:value-type="float" office:value="1.69715717657" calcext:value-type="float">
            <text:p>1.6971571766</text:p>
          </table:table-cell>
          <table:table-cell office:value-type="float" office:value="1.68982692818" calcext:value-type="float">
            <text:p>1.6898269282</text:p>
          </table:table-cell>
        </table:table-row>
        <table:table-row table:style-name="ro1">
          <table:table-cell office:value-type="float" office:value="1.69708324688" calcext:value-type="float">
            <text:p>1.6970832469</text:p>
          </table:table-cell>
          <table:table-cell office:value-type="float" office:value="1.6869473962" calcext:value-type="float">
            <text:p>1.6869473962</text:p>
          </table:table-cell>
        </table:table-row>
        <table:table-row table:style-name="ro1">
          <table:table-cell office:value-type="float" office:value="1.69715773951" calcext:value-type="float">
            <text:p>1.6971577395</text:p>
          </table:table-cell>
          <table:table-cell office:value-type="float" office:value="1.68401415784" calcext:value-type="float">
            <text:p>1.6840141578</text:p>
          </table:table-cell>
        </table:table-row>
        <table:table-row table:style-name="ro1">
          <table:table-cell office:value-type="float" office:value="1.69723644182" calcext:value-type="float">
            <text:p>1.6972364418</text:p>
          </table:table-cell>
          <table:table-cell office:value-type="float" office:value="1.68093576482" calcext:value-type="float">
            <text:p>1.6809357648</text:p>
          </table:table-cell>
        </table:table-row>
        <table:table-row table:style-name="ro1">
          <table:table-cell office:value-type="float" office:value="1.69726830304" calcext:value-type="float">
            <text:p>1.697268303</text:p>
          </table:table-cell>
          <table:table-cell office:value-type="float" office:value="1.67768694824" calcext:value-type="float">
            <text:p>1.6776869482</text:p>
          </table:table-cell>
        </table:table-row>
        <table:table-row table:style-name="ro1">
          <table:table-cell office:value-type="float" office:value="1.69732783706" calcext:value-type="float">
            <text:p>1.6973278371</text:p>
          </table:table-cell>
          <table:table-cell office:value-type="float" office:value="1.67438096923" calcext:value-type="float">
            <text:p>1.6743809692</text:p>
          </table:table-cell>
        </table:table-row>
        <table:table-row table:style-name="ro1">
          <table:table-cell office:value-type="float" office:value="1.69742313514" calcext:value-type="float">
            <text:p>1.6974231351</text:p>
          </table:table-cell>
          <table:table-cell office:value-type="float" office:value="1.67095556896" calcext:value-type="float">
            <text:p>1.670955569</text:p>
          </table:table-cell>
        </table:table-row>
        <table:table-row table:style-name="ro1">
          <table:table-cell office:value-type="float" office:value="1.69981775027" calcext:value-type="float">
            <text:p>1.6998177503</text:p>
          </table:table-cell>
          <table:table-cell office:value-type="float" office:value="1.66964768539" calcext:value-type="float">
            <text:p>1.6696476854</text:p>
          </table:table-cell>
        </table:table-row>
        <table:table-row table:style-name="ro1">
          <table:table-cell office:value-type="float" office:value="1.71004603305" calcext:value-type="float">
            <text:p>1.7100460331</text:p>
          </table:table-cell>
          <table:table-cell office:value-type="float" office:value="1.67015775646" calcext:value-type="float">
            <text:p>1.6701577565</text:p>
          </table:table-cell>
        </table:table-row>
        <table:table-row table:style-name="ro1">
          <table:table-cell office:value-type="float" office:value="1.72793085029" calcext:value-type="float">
            <text:p>1.7279308503</text:p>
          </table:table-cell>
          <table:table-cell office:value-type="float" office:value="1.67110504809" calcext:value-type="float">
            <text:p>1.6711050481</text:p>
          </table:table-cell>
        </table:table-row>
        <table:table-row table:style-name="ro1">
          <table:table-cell office:value-type="float" office:value="1.75358175993" calcext:value-type="float">
            <text:p>1.7535817599</text:p>
          </table:table-cell>
          <table:table-cell office:value-type="float" office:value="1.67257075824" calcext:value-type="float">
            <text:p>1.6725707582</text:p>
          </table:table-cell>
        </table:table-row>
        <table:table-row table:style-name="ro1">
          <table:table-cell office:value-type="float" office:value="1.78695188342" calcext:value-type="float">
            <text:p>1.7869518834</text:p>
          </table:table-cell>
          <table:table-cell office:value-type="float" office:value="1.67469183731" calcext:value-type="float">
            <text:p>1.6746918373</text:p>
          </table:table-cell>
        </table:table-row>
        <table:table-row table:style-name="ro1">
          <table:table-cell office:value-type="float" office:value="1.82551782975" calcext:value-type="float">
            <text:p>1.8255178298</text:p>
          </table:table-cell>
          <table:table-cell office:value-type="float" office:value="1.67790534067" calcext:value-type="float">
            <text:p>1.6779053407</text:p>
          </table:table-cell>
        </table:table-row>
        <table:table-row table:style-name="ro1">
          <table:table-cell office:value-type="float" office:value="1.86270404753" calcext:value-type="float">
            <text:p>1.8627040475</text:p>
          </table:table-cell>
          <table:table-cell office:value-type="float" office:value="1.68318299866" calcext:value-type="float">
            <text:p>1.6831829987</text:p>
          </table:table-cell>
        </table:table-row>
        <table:table-row table:style-name="ro1">
          <table:table-cell office:value-type="float" office:value="1.8956080123" calcext:value-type="float">
            <text:p>1.8956080123</text:p>
          </table:table-cell>
          <table:table-cell office:value-type="float" office:value="1.69223424472" calcext:value-type="float">
            <text:p>1.6922342447</text:p>
          </table:table-cell>
        </table:table-row>
        <table:table-row table:style-name="ro1">
          <table:table-cell office:value-type="float" office:value="1.92510402787" calcext:value-type="float">
            <text:p>1.9251040279</text:p>
          </table:table-cell>
          <table:table-cell office:value-type="float" office:value="1.70318194317" calcext:value-type="float">
            <text:p>1.7031819432</text:p>
          </table:table-cell>
        </table:table-row>
        <table:table-row table:style-name="ro1">
          <table:table-cell office:value-type="float" office:value="1.95419105745" calcext:value-type="float">
            <text:p>1.9541910575</text:p>
          </table:table-cell>
          <table:table-cell office:value-type="float" office:value="1.71054857749" calcext:value-type="float">
            <text:p>1.7105485775</text:p>
          </table:table-cell>
        </table:table-row>
        <table:table-row table:style-name="ro1">
          <table:table-cell office:value-type="float" office:value="1.98874311723" calcext:value-type="float">
            <text:p>1.9887431172</text:p>
          </table:table-cell>
          <table:table-cell office:value-type="float" office:value="1.70749175438" calcext:value-type="float">
            <text:p>1.7074917544</text:p>
          </table:table-cell>
        </table:table-row>
        <table:table-row table:style-name="ro1">
          <table:table-cell office:value-type="float" office:value="2.02308543256" calcext:value-type="float">
            <text:p>2.0230854326</text:p>
          </table:table-cell>
          <table:table-cell office:value-type="float" office:value="1.70363880312" calcext:value-type="float">
            <text:p>1.7036388031</text:p>
          </table:table-cell>
        </table:table-row>
        <table:table-row table:style-name="ro1">
          <table:table-cell office:value-type="float" office:value="2.04068882208" calcext:value-type="float">
            <text:p>2.0406888221</text:p>
          </table:table-cell>
          <table:table-cell office:value-type="float" office:value="1.70251816591" calcext:value-type="float">
            <text:p>1.7025181659</text:p>
          </table:table-cell>
        </table:table-row>
        <table:table-row table:style-name="ro1">
          <table:table-cell office:value-type="float" office:value="2.04473106311" calcext:value-type="float">
            <text:p>2.0447310631</text:p>
          </table:table-cell>
          <table:table-cell office:value-type="float" office:value="1.70209354513" calcext:value-type="float">
            <text:p>1.7020935451</text:p>
          </table:table-cell>
        </table:table-row>
        <table:table-row table:style-name="ro1">
          <table:table-cell office:value-type="float" office:value="2.04423752292" calcext:value-type="float">
            <text:p>2.0442375229</text:p>
          </table:table-cell>
          <table:table-cell office:value-type="float" office:value="1.70125434442" calcext:value-type="float">
            <text:p>1.7012543444</text:p>
          </table:table-cell>
        </table:table-row>
        <table:table-row table:style-name="ro1">
          <table:table-cell office:value-type="float" office:value="2.0450235955" calcext:value-type="float">
            <text:p>2.0450235955</text:p>
          </table:table-cell>
          <table:table-cell office:value-type="float" office:value="1.69892864186" calcext:value-type="float">
            <text:p>1.6989286419</text:p>
          </table:table-cell>
        </table:table-row>
        <table:table-row table:style-name="ro1">
          <table:table-cell office:value-type="float" office:value="2.04580114774" calcext:value-type="float">
            <text:p>2.0458011477</text:p>
          </table:table-cell>
          <table:table-cell office:value-type="float" office:value="1.69560350119" calcext:value-type="float">
            <text:p>1.6956035012</text:p>
          </table:table-cell>
        </table:table-row>
        <table:table-row table:style-name="ro1">
          <table:table-cell office:value-type="float" office:value="2.04640346628" calcext:value-type="float">
            <text:p>2.0464034663</text:p>
          </table:table-cell>
          <table:table-cell office:value-type="float" office:value="1.69204074167" calcext:value-type="float">
            <text:p>1.6920407417</text:p>
          </table:table-cell>
        </table:table-row>
        <table:table-row table:style-name="ro1">
          <table:table-cell office:value-type="float" office:value="2.04700476802" calcext:value-type="float">
            <text:p>2.047004768</text:p>
          </table:table-cell>
          <table:table-cell office:value-type="float" office:value="1.68835339039" calcext:value-type="float">
            <text:p>1.6883533904</text:p>
          </table:table-cell>
        </table:table-row>
        <table:table-row table:style-name="ro1">
          <table:table-cell office:value-type="float" office:value="2.04736852458" calcext:value-type="float">
            <text:p>2.0473685246</text:p>
          </table:table-cell>
          <table:table-cell office:value-type="float" office:value="1.68430298706" calcext:value-type="float">
            <text:p>1.6843029871</text:p>
          </table:table-cell>
        </table:table-row>
        <table:table-row table:style-name="ro1">
          <table:table-cell office:value-type="float" office:value="2.04764142272" calcext:value-type="float">
            <text:p>2.0476414227</text:p>
          </table:table-cell>
          <table:table-cell office:value-type="float" office:value="1.68024720862" calcext:value-type="float">
            <text:p>1.6802472086</text:p>
          </table:table-cell>
        </table:table-row>
        <table:table-row table:style-name="ro1">
          <table:table-cell office:value-type="float" office:value="2.05053072554" calcext:value-type="float">
            <text:p>2.0505307255</text:p>
          </table:table-cell>
          <table:table-cell office:value-type="float" office:value="1.67880393616" calcext:value-type="float">
            <text:p>1.6788039362</text:p>
          </table:table-cell>
        </table:table-row>
        <table:table-row table:style-name="ro1">
          <table:table-cell office:value-type="float" office:value="2.06145469997" calcext:value-type="float">
            <text:p>2.0614547</text:p>
          </table:table-cell>
          <table:table-cell office:value-type="float" office:value="1.67880975578" calcext:value-type="float">
            <text:p>1.6788097558</text:p>
          </table:table-cell>
        </table:table-row>
        <table:table-row table:style-name="ro1">
          <table:table-cell office:value-type="float" office:value="2.08016701885" calcext:value-type="float">
            <text:p>2.0801670189</text:p>
          </table:table-cell>
          <table:table-cell office:value-type="float" office:value="1.6788239082" calcext:value-type="float">
            <text:p>1.6788239082</text:p>
          </table:table-cell>
        </table:table-row>
        <table:table-row table:style-name="ro1">
          <table:table-cell office:value-type="float" office:value="2.10667082749" calcext:value-type="float">
            <text:p>2.1066708275</text:p>
          </table:table-cell>
          <table:table-cell office:value-type="float" office:value="1.6788475885" calcext:value-type="float">
            <text:p>1.6788475885</text:p>
          </table:table-cell>
        </table:table-row>
        <table:table-row table:style-name="ro1">
          <table:table-cell office:value-type="float" office:value="2.14096983206" calcext:value-type="float">
            <text:p>2.1409698321</text:p>
          </table:table-cell>
          <table:table-cell office:value-type="float" office:value="1.67888522856" calcext:value-type="float">
            <text:p>1.6788852286</text:p>
          </table:table-cell>
        </table:table-row>
        <table:table-row table:style-name="ro1">
          <table:table-cell office:value-type="float" office:value="2.18305381556" calcext:value-type="float">
            <text:p>2.1830538156</text:p>
          </table:table-cell>
          <table:table-cell office:value-type="float" office:value="1.67893467397" calcext:value-type="float">
            <text:p>1.678934674</text:p>
          </table:table-cell>
        </table:table-row>
        <table:table-row table:style-name="ro1">
          <table:table-cell office:value-type="float" office:value="2.23033965343" calcext:value-type="float">
            <text:p>2.2303396534</text:p>
          </table:table-cell>
          <table:table-cell office:value-type="float" office:value="1.67896026363" calcext:value-type="float">
            <text:p>1.6789602636</text:p>
          </table:table-cell>
        </table:table-row>
        <table:table-row table:style-name="ro1">
          <table:table-cell office:value-type="float" office:value="2.27315993485" calcext:value-type="float">
            <text:p>2.2731599349</text:p>
          </table:table-cell>
          <table:table-cell office:value-type="float" office:value="1.67894315932" calcext:value-type="float">
            <text:p>1.6789431593</text:p>
          </table:table-cell>
        </table:table-row>
        <table:table-row table:style-name="ro1">
          <table:table-cell office:value-type="float" office:value="2.31135624629" calcext:value-type="float">
            <text:p>2.3113562463</text:p>
          </table:table-cell>
          <table:table-cell office:value-type="float" office:value="1.68028133561" calcext:value-type="float">
            <text:p>1.6802813356</text:p>
          </table:table-cell>
        </table:table-row>
        <table:table-row table:style-name="ro1">
          <table:table-cell office:value-type="float" office:value="2.3451591878" calcext:value-type="float">
            <text:p>2.3451591878</text:p>
          </table:table-cell>
          <table:table-cell office:value-type="float" office:value="1.68520020042" calcext:value-type="float">
            <text:p>1.6852002004</text:p>
          </table:table-cell>
        </table:table-row>
        <table:table-row table:style-name="ro1">
          <table:table-cell office:value-type="float" office:value="2.37488527102" calcext:value-type="float">
            <text:p>2.374885271</text:p>
          </table:table-cell>
          <table:table-cell office:value-type="float" office:value="1.6924640538" calcext:value-type="float">
            <text:p>1.6924640538</text:p>
          </table:table-cell>
        </table:table-row>
        <table:table-row table:style-name="ro1">
          <table:table-cell office:value-type="float" office:value="2.39896742356" calcext:value-type="float">
            <text:p>2.3989674236</text:p>
          </table:table-cell>
          <table:table-cell office:value-type="float" office:value="1.69995093153" calcext:value-type="float">
            <text:p>1.6999509315</text:p>
          </table:table-cell>
        </table:table-row>
        <table:table-row table:style-name="ro1">
          <table:table-cell office:value-type="float" office:value="2.42082136998" calcext:value-type="float">
            <text:p>2.42082137</text:p>
          </table:table-cell>
          <table:table-cell office:value-type="float" office:value="1.70232136212" calcext:value-type="float">
            <text:p>1.7023213621</text:p>
          </table:table-cell>
        </table:table-row>
        <table:table-row table:style-name="ro1">
          <table:table-cell office:value-type="float" office:value="2.4425167433" calcext:value-type="float">
            <text:p>2.4425167433</text:p>
          </table:table-cell>
          <table:table-cell office:value-type="float" office:value="1.69931134308" calcext:value-type="float">
            <text:p>1.6993113431</text:p>
          </table:table-cell>
        </table:table-row>
        <table:table-row table:style-name="ro1">
          <table:table-cell office:value-type="float" office:value="2.46302347929" calcext:value-type="float">
            <text:p>2.4630234793</text:p>
          </table:table-cell>
          <table:table-cell office:value-type="float" office:value="1.69347072364" calcext:value-type="float">
            <text:p>1.6934707236</text:p>
          </table:table-cell>
        </table:table-row>
        <table:table-row table:style-name="ro1">
          <table:table-cell office:value-type="float" office:value="2.4829997841" calcext:value-type="float">
            <text:p>2.4829997841</text:p>
          </table:table-cell>
          <table:table-cell office:value-type="float" office:value="1.68623908576" calcext:value-type="float">
            <text:p>1.6862390858</text:p>
          </table:table-cell>
        </table:table-row>
        <table:table-row table:style-name="ro1">
          <table:table-cell office:value-type="float" office:value="2.5026495296" calcext:value-type="float">
            <text:p>2.5026495296</text:p>
          </table:table-cell>
          <table:table-cell office:value-type="float" office:value="1.67818870331" calcext:value-type="float">
            <text:p>1.6781887033</text:p>
          </table:table-cell>
        </table:table-row>
        <table:table-row table:style-name="ro1">
          <table:table-cell office:value-type="float" office:value="2.52321889302" calcext:value-type="float">
            <text:p>2.523218893</text:p>
          </table:table-cell>
          <table:table-cell office:value-type="float" office:value="1.66857543397" calcext:value-type="float">
            <text:p>1.668575434</text:p>
          </table:table-cell>
        </table:table-row>
        <table:table-row table:style-name="ro1">
          <table:table-cell office:value-type="float" office:value="2.54755658418" calcext:value-type="float">
            <text:p>2.5475565842</text:p>
          </table:table-cell>
          <table:table-cell office:value-type="float" office:value="1.65521615191" calcext:value-type="float">
            <text:p>1.6552161519</text:p>
          </table:table-cell>
        </table:table-row>
        <table:table-row table:style-name="ro1">
          <table:table-cell office:value-type="float" office:value="2.57507494192" calcext:value-type="float">
            <text:p>2.5750749419</text:p>
          </table:table-cell>
          <table:table-cell office:value-type="float" office:value="1.63737925996" calcext:value-type="float">
            <text:p>1.63737926</text:p>
          </table:table-cell>
        </table:table-row>
        <table:table-row table:style-name="ro1">
          <table:table-cell office:value-type="float" office:value="2.60508729892" calcext:value-type="float">
            <text:p>2.6050872989</text:p>
          </table:table-cell>
          <table:table-cell office:value-type="float" office:value="1.61471157879" calcext:value-type="float">
            <text:p>1.6147115788</text:p>
          </table:table-cell>
        </table:table-row>
        <table:table-row table:style-name="ro1">
          <table:table-cell office:value-type="float" office:value="2.63402786467" calcext:value-type="float">
            <text:p>2.6340278647</text:p>
          </table:table-cell>
          <table:table-cell office:value-type="float" office:value="1.5878979864" calcext:value-type="float">
            <text:p>1.5878979864</text:p>
          </table:table-cell>
        </table:table-row>
        <table:table-row table:style-name="ro1">
          <table:table-cell office:value-type="float" office:value="2.65814594508" calcext:value-type="float">
            <text:p>2.6581459451</text:p>
          </table:table-cell>
          <table:table-cell office:value-type="float" office:value="1.5627527657" calcext:value-type="float">
            <text:p>1.5627527657</text:p>
          </table:table-cell>
        </table:table-row>
        <table:table-row table:style-name="ro1">
          <table:table-cell office:value-type="float" office:value="2.67173305506" calcext:value-type="float">
            <text:p>2.6717330551</text:p>
          </table:table-cell>
          <table:table-cell office:value-type="float" office:value="1.54378755085" calcext:value-type="float">
            <text:p>1.5437875509</text:p>
          </table:table-cell>
        </table:table-row>
        <table:table-row table:style-name="ro1">
          <table:table-cell office:value-type="float" office:value="2.68349229032" calcext:value-type="float">
            <text:p>2.6834922903</text:p>
          </table:table-cell>
          <table:table-cell office:value-type="float" office:value="1.52538912389" calcext:value-type="float">
            <text:p>1.5253891239</text:p>
          </table:table-cell>
        </table:table-row>
        <table:table-row table:style-name="ro1">
          <table:table-cell office:value-type="float" office:value="2.69704800985" calcext:value-type="float">
            <text:p>2.6970480099</text:p>
          </table:table-cell>
          <table:table-cell office:value-type="float" office:value="1.50933218811" calcext:value-type="float">
            <text:p>1.5093321881</text:p>
          </table:table-cell>
        </table:table-row>
        <table:table-row table:style-name="ro1">
          <table:table-cell office:value-type="float" office:value="2.71193647768" calcext:value-type="float">
            <text:p>2.7119364777</text:p>
          </table:table-cell>
          <table:table-cell office:value-type="float" office:value="1.49559960478" calcext:value-type="float">
            <text:p>1.4955996048</text:p>
          </table:table-cell>
        </table:table-row>
        <table:table-row table:style-name="ro1">
          <table:table-cell office:value-type="float" office:value="2.72886864248" calcext:value-type="float">
            <text:p>2.7288686425</text:p>
          </table:table-cell>
          <table:table-cell office:value-type="float" office:value="1.48273680034" calcext:value-type="float">
            <text:p>1.4827368003</text:p>
          </table:table-cell>
        </table:table-row>
        <table:table-row table:style-name="ro1">
          <table:table-cell office:value-type="float" office:value="2.75109556963" calcext:value-type="float">
            <text:p>2.7510955696</text:p>
          </table:table-cell>
          <table:table-cell office:value-type="float" office:value="1.46958466926" calcext:value-type="float">
            <text:p>1.4695846693</text:p>
          </table:table-cell>
        </table:table-row>
        <table:table-row table:style-name="ro1">
          <table:table-cell office:value-type="float" office:value="2.77370672873" calcext:value-type="float">
            <text:p>2.7737067287</text:p>
          </table:table-cell>
          <table:table-cell office:value-type="float" office:value="1.4564209279" calcext:value-type="float">
            <text:p>1.4564209279</text:p>
          </table:table-cell>
        </table:table-row>
        <table:table-row table:style-name="ro1">
          <table:table-cell office:value-type="float" office:value="2.78898417345" calcext:value-type="float">
            <text:p>2.7889841735</text:p>
          </table:table-cell>
          <table:table-cell office:value-type="float" office:value="1.44295038021" calcext:value-type="float">
            <text:p>1.4429503802</text:p>
          </table:table-cell>
        </table:table-row>
        <table:table-row table:style-name="ro1">
          <table:table-cell office:value-type="float" office:value="2.80420785236" calcext:value-type="float">
            <text:p>2.8042078524</text:p>
          </table:table-cell>
          <table:table-cell office:value-type="float" office:value="1.42980182072" calcext:value-type="float">
            <text:p>1.4298018207</text:p>
          </table:table-cell>
        </table:table-row>
        <table:table-row table:style-name="ro1">
          <table:table-cell office:value-type="float" office:value="2.82130523091" calcext:value-type="float">
            <text:p>2.8213052309</text:p>
          </table:table-cell>
          <table:table-cell office:value-type="float" office:value="1.41704750352" calcext:value-type="float">
            <text:p>1.4170475035</text:p>
          </table:table-cell>
        </table:table-row>
        <table:table-row table:style-name="ro1">
          <table:table-cell office:value-type="float" office:value="2.84356990743" calcext:value-type="float">
            <text:p>2.8435699074</text:p>
          </table:table-cell>
          <table:table-cell office:value-type="float" office:value="1.40406946652" calcext:value-type="float">
            <text:p>1.4040694665</text:p>
          </table:table-cell>
        </table:table-row>
        <table:table-row table:style-name="ro1">
          <table:table-cell office:value-type="float" office:value="2.86631747813" calcext:value-type="float">
            <text:p>2.8663174781</text:p>
          </table:table-cell>
          <table:table-cell office:value-type="float" office:value="1.39080470364" calcext:value-type="float">
            <text:p>1.3908047036</text:p>
          </table:table-cell>
        </table:table-row>
        <table:table-row table:style-name="ro1">
          <table:table-cell office:value-type="float" office:value="2.8817589951" calcext:value-type="float">
            <text:p>2.8817589951</text:p>
          </table:table-cell>
          <table:table-cell office:value-type="float" office:value="1.37710368838" calcext:value-type="float">
            <text:p>1.3771036884</text:p>
          </table:table-cell>
        </table:table-row>
        <table:table-row table:style-name="ro1">
          <table:table-cell office:value-type="float" office:value="2.8966325226" calcext:value-type="float">
            <text:p>2.8966325226</text:p>
          </table:table-cell>
          <table:table-cell office:value-type="float" office:value="1.36426890693" calcext:value-type="float">
            <text:p>1.3642689069</text:p>
          </table:table-cell>
        </table:table-row>
        <table:table-row table:style-name="ro1">
          <table:table-cell office:value-type="float" office:value="2.9118949396" calcext:value-type="float">
            <text:p>2.9118949396</text:p>
          </table:table-cell>
          <table:table-cell office:value-type="float" office:value="1.35210643568" calcext:value-type="float">
            <text:p>1.3521064357</text:p>
          </table:table-cell>
        </table:table-row>
        <table:table-row table:style-name="ro1">
          <table:table-cell office:value-type="float" office:value="2.92865575679" calcext:value-type="float">
            <text:p>2.9286557568</text:p>
          </table:table-cell>
          <table:table-cell office:value-type="float" office:value="1.33963770166" calcext:value-type="float">
            <text:p>1.3396377017</text:p>
          </table:table-cell>
        </table:table-row>
        <table:table-row table:style-name="ro1">
          <table:table-cell office:value-type="float" office:value="2.95033313445" calcext:value-type="float">
            <text:p>2.9503331345</text:p>
          </table:table-cell>
          <table:table-cell office:value-type="float" office:value="1.3252854774" calcext:value-type="float">
            <text:p>1.3252854774</text:p>
          </table:table-cell>
        </table:table-row>
        <table:table-row table:style-name="ro1">
          <table:table-cell office:value-type="float" office:value="2.97701812281" calcext:value-type="float">
            <text:p>2.9770181228</text:p>
          </table:table-cell>
          <table:table-cell office:value-type="float" office:value="1.30859817421" calcext:value-type="float">
            <text:p>1.3085981742</text:p>
          </table:table-cell>
        </table:table-row>
        <table:table-row table:style-name="ro1">
          <table:table-cell office:value-type="float" office:value="3.00853019368" calcext:value-type="float">
            <text:p>3.0085301937</text:p>
          </table:table-cell>
          <table:table-cell office:value-type="float" office:value="1.28907915191" calcext:value-type="float">
            <text:p>1.2890791519</text:p>
          </table:table-cell>
        </table:table-row>
        <table:table-row table:style-name="ro1">
          <table:table-cell office:value-type="float" office:value="3.0389829787" calcext:value-type="float">
            <text:p>3.0389829787</text:p>
          </table:table-cell>
          <table:table-cell office:value-type="float" office:value="1.26998672835" calcext:value-type="float">
            <text:p>1.2699867284</text:p>
          </table:table-cell>
        </table:table-row>
        <table:table-row table:style-name="ro1">
          <table:table-cell office:value-type="float" office:value="3.05659920647" calcext:value-type="float">
            <text:p>3.0565992065</text:p>
          </table:table-cell>
          <table:table-cell office:value-type="float" office:value="1.25755540748" calcext:value-type="float">
            <text:p>1.2575554075</text:p>
          </table:table-cell>
        </table:table-row>
        <table:table-row table:style-name="ro1">
          <table:table-cell office:value-type="float" office:value="3.07034125143" calcext:value-type="float">
            <text:p>3.0703412514</text:p>
          </table:table-cell>
          <table:table-cell office:value-type="float" office:value="1.24473808044" calcext:value-type="float">
            <text:p>1.2447380804</text:p>
          </table:table-cell>
        </table:table-row>
        <table:table-row table:style-name="ro1">
          <table:table-cell office:value-type="float" office:value="3.08499051269" calcext:value-type="float">
            <text:p>3.0849905127</text:p>
          </table:table-cell>
          <table:table-cell office:value-type="float" office:value="1.23211803887" calcext:value-type="float">
            <text:p>1.2321180389</text:p>
          </table:table-cell>
        </table:table-row>
        <table:table-row table:style-name="ro1">
          <table:table-cell office:value-type="float" office:value="3.10130578" calcext:value-type="float">
            <text:p>3.10130578</text:p>
          </table:table-cell>
          <table:table-cell office:value-type="float" office:value="1.21922530664" calcext:value-type="float">
            <text:p>1.2192253066</text:p>
          </table:table-cell>
        </table:table-row>
        <table:table-row table:style-name="ro1">
          <table:table-cell office:value-type="float" office:value="3.12260011653" calcext:value-type="float">
            <text:p>3.1226001165</text:p>
          </table:table-cell>
          <table:table-cell office:value-type="float" office:value="1.20434846264" calcext:value-type="float">
            <text:p>1.2043484626</text:p>
          </table:table-cell>
        </table:table-row>
        <table:table-row table:style-name="ro1">
          <table:table-cell office:value-type="float" office:value="3.14895012954" calcext:value-type="float">
            <text:p>3.1489501295</text:p>
          </table:table-cell>
          <table:table-cell office:value-type="float" office:value="1.18749076314" calcext:value-type="float">
            <text:p>1.1874907631</text:p>
          </table:table-cell>
        </table:table-row>
        <table:table-row table:style-name="ro1">
          <table:table-cell office:value-type="float" office:value="3.18019329668" calcext:value-type="float">
            <text:p>3.1801932967</text:p>
          </table:table-cell>
          <table:table-cell office:value-type="float" office:value="1.16909596202" calcext:value-type="float">
            <text:p>1.169095962</text:p>
          </table:table-cell>
        </table:table-row>
        <table:table-row table:style-name="ro1">
          <table:table-cell office:value-type="float" office:value="3.21052491584" calcext:value-type="float">
            <text:p>3.2105249158</text:p>
          </table:table-cell>
          <table:table-cell office:value-type="float" office:value="1.15205762001" calcext:value-type="float">
            <text:p>1.15205762</text:p>
          </table:table-cell>
        </table:table-row>
        <table:table-row table:style-name="ro1">
          <table:table-cell office:value-type="float" office:value="3.22890612619" calcext:value-type="float">
            <text:p>3.2289061262</text:p>
          </table:table-cell>
          <table:table-cell office:value-type="float" office:value="1.1396438198" calcext:value-type="float">
            <text:p>1.1396438198</text:p>
          </table:table-cell>
        </table:table-row>
        <table:table-row table:style-name="ro1">
          <table:table-cell office:value-type="float" office:value="3.2437184538" calcext:value-type="float">
            <text:p>3.2437184538</text:p>
          </table:table-cell>
          <table:table-cell office:value-type="float" office:value="1.12632562625" calcext:value-type="float">
            <text:p>1.1263256263</text:p>
          </table:table-cell>
        </table:table-row>
        <table:table-row table:style-name="ro1">
          <table:table-cell office:value-type="float" office:value="3.2601151657" calcext:value-type="float">
            <text:p>3.2601151657</text:p>
          </table:table-cell>
          <table:table-cell office:value-type="float" office:value="1.11305321638" calcext:value-type="float">
            <text:p>1.1130532164</text:p>
          </table:table-cell>
        </table:table-row>
        <table:table-row table:style-name="ro1">
          <table:table-cell office:value-type="float" office:value="3.27780688904" calcext:value-type="float">
            <text:p>3.277806889</text:p>
          </table:table-cell>
          <table:table-cell office:value-type="float" office:value="1.09875829613" calcext:value-type="float">
            <text:p>1.0987582961</text:p>
          </table:table-cell>
        </table:table-row>
        <table:table-row table:style-name="ro1">
          <table:table-cell office:value-type="float" office:value="3.29262649385" calcext:value-type="float">
            <text:p>3.2926264939</text:p>
          </table:table-cell>
          <table:table-cell office:value-type="float" office:value="1.08479668701" calcext:value-type="float">
            <text:p>1.084796687</text:p>
          </table:table-cell>
        </table:table-row>
        <table:table-row table:style-name="ro1">
          <table:table-cell office:value-type="float" office:value="3.3079845097" calcext:value-type="float">
            <text:p>3.3079845097</text:p>
          </table:table-cell>
          <table:table-cell office:value-type="float" office:value="1.07192876681" calcext:value-type="float">
            <text:p>1.0719287668</text:p>
          </table:table-cell>
        </table:table-row>
        <table:table-row table:style-name="ro1">
          <table:table-cell office:value-type="float" office:value="3.32532831592" calcext:value-type="float">
            <text:p>3.3253283159</text:p>
          </table:table-cell>
          <table:table-cell office:value-type="float" office:value="1.05958673555" calcext:value-type="float">
            <text:p>1.0595867356</text:p>
          </table:table-cell>
        </table:table-row>
        <table:table-row table:style-name="ro1">
          <table:table-cell office:value-type="float" office:value="3.34787372587" calcext:value-type="float">
            <text:p>3.3478737259</text:p>
          </table:table-cell>
          <table:table-cell office:value-type="float" office:value="1.04712963252" calcext:value-type="float">
            <text:p>1.0471296325</text:p>
          </table:table-cell>
        </table:table-row>
        <table:table-row table:style-name="ro1">
          <table:table-cell office:value-type="float" office:value="3.37104498225" calcext:value-type="float">
            <text:p>3.3710449823</text:p>
          </table:table-cell>
          <table:table-cell office:value-type="float" office:value="1.03411490858" calcext:value-type="float">
            <text:p>1.0341149086</text:p>
          </table:table-cell>
        </table:table-row>
        <table:table-row table:style-name="ro1">
          <table:table-cell office:value-type="float" office:value="3.38658335112" calcext:value-type="float">
            <text:p>3.3865833511</text:p>
          </table:table-cell>
          <table:table-cell office:value-type="float" office:value="1.02051732903" calcext:value-type="float">
            <text:p>1.020517329</text:p>
          </table:table-cell>
        </table:table-row>
        <table:table-row table:style-name="ro1">
          <table:table-cell office:value-type="float" office:value="3.40150357346" calcext:value-type="float">
            <text:p>3.4015035735</text:p>
          </table:table-cell>
          <table:table-cell office:value-type="float" office:value="1.00773806767" calcext:value-type="float">
            <text:p>1.0077380677</text:p>
          </table:table-cell>
        </table:table-row>
        <table:table-row table:style-name="ro1">
          <table:table-cell office:value-type="float" office:value="3.4169434697" calcext:value-type="float">
            <text:p>3.4169434697</text:p>
          </table:table-cell>
          <table:table-cell office:value-type="float" office:value="0.995652328188" calcext:value-type="float">
            <text:p>0.9956523282</text:p>
          </table:table-cell>
        </table:table-row>
        <table:table-row table:style-name="ro1">
          <table:table-cell office:value-type="float" office:value="3.43381317646" calcext:value-type="float">
            <text:p>3.4338131765</text:p>
          </table:table-cell>
          <table:table-cell office:value-type="float" office:value="0.983322274486" calcext:value-type="float">
            <text:p>0.9833222745</text:p>
          </table:table-cell>
        </table:table-row>
        <table:table-row table:style-name="ro1">
          <table:table-cell office:value-type="float" office:value="3.45569091612" calcext:value-type="float">
            <text:p>3.4556909161</text:p>
          </table:table-cell>
          <table:table-cell office:value-type="float" office:value="0.96922100002" calcext:value-type="float">
            <text:p>0.969221</text:p>
          </table:table-cell>
        </table:table-row>
        <table:table-row table:style-name="ro1">
          <table:table-cell office:value-type="float" office:value="3.4826157756" calcext:value-type="float">
            <text:p>3.4826157756</text:p>
          </table:table-cell>
          <table:table-cell office:value-type="float" office:value="0.952966736186" calcext:value-type="float">
            <text:p>0.9529667362</text:p>
          </table:table-cell>
        </table:table-row>
        <table:table-row table:style-name="ro1">
          <table:table-cell office:value-type="float" office:value="3.51445041666" calcext:value-type="float">
            <text:p>3.5144504167</text:p>
          </table:table-cell>
          <table:table-cell office:value-type="float" office:value="0.933830077854" calcext:value-type="float">
            <text:p>0.9338300779</text:p>
          </table:table-cell>
        </table:table-row>
        <table:table-row table:style-name="ro1">
          <table:table-cell office:value-type="float" office:value="3.54529062574" calcext:value-type="float">
            <text:p>3.5452906257</text:p>
          </table:table-cell>
          <table:table-cell office:value-type="float" office:value="0.91496512737" calcext:value-type="float">
            <text:p>0.9149651274</text:p>
          </table:table-cell>
        </table:table-row>
        <table:table-row table:style-name="ro1">
          <table:table-cell office:value-type="float" office:value="3.56326730527" calcext:value-type="float">
            <text:p>3.5632673053</text:p>
          </table:table-cell>
          <table:table-cell office:value-type="float" office:value="0.902524439409" calcext:value-type="float">
            <text:p>0.9025244394</text:p>
          </table:table-cell>
        </table:table-row>
        <table:table-row table:style-name="ro1">
          <table:table-cell office:value-type="float" office:value="3.57765474487" calcext:value-type="float">
            <text:p>3.5776547449</text:p>
          </table:table-cell>
          <table:table-cell office:value-type="float" office:value="0.889764771777" calcext:value-type="float">
            <text:p>0.8897647718</text:p>
          </table:table-cell>
        </table:table-row>
        <table:table-row table:style-name="ro1">
          <table:table-cell office:value-type="float" office:value="3.59360722242" calcext:value-type="float">
            <text:p>3.5936072224</text:p>
          </table:table-cell>
          <table:table-cell office:value-type="float" office:value="0.876527026022" calcext:value-type="float">
            <text:p>0.876527026</text:p>
          </table:table-cell>
        </table:table-row>
        <table:table-row table:style-name="ro1">
          <table:table-cell office:value-type="float" office:value="3.61011274307" calcext:value-type="float">
            <text:p>3.6101127431</text:p>
          </table:table-cell>
          <table:table-cell office:value-type="float" office:value="0.863412224793" calcext:value-type="float">
            <text:p>0.8634122248</text:p>
          </table:table-cell>
        </table:table-row>
        <table:table-row table:style-name="ro1">
          <table:table-cell office:value-type="float" office:value="3.62518791976" calcext:value-type="float">
            <text:p>3.6251879198</text:p>
          </table:table-cell>
          <table:table-cell office:value-type="float" office:value="0.851275049714" calcext:value-type="float">
            <text:p>0.8512750497</text:p>
          </table:table-cell>
        </table:table-row>
        <table:table-row table:style-name="ro1">
          <table:table-cell office:value-type="float" office:value="3.64197960186" calcext:value-type="float">
            <text:p>3.6419796019</text:p>
          </table:table-cell>
          <table:table-cell office:value-type="float" office:value="0.838943811439" calcext:value-type="float">
            <text:p>0.8389438114</text:p>
          </table:table-cell>
        </table:table-row>
        <table:table-row table:style-name="ro1">
          <table:table-cell office:value-type="float" office:value="3.66423640325" calcext:value-type="float">
            <text:p>3.6642364033</text:p>
          </table:table-cell>
          <table:table-cell office:value-type="float" office:value="0.825314776067" calcext:value-type="float">
            <text:p>0.8253147761</text:p>
          </table:table-cell>
        </table:table-row>
        <table:table-row table:style-name="ro1">
          <table:table-cell office:value-type="float" office:value="3.69161673992" calcext:value-type="float">
            <text:p>3.6916167399</text:p>
          </table:table-cell>
          <table:table-cell office:value-type="float" office:value="0.81065005493" calcext:value-type="float">
            <text:p>0.8106500549</text:p>
          </table:table-cell>
        </table:table-row>
        <table:table-row table:style-name="ro1">
          <table:table-cell office:value-type="float" office:value="3.71842748631" calcext:value-type="float">
            <text:p>3.7184274863</text:p>
          </table:table-cell>
          <table:table-cell office:value-type="float" office:value="0.796813323506" calcext:value-type="float">
            <text:p>0.7968133235</text:p>
          </table:table-cell>
        </table:table-row>
        <table:table-row table:style-name="ro1">
          <table:table-cell office:value-type="float" office:value="3.73573346463" calcext:value-type="float">
            <text:p>3.7357334646</text:p>
          </table:table-cell>
          <table:table-cell office:value-type="float" office:value="0.782709491765" calcext:value-type="float">
            <text:p>0.7827094918</text:p>
          </table:table-cell>
        </table:table-row>
        <table:table-row table:style-name="ro1">
          <table:table-cell office:value-type="float" office:value="3.75041634445" calcext:value-type="float">
            <text:p>3.7504163445</text:p>
          </table:table-cell>
          <table:table-cell office:value-type="float" office:value="0.768202897229" calcext:value-type="float">
            <text:p>0.7682028972</text:p>
          </table:table-cell>
        </table:table-row>
        <table:table-row table:style-name="ro1">
          <table:table-cell office:value-type="float" office:value="3.76573938595" calcext:value-type="float">
            <text:p>3.765739386</text:p>
          </table:table-cell>
          <table:table-cell office:value-type="float" office:value="0.754979987497" calcext:value-type="float">
            <text:p>0.7549799875</text:p>
          </table:table-cell>
        </table:table-row>
        <table:table-row table:style-name="ro1">
          <table:table-cell office:value-type="float" office:value="3.78161772461" calcext:value-type="float">
            <text:p>3.7816177246</text:p>
          </table:table-cell>
          <table:table-cell office:value-type="float" office:value="0.742963517176" calcext:value-type="float">
            <text:p>0.7429635172</text:p>
          </table:table-cell>
        </table:table-row>
        <table:table-row table:style-name="ro1">
          <table:table-cell office:value-type="float" office:value="3.79929454958" calcext:value-type="float">
            <text:p>3.7992945496</text:p>
          </table:table-cell>
          <table:table-cell office:value-type="float" office:value="0.731564467809" calcext:value-type="float">
            <text:p>0.7315644678</text:p>
          </table:table-cell>
        </table:table-row>
        <table:table-row table:style-name="ro1">
          <table:table-cell office:value-type="float" office:value="3.82229656089" calcext:value-type="float">
            <text:p>3.8222965609</text:p>
          </table:table-cell>
          <table:table-cell office:value-type="float" office:value="0.720047398558" calcext:value-type="float">
            <text:p>0.7200473986</text:p>
          </table:table-cell>
        </table:table-row>
        <table:table-row table:style-name="ro1">
          <table:table-cell office:value-type="float" office:value="3.84626380727" calcext:value-type="float">
            <text:p>3.8462638073</text:p>
          </table:table-cell>
          <table:table-cell office:value-type="float" office:value="0.707329518936" calcext:value-type="float">
            <text:p>0.7073295189</text:p>
          </table:table-cell>
        </table:table-row>
        <table:table-row table:style-name="ro1">
          <table:table-cell office:value-type="float" office:value="3.86228451196" calcext:value-type="float">
            <text:p>3.862284512</text:p>
          </table:table-cell>
          <table:table-cell office:value-type="float" office:value="0.693546441844" calcext:value-type="float">
            <text:p>0.6935464418</text:p>
          </table:table-cell>
        </table:table-row>
        <table:table-row table:style-name="ro1">
          <table:table-cell office:value-type="float" office:value="3.87747349513" calcext:value-type="float">
            <text:p>3.8774734951</text:p>
          </table:table-cell>
          <table:table-cell office:value-type="float" office:value="0.680082632188" calcext:value-type="float">
            <text:p>0.6800826322</text:p>
          </table:table-cell>
        </table:table-row>
        <table:table-row table:style-name="ro1">
          <table:table-cell office:value-type="float" office:value="3.89304984022" calcext:value-type="float">
            <text:p>3.8930498402</text:p>
          </table:table-cell>
          <table:table-cell office:value-type="float" office:value="0.668007913498" calcext:value-type="float">
            <text:p>0.6680079135</text:p>
          </table:table-cell>
        </table:table-row>
        <table:table-row table:style-name="ro1">
          <table:table-cell office:value-type="float" office:value="3.91032700751" calcext:value-type="float">
            <text:p>3.9103270075</text:p>
          </table:table-cell>
          <table:table-cell office:value-type="float" office:value="0.656248910704" calcext:value-type="float">
            <text:p>0.6562489107</text:p>
          </table:table-cell>
        </table:table-row>
        <table:table-row table:style-name="ro1">
          <table:table-cell office:value-type="float" office:value="3.93289122305" calcext:value-type="float">
            <text:p>3.9328912231</text:p>
          </table:table-cell>
          <table:table-cell office:value-type="float" office:value="0.643120211576" calcext:value-type="float">
            <text:p>0.6431202116</text:p>
          </table:table-cell>
        </table:table-row>
        <table:table-row table:style-name="ro1">
          <table:table-cell office:value-type="float" office:value="3.96076807835" calcext:value-type="float">
            <text:p>3.9607680784</text:p>
          </table:table-cell>
          <table:table-cell office:value-type="float" office:value="0.62765224883" calcext:value-type="float">
            <text:p>0.6276522488</text:p>
          </table:table-cell>
        </table:table-row>
        <table:table-row table:style-name="ro1">
          <table:table-cell office:value-type="float" office:value="3.98802697498" calcext:value-type="float">
            <text:p>3.988026975</text:p>
          </table:table-cell>
          <table:table-cell office:value-type="float" office:value="0.612035164278" calcext:value-type="float">
            <text:p>0.6120351643</text:p>
          </table:table-cell>
        </table:table-row>
        <table:table-row table:style-name="ro1">
          <table:table-cell office:value-type="float" office:value="4.00385780873" calcext:value-type="float">
            <text:p>4.0038578087</text:p>
          </table:table-cell>
          <table:table-cell office:value-type="float" office:value="0.599073880205" calcext:value-type="float">
            <text:p>0.5990738802</text:p>
          </table:table-cell>
        </table:table-row>
        <table:table-row table:style-name="ro1">
          <table:table-cell office:value-type="float" office:value="4.0181120025" calcext:value-type="float">
            <text:p>4.0181120025</text:p>
          </table:table-cell>
          <table:table-cell office:value-type="float" office:value="0.586151014011" calcext:value-type="float">
            <text:p>0.586151014</text:p>
          </table:table-cell>
        </table:table-row>
        <table:table-row table:style-name="ro1">
          <table:table-cell office:value-type="float" office:value="4.03313969537" calcext:value-type="float">
            <text:p>4.0331396954</text:p>
          </table:table-cell>
          <table:table-cell office:value-type="float" office:value="0.574022737344" calcext:value-type="float">
            <text:p>0.5740227373</text:p>
          </table:table-cell>
        </table:table-row>
        <table:table-row table:style-name="ro1">
          <table:table-cell office:value-type="float" office:value="4.04873577294" calcext:value-type="float">
            <text:p>4.0487357729</text:p>
          </table:table-cell>
          <table:table-cell office:value-type="float" office:value="0.562444368032" calcext:value-type="float">
            <text:p>0.562444368</text:p>
          </table:table-cell>
        </table:table-row>
        <table:table-row table:style-name="ro1">
          <table:table-cell office:value-type="float" office:value="4.06605140521" calcext:value-type="float">
            <text:p>4.0660514052</text:p>
          </table:table-cell>
          <table:table-cell office:value-type="float" office:value="0.550797069636" calcext:value-type="float">
            <text:p>0.5507970696</text:p>
          </table:table-cell>
        </table:table-row>
        <table:table-row table:style-name="ro1">
          <table:table-cell office:value-type="float" office:value="4.08859105995" calcext:value-type="float">
            <text:p>4.08859106</text:p>
          </table:table-cell>
          <table:table-cell office:value-type="float" office:value="0.537716248413" calcext:value-type="float">
            <text:p>0.5377162484</text:p>
          </table:table-cell>
        </table:table-row>
        <table:table-row table:style-name="ro1">
          <table:table-cell office:value-type="float" office:value="4.11647198841" calcext:value-type="float">
            <text:p>4.1164719884</text:p>
          </table:table-cell>
          <table:table-cell office:value-type="float" office:value="0.522488063517" calcext:value-type="float">
            <text:p>0.5224880635</text:p>
          </table:table-cell>
        </table:table-row>
        <table:table-row table:style-name="ro1">
          <table:table-cell office:value-type="float" office:value="4.14388583562" calcext:value-type="float">
            <text:p>4.1438858356</text:p>
          </table:table-cell>
          <table:table-cell office:value-type="float" office:value="0.507472887077" calcext:value-type="float">
            <text:p>0.5074728871</text:p>
          </table:table-cell>
        </table:table-row>
        <table:table-row table:style-name="ro1">
          <table:table-cell office:value-type="float" office:value="4.16032902687" calcext:value-type="float">
            <text:p>4.1603290269</text:p>
          </table:table-cell>
          <table:table-cell office:value-type="float" office:value="0.495949479188" calcext:value-type="float">
            <text:p>0.4959494792</text:p>
          </table:table-cell>
        </table:table-row>
        <table:table-row table:style-name="ro1">
          <table:table-cell office:value-type="float" office:value="4.17579733872" calcext:value-type="float">
            <text:p>4.1757973387</text:p>
          </table:table-cell>
          <table:table-cell office:value-type="float" office:value="0.48384357391" calcext:value-type="float">
            <text:p>0.4838435739</text:p>
          </table:table-cell>
        </table:table-row>
        <table:table-row table:style-name="ro1">
          <table:table-cell office:value-type="float" office:value="4.19290337373" calcext:value-type="float">
            <text:p>4.1929033737</text:p>
          </table:table-cell>
          <table:table-cell office:value-type="float" office:value="0.472034521042" calcext:value-type="float">
            <text:p>0.472034521</text:p>
          </table:table-cell>
        </table:table-row>
        <table:table-row table:style-name="ro1">
          <table:table-cell office:value-type="float" office:value="4.21138057526" calcext:value-type="float">
            <text:p>4.2113805753</text:p>
          </table:table-cell>
          <table:table-cell office:value-type="float" office:value="0.459924856188" calcext:value-type="float">
            <text:p>0.4599248562</text:p>
          </table:table-cell>
        </table:table-row>
        <table:table-row table:style-name="ro1">
          <table:table-cell office:value-type="float" office:value="4.22725984591" calcext:value-type="float">
            <text:p>4.2272598459</text:p>
          </table:table-cell>
          <table:table-cell office:value-type="float" office:value="0.448214455811" calcext:value-type="float">
            <text:p>0.4482144558</text:p>
          </table:table-cell>
        </table:table-row>
        <table:table-row table:style-name="ro1">
          <table:table-cell office:value-type="float" office:value="4.24484246041" calcext:value-type="float">
            <text:p>4.2448424604</text:p>
          </table:table-cell>
          <table:table-cell office:value-type="float" office:value="0.436928212816" calcext:value-type="float">
            <text:p>0.4369282128</text:p>
          </table:table-cell>
        </table:table-row>
        <table:table-row table:style-name="ro1">
          <table:table-cell office:value-type="float" office:value="4.26781862695" calcext:value-type="float">
            <text:p>4.267818627</text:p>
          </table:table-cell>
          <table:table-cell office:value-type="float" office:value="0.425783426419" calcext:value-type="float">
            <text:p>0.4257834264</text:p>
          </table:table-cell>
        </table:table-row>
        <table:table-row table:style-name="ro1">
          <table:table-cell office:value-type="float" office:value="4.29198469892" calcext:value-type="float">
            <text:p>4.2919846989</text:p>
          </table:table-cell>
          <table:table-cell office:value-type="float" office:value="0.413361646284" calcext:value-type="float">
            <text:p>0.4133616463</text:p>
          </table:table-cell>
        </table:table-row>
        <table:table-row table:style-name="ro1">
          <table:table-cell office:value-type="float" office:value="4.30825545761" calcext:value-type="float">
            <text:p>4.3082554576</text:p>
          </table:table-cell>
          <table:table-cell office:value-type="float" office:value="0.399750589138" calcext:value-type="float">
            <text:p>0.3997505891</text:p>
          </table:table-cell>
        </table:table-row>
        <table:table-row table:style-name="ro1">
          <table:table-cell office:value-type="float" office:value="4.32361206198" calcext:value-type="float">
            <text:p>4.323612062</text:p>
          </table:table-cell>
          <table:table-cell office:value-type="float" office:value="0.386463552601" calcext:value-type="float">
            <text:p>0.3864635526</text:p>
          </table:table-cell>
        </table:table-row>
        <table:table-row table:style-name="ro1">
          <table:table-cell office:value-type="float" office:value="4.33956006673" calcext:value-type="float">
            <text:p>4.3395600667</text:p>
          </table:table-cell>
          <table:table-cell office:value-type="float" office:value="0.374256085551" calcext:value-type="float">
            <text:p>0.3742560856</text:p>
          </table:table-cell>
        </table:table-row>
        <table:table-row table:style-name="ro1">
          <table:table-cell office:value-type="float" office:value="4.35744677612" calcext:value-type="float">
            <text:p>4.3574467761</text:p>
          </table:table-cell>
          <table:table-cell office:value-type="float" office:value="0.362838514055" calcext:value-type="float">
            <text:p>0.3628385141</text:p>
          </table:table-cell>
        </table:table-row>
        <table:table-row table:style-name="ro1">
          <table:table-cell office:value-type="float" office:value="4.38074397749" calcext:value-type="float">
            <text:p>4.3807439775</text:p>
          </table:table-cell>
          <table:table-cell office:value-type="float" office:value="0.351776179973" calcext:value-type="float">
            <text:p>0.35177618</text:p>
          </table:table-cell>
        </table:table-row>
        <table:table-row table:style-name="ro1">
          <table:table-cell office:value-type="float" office:value="4.40521944811" calcext:value-type="float">
            <text:p>4.4052194481</text:p>
          </table:table-cell>
          <table:table-cell office:value-type="float" office:value="0.339576853667" calcext:value-type="float">
            <text:p>0.3395768537</text:p>
          </table:table-cell>
        </table:table-row>
        <table:table-row table:style-name="ro1">
          <table:table-cell office:value-type="float" office:value="4.42146805507" calcext:value-type="float">
            <text:p>4.4214680551</text:p>
          </table:table-cell>
          <table:table-cell office:value-type="float" office:value="0.326551261546" calcext:value-type="float">
            <text:p>0.3265512615</text:p>
          </table:table-cell>
        </table:table-row>
        <table:table-row table:style-name="ro1">
          <table:table-cell office:value-type="float" office:value="4.43647757485" calcext:value-type="float">
            <text:p>4.4364775749</text:p>
          </table:table-cell>
          <table:table-cell office:value-type="float" office:value="0.31394375967" calcext:value-type="float">
            <text:p>0.3139437597</text:p>
          </table:table-cell>
        </table:table-row>
        <table:table-row table:style-name="ro1">
          <table:table-cell office:value-type="float" office:value="4.45213323" calcext:value-type="float">
            <text:p>4.45213323</text:p>
          </table:table-cell>
          <table:table-cell office:value-type="float" office:value="0.301997235045" calcext:value-type="float">
            <text:p>0.301997235</text:p>
          </table:table-cell>
        </table:table-row>
        <table:table-row table:style-name="ro1">
          <table:table-cell office:value-type="float" office:value="4.46810066042" calcext:value-type="float">
            <text:p>4.4681006604</text:p>
          </table:table-cell>
          <table:table-cell office:value-type="float" office:value="0.29081019148" calcext:value-type="float">
            <text:p>0.2908101915</text:p>
          </table:table-cell>
        </table:table-row>
        <table:table-row table:style-name="ro1">
          <table:table-cell office:value-type="float" office:value="4.48578479203" calcext:value-type="float">
            <text:p>4.485784792</text:p>
          </table:table-cell>
          <table:table-cell office:value-type="float" office:value="0.279576160061" calcext:value-type="float">
            <text:p>0.2795761601</text:p>
          </table:table-cell>
        </table:table-row>
        <table:table-row table:style-name="ro1">
          <table:table-cell office:value-type="float" office:value="4.50892556539" calcext:value-type="float">
            <text:p>4.5089255654</text:p>
          </table:table-cell>
          <table:table-cell office:value-type="float" office:value="0.267257193957" calcext:value-type="float">
            <text:p>0.267257194</text:p>
          </table:table-cell>
        </table:table-row>
        <table:table-row table:style-name="ro1">
          <table:table-cell office:value-type="float" office:value="4.53763109862" calcext:value-type="float">
            <text:p>4.5376310986</text:p>
          </table:table-cell>
          <table:table-cell office:value-type="float" office:value="0.252955757204" calcext:value-type="float">
            <text:p>0.2529557572</text:p>
          </table:table-cell>
        </table:table-row>
        <table:table-row table:style-name="ro1">
          <table:table-cell office:value-type="float" office:value="4.56594464602" calcext:value-type="float">
            <text:p>4.565944646</text:p>
          </table:table-cell>
          <table:table-cell office:value-type="float" office:value="0.238725707506" calcext:value-type="float">
            <text:p>0.2387257075</text:p>
          </table:table-cell>
        </table:table-row>
        <table:table-row table:style-name="ro1">
          <table:table-cell office:value-type="float" office:value="4.58278536997" calcext:value-type="float">
            <text:p>4.58278537</text:p>
          </table:table-cell>
          <table:table-cell office:value-type="float" office:value="0.226143506746" calcext:value-type="float">
            <text:p>0.2261435067</text:p>
          </table:table-cell>
        </table:table-row>
        <table:table-row table:style-name="ro1">
          <table:table-cell office:value-type="float" office:value="4.5976288927" calcext:value-type="float">
            <text:p>4.5976288927</text:p>
          </table:table-cell>
          <table:table-cell office:value-type="float" office:value="0.21389345554" calcext:value-type="float">
            <text:p>0.2138934555</text:p>
          </table:table-cell>
        </table:table-row>
        <table:table-row table:style-name="ro1">
          <table:table-cell office:value-type="float" office:value="4.61296013893" calcext:value-type="float">
            <text:p>4.6129601389</text:p>
          </table:table-cell>
          <table:table-cell office:value-type="float" office:value="0.202176250001" calcext:value-type="float">
            <text:p>0.20217625</text:p>
          </table:table-cell>
        </table:table-row>
        <table:table-row table:style-name="ro1">
          <table:table-cell office:value-type="float" office:value="4.6288621247" calcext:value-type="float">
            <text:p>4.6288621247</text:p>
          </table:table-cell>
          <table:table-cell office:value-type="float" office:value="0.191135288394" calcext:value-type="float">
            <text:p>0.1911352884</text:p>
          </table:table-cell>
        </table:table-row>
        <table:table-row table:style-name="ro1">
          <table:table-cell office:value-type="float" office:value="4.64671420186" calcext:value-type="float">
            <text:p>4.6467142019</text:p>
          </table:table-cell>
          <table:table-cell office:value-type="float" office:value="0.180303826369" calcext:value-type="float">
            <text:p>0.1803038264</text:p>
          </table:table-cell>
        </table:table-row>
        <table:table-row table:style-name="ro1">
          <table:table-cell office:value-type="float" office:value="4.67026980423" calcext:value-type="float">
            <text:p>4.6702698042</text:p>
          </table:table-cell>
          <table:table-cell office:value-type="float" office:value="0.168668349506" calcext:value-type="float">
            <text:p>0.1686683495</text:p>
          </table:table-cell>
        </table:table-row>
        <table:table-row table:style-name="ro1">
          <table:table-cell office:value-type="float" office:value="4.699661478" calcext:value-type="float">
            <text:p>4.699661478</text:p>
          </table:table-cell>
          <table:table-cell office:value-type="float" office:value="0.156318525527" calcext:value-type="float">
            <text:p>0.1563185255</text:p>
          </table:table-cell>
        </table:table-row>
        <table:table-row table:style-name="ro1">
          <table:table-cell office:value-type="float" office:value="4.72889708906" calcext:value-type="float">
            <text:p>4.7288970891</text:p>
          </table:table-cell>
          <table:table-cell office:value-type="float" office:value="0.143962298207" calcext:value-type="float">
            <text:p>0.1439622982</text:p>
          </table:table-cell>
        </table:table-row>
        <table:table-row table:style-name="ro1">
          <table:table-cell office:value-type="float" office:value="4.74779221885" calcext:value-type="float">
            <text:p>4.7477922189</text:p>
          </table:table-cell>
          <table:table-cell office:value-type="float" office:value="0.130194014704" calcext:value-type="float">
            <text:p>0.1301940147</text:p>
          </table:table-cell>
        </table:table-row>
        <table:table-row table:style-name="ro1">
          <table:table-cell office:value-type="float" office:value="4.76289195399" calcext:value-type="float">
            <text:p>4.762891954</text:p>
          </table:table-cell>
          <table:table-cell office:value-type="float" office:value="0.115596679212" calcext:value-type="float">
            <text:p>0.1155966792</text:p>
          </table:table-cell>
        </table:table-row>
        <table:table-row table:style-name="ro1">
          <table:table-cell office:value-type="float" office:value="4.7788020399" calcext:value-type="float">
            <text:p>4.7788020399</text:p>
          </table:table-cell>
          <table:table-cell office:value-type="float" office:value="0.10199659491" calcext:value-type="float">
            <text:p>0.1019965949</text:p>
          </table:table-cell>
        </table:table-row>
        <table:table-row table:style-name="ro1">
          <table:table-cell office:value-type="float" office:value="4.7952901773" calcext:value-type="float">
            <text:p>4.7952901773</text:p>
          </table:table-cell>
          <table:table-cell office:value-type="float" office:value="0.0896091695369" calcext:value-type="float">
            <text:p>0.0896091695</text:p>
          </table:table-cell>
        </table:table-row>
        <table:table-row table:style-name="ro1">
          <table:table-cell office:value-type="float" office:value="4.81216970562" calcext:value-type="float">
            <text:p>4.8121697056</text:p>
          </table:table-cell>
          <table:table-cell office:value-type="float" office:value="0.0782559584148" calcext:value-type="float">
            <text:p>0.0782559584</text:p>
          </table:table-cell>
        </table:table-row>
        <table:table-row table:style-name="ro1">
          <table:table-cell office:value-type="float" office:value="4.82934287925" calcext:value-type="float">
            <text:p>4.8293428793</text:p>
          </table:table-cell>
          <table:table-cell office:value-type="float" office:value="0.0676891296296" calcext:value-type="float">
            <text:p>0.0676891296</text:p>
          </table:table-cell>
        </table:table-row>
        <table:table-row table:style-name="ro1">
          <table:table-cell office:value-type="float" office:value="4.84681026297" calcext:value-type="float">
            <text:p>4.846810263</text:p>
          </table:table-cell>
          <table:table-cell office:value-type="float" office:value="0.0577392064888" calcext:value-type="float">
            <text:p>0.0577392065</text:p>
          </table:table-cell>
        </table:table-row>
        <table:table-row table:style-name="ro1">
          <table:table-cell office:value-type="float" office:value="4.86443206492" calcext:value-type="float">
            <text:p>4.8644320649</text:p>
          </table:table-cell>
          <table:table-cell office:value-type="float" office:value="0.0483147616835" calcext:value-type="float">
            <text:p>0.0483147617</text:p>
          </table:table-cell>
        </table:table-row>
        <table:table-row table:style-name="ro1">
          <table:table-cell office:value-type="float" office:value="4.88229301131" calcext:value-type="float">
            <text:p>4.8822930113</text:p>
          </table:table-cell>
          <table:table-cell office:value-type="float" office:value="0.0392303433226" calcext:value-type="float">
            <text:p>0.0392303433</text:p>
          </table:table-cell>
        </table:table-row>
        <table:table-row table:style-name="ro1">
          <table:table-cell office:value-type="float" office:value="4.90013768219" calcext:value-type="float">
            <text:p>4.9001376822</text:p>
          </table:table-cell>
          <table:table-cell office:value-type="float" office:value="0.0305329817931" calcext:value-type="float">
            <text:p>0.0305329818</text:p>
          </table:table-cell>
        </table:table-row>
        <table:table-row table:style-name="ro1">
          <table:table-cell office:value-type="float" office:value="4.91798040251" calcext:value-type="float">
            <text:p>4.9179804025</text:p>
          </table:table-cell>
          <table:table-cell office:value-type="float" office:value="0.0220180861275" calcext:value-type="float">
            <text:p>0.0220180861</text:p>
          </table:table-cell>
        </table:table-row>
        <table:table-row table:style-name="ro1">
          <table:table-cell office:value-type="float" office:value="4.93590411797" calcext:value-type="float">
            <text:p>4.935904118</text:p>
          </table:table-cell>
          <table:table-cell office:value-type="float" office:value="0.0133840795676" calcext:value-type="float">
            <text:p>0.0133840796</text:p>
          </table:table-cell>
        </table:table-row>
        <table:table-row table:style-name="ro1">
          <table:table-cell office:value-type="float" office:value="4.95364090178" calcext:value-type="float">
            <text:p>4.9536409018</text:p>
          </table:table-cell>
          <table:table-cell office:value-type="float" office:value="0.00458484923191" calcext:value-type="float">
            <text:p>0.0045848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05:26:17.40637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3:32:46.162010657</meta:creation-date>
    <dc:date>2020-02-10T05:27:55.312066418</dc:date>
    <meta:editing-duration>PT7M54S</meta:editing-duration>
    <meta:editing-cycles>2</meta:editing-cycles>
    <meta:generator>LibreOffice/5.1.6.2$Linux_X86_64 LibreOffice_project/10m0$Build-2</meta:generator>
    <meta:document-statistic meta:table-count="1" meta:cell-count="15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549cm" svg:height="8.162cm" xlink:href=".." xlink:type="simple" chart:class="chart:scatter" chart:style-name="ch1">
        <chart:legend chart:legend-position="end" svg:x="37.286cm" svg:y="3.782cm" style:legend-expansion="high" chart:style-name="ch2"/>
        <chart:plot-area chart:style-name="ch3" table:cell-range-address="Sheet1.A2:Sheet1.B770" svg:x="0.79cm" svg:y="0.163cm" svg:width="35.706cm" svg:height="7.836cm">
          <chartooo:coordinate-region svg:x="0.936cm" svg:y="0.363cm" svg:width="35.466cm" svg:height="6.9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70" chart:class="chart:scatter">
            <chart:domain table:cell-range-address="Sheet1.A2:Sheet1.A770"/>
            <chart:data-point chart:repeated="7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0013441942">
                <text:p>-5.00013441942</text:p>
                <draw:g>
                  <svg:desc>Sheet1.A2:Sheet1.A770</svg:desc>
                </draw:g>
              </table:table-cell>
              <table:table-cell office:value-type="float" office:value="0.00367687857697">
                <text:p>0.00367687857697</text:p>
                <draw:g>
                  <svg:desc>Sheet1.B2:Sheet1.B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9993153983">
                <text:p>-4.99993153983</text:p>
              </table:table-cell>
              <table:table-cell office:value-type="float" office:value="0.00781677911341">
                <text:p>0.00781677911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9858381829">
                <text:p>-4.99858381829</text:p>
              </table:table-cell>
              <table:table-cell office:value-type="float" office:value="0.0138558627651">
                <text:p>0.0138558627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99574257429">
                <text:p>-4.99574257429</text:p>
              </table:table-cell>
              <table:table-cell office:value-type="float" office:value="0.0218701821005">
                <text:p>0.0218701821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99158897908">
                <text:p>-4.99158897908</text:p>
              </table:table-cell>
              <table:table-cell office:value-type="float" office:value="0.0322409269319">
                <text:p>0.0322409269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98516452414">
                <text:p>-4.98516452414</text:p>
              </table:table-cell>
              <table:table-cell office:value-type="float" office:value="0.0445608775559">
                <text:p>0.0445608775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97529002373">
                <text:p>-4.97529002373</text:p>
              </table:table-cell>
              <table:table-cell office:value-type="float" office:value="0.0564950897603">
                <text:p>0.0564950897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617882861">
                <text:p>-4.9617882861</text:p>
              </table:table-cell>
              <table:table-cell office:value-type="float" office:value="0.0668286682055">
                <text:p>0.0668286682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94523896103">
                <text:p>-4.94523896103</text:p>
              </table:table-cell>
              <table:table-cell office:value-type="float" office:value="0.0753333736899">
                <text:p>0.0753333736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92662547941">
                <text:p>-4.92662547941</text:p>
              </table:table-cell>
              <table:table-cell office:value-type="float" office:value="0.0819112548497">
                <text:p>0.0819112548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90714949472">
                <text:p>-4.90714949472</text:p>
              </table:table-cell>
              <table:table-cell office:value-type="float" office:value="0.0864726069525">
                <text:p>0.0864726069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88787911419">
                <text:p>-4.88787911419</text:p>
              </table:table-cell>
              <table:table-cell office:value-type="float" office:value="0.0894430785563">
                <text:p>0.0894430785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86856872963">
                <text:p>-4.86856872963</text:p>
              </table:table-cell>
              <table:table-cell office:value-type="float" office:value="0.0912199750006">
                <text:p>0.0912199750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84691200408">
                <text:p>-4.84691200408</text:p>
              </table:table-cell>
              <table:table-cell office:value-type="float" office:value="0.0917702656919">
                <text:p>0.0917702656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1765612476">
                <text:p>-4.81765612476</text:p>
              </table:table-cell>
              <table:table-cell office:value-type="float" office:value="0.0919522611934">
                <text:p>0.0919522611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78063506652">
                <text:p>-4.78063506652</text:p>
              </table:table-cell>
              <table:table-cell office:value-type="float" office:value="0.0922418863061">
                <text:p>0.0922418863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73581795298">
                <text:p>-4.73581795298</text:p>
              </table:table-cell>
              <table:table-cell office:value-type="float" office:value="0.092662094339">
                <text:p>0.092662094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68290692824">
                <text:p>-4.68290692824</text:p>
              </table:table-cell>
              <table:table-cell office:value-type="float" office:value="0.0932236970842">
                <text:p>0.0932236970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62219658179">
                <text:p>-4.62219658179</text:p>
              </table:table-cell>
              <table:table-cell office:value-type="float" office:value="0.0940321823872">
                <text:p>0.0940321823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55391486504">
                <text:p>-4.55391486504</text:p>
              </table:table-cell>
              <table:table-cell office:value-type="float" office:value="0.0952187564372">
                <text:p>0.0952187564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48507199">
                <text:p>-4.48507199</text:p>
              </table:table-cell>
              <table:table-cell office:value-type="float" office:value="0.096870025003">
                <text:p>0.096870025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43359032119">
                <text:p>-4.43359032119</text:p>
              </table:table-cell>
              <table:table-cell office:value-type="float" office:value="0.0983608780338">
                <text:p>0.0983608780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39949329468">
                <text:p>-4.39949329468</text:p>
              </table:table-cell>
              <table:table-cell office:value-type="float" office:value="0.0995878311297">
                <text:p>0.0995878311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37800864719">
                <text:p>-4.37800864719</text:p>
              </table:table-cell>
              <table:table-cell office:value-type="float" office:value="0.101884599995">
                <text:p>0.101884599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36889091247">
                <text:p>-4.36889091247</text:p>
              </table:table-cell>
              <table:table-cell office:value-type="float" office:value="0.103501928774">
                <text:p>0.103501928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37229844144">
                <text:p>-4.37229844144</text:p>
              </table:table-cell>
              <table:table-cell office:value-type="float" office:value="0.102966471281">
                <text:p>0.102966471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37230292321">
                <text:p>-4.37230292321</text:p>
              </table:table-cell>
              <table:table-cell office:value-type="float" office:value="0.101472737341">
                <text:p>0.101472737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3700943811">
                <text:p>-4.3700943811</text:p>
              </table:table-cell>
              <table:table-cell office:value-type="float" office:value="0.100119154416">
                <text:p>0.100119154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36024308113">
                <text:p>-4.36024308113</text:p>
              </table:table-cell>
              <table:table-cell office:value-type="float" office:value="0.100621309115">
                <text:p>0.100621309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34571269821">
                <text:p>-4.34571269821</text:p>
              </table:table-cell>
              <table:table-cell office:value-type="float" office:value="0.10158380929">
                <text:p>0.10158380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33090487054">
                <text:p>-4.33090487054</text:p>
              </table:table-cell>
              <table:table-cell office:value-type="float" office:value="0.102900375454">
                <text:p>0.102900375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31539953118">
                <text:p>-4.31539953118</text:p>
              </table:table-cell>
              <table:table-cell office:value-type="float" office:value="0.104655892572">
                <text:p>0.104655892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29944992333">
                <text:p>-4.29944992333</text:p>
              </table:table-cell>
              <table:table-cell office:value-type="float" office:value="0.106478478379">
                <text:p>0.106478478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27889023744">
                <text:p>-4.27889023744</text:p>
              </table:table-cell>
              <table:table-cell office:value-type="float" office:value="0.108750391179">
                <text:p>0.1087503911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26662507373">
                <text:p>-4.26662507373</text:p>
              </table:table-cell>
              <table:table-cell office:value-type="float" office:value="0.109855366594">
                <text:p>0.109855366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24985872544">
                <text:p>-4.24985872544</text:p>
              </table:table-cell>
              <table:table-cell office:value-type="float" office:value="0.111398775762">
                <text:p>0.111398775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23283492954">
                <text:p>-4.23283492954</text:p>
              </table:table-cell>
              <table:table-cell office:value-type="float" office:value="0.112756162803">
                <text:p>0.112756162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21536818392">
                <text:p>-4.21536818392</text:p>
              </table:table-cell>
              <table:table-cell office:value-type="float" office:value="0.114173967361">
                <text:p>0.114173967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19788682826">
                <text:p>-4.19788682826</text:p>
              </table:table-cell>
              <table:table-cell office:value-type="float" office:value="0.115124577797">
                <text:p>0.11512457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18072715643">
                <text:p>-4.18072715643</text:p>
              </table:table-cell>
              <table:table-cell office:value-type="float" office:value="0.115636553834">
                <text:p>0.115636553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16367987862">
                <text:p>-4.16367987862</text:p>
              </table:table-cell>
              <table:table-cell office:value-type="float" office:value="0.116085985015">
                <text:p>0.116085985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14674879232">
                <text:p>-4.14674879232</text:p>
              </table:table-cell>
              <table:table-cell office:value-type="float" office:value="0.116551988941">
                <text:p>0.116551988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12994960668">
                <text:p>-4.12994960668</text:p>
              </table:table-cell>
              <table:table-cell office:value-type="float" office:value="0.117036153105">
                <text:p>0.117036153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1328963393">
                <text:p>-4.11328963393</text:p>
              </table:table-cell>
              <table:table-cell office:value-type="float" office:value="0.117539303815">
                <text:p>0.117539303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9677631213">
                <text:p>-4.09677631213</text:p>
              </table:table-cell>
              <table:table-cell office:value-type="float" office:value="0.118062113774">
                <text:p>0.118062113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08041723627">
                <text:p>-4.08041723627</text:p>
              </table:table-cell>
              <table:table-cell office:value-type="float" office:value="0.118605255197">
                <text:p>0.118605255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06422106181">
                <text:p>-4.06422106181</text:p>
              </table:table-cell>
              <table:table-cell office:value-type="float" office:value="0.119173055822">
                <text:p>0.119173055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04818924932">
                <text:p>-4.04818924932</text:p>
              </table:table-cell>
              <table:table-cell office:value-type="float" office:value="0.119757832728">
                <text:p>0.119757832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03233323055">
                <text:p>-4.03233323055</text:p>
              </table:table-cell>
              <table:table-cell office:value-type="float" office:value="0.120364757377">
                <text:p>0.120364757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0166464851">
                <text:p>-4.0166464851</text:p>
              </table:table-cell>
              <table:table-cell office:value-type="float" office:value="0.121003513214">
                <text:p>0.121003513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00116713675">
                <text:p>-4.00116713675</text:p>
              </table:table-cell>
              <table:table-cell office:value-type="float" office:value="0.121653986403">
                <text:p>0.121653986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98578091167">
                <text:p>-3.98578091167</text:p>
              </table:table-cell>
              <table:table-cell office:value-type="float" office:value="0.12245962285">
                <text:p>0.12245962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97048083475">
                <text:p>-3.97048083475</text:p>
              </table:table-cell>
              <table:table-cell office:value-type="float" office:value="0.123305052013">
                <text:p>0.123305052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95535144323">
                <text:p>-3.95535144323</text:p>
              </table:table-cell>
              <table:table-cell office:value-type="float" office:value="0.124100511529">
                <text:p>0.124100511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94015859597">
                <text:p>-3.94015859597</text:p>
              </table:table-cell>
              <table:table-cell office:value-type="float" office:value="0.125078662408">
                <text:p>0.1250786624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92533077687">
                <text:p>-3.92533077687</text:p>
              </table:table-cell>
              <table:table-cell office:value-type="float" office:value="0.125908456279">
                <text:p>0.125908456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91036854149">
                <text:p>-3.91036854149</text:p>
              </table:table-cell>
              <table:table-cell office:value-type="float" office:value="0.126854558677">
                <text:p>0.1268545586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89573589673">
                <text:p>-3.89573589673</text:p>
              </table:table-cell>
              <table:table-cell office:value-type="float" office:value="0.127739937569">
                <text:p>0.1277399375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88065570487">
                <text:p>-3.88065570487</text:p>
              </table:table-cell>
              <table:table-cell office:value-type="float" office:value="0.128972733438">
                <text:p>0.128972733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86505886753">
                <text:p>-3.86505886753</text:p>
              </table:table-cell>
              <table:table-cell office:value-type="float" office:value="0.130597219206">
                <text:p>0.130597219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84904079038">
                <text:p>-3.84904079038</text:p>
              </table:table-cell>
              <table:table-cell office:value-type="float" office:value="0.132298932232">
                <text:p>0.132298932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3256099752">
                <text:p>-3.83256099752</text:p>
              </table:table-cell>
              <table:table-cell office:value-type="float" office:value="0.13401161029">
                <text:p>0.13401161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1560397831">
                <text:p>-3.81560397831</text:p>
              </table:table-cell>
              <table:table-cell office:value-type="float" office:value="0.135698703651">
                <text:p>0.135698703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9816117794">
                <text:p>-3.79816117794</text:p>
              </table:table-cell>
              <table:table-cell office:value-type="float" office:value="0.137324716352">
                <text:p>0.137324716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78022947416">
                <text:p>-3.78022947416</text:p>
              </table:table-cell>
              <table:table-cell office:value-type="float" office:value="0.138860049362">
                <text:p>0.138860049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76186457489">
                <text:p>-3.76186457489</text:p>
              </table:table-cell>
              <table:table-cell office:value-type="float" office:value="0.14023870649">
                <text:p>0.14023870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74301214349">
                <text:p>-3.74301214349</text:p>
              </table:table-cell>
              <table:table-cell office:value-type="float" office:value="0.141490894664">
                <text:p>0.141490894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72363813742">
                <text:p>-3.72363813742</text:p>
              </table:table-cell>
              <table:table-cell office:value-type="float" office:value="0.142634014471">
                <text:p>0.142634014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70207714722">
                <text:p>-3.70207714722</text:p>
              </table:table-cell>
              <table:table-cell office:value-type="float" office:value="0.143037781121">
                <text:p>0.143037781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67302098043">
                <text:p>-3.67302098043</text:p>
              </table:table-cell>
              <table:table-cell office:value-type="float" office:value="0.143210636462">
                <text:p>0.143210636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6362803468">
                <text:p>-3.6362803468</text:p>
              </table:table-cell>
              <table:table-cell office:value-type="float" office:value="0.143475223239">
                <text:p>0.143475223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916507532">
                <text:p>-3.5916507532</text:p>
              </table:table-cell>
              <table:table-cell office:value-type="float" office:value="0.143817074781">
                <text:p>0.143817074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3925704545">
                <text:p>-3.53925704545</text:p>
              </table:table-cell>
              <table:table-cell office:value-type="float" office:value="0.144277003106">
                <text:p>0.144277003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47909477517">
                <text:p>-3.47909477517</text:p>
              </table:table-cell>
              <table:table-cell office:value-type="float" office:value="0.144922602542">
                <text:p>0.144922602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41822579617">
                <text:p>-3.41822579617</text:p>
              </table:table-cell>
              <table:table-cell office:value-type="float" office:value="0.145714369917">
                <text:p>0.145714369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3747011402">
                <text:p>-3.3747011402</text:p>
              </table:table-cell>
              <table:table-cell office:value-type="float" office:value="0.146351074067">
                <text:p>0.146351074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34751025457">
                <text:p>-3.34751025457</text:p>
              </table:table-cell>
              <table:table-cell office:value-type="float" office:value="0.147421047513">
                <text:p>0.147421047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3316889244">
                <text:p>-3.3316889244</text:p>
              </table:table-cell>
              <table:table-cell office:value-type="float" office:value="0.14962472893">
                <text:p>0.149624728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32240286963">
                <text:p>-3.32240286963</text:p>
              </table:table-cell>
              <table:table-cell office:value-type="float" office:value="0.150006118057">
                <text:p>0.1500061180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30401413632">
                <text:p>-3.30401413632</text:p>
              </table:table-cell>
              <table:table-cell office:value-type="float" office:value="0.150023892175">
                <text:p>0.150023892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27770173458">
                <text:p>-3.27770173458</text:p>
              </table:table-cell>
              <table:table-cell office:value-type="float" office:value="0.150089701836">
                <text:p>0.150089701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243740852">
                <text:p>-3.243740852</text:p>
              </table:table-cell>
              <table:table-cell office:value-type="float" office:value="0.150248025783">
                <text:p>0.1502480257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20207015715">
                <text:p>-3.20207015715</text:p>
              </table:table-cell>
              <table:table-cell office:value-type="float" office:value="0.150444075498">
                <text:p>0.150444075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15260668545">
                <text:p>-3.15260668545</text:p>
              </table:table-cell>
              <table:table-cell office:value-type="float" office:value="0.150663510688">
                <text:p>0.1506635106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09532563043">
                <text:p>-3.09532563043</text:p>
              </table:table-cell>
              <table:table-cell office:value-type="float" office:value="0.150873162863">
                <text:p>0.1508731628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03014232976">
                <text:p>-3.03014232976</text:p>
              </table:table-cell>
              <table:table-cell office:value-type="float" office:value="0.15113034572">
                <text:p>0.15113034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95711103418">
                <text:p>-2.95711103418</text:p>
              </table:table-cell>
              <table:table-cell office:value-type="float" office:value="0.151494526467">
                <text:p>0.151494526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87622092659">
                <text:p>-2.87622092659</text:p>
              </table:table-cell>
              <table:table-cell office:value-type="float" office:value="0.152011404716">
                <text:p>0.152011404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78759046544">
                <text:p>-2.78759046544</text:p>
              </table:table-cell>
              <table:table-cell office:value-type="float" office:value="0.152803190797">
                <text:p>0.152803190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69836730427">
                <text:p>-2.69836730427</text:p>
              </table:table-cell>
              <table:table-cell office:value-type="float" office:value="0.154070032275">
                <text:p>0.1540700322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62650719252">
                <text:p>-2.62650719252</text:p>
              </table:table-cell>
              <table:table-cell office:value-type="float" office:value="0.155564817329">
                <text:p>0.155564817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57250470467">
                <text:p>-2.57250470467</text:p>
              </table:table-cell>
              <table:table-cell office:value-type="float" office:value="0.156835952094">
                <text:p>0.1568359520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53445538673">
                <text:p>-2.53445538673</text:p>
              </table:table-cell>
              <table:table-cell office:value-type="float" office:value="0.158195537144">
                <text:p>0.158195537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5076770198">
                <text:p>-2.5076770198</text:p>
              </table:table-cell>
              <table:table-cell office:value-type="float" office:value="0.159749829096">
                <text:p>0.159749829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4900680248">
                <text:p>-2.4900680248</text:p>
              </table:table-cell>
              <table:table-cell office:value-type="float" office:value="0.158138347213">
                <text:p>0.158138347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47903083465">
                <text:p>-2.47903083465</text:p>
              </table:table-cell>
              <table:table-cell office:value-type="float" office:value="0.155578816937">
                <text:p>0.155578816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47357549115">
                <text:p>-2.47357549115</text:p>
              </table:table-cell>
              <table:table-cell office:value-type="float" office:value="0.152958566363">
                <text:p>0.152958566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47324949522">
                <text:p>-2.47324949522</text:p>
              </table:table-cell>
              <table:table-cell office:value-type="float" office:value="0.149859162732">
                <text:p>0.149859162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47800139294">
                <text:p>-2.47800139294</text:p>
              </table:table-cell>
              <table:table-cell office:value-type="float" office:value="0.145835884437">
                <text:p>0.145835884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48816867817">
                <text:p>-2.48816867817</text:p>
              </table:table-cell>
              <table:table-cell office:value-type="float" office:value="0.140357302638">
                <text:p>0.14035730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50425128591">
                <text:p>-2.50425128591</text:p>
              </table:table-cell>
              <table:table-cell office:value-type="float" office:value="0.132815112888">
                <text:p>0.132815112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52626281213">
                <text:p>-2.52626281213</text:p>
              </table:table-cell>
              <table:table-cell office:value-type="float" office:value="0.122713585114">
                <text:p>0.122713585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53988555618">
                <text:p>-2.53988555618</text:p>
              </table:table-cell>
              <table:table-cell office:value-type="float" office:value="0.118501167229">
                <text:p>0.118501167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4264948909">
                <text:p>-2.54264948909</text:p>
              </table:table-cell>
              <table:table-cell office:value-type="float" office:value="0.117844667353">
                <text:p>0.1178446673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54006604749">
                <text:p>-2.54006604749</text:p>
              </table:table-cell>
              <table:table-cell office:value-type="float" office:value="0.118229210023">
                <text:p>0.118229210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53394227308">
                <text:p>-2.53394227308</text:p>
              </table:table-cell>
              <table:table-cell office:value-type="float" office:value="0.121463087242">
                <text:p>0.121463087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5298417675">
                <text:p>-2.5298417675</text:p>
              </table:table-cell>
              <table:table-cell office:value-type="float" office:value="0.126532440746">
                <text:p>0.1265324407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52419336148">
                <text:p>-2.52419336148</text:p>
              </table:table-cell>
              <table:table-cell office:value-type="float" office:value="0.131912409803">
                <text:p>0.1319124098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51685215043">
                <text:p>-2.51685215043</text:p>
              </table:table-cell>
              <table:table-cell office:value-type="float" office:value="0.137220803061">
                <text:p>0.1372208030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50793738506">
                <text:p>-2.50793738506</text:p>
              </table:table-cell>
              <table:table-cell office:value-type="float" office:value="0.142298397377">
                <text:p>0.1422983973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49759509499">
                <text:p>-2.49759509499</text:p>
              </table:table-cell>
              <table:table-cell office:value-type="float" office:value="0.147120223458">
                <text:p>0.1471202234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48593881977">
                <text:p>-2.48593881977</text:p>
              </table:table-cell>
              <table:table-cell office:value-type="float" office:value="0.151656492337">
                <text:p>0.151656492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47307600918">
                <text:p>-2.47307600918</text:p>
              </table:table-cell>
              <table:table-cell office:value-type="float" office:value="0.155870084569">
                <text:p>0.1558700845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5926905365">
                <text:p>-2.45926905365</text:p>
              </table:table-cell>
              <table:table-cell office:value-type="float" office:value="0.159599487604">
                <text:p>0.159599487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4443699833">
                <text:p>-2.4443699833</text:p>
              </table:table-cell>
              <table:table-cell office:value-type="float" office:value="0.163125859687">
                <text:p>0.1631258596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42862007099">
                <text:p>-2.42862007099</text:p>
              </table:table-cell>
              <table:table-cell office:value-type="float" office:value="0.166284093977">
                <text:p>0.1662840939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41227945729">
                <text:p>-2.41227945729</text:p>
              </table:table-cell>
              <table:table-cell office:value-type="float" office:value="0.169348742643">
                <text:p>0.1693487426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.40032803058">
                <text:p>-2.40032803058</text:p>
              </table:table-cell>
              <table:table-cell office:value-type="float" office:value="0.171706697118">
                <text:p>0.171706697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39768975253">
                <text:p>-2.39768975253</text:p>
              </table:table-cell>
              <table:table-cell office:value-type="float" office:value="0.169960984173">
                <text:p>0.169960984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39744093681">
                <text:p>-2.39744093681</text:p>
              </table:table-cell>
              <table:table-cell office:value-type="float" office:value="0.166811322667">
                <text:p>0.166811322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39678230605">
                <text:p>-2.39678230605</text:p>
              </table:table-cell>
              <table:table-cell office:value-type="float" office:value="0.163487715541">
                <text:p>0.163487715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3963359148">
                <text:p>-2.3963359148</text:p>
              </table:table-cell>
              <table:table-cell office:value-type="float" office:value="0.160275920344">
                <text:p>0.160275920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39589700854">
                <text:p>-2.39589700854</text:p>
              </table:table-cell>
              <table:table-cell office:value-type="float" office:value="0.157479441983">
                <text:p>0.1574794419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39544253549">
                <text:p>-2.39544253549</text:p>
              </table:table-cell>
              <table:table-cell office:value-type="float" office:value="0.15471666279">
                <text:p>0.1547166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39491706905">
                <text:p>-2.39491706905</text:p>
              </table:table-cell>
              <table:table-cell office:value-type="float" office:value="0.152272495328">
                <text:p>0.1522724953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39435523484">
                <text:p>-2.39435523484</text:p>
              </table:table-cell>
              <table:table-cell office:value-type="float" office:value="0.149834798431">
                <text:p>0.149834798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3935997156">
                <text:p>-2.3935997156</text:p>
              </table:table-cell>
              <table:table-cell office:value-type="float" office:value="0.147445425742">
                <text:p>0.147445425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39281596971">
                <text:p>-2.39281596971</text:p>
              </table:table-cell>
              <table:table-cell office:value-type="float" office:value="0.144892813293">
                <text:p>0.144892813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39229701109">
                <text:p>-2.39229701109</text:p>
              </table:table-cell>
              <table:table-cell office:value-type="float" office:value="0.142845690593">
                <text:p>0.1428456905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3916306745">
                <text:p>-2.3916306745</text:p>
              </table:table-cell>
              <table:table-cell office:value-type="float" office:value="0.140693121658">
                <text:p>0.1406931216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39096975086">
                <text:p>-2.39096975086</text:p>
              </table:table-cell>
              <table:table-cell office:value-type="float" office:value="0.138349734257">
                <text:p>0.1383497342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39035244817">
                <text:p>-2.39035244817</text:p>
              </table:table-cell>
              <table:table-cell office:value-type="float" office:value="0.136170788962">
                <text:p>0.136170788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38965684461">
                <text:p>-2.38965684461</text:p>
              </table:table-cell>
              <table:table-cell office:value-type="float" office:value="0.134157745858">
                <text:p>0.134157745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38887492431">
                <text:p>-2.38887492431</text:p>
              </table:table-cell>
              <table:table-cell office:value-type="float" office:value="0.13229716575">
                <text:p>0.132297165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38782009342">
                <text:p>-2.38782009342</text:p>
              </table:table-cell>
              <table:table-cell office:value-type="float" office:value="0.130408538104">
                <text:p>0.130408538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38686313299">
                <text:p>-2.38686313299</text:p>
              </table:table-cell>
              <table:table-cell office:value-type="float" office:value="0.128420900792">
                <text:p>0.1284209007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38597164468">
                <text:p>-2.38597164468</text:p>
              </table:table-cell>
              <table:table-cell office:value-type="float" office:value="0.126966107829">
                <text:p>0.126966107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38507589778">
                <text:p>-2.38507589778</text:p>
              </table:table-cell>
              <table:table-cell office:value-type="float" office:value="0.125087234943">
                <text:p>0.1250872349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38408200904">
                <text:p>-2.38408200904</text:p>
              </table:table-cell>
              <table:table-cell office:value-type="float" office:value="0.123166150816">
                <text:p>0.1231661508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38313968355">
                <text:p>-2.38313968355</text:p>
              </table:table-cell>
              <table:table-cell office:value-type="float" office:value="0.121515796474">
                <text:p>0.121515796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38198268035">
                <text:p>-2.38198268035</text:p>
              </table:table-cell>
              <table:table-cell office:value-type="float" office:value="0.120170433748">
                <text:p>0.1201704337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38035061062">
                <text:p>-2.38035061062</text:p>
              </table:table-cell>
              <table:table-cell office:value-type="float" office:value="0.119011455946">
                <text:p>0.119011455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37854102363">
                <text:p>-2.37854102363</text:p>
              </table:table-cell>
              <table:table-cell office:value-type="float" office:value="0.117987799078">
                <text:p>0.1179877990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37638484866">
                <text:p>-2.37638484866</text:p>
              </table:table-cell>
              <table:table-cell office:value-type="float" office:value="0.117170076987">
                <text:p>0.1171700769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37399139583">
                <text:p>-2.37399139583</text:p>
              </table:table-cell>
              <table:table-cell office:value-type="float" office:value="0.116422177751">
                <text:p>0.1164221777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37139512958">
                <text:p>-2.37139512958</text:p>
              </table:table-cell>
              <table:table-cell office:value-type="float" office:value="0.115659838409">
                <text:p>0.1156598384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36869095826">
                <text:p>-2.36869095826</text:p>
              </table:table-cell>
              <table:table-cell office:value-type="float" office:value="0.11497013623">
                <text:p>0.114970136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36604135842">
                <text:p>-2.36604135842</text:p>
              </table:table-cell>
              <table:table-cell office:value-type="float" office:value="0.114528805481">
                <text:p>0.114528805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36316053181">
                <text:p>-2.36316053181</text:p>
              </table:table-cell>
              <table:table-cell office:value-type="float" office:value="0.113983646248">
                <text:p>0.1139836462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6029028226">
                <text:p>-2.36029028226</text:p>
              </table:table-cell>
              <table:table-cell office:value-type="float" office:value="0.113652568378">
                <text:p>0.1136525683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35733483077">
                <text:p>-2.35733483077</text:p>
              </table:table-cell>
              <table:table-cell office:value-type="float" office:value="0.113488671012">
                <text:p>0.113488671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3544475304">
                <text:p>-2.3544475304</text:p>
              </table:table-cell>
              <table:table-cell office:value-type="float" office:value="0.113459449728">
                <text:p>0.1134594497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35146063624">
                <text:p>-2.35146063624</text:p>
              </table:table-cell>
              <table:table-cell office:value-type="float" office:value="0.113530614615">
                <text:p>0.1135306146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34849321072">
                <text:p>-2.34849321072</text:p>
              </table:table-cell>
              <table:table-cell office:value-type="float" office:value="0.113766316263">
                <text:p>0.1137663162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34551460627">
                <text:p>-2.34551460627</text:p>
              </table:table-cell>
              <table:table-cell office:value-type="float" office:value="0.114053369861">
                <text:p>0.114053369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4254992622">
                <text:p>-2.34254992622</text:p>
              </table:table-cell>
              <table:table-cell office:value-type="float" office:value="0.114426197629">
                <text:p>0.114426197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33948669286">
                <text:p>-2.33948669286</text:p>
              </table:table-cell>
              <table:table-cell office:value-type="float" office:value="0.115020867419">
                <text:p>0.1150208674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33644168775">
                <text:p>-2.33644168775</text:p>
              </table:table-cell>
              <table:table-cell office:value-type="float" office:value="0.115558542874">
                <text:p>0.1155585428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33344496463">
                <text:p>-2.33344496463</text:p>
              </table:table-cell>
              <table:table-cell office:value-type="float" office:value="0.116086244693">
                <text:p>0.1160862446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330227279">
                <text:p>-2.330227279</text:p>
              </table:table-cell>
              <table:table-cell office:value-type="float" office:value="0.116774114488">
                <text:p>0.1167741144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32712295331">
                <text:p>-2.32712295331</text:p>
              </table:table-cell>
              <table:table-cell office:value-type="float" office:value="0.117397384154">
                <text:p>0.117397384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32502883299">
                <text:p>-2.32502883299</text:p>
              </table:table-cell>
              <table:table-cell office:value-type="float" office:value="0.12017646472">
                <text:p>0.12017646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3245797744">
                <text:p>-2.3245797744</text:p>
              </table:table-cell>
              <table:table-cell office:value-type="float" office:value="0.126748451287">
                <text:p>0.126748451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32817800822">
                <text:p>-2.32817800822</text:p>
              </table:table-cell>
              <table:table-cell office:value-type="float" office:value="0.131007965457">
                <text:p>0.1310079654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33571564947">
                <text:p>-2.33571564947</text:p>
              </table:table-cell>
              <table:table-cell office:value-type="float" office:value="0.133200632823">
                <text:p>0.133200632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34675198513">
                <text:p>-2.34675198513</text:p>
              </table:table-cell>
              <table:table-cell office:value-type="float" office:value="0.134424301965">
                <text:p>0.134424301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36045223282">
                <text:p>-2.36045223282</text:p>
              </table:table-cell>
              <table:table-cell office:value-type="float" office:value="0.135904402861">
                <text:p>0.1359044028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37119141157">
                <text:p>-2.37119141157</text:p>
              </table:table-cell>
              <table:table-cell office:value-type="float" office:value="0.136204943523">
                <text:p>0.1362049435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37121890402">
                <text:p>-2.37121890402</text:p>
              </table:table-cell>
              <table:table-cell office:value-type="float" office:value="0.135248997276">
                <text:p>0.1352489972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37008739153">
                <text:p>-2.37008739153</text:p>
              </table:table-cell>
              <table:table-cell office:value-type="float" office:value="0.134496078547">
                <text:p>0.1344960785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36841228783">
                <text:p>-2.36841228783</text:p>
              </table:table-cell>
              <table:table-cell office:value-type="float" office:value="0.133994871839">
                <text:p>0.1339948718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36591107129">
                <text:p>-2.36591107129</text:p>
              </table:table-cell>
              <table:table-cell office:value-type="float" office:value="0.1337745817">
                <text:p>0.1337745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36346610892">
                <text:p>-2.36346610892</text:p>
              </table:table-cell>
              <table:table-cell office:value-type="float" office:value="0.133643727355">
                <text:p>0.133643727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36057882479">
                <text:p>-2.36057882479</text:p>
              </table:table-cell>
              <table:table-cell office:value-type="float" office:value="0.133382426802">
                <text:p>0.1333824268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3578973007">
                <text:p>-2.3578973007</text:p>
              </table:table-cell>
              <table:table-cell office:value-type="float" office:value="0.133327482368">
                <text:p>0.1333274823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35491984978">
                <text:p>-2.35491984978</text:p>
              </table:table-cell>
              <table:table-cell office:value-type="float" office:value="0.133376258933">
                <text:p>0.1333762589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35208528367">
                <text:p>-2.35208528367</text:p>
              </table:table-cell>
              <table:table-cell office:value-type="float" office:value="0.133629371049">
                <text:p>0.1336293710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491973094">
                <text:p>-2.3491973094</text:p>
              </table:table-cell>
              <table:table-cell office:value-type="float" office:value="0.133894869095">
                <text:p>0.133894869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4682846601">
                <text:p>-2.34682846601</text:p>
              </table:table-cell>
              <table:table-cell office:value-type="float" office:value="0.136142611394">
                <text:p>0.136142611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34561950488">
                <text:p>-2.34561950488</text:p>
              </table:table-cell>
              <table:table-cell office:value-type="float" office:value="0.142015878256">
                <text:p>0.142015878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34747619906">
                <text:p>-2.34747619906</text:p>
              </table:table-cell>
              <table:table-cell office:value-type="float" office:value="0.147221833183">
                <text:p>0.147221833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34835980854">
                <text:p>-2.34835980854</text:p>
              </table:table-cell>
              <table:table-cell office:value-type="float" office:value="0.149962816785">
                <text:p>0.1499628167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34614236127">
                <text:p>-2.34614236127</text:p>
              </table:table-cell>
              <table:table-cell office:value-type="float" office:value="0.150711997772">
                <text:p>0.150711997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34315330966">
                <text:p>-2.34315330966</text:p>
              </table:table-cell>
              <table:table-cell office:value-type="float" office:value="0.151189491922">
                <text:p>0.151189491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34022462801">
                <text:p>-2.34022462801</text:p>
              </table:table-cell>
              <table:table-cell office:value-type="float" office:value="0.151472596755">
                <text:p>0.1514725967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33715167145">
                <text:p>-2.33715167145</text:p>
              </table:table-cell>
              <table:table-cell office:value-type="float" office:value="0.151854798301">
                <text:p>0.1518547983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3342685326">
                <text:p>-2.3342685326</text:p>
              </table:table-cell>
              <table:table-cell office:value-type="float" office:value="0.152304154794">
                <text:p>0.1523041547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33123592409">
                <text:p>-2.33123592409</text:p>
              </table:table-cell>
              <table:table-cell office:value-type="float" office:value="0.152865849676">
                <text:p>0.1528658496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32821121354">
                <text:p>-2.32821121354</text:p>
              </table:table-cell>
              <table:table-cell office:value-type="float" office:value="0.15338187579">
                <text:p>0.153381875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32501379496">
                <text:p>-2.32501379496</text:p>
              </table:table-cell>
              <table:table-cell office:value-type="float" office:value="0.154125662635">
                <text:p>0.154125662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32193281511">
                <text:p>-2.32193281511</text:p>
              </table:table-cell>
              <table:table-cell office:value-type="float" office:value="0.155120274572">
                <text:p>0.155120274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31880116917">
                <text:p>-2.31880116917</text:p>
              </table:table-cell>
              <table:table-cell office:value-type="float" office:value="0.156313025705">
                <text:p>0.156313025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31578810598">
                <text:p>-2.31578810598</text:p>
              </table:table-cell>
              <table:table-cell office:value-type="float" office:value="0.157317727777">
                <text:p>0.1573177277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31273125227">
                <text:p>-2.31273125227</text:p>
              </table:table-cell>
              <table:table-cell office:value-type="float" office:value="0.158205897266">
                <text:p>0.1582058972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30969377887">
                <text:p>-2.30969377887</text:p>
              </table:table-cell>
              <table:table-cell office:value-type="float" office:value="0.159061507152">
                <text:p>0.1590615071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30816442086">
                <text:p>-2.30816442086</text:p>
              </table:table-cell>
              <table:table-cell office:value-type="float" office:value="0.162396890226">
                <text:p>0.162396890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30662048137">
                <text:p>-2.30662048137</text:p>
              </table:table-cell>
              <table:table-cell office:value-type="float" office:value="0.173558237651">
                <text:p>0.1735582376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30394199117">
                <text:p>-2.30394199117</text:p>
              </table:table-cell>
              <table:table-cell office:value-type="float" office:value="0.191967121641">
                <text:p>0.1919671216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29992241805">
                <text:p>-2.29992241805</text:p>
              </table:table-cell>
              <table:table-cell office:value-type="float" office:value="0.217583317869">
                <text:p>0.2175833178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29417989753">
                <text:p>-2.29417989753</text:p>
              </table:table-cell>
              <table:table-cell office:value-type="float" office:value="0.249364726795">
                <text:p>0.249364726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28837483119">
                <text:p>-2.28837483119</text:p>
              </table:table-cell>
              <table:table-cell office:value-type="float" office:value="0.277285366218">
                <text:p>0.2772853662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28664873124">
                <text:p>-2.28664873124</text:p>
              </table:table-cell>
              <table:table-cell office:value-type="float" office:value="0.28959095789">
                <text:p>0.289590957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28524803355">
                <text:p>-2.28524803355</text:p>
              </table:table-cell>
              <table:table-cell office:value-type="float" office:value="0.291530450065">
                <text:p>0.291530450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28265734725">
                <text:p>-2.28265734725</text:p>
              </table:table-cell>
              <table:table-cell office:value-type="float" office:value="0.291752833361">
                <text:p>0.2917528333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28007174835">
                <text:p>-2.28007174835</text:p>
              </table:table-cell>
              <table:table-cell office:value-type="float" office:value="0.291429513794">
                <text:p>0.2914295137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27742578003">
                <text:p>-2.27742578003</text:p>
              </table:table-cell>
              <table:table-cell office:value-type="float" office:value="0.291227290087">
                <text:p>0.291227290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2746635896">
                <text:p>-2.2746635896</text:p>
              </table:table-cell>
              <table:table-cell office:value-type="float" office:value="0.291032485986">
                <text:p>0.2910324859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27179786604">
                <text:p>-2.27179786604</text:p>
              </table:table-cell>
              <table:table-cell office:value-type="float" office:value="0.290855086881">
                <text:p>0.2908550868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.26910188711">
                <text:p>-2.26910188711</text:p>
              </table:table-cell>
              <table:table-cell office:value-type="float" office:value="0.290800289861">
                <text:p>0.2908002898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26627496205">
                <text:p>-2.26627496205</text:p>
              </table:table-cell>
              <table:table-cell office:value-type="float" office:value="0.290797768853">
                <text:p>0.2907977688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26334207624">
                <text:p>-2.26334207624</text:p>
              </table:table-cell>
              <table:table-cell office:value-type="float" office:value="0.290845614829">
                <text:p>0.290845614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26035334525">
                <text:p>-2.26035334525</text:p>
              </table:table-cell>
              <table:table-cell office:value-type="float" office:value="0.290923746705">
                <text:p>0.2909237467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2572616223">
                <text:p>-2.2572616223</text:p>
              </table:table-cell>
              <table:table-cell office:value-type="float" office:value="0.290909299032">
                <text:p>0.290909299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25394461623">
                <text:p>-2.25394461623</text:p>
              </table:table-cell>
              <table:table-cell office:value-type="float" office:value="0.290916567524">
                <text:p>0.2909165675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25251752008">
                <text:p>-2.25251752008</text:p>
              </table:table-cell>
              <table:table-cell office:value-type="float" office:value="0.293319010597">
                <text:p>0.2933190105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2524702841">
                <text:p>-2.2524702841</text:p>
              </table:table-cell>
              <table:table-cell office:value-type="float" office:value="0.303269797689">
                <text:p>0.3032697976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2524291961">
                <text:p>-2.2524291961</text:p>
              </table:table-cell>
              <table:table-cell office:value-type="float" office:value="0.321009470532">
                <text:p>0.3210094705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25242087857">
                <text:p>-2.25242087857</text:p>
              </table:table-cell>
              <table:table-cell office:value-type="float" office:value="0.346543895267">
                <text:p>0.346543895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25246024555">
                <text:p>-2.25246024555</text:p>
              </table:table-cell>
              <table:table-cell office:value-type="float" office:value="0.379872960881">
                <text:p>0.3798729608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25256869228">
                <text:p>-2.25256869228</text:p>
              </table:table-cell>
              <table:table-cell office:value-type="float" office:value="0.420996243464">
                <text:p>0.420996243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25275288168">
                <text:p>-2.25275288168</text:p>
              </table:table-cell>
              <table:table-cell office:value-type="float" office:value="0.468333321961">
                <text:p>0.4683333219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25305568732">
                <text:p>-2.25305568732</text:p>
              </table:table-cell>
              <table:table-cell office:value-type="float" office:value="0.51616429336">
                <text:p>0.516164293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25346188587">
                <text:p>-2.25346188587</text:p>
              </table:table-cell>
              <table:table-cell office:value-type="float" office:value="0.563892492757">
                <text:p>0.563892492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25402443354">
                <text:p>-2.25402443354</text:p>
              </table:table-cell>
              <table:table-cell office:value-type="float" office:value="0.611521167805">
                <text:p>0.611521167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25477186959">
                <text:p>-2.25477186959</text:p>
              </table:table-cell>
              <table:table-cell office:value-type="float" office:value="0.659367372711">
                <text:p>0.6593673727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25569407217">
                <text:p>-2.25569407217</text:p>
              </table:table-cell>
              <table:table-cell office:value-type="float" office:value="0.707235024356">
                <text:p>0.7072350243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25686473948">
                <text:p>-2.25686473948</text:p>
              </table:table-cell>
              <table:table-cell office:value-type="float" office:value="0.754974104376">
                <text:p>0.754974104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25824733188">
                <text:p>-2.25824733188</text:p>
              </table:table-cell>
              <table:table-cell office:value-type="float" office:value="0.80244722192">
                <text:p>0.802447221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25986830931">
                <text:p>-2.25986830931</text:p>
              </table:table-cell>
              <table:table-cell office:value-type="float" office:value="0.849640478466">
                <text:p>0.8496404784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26200121572">
                <text:p>-2.26200121572</text:p>
              </table:table-cell>
              <table:table-cell office:value-type="float" office:value="0.89697761314">
                <text:p>0.896977613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26455815464">
                <text:p>-2.26455815464</text:p>
              </table:table-cell>
              <table:table-cell office:value-type="float" office:value="0.944494782913">
                <text:p>0.9444947829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26717764333">
                <text:p>-2.26717764333</text:p>
              </table:table-cell>
              <table:table-cell office:value-type="float" office:value="0.987315070881">
                <text:p>0.9873150708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27067275747">
                <text:p>-2.27067275747</text:p>
              </table:table-cell>
              <table:table-cell office:value-type="float" office:value="1.02455827722">
                <text:p>1.024558277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27806090354">
                <text:p>-2.27806090354</text:p>
              </table:table-cell>
              <table:table-cell office:value-type="float" office:value="1.05646063799">
                <text:p>1.056460637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28875046002">
                <text:p>-2.28875046002</text:p>
              </table:table-cell>
              <table:table-cell office:value-type="float" office:value="1.08162615098">
                <text:p>1.081626150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010745748">
                <text:p>-2.3010745748</text:p>
              </table:table-cell>
              <table:table-cell office:value-type="float" office:value="1.10293574066">
                <text:p>1.102935740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31202743106">
                <text:p>-2.31202743106</text:p>
              </table:table-cell>
              <table:table-cell office:value-type="float" office:value="1.12572511079">
                <text:p>1.125725110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31502723017">
                <text:p>-2.31502723017</text:p>
              </table:table-cell>
              <table:table-cell office:value-type="float" office:value="1.14901785945">
                <text:p>1.149017859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31118106557">
                <text:p>-2.31118106557</text:p>
              </table:table-cell>
              <table:table-cell office:value-type="float" office:value="1.15951675816">
                <text:p>1.159516758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.30818697232">
                <text:p>-2.30818697232</text:p>
              </table:table-cell>
              <table:table-cell office:value-type="float" office:value="1.16109637598">
                <text:p>1.161096375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30551460765">
                <text:p>-2.30551460765</text:p>
              </table:table-cell>
              <table:table-cell office:value-type="float" office:value="1.16215130471">
                <text:p>1.162151304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3027192">
                <text:p>-2.3027192</text:p>
              </table:table-cell>
              <table:table-cell office:value-type="float" office:value="1.16338936819">
                <text:p>1.163389368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.29972125984">
                <text:p>-2.29972125984</text:p>
              </table:table-cell>
              <table:table-cell office:value-type="float" office:value="1.16477846648">
                <text:p>1.164778466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29694164252">
                <text:p>-2.29694164252</text:p>
              </table:table-cell>
              <table:table-cell office:value-type="float" office:value="1.16586618516">
                <text:p>1.165866185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.29432595158">
                <text:p>-2.29432595158</text:p>
              </table:table-cell>
              <table:table-cell office:value-type="float" office:value="1.16651029832">
                <text:p>1.16651029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.29189092875">
                <text:p>-2.29189092875</text:p>
              </table:table-cell>
              <table:table-cell office:value-type="float" office:value="1.16713645178">
                <text:p>1.167136451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.28924902231">
                <text:p>-2.28924902231</text:p>
              </table:table-cell>
              <table:table-cell office:value-type="float" office:value="1.16789135515">
                <text:p>1.167891355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28633524728">
                <text:p>-2.28633524728</text:p>
              </table:table-cell>
              <table:table-cell office:value-type="float" office:value="1.16887620183">
                <text:p>1.168876201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28359457816">
                <text:p>-2.28359457816</text:p>
              </table:table-cell>
              <table:table-cell office:value-type="float" office:value="1.16948611427">
                <text:p>1.169486114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28066398457">
                <text:p>-2.28066398457</text:p>
              </table:table-cell>
              <table:table-cell office:value-type="float" office:value="1.17035731914">
                <text:p>1.170357319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27763787571">
                <text:p>-2.27763787571</text:p>
              </table:table-cell>
              <table:table-cell office:value-type="float" office:value="1.171183414">
                <text:p>1.1711834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27452835705">
                <text:p>-2.27452835705</text:p>
              </table:table-cell>
              <table:table-cell office:value-type="float" office:value="1.17192742235">
                <text:p>1.171927422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27164776426">
                <text:p>-2.27164776426</text:p>
              </table:table-cell>
              <table:table-cell office:value-type="float" office:value="1.1723571582">
                <text:p>1.17235715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26873872756">
                <text:p>-2.26873872756</text:p>
              </table:table-cell>
              <table:table-cell office:value-type="float" office:value="1.17249820308">
                <text:p>1.172498203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26560227436">
                <text:p>-2.26560227436</text:p>
              </table:table-cell>
              <table:table-cell office:value-type="float" office:value="1.17288547863">
                <text:p>1.17288547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.26224642099">
                <text:p>-2.26224642099</text:p>
              </table:table-cell>
              <table:table-cell office:value-type="float" office:value="1.17321825506">
                <text:p>1.173218255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25854926225">
                <text:p>-2.25854926225</text:p>
              </table:table-cell>
              <table:table-cell office:value-type="float" office:value="1.17380039591">
                <text:p>1.173800395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25476811251">
                <text:p>-2.25476811251</text:p>
              </table:table-cell>
              <table:table-cell office:value-type="float" office:value="1.17425506099">
                <text:p>1.174255060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25090468264">
                <text:p>-2.25090468264</text:p>
              </table:table-cell>
              <table:table-cell office:value-type="float" office:value="1.17452097191">
                <text:p>1.174520971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24680947752">
                <text:p>-2.24680947752</text:p>
              </table:table-cell>
              <table:table-cell office:value-type="float" office:value="1.17471936136">
                <text:p>1.17471936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24266864991">
                <text:p>-2.24266864991</text:p>
              </table:table-cell>
              <table:table-cell office:value-type="float" office:value="1.17494645871">
                <text:p>1.174946458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23867088101">
                <text:p>-2.23867088101</text:p>
              </table:table-cell>
              <table:table-cell office:value-type="float" office:value="1.17528755964">
                <text:p>1.175287559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23733810308">
                <text:p>-2.23733810308</text:p>
              </table:table-cell>
              <table:table-cell office:value-type="float" office:value="1.17773536499">
                <text:p>1.177735364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23792658233">
                <text:p>-2.23792658233</text:p>
              </table:table-cell>
              <table:table-cell office:value-type="float" office:value="1.18761130763">
                <text:p>1.187611307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23897333251">
                <text:p>-2.23897333251</text:p>
              </table:table-cell>
              <table:table-cell office:value-type="float" office:value="1.20533643074">
                <text:p>1.20533643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2406204368">
                <text:p>-2.2406204368</text:p>
              </table:table-cell>
              <table:table-cell office:value-type="float" office:value="1.23077595439">
                <text:p>1.230775954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24304444682">
                <text:p>-2.24304444682</text:p>
              </table:table-cell>
              <table:table-cell office:value-type="float" office:value="1.26389990965">
                <text:p>1.263899909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24657478225">
                <text:p>-2.24657478225</text:p>
              </table:table-cell>
              <table:table-cell office:value-type="float" office:value="1.30224698705">
                <text:p>1.302246987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25189652607">
                <text:p>-2.25189652607</text:p>
              </table:table-cell>
              <table:table-cell office:value-type="float" office:value="1.33871144205">
                <text:p>1.33871144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26074337871">
                <text:p>-2.26074337871</text:p>
              </table:table-cell>
              <table:table-cell office:value-type="float" office:value="1.37027849805">
                <text:p>1.37027849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27196118235">
                <text:p>-2.27196118235</text:p>
              </table:table-cell>
              <table:table-cell office:value-type="float" office:value="1.39785028265">
                <text:p>1.397850282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28439390833">
                <text:p>-2.28439390833</text:p>
              </table:table-cell>
              <table:table-cell office:value-type="float" office:value="1.42260775599">
                <text:p>1.422607755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29688609732">
                <text:p>-2.29688609732</text:p>
              </table:table-cell>
              <table:table-cell office:value-type="float" office:value="1.44406014821">
                <text:p>1.444060148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31000127732">
                <text:p>-2.31000127732</text:p>
              </table:table-cell>
              <table:table-cell office:value-type="float" office:value="1.46281301907">
                <text:p>1.462813019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.31936855526">
                <text:p>-2.31936855526</text:p>
              </table:table-cell>
              <table:table-cell office:value-type="float" office:value="1.48034070534">
                <text:p>1.480340705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3178371405">
                <text:p>-2.3178371405</text:p>
              </table:table-cell>
              <table:table-cell office:value-type="float" office:value="1.489110592">
                <text:p>1.4891105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.31467259142">
                <text:p>-2.31467259142</text:p>
              </table:table-cell>
              <table:table-cell office:value-type="float" office:value="1.48994611264">
                <text:p>1.489946112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3116968245">
                <text:p>-2.3116968245</text:p>
              </table:table-cell>
              <table:table-cell office:value-type="float" office:value="1.48843572888">
                <text:p>1.488435728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30872766494">
                <text:p>-2.30872766494</text:p>
              </table:table-cell>
              <table:table-cell office:value-type="float" office:value="1.48655740124">
                <text:p>1.48655740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30569129619">
                <text:p>-2.30569129619</text:p>
              </table:table-cell>
              <table:table-cell office:value-type="float" office:value="1.48479099629">
                <text:p>1.484790996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30259191586">
                <text:p>-2.30259191586</text:p>
              </table:table-cell>
              <table:table-cell office:value-type="float" office:value="1.48313848924">
                <text:p>1.483138489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29943376181">
                <text:p>-2.29943376181</text:p>
              </table:table-cell>
              <table:table-cell office:value-type="float" office:value="1.48160169682">
                <text:p>1.48160169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29622111256">
                <text:p>-2.29622111256</text:p>
              </table:table-cell>
              <table:table-cell office:value-type="float" office:value="1.48018228254">
                <text:p>1.480182282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936210224">
                <text:p>-2.2936210224</text:p>
              </table:table-cell>
              <table:table-cell office:value-type="float" office:value="1.47942965629">
                <text:p>1.479429656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29096329311">
                <text:p>-2.29096329311</text:p>
              </table:table-cell>
              <table:table-cell office:value-type="float" office:value="1.47872477934">
                <text:p>1.478724779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2884974052">
                <text:p>-2.2884974052</text:p>
              </table:table-cell>
              <table:table-cell office:value-type="float" office:value="1.47821160722">
                <text:p>1.478211607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.2860508822">
                <text:p>-2.2860508822</text:p>
              </table:table-cell>
              <table:table-cell office:value-type="float" office:value="1.4778554357">
                <text:p>1.4778554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28349648189">
                <text:p>-2.28349648189</text:p>
              </table:table-cell>
              <table:table-cell office:value-type="float" office:value="1.47749017602">
                <text:p>1.477490176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28077996315">
                <text:p>-2.28077996315</text:p>
              </table:table-cell>
              <table:table-cell office:value-type="float" office:value="1.47717064175">
                <text:p>1.477170641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27806527221">
                <text:p>-2.27806527221</text:p>
              </table:table-cell>
              <table:table-cell office:value-type="float" office:value="1.47688559522">
                <text:p>1.476885595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27531663362">
                <text:p>-2.27531663362</text:p>
              </table:table-cell>
              <table:table-cell office:value-type="float" office:value="1.4766463768">
                <text:p>1.47664637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27263649201">
                <text:p>-2.27263649201</text:p>
              </table:table-cell>
              <table:table-cell office:value-type="float" office:value="1.47654395499">
                <text:p>1.476543954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26983403151">
                <text:p>-2.26983403151</text:p>
              </table:table-cell>
              <table:table-cell office:value-type="float" office:value="1.4765140433">
                <text:p>1.47651404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26712541815">
                <text:p>-2.26712541815</text:p>
              </table:table-cell>
              <table:table-cell office:value-type="float" office:value="1.47655951212">
                <text:p>1.476559512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26411048861">
                <text:p>-2.26411048861</text:p>
              </table:table-cell>
              <table:table-cell office:value-type="float" office:value="1.47660491184">
                <text:p>1.47660491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26101157797">
                <text:p>-2.26101157797</text:p>
              </table:table-cell>
              <table:table-cell office:value-type="float" office:value="1.47657598141">
                <text:p>1.476575981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25781275633">
                <text:p>-2.25781275633</text:p>
              </table:table-cell>
              <table:table-cell office:value-type="float" office:value="1.47652182189">
                <text:p>1.47652182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25446349994">
                <text:p>-2.25446349994</text:p>
              </table:table-cell>
              <table:table-cell office:value-type="float" office:value="1.47621944874">
                <text:p>1.476219448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.25083873676">
                <text:p>-2.25083873676</text:p>
              </table:table-cell>
              <table:table-cell office:value-type="float" office:value="1.47589003398">
                <text:p>1.475890033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.24956151453">
                <text:p>-2.24956151453</text:p>
              </table:table-cell>
              <table:table-cell office:value-type="float" office:value="1.47829107236">
                <text:p>1.478291072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24985997252">
                <text:p>-2.24985997252</text:p>
              </table:table-cell>
              <table:table-cell office:value-type="float" office:value="1.48910344344">
                <text:p>1.489103443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.25040693197">
                <text:p>-2.25040693197</text:p>
              </table:table-cell>
              <table:table-cell office:value-type="float" office:value="1.50786514621">
                <text:p>1.507865146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25128371519">
                <text:p>-2.25128371519</text:p>
              </table:table-cell>
              <table:table-cell office:value-type="float" office:value="1.53426043236">
                <text:p>1.53426043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.25247656313">
                <text:p>-2.25247656313</text:p>
              </table:table-cell>
              <table:table-cell office:value-type="float" office:value="1.56860544551">
                <text:p>1.568605445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.25417690409">
                <text:p>-2.25417690409</text:p>
              </table:table-cell>
              <table:table-cell office:value-type="float" office:value="1.6107176572">
                <text:p>1.61071765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.25669611049">
                <text:p>-2.25669611049</text:p>
              </table:table-cell>
              <table:table-cell office:value-type="float" office:value="1.65757444134">
                <text:p>1.657574441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26009346259">
                <text:p>-2.26009346259</text:p>
              </table:table-cell>
              <table:table-cell office:value-type="float" office:value="1.70527750659">
                <text:p>1.705277506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.26349564452">
                <text:p>-2.26349564452</text:p>
              </table:table-cell>
              <table:table-cell office:value-type="float" office:value="1.74840211158">
                <text:p>1.748402111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26757571097">
                <text:p>-2.26757571097</text:p>
              </table:table-cell>
              <table:table-cell office:value-type="float" office:value="1.78536622992">
                <text:p>1.785366229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27561074381">
                <text:p>-2.27561074381</text:p>
              </table:table-cell>
              <table:table-cell office:value-type="float" office:value="1.81595652701">
                <text:p>1.815956527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.286414829">
                <text:p>-2.286414829</text:p>
              </table:table-cell>
              <table:table-cell office:value-type="float" office:value="1.84315651341">
                <text:p>1.843156513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.29778610133">
                <text:p>-2.29778610133</text:p>
              </table:table-cell>
              <table:table-cell office:value-type="float" office:value="1.86749294703">
                <text:p>1.867492947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.30862036049">
                <text:p>-2.30862036049</text:p>
              </table:table-cell>
              <table:table-cell office:value-type="float" office:value="1.89003758933">
                <text:p>1.890037589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.31048724603">
                <text:p>-2.31048724603</text:p>
              </table:table-cell>
              <table:table-cell office:value-type="float" office:value="1.91139948496">
                <text:p>1.911399484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.30111908964">
                <text:p>-2.30111908964</text:p>
              </table:table-cell>
              <table:table-cell office:value-type="float" office:value="1.93861389523">
                <text:p>1.938613895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.29155336403">
                <text:p>-2.29155336403</text:p>
              </table:table-cell>
              <table:table-cell office:value-type="float" office:value="1.96532491485">
                <text:p>1.965324914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.28768950966">
                <text:p>-2.28768950966</text:p>
              </table:table-cell>
              <table:table-cell office:value-type="float" office:value="1.97876811179">
                <text:p>1.97876811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.28396005146">
                <text:p>-2.28396005146</text:p>
              </table:table-cell>
              <table:table-cell office:value-type="float" office:value="1.98178058538">
                <text:p>1.981780585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28103101681">
                <text:p>-2.28103101681</text:p>
              </table:table-cell>
              <table:table-cell office:value-type="float" office:value="1.98275588845">
                <text:p>1.982755888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27863598007">
                <text:p>-2.27863598007</text:p>
              </table:table-cell>
              <table:table-cell office:value-type="float" office:value="1.98344013268">
                <text:p>1.983440132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.27640273839">
                <text:p>-2.27640273839</text:p>
              </table:table-cell>
              <table:table-cell office:value-type="float" office:value="1.98397438904">
                <text:p>1.983974389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.27409642618">
                <text:p>-2.27409642618</text:p>
              </table:table-cell>
              <table:table-cell office:value-type="float" office:value="1.98467722261">
                <text:p>1.984677222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.2718425202">
                <text:p>-2.2718425202</text:p>
              </table:table-cell>
              <table:table-cell office:value-type="float" office:value="1.98542057829">
                <text:p>1.985420578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.26954288157">
                <text:p>-2.26954288157</text:p>
              </table:table-cell>
              <table:table-cell office:value-type="float" office:value="1.98610165272">
                <text:p>1.986101652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.26692075402">
                <text:p>-2.26692075402</text:p>
              </table:table-cell>
              <table:table-cell office:value-type="float" office:value="1.9870675461">
                <text:p>1.9870675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.26422722283">
                <text:p>-2.26422722283</text:p>
              </table:table-cell>
              <table:table-cell office:value-type="float" office:value="1.9880835289">
                <text:p>1.98808352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.26145950098">
                <text:p>-2.26145950098</text:p>
              </table:table-cell>
              <table:table-cell office:value-type="float" office:value="1.98923653291">
                <text:p>1.989236532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.25861393657">
                <text:p>-2.25861393657</text:p>
              </table:table-cell>
              <table:table-cell office:value-type="float" office:value="1.99051598493">
                <text:p>1.990515984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.25587365759">
                <text:p>-2.25587365759</text:p>
              </table:table-cell>
              <table:table-cell office:value-type="float" office:value="1.99359797754">
                <text:p>1.993597977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.25248047787">
                <text:p>-2.25248047787</text:p>
              </table:table-cell>
              <table:table-cell office:value-type="float" office:value="2.00266503983">
                <text:p>2.002665039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.24675064597">
                <text:p>-2.24675064597</text:p>
              </table:table-cell>
              <table:table-cell office:value-type="float" office:value="2.01725865473">
                <text:p>2.017258654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23795686347">
                <text:p>-2.23795686347</text:p>
              </table:table-cell>
              <table:table-cell office:value-type="float" office:value="2.03676882511">
                <text:p>2.036768825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22587872074">
                <text:p>-2.22587872074</text:p>
              </table:table-cell>
              <table:table-cell office:value-type="float" office:value="2.05979973039">
                <text:p>2.059799730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21012418569">
                <text:p>-2.21012418569</text:p>
              </table:table-cell>
              <table:table-cell office:value-type="float" office:value="2.08692790126">
                <text:p>2.086927901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19001342392">
                <text:p>-2.19001342392</text:p>
              </table:table-cell>
              <table:table-cell office:value-type="float" office:value="2.11713347011">
                <text:p>2.117133470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16533336743">
                <text:p>-2.16533336743</text:p>
              </table:table-cell>
              <table:table-cell office:value-type="float" office:value="2.14766564207">
                <text:p>2.147665642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13637511612">
                <text:p>-2.13637511612</text:p>
              </table:table-cell>
              <table:table-cell office:value-type="float" office:value="2.17814429609">
                <text:p>2.178144296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10337941115">
                <text:p>-2.10337941115</text:p>
              </table:table-cell>
              <table:table-cell office:value-type="float" office:value="2.20878457271">
                <text:p>2.208784572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06752766327">
                <text:p>-2.06752766327</text:p>
              </table:table-cell>
              <table:table-cell office:value-type="float" office:value="2.23988897891">
                <text:p>2.239888978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03161575097">
                <text:p>-2.03161575097</text:p>
              </table:table-cell>
              <table:table-cell office:value-type="float" office:value="2.27096951785">
                <text:p>2.270969517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99947234121">
                <text:p>-1.99947234121</text:p>
              </table:table-cell>
              <table:table-cell office:value-type="float" office:value="2.29928842328">
                <text:p>2.299288423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736551796">
                <text:p>-1.9736551796</text:p>
              </table:table-cell>
              <table:table-cell office:value-type="float" office:value="2.32504726875">
                <text:p>2.32504726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95626057311">
                <text:p>-1.95626057311</text:p>
              </table:table-cell>
              <table:table-cell office:value-type="float" office:value="2.35205062133">
                <text:p>2.352050621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94316823445">
                <text:p>-1.94316823445</text:p>
              </table:table-cell>
              <table:table-cell office:value-type="float" office:value="2.37935084873">
                <text:p>2.379350848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93095516501">
                <text:p>-1.93095516501</text:p>
              </table:table-cell>
              <table:table-cell office:value-type="float" office:value="2.40701059734">
                <text:p>2.407010597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91976433949">
                <text:p>-1.91976433949</text:p>
              </table:table-cell>
              <table:table-cell office:value-type="float" office:value="2.43516614082">
                <text:p>2.435166140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91005851735">
                <text:p>-1.91005851735</text:p>
              </table:table-cell>
              <table:table-cell office:value-type="float" office:value="2.45577067154">
                <text:p>2.455770671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90202552459">
                <text:p>-1.90202552459</text:p>
              </table:table-cell>
              <table:table-cell office:value-type="float" office:value="2.46231647187">
                <text:p>2.462316471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8990088386">
                <text:p>-1.8990088386</text:p>
              </table:table-cell>
              <table:table-cell office:value-type="float" office:value="2.45976498685">
                <text:p>2.459764986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89840578038">
                <text:p>-1.89840578038</text:p>
              </table:table-cell>
              <table:table-cell office:value-type="float" office:value="2.45639292847">
                <text:p>2.456392928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8977085762">
                <text:p>-1.8977085762</text:p>
              </table:table-cell>
              <table:table-cell office:value-type="float" office:value="2.45303171491">
                <text:p>2.453031714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89701259418">
                <text:p>-1.89701259418</text:p>
              </table:table-cell>
              <table:table-cell office:value-type="float" office:value="2.44950138468">
                <text:p>2.449501384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89632456808">
                <text:p>-1.89632456808</text:p>
              </table:table-cell>
              <table:table-cell office:value-type="float" office:value="2.44590078735">
                <text:p>2.445900787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89561977468">
                <text:p>-1.89561977468</text:p>
              </table:table-cell>
              <table:table-cell office:value-type="float" office:value="2.4421935467">
                <text:p>2.44219354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89490768765">
                <text:p>-1.89490768765</text:p>
              </table:table-cell>
              <table:table-cell office:value-type="float" office:value="2.43849065961">
                <text:p>2.438490659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89418739516">
                <text:p>-1.89418739516</text:p>
              </table:table-cell>
              <table:table-cell office:value-type="float" office:value="2.43468996219">
                <text:p>2.434689962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89340108137">
                <text:p>-1.89340108137</text:p>
              </table:table-cell>
              <table:table-cell office:value-type="float" office:value="2.43097098707">
                <text:p>2.430970987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89257088453">
                <text:p>-1.89257088453</text:p>
              </table:table-cell>
              <table:table-cell office:value-type="float" office:value="2.42733594087">
                <text:p>2.427335940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89174719622">
                <text:p>-1.89174719622</text:p>
              </table:table-cell>
              <table:table-cell office:value-type="float" office:value="2.42383023262">
                <text:p>2.423830232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89085086475">
                <text:p>-1.89085086475</text:p>
              </table:table-cell>
              <table:table-cell office:value-type="float" office:value="2.42051725924">
                <text:p>2.420517259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89048680736">
                <text:p>-1.89048680736</text:p>
              </table:table-cell>
              <table:table-cell office:value-type="float" office:value="2.41708230269">
                <text:p>2.417082302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89029897966">
                <text:p>-1.89029897966</text:p>
              </table:table-cell>
              <table:table-cell office:value-type="float" office:value="2.41369027591">
                <text:p>2.413690275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89026303095">
                <text:p>-1.89026303095</text:p>
              </table:table-cell>
              <table:table-cell office:value-type="float" office:value="2.41008116779">
                <text:p>2.410081167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88787904172">
                <text:p>-1.88787904172</text:p>
              </table:table-cell>
              <table:table-cell office:value-type="float" office:value="2.4093697203">
                <text:p>2.4093697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87778710085">
                <text:p>-1.87778710085</text:p>
              </table:table-cell>
              <table:table-cell office:value-type="float" office:value="2.41076188748">
                <text:p>2.410761887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86011977015">
                <text:p>-1.86011977015</text:p>
              </table:table-cell>
              <table:table-cell office:value-type="float" office:value="2.41334332084">
                <text:p>2.413343320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83525577347">
                <text:p>-1.83525577347</text:p>
              </table:table-cell>
              <table:table-cell office:value-type="float" office:value="2.41736082228">
                <text:p>2.417360822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80282994743">
                <text:p>-1.80282994743</text:p>
              </table:table-cell>
              <table:table-cell office:value-type="float" office:value="2.42305322686">
                <text:p>2.423053226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76680589029">
                <text:p>-1.76680589029</text:p>
              </table:table-cell>
              <table:table-cell office:value-type="float" office:value="2.43142039519">
                <text:p>2.431420395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73391573975">
                <text:p>-1.73391573975</text:p>
              </table:table-cell>
              <table:table-cell office:value-type="float" office:value="2.44264742532">
                <text:p>2.442647425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70837550191">
                <text:p>-1.70837550191</text:p>
              </table:table-cell>
              <table:table-cell office:value-type="float" office:value="2.45711031617">
                <text:p>2.457110316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68900762885">
                <text:p>-1.68900762885</text:p>
              </table:table-cell>
              <table:table-cell office:value-type="float" office:value="2.47398019231">
                <text:p>2.473980192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67262295591">
                <text:p>-1.67262295591</text:p>
              </table:table-cell>
              <table:table-cell office:value-type="float" office:value="2.49211878591">
                <text:p>2.492118785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65380223736">
                <text:p>-1.65380223736</text:p>
              </table:table-cell>
              <table:table-cell office:value-type="float" office:value="2.5055492723">
                <text:p>2.50554927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63292235786">
                <text:p>-1.63292235786</text:p>
              </table:table-cell>
              <table:table-cell office:value-type="float" office:value="2.51416028454">
                <text:p>2.514160284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61359424048">
                <text:p>-1.61359424048</text:p>
              </table:table-cell>
              <table:table-cell office:value-type="float" office:value="2.51846718442">
                <text:p>2.518467184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60596019501">
                <text:p>-1.60596019501</text:p>
              </table:table-cell>
              <table:table-cell office:value-type="float" office:value="2.51689118967">
                <text:p>2.516891189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60535237513">
                <text:p>-1.60535237513</text:p>
              </table:table-cell>
              <table:table-cell office:value-type="float" office:value="2.51426426263">
                <text:p>2.514264262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60539176436">
                <text:p>-1.60539176436</text:p>
              </table:table-cell>
              <table:table-cell office:value-type="float" office:value="2.51192535148">
                <text:p>2.51192535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6054340229">
                <text:p>-1.6054340229</text:p>
              </table:table-cell>
              <table:table-cell office:value-type="float" office:value="2.50938846193">
                <text:p>2.509388461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60573020763">
                <text:p>-1.60573020763</text:p>
              </table:table-cell>
              <table:table-cell office:value-type="float" office:value="2.50695767394">
                <text:p>2.506957673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60574083931">
                <text:p>-1.60574083931</text:p>
              </table:table-cell>
              <table:table-cell office:value-type="float" office:value="2.50435332393">
                <text:p>2.504353323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60557847232">
                <text:p>-1.60557847232</text:p>
              </table:table-cell>
              <table:table-cell office:value-type="float" office:value="2.50166638346">
                <text:p>2.501666383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60530422414">
                <text:p>-1.60530422414</text:p>
              </table:table-cell>
              <table:table-cell office:value-type="float" office:value="2.49879894245">
                <text:p>2.498798942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60519172269">
                <text:p>-1.60519172269</text:p>
              </table:table-cell>
              <table:table-cell office:value-type="float" office:value="2.49582390119">
                <text:p>2.49582390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0526604813">
                <text:p>-1.60526604813</text:p>
              </table:table-cell>
              <table:table-cell office:value-type="float" office:value="2.4928171403">
                <text:p>2.49281714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60533099561">
                <text:p>-1.60533099561</text:p>
              </table:table-cell>
              <table:table-cell office:value-type="float" office:value="2.4896375973">
                <text:p>2.48963759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60272565996">
                <text:p>-1.60272565996</text:p>
              </table:table-cell>
              <table:table-cell office:value-type="float" office:value="2.48836962711">
                <text:p>2.488369627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9200088169">
                <text:p>-1.59200088169</text:p>
              </table:table-cell>
              <table:table-cell office:value-type="float" office:value="2.48816609168">
                <text:p>2.488166091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57351719071">
                <text:p>-1.57351719071</text:p>
              </table:table-cell>
              <table:table-cell office:value-type="float" office:value="2.48780978415">
                <text:p>2.487809784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54725642294">
                <text:p>-1.54725642294</text:p>
              </table:table-cell>
              <table:table-cell office:value-type="float" office:value="2.48728095239">
                <text:p>2.487280952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51316997451">
                <text:p>-1.51316997451</text:p>
              </table:table-cell>
              <table:table-cell office:value-type="float" office:value="2.486540781">
                <text:p>2.4865407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47109497833">
                <text:p>-1.47109497833</text:p>
              </table:table-cell>
              <table:table-cell office:value-type="float" office:value="2.48551268633">
                <text:p>2.485512686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42449130707">
                <text:p>-1.42449130707</text:p>
              </table:table-cell>
              <table:table-cell office:value-type="float" office:value="2.48383637683">
                <text:p>2.483836376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37756370209">
                <text:p>-1.37756370209</text:p>
              </table:table-cell>
              <table:table-cell office:value-type="float" office:value="2.48176496802">
                <text:p>2.481764968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33059783322">
                <text:p>-1.33059783322</text:p>
              </table:table-cell>
              <table:table-cell office:value-type="float" office:value="2.47961918769">
                <text:p>2.479619187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28429650129">
                <text:p>-1.28429650129</text:p>
              </table:table-cell>
              <table:table-cell office:value-type="float" office:value="2.47776855426">
                <text:p>2.477768554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24201269296">
                <text:p>-1.24201269296</text:p>
              </table:table-cell>
              <table:table-cell office:value-type="float" office:value="2.47572428803">
                <text:p>2.475724288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0633257378">
                <text:p>-1.20633257378</text:p>
              </table:table-cell>
              <table:table-cell office:value-type="float" office:value="2.47454378481">
                <text:p>2.474543784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17812515811">
                <text:p>-1.17812515811</text:p>
              </table:table-cell>
              <table:table-cell office:value-type="float" office:value="2.47687125313">
                <text:p>2.476871253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15731430601">
                <text:p>-1.15731430601</text:p>
              </table:table-cell>
              <table:table-cell office:value-type="float" office:value="2.48180841988">
                <text:p>2.481808419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13867703655">
                <text:p>-1.13867703655</text:p>
              </table:table-cell>
              <table:table-cell office:value-type="float" office:value="2.48413905997">
                <text:p>2.484139059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12004315234">
                <text:p>-1.12004315234</text:p>
              </table:table-cell>
              <table:table-cell office:value-type="float" office:value="2.4825938524">
                <text:p>2.48259385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10125966229">
                <text:p>-1.10125966229</text:p>
              </table:table-cell>
              <table:table-cell office:value-type="float" office:value="2.4790402819">
                <text:p>2.47904028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08278279177">
                <text:p>-1.08278279177</text:p>
              </table:table-cell>
              <table:table-cell office:value-type="float" office:value="2.47448577024">
                <text:p>2.474485770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06284978074">
                <text:p>-1.06284978074</text:p>
              </table:table-cell>
              <table:table-cell office:value-type="float" office:value="2.46957918708">
                <text:p>2.469579187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03629350272">
                <text:p>-1.03629350272</text:p>
              </table:table-cell>
              <table:table-cell office:value-type="float" office:value="2.46285812815">
                <text:p>2.462858128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0078014365">
                <text:p>-1.0078014365</text:p>
              </table:table-cell>
              <table:table-cell office:value-type="float" office:value="2.45405664879">
                <text:p>2.45405664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988879399145">
                <text:p>-0.988879399145</text:p>
              </table:table-cell>
              <table:table-cell office:value-type="float" office:value="2.44287156785">
                <text:p>2.44287156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973427222509">
                <text:p>-0.973427222509</text:p>
              </table:table-cell>
              <table:table-cell office:value-type="float" office:value="2.43154849391">
                <text:p>2.431548493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957185399282">
                <text:p>-0.957185399282</text:p>
              </table:table-cell>
              <table:table-cell office:value-type="float" office:value="2.42130439839">
                <text:p>2.421304398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940254882801">
                <text:p>-0.940254882801</text:p>
              </table:table-cell>
              <table:table-cell office:value-type="float" office:value="2.41223901712">
                <text:p>2.412239017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921178743748">
                <text:p>-0.921178743748</text:p>
              </table:table-cell>
              <table:table-cell office:value-type="float" office:value="2.40387031247">
                <text:p>2.403870312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95473563301">
                <text:p>-0.895473563301</text:p>
              </table:table-cell>
              <table:table-cell office:value-type="float" office:value="2.39547224748">
                <text:p>2.395472247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868597394824">
                <text:p>-0.868597394824</text:p>
              </table:table-cell>
              <table:table-cell office:value-type="float" office:value="2.38630555723">
                <text:p>2.386305557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851296779246">
                <text:p>-0.851296779246</text:p>
              </table:table-cell>
              <table:table-cell office:value-type="float" office:value="2.37584085428">
                <text:p>2.375840854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83488361298">
                <text:p>-0.83488361298</text:p>
              </table:table-cell>
              <table:table-cell office:value-type="float" office:value="2.36567521704">
                <text:p>2.365675217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816293135508">
                <text:p>-0.816293135508</text:p>
              </table:table-cell>
              <table:table-cell office:value-type="float" office:value="2.35624110738">
                <text:p>2.356241107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791154947859">
                <text:p>-0.791154947859</text:p>
              </table:table-cell>
              <table:table-cell office:value-type="float" office:value="2.34708801809">
                <text:p>2.347088018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765310210279">
                <text:p>-0.765310210279</text:p>
              </table:table-cell>
              <table:table-cell office:value-type="float" office:value="2.33784792404">
                <text:p>2.337847924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748039940879">
                <text:p>-0.748039940879</text:p>
              </table:table-cell>
              <table:table-cell office:value-type="float" office:value="2.32813377426">
                <text:p>2.328133774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731052192529">
                <text:p>-0.731052192529</text:p>
              </table:table-cell>
              <table:table-cell office:value-type="float" office:value="2.3188436171">
                <text:p>2.31884361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712038452129">
                <text:p>-0.712038452129</text:p>
              </table:table-cell>
              <table:table-cell office:value-type="float" office:value="2.31017828633">
                <text:p>2.310178286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687047835859">
                <text:p>-0.687047835859</text:p>
              </table:table-cell>
              <table:table-cell office:value-type="float" office:value="2.30295708427">
                <text:p>2.302957084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659967753281">
                <text:p>-0.659967753281</text:p>
              </table:table-cell>
              <table:table-cell office:value-type="float" office:value="2.29357133201">
                <text:p>2.293571332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640769961314">
                <text:p>-0.640769961314</text:p>
              </table:table-cell>
              <table:table-cell office:value-type="float" office:value="2.28164101944">
                <text:p>2.281641019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624039841289">
                <text:p>-0.624039841289</text:p>
              </table:table-cell>
              <table:table-cell office:value-type="float" office:value="2.26947415437">
                <text:p>2.269474154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606753613754">
                <text:p>-0.606753613754</text:p>
              </table:table-cell>
              <table:table-cell office:value-type="float" office:value="2.25887113931">
                <text:p>2.258871139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88975493184">
                <text:p>-0.588975493184</text:p>
              </table:table-cell>
              <table:table-cell office:value-type="float" office:value="2.2494901123">
                <text:p>2.24949011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569325992295">
                <text:p>-0.569325992295</text:p>
              </table:table-cell>
              <table:table-cell office:value-type="float" office:value="2.24146794433">
                <text:p>2.241467944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43838208013">
                <text:p>-0.543838208013</text:p>
              </table:table-cell>
              <table:table-cell office:value-type="float" office:value="2.23465940456">
                <text:p>2.234659404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516376697092">
                <text:p>-0.516376697092</text:p>
              </table:table-cell>
              <table:table-cell office:value-type="float" office:value="2.22540102633">
                <text:p>2.225401026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496958358715">
                <text:p>-0.496958358715</text:p>
              </table:table-cell>
              <table:table-cell office:value-type="float" office:value="2.21370013467">
                <text:p>2.213700134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481230369468">
                <text:p>-0.481230369468</text:p>
              </table:table-cell>
              <table:table-cell office:value-type="float" office:value="2.20138265956">
                <text:p>2.201382659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64584252364">
                <text:p>-0.464584252364</text:p>
              </table:table-cell>
              <table:table-cell office:value-type="float" office:value="2.19089777301">
                <text:p>2.190897773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445834563238">
                <text:p>-0.445834563238</text:p>
              </table:table-cell>
              <table:table-cell office:value-type="float" office:value="2.18209866048">
                <text:p>2.18209866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20425067098">
                <text:p>-0.420425067098</text:p>
              </table:table-cell>
              <table:table-cell office:value-type="float" office:value="2.17369260187">
                <text:p>2.173692601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393795715949">
                <text:p>-0.393795715949</text:p>
              </table:table-cell>
              <table:table-cell office:value-type="float" office:value="2.16470294802">
                <text:p>2.164702948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37655394683">
                <text:p>-0.37655394683</text:p>
              </table:table-cell>
              <table:table-cell office:value-type="float" office:value="2.15458342913">
                <text:p>2.154583429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59987512589">
                <text:p>-0.359987512589</text:p>
              </table:table-cell>
              <table:table-cell office:value-type="float" office:value="2.14462845754">
                <text:p>2.144628457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341283637098">
                <text:p>-0.341283637098</text:p>
              </table:table-cell>
              <table:table-cell office:value-type="float" office:value="2.13545080438">
                <text:p>2.135450804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15882678332">
                <text:p>-0.315882678332</text:p>
              </table:table-cell>
              <table:table-cell office:value-type="float" office:value="2.12646405185">
                <text:p>2.126464051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289516578458">
                <text:p>-0.289516578458</text:p>
              </table:table-cell>
              <table:table-cell office:value-type="float" office:value="2.11745628361">
                <text:p>2.117456283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272353921174">
                <text:p>-0.272353921174</text:p>
              </table:table-cell>
              <table:table-cell office:value-type="float" office:value="2.10750242743">
                <text:p>2.107502427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255775689389">
                <text:p>-0.255775689389</text:p>
              </table:table-cell>
              <table:table-cell office:value-type="float" office:value="2.09790228861">
                <text:p>2.097902288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237138082826">
                <text:p>-0.237138082826</text:p>
              </table:table-cell>
              <table:table-cell office:value-type="float" office:value="2.08899410027">
                <text:p>2.0889941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211905542221">
                <text:p>-0.211905542221</text:p>
              </table:table-cell>
              <table:table-cell office:value-type="float" office:value="2.08023678122">
                <text:p>2.080236781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186246338579">
                <text:p>-0.186246338579</text:p>
              </table:table-cell>
              <table:table-cell office:value-type="float" office:value="2.07113626517">
                <text:p>2.071136265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68607771006">
                <text:p>-0.168607771006</text:p>
              </table:table-cell>
              <table:table-cell office:value-type="float" office:value="2.06107515036">
                <text:p>2.061075150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51342021035">
                <text:p>-0.151342021035</text:p>
              </table:table-cell>
              <table:table-cell office:value-type="float" office:value="2.05147805374">
                <text:p>2.051478053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32073718391">
                <text:p>-0.132073718391</text:p>
              </table:table-cell>
              <table:table-cell office:value-type="float" office:value="2.04297537296">
                <text:p>2.04297537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0685569698">
                <text:p>-0.10685569698</text:p>
              </table:table-cell>
              <table:table-cell office:value-type="float" office:value="2.03598699645">
                <text:p>2.035986996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795122477478">
                <text:p>-0.0795122477478</text:p>
              </table:table-cell>
              <table:table-cell office:value-type="float" office:value="2.02659837586">
                <text:p>2.026598375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600080111967">
                <text:p>-0.0600080111967</text:p>
              </table:table-cell>
              <table:table-cell office:value-type="float" office:value="2.01440088861">
                <text:p>2.014400888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433320947171">
                <text:p>-0.0433320947171</text:p>
              </table:table-cell>
              <table:table-cell office:value-type="float" office:value="2.00197765479">
                <text:p>2.001977654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26094935538">
                <text:p>-0.026094935538</text:p>
              </table:table-cell>
              <table:table-cell office:value-type="float" office:value="1.9912725363">
                <text:p>1.99127253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84019659996">
                <text:p>-0.0084019659996</text:p>
              </table:table-cell>
              <table:table-cell office:value-type="float" office:value="1.98205166896">
                <text:p>1.982051668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12079110692">
                <text:p>0.0112079110692</text:p>
              </table:table-cell>
              <table:table-cell office:value-type="float" office:value="1.97408671359">
                <text:p>1.974086713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66990428372">
                <text:p>0.0366990428372</text:p>
              </table:table-cell>
              <table:table-cell office:value-type="float" office:value="1.96736891366">
                <text:p>1.967368913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41797972792">
                <text:p>0.0641797972792</text:p>
              </table:table-cell>
              <table:table-cell office:value-type="float" office:value="1.95819133953">
                <text:p>1.958191339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33055465884">
                <text:p>0.0833055465884</text:p>
              </table:table-cell>
              <table:table-cell office:value-type="float" office:value="1.94653689941">
                <text:p>1.946536899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91061713698">
                <text:p>0.0991061713698</text:p>
              </table:table-cell>
              <table:table-cell office:value-type="float" office:value="1.93429692165">
                <text:p>1.934296921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5646186837">
                <text:p>0.115646186837</text:p>
              </table:table-cell>
              <table:table-cell office:value-type="float" office:value="1.92424493244">
                <text:p>1.924244932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34479353774">
                <text:p>0.134479353774</text:p>
              </table:table-cell>
              <table:table-cell office:value-type="float" office:value="1.91536311444">
                <text:p>1.915363114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59983896652">
                <text:p>0.159983896652</text:p>
              </table:table-cell>
              <table:table-cell office:value-type="float" office:value="1.9068758731">
                <text:p>1.90687587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666705957">
                <text:p>0.18666705957</text:p>
              </table:table-cell>
              <table:table-cell office:value-type="float" office:value="1.89806900795">
                <text:p>1.898069007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03993650563">
                <text:p>0.203993650563</text:p>
              </table:table-cell>
              <table:table-cell office:value-type="float" office:value="1.8883207456">
                <text:p>1.88832074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20668887508">
                <text:p>0.220668887508</text:p>
              </table:table-cell>
              <table:table-cell office:value-type="float" office:value="1.87858318135">
                <text:p>1.878583181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39480956788">
                <text:p>0.239480956788</text:p>
              </table:table-cell>
              <table:table-cell office:value-type="float" office:value="1.86959163184">
                <text:p>1.869591631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65018473799">
                <text:p>0.265018473799</text:p>
              </table:table-cell>
              <table:table-cell office:value-type="float" office:value="1.86085223056">
                <text:p>1.860852230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91655318482">
                <text:p>0.291655318482</text:p>
              </table:table-cell>
              <table:table-cell office:value-type="float" office:value="1.85190169788">
                <text:p>1.851901697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08967247134">
                <text:p>0.308967247134</text:p>
              </table:table-cell>
              <table:table-cell office:value-type="float" office:value="1.84182831057">
                <text:p>1.841828310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25638383824">
                <text:p>0.325638383824</text:p>
              </table:table-cell>
              <table:table-cell office:value-type="float" office:value="1.83210591431">
                <text:p>1.832105914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44455926216">
                <text:p>0.344455926216</text:p>
              </table:table-cell>
              <table:table-cell office:value-type="float" office:value="1.82314626682">
                <text:p>1.823146266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9714297882">
                <text:p>0.369714297882</text:p>
              </table:table-cell>
              <table:table-cell office:value-type="float" office:value="1.81436840349">
                <text:p>1.814368403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95785765673">
                <text:p>0.395785765673</text:p>
              </table:table-cell>
              <table:table-cell office:value-type="float" office:value="1.80548663871">
                <text:p>1.805486638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13711538647">
                <text:p>0.413711538647</text:p>
              </table:table-cell>
              <table:table-cell office:value-type="float" office:value="1.79569898979">
                <text:p>1.795698989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31129797755">
                <text:p>0.431129797755</text:p>
              </table:table-cell>
              <table:table-cell office:value-type="float" office:value="1.78602325836">
                <text:p>1.786023258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0395615263">
                <text:p>0.450395615263</text:p>
              </table:table-cell>
              <table:table-cell office:value-type="float" office:value="1.77759815282">
                <text:p>1.777598152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566723605">
                <text:p>0.47566723605</text:p>
              </table:table-cell>
              <table:table-cell office:value-type="float" office:value="1.77074985132">
                <text:p>1.770749851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3050064926">
                <text:p>0.503050064926</text:p>
              </table:table-cell>
              <table:table-cell office:value-type="float" office:value="1.76154976582">
                <text:p>1.761549765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2248946928">
                <text:p>0.52248946928</text:p>
              </table:table-cell>
              <table:table-cell office:value-type="float" office:value="1.74970032416">
                <text:p>1.749700324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39501257609">
                <text:p>0.539501257609</text:p>
              </table:table-cell>
              <table:table-cell office:value-type="float" office:value="1.73732358543">
                <text:p>1.73732358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5693879804">
                <text:p>0.55693879804</text:p>
              </table:table-cell>
              <table:table-cell office:value-type="float" office:value="1.72670644591">
                <text:p>1.726706445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46052138">
                <text:p>0.5746052138</text:p>
              </table:table-cell>
              <table:table-cell office:value-type="float" office:value="1.71774333009">
                <text:p>1.717743330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94117234904">
                <text:p>0.594117234904</text:p>
              </table:table-cell>
              <table:table-cell office:value-type="float" office:value="1.71015855127">
                <text:p>1.710158551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1964372601">
                <text:p>0.61964372601</text:p>
              </table:table-cell>
              <table:table-cell office:value-type="float" office:value="1.7035917988">
                <text:p>1.70359179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47380686437">
                <text:p>0.647380686437</text:p>
              </table:table-cell>
              <table:table-cell office:value-type="float" office:value="1.69460772392">
                <text:p>1.694607723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66659721231">
                <text:p>0.666659721231</text:p>
              </table:table-cell>
              <table:table-cell office:value-type="float" office:value="1.68290221731">
                <text:p>1.682902217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82099008791">
                <text:p>0.682099008791</text:p>
              </table:table-cell>
              <table:table-cell office:value-type="float" office:value="1.67138181003">
                <text:p>1.671381810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9834696272">
                <text:p>0.69834696272</text:p>
              </table:table-cell>
              <table:table-cell office:value-type="float" office:value="1.66147950703">
                <text:p>1.661479507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15454601463">
                <text:p>0.715454601463</text:p>
              </table:table-cell>
              <table:table-cell office:value-type="float" office:value="1.6525719961">
                <text:p>1.65257199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34801865833">
                <text:p>0.734801865833</text:p>
              </table:table-cell>
              <table:table-cell office:value-type="float" office:value="1.64442302223">
                <text:p>1.644423022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6083135646">
                <text:p>0.76083135646</text:p>
              </table:table-cell>
              <table:table-cell office:value-type="float" office:value="1.63667015682">
                <text:p>1.636670156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8262065193">
                <text:p>0.788262065193</text:p>
              </table:table-cell>
              <table:table-cell office:value-type="float" office:value="1.62795839121">
                <text:p>1.627958391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05911509613">
                <text:p>0.805911509613</text:p>
              </table:table-cell>
              <table:table-cell office:value-type="float" office:value="1.61777244339">
                <text:p>1.617772443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22358683443">
                <text:p>0.822358683443</text:p>
              </table:table-cell>
              <table:table-cell office:value-type="float" office:value="1.60767213415">
                <text:p>1.607672134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39390874522">
                <text:p>0.839390874522</text:p>
              </table:table-cell>
              <table:table-cell office:value-type="float" office:value="1.59880829055">
                <text:p>1.598808290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58567479995">
                <text:p>0.858567479995</text:p>
              </table:table-cell>
              <table:table-cell office:value-type="float" office:value="1.59076702177">
                <text:p>1.590767021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8450631402">
                <text:p>0.88450631402</text:p>
              </table:table-cell>
              <table:table-cell office:value-type="float" office:value="1.58294576913">
                <text:p>1.582945769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11866635959">
                <text:p>0.911866635959</text:p>
              </table:table-cell>
              <table:table-cell office:value-type="float" office:value="1.57419685639">
                <text:p>1.574196856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29853185152">
                <text:p>0.929853185152</text:p>
              </table:table-cell>
              <table:table-cell office:value-type="float" office:value="1.56404925673">
                <text:p>1.564049256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46789649129">
                <text:p>0.946789649129</text:p>
              </table:table-cell>
              <table:table-cell office:value-type="float" office:value="1.55425025889">
                <text:p>1.554250258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64339418077">
                <text:p>0.964339418077</text:p>
              </table:table-cell>
              <table:table-cell office:value-type="float" office:value="1.54500681874">
                <text:p>1.545006818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84002529377">
                <text:p>0.984002529377</text:p>
              </table:table-cell>
              <table:table-cell office:value-type="float" office:value="1.53686653094">
                <text:p>1.536866530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0958994047">
                <text:p>1.00958994047</text:p>
              </table:table-cell>
              <table:table-cell office:value-type="float" office:value="1.53020150094">
                <text:p>1.530201500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3726806306">
                <text:p>1.03726806306</text:p>
              </table:table-cell>
              <table:table-cell office:value-type="float" office:value="1.52119470149">
                <text:p>1.521194701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5694448867">
                <text:p>1.05694448867</text:p>
              </table:table-cell>
              <table:table-cell office:value-type="float" office:value="1.50966141966">
                <text:p>1.509661419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7381248189">
                <text:p>1.07381248189</text:p>
              </table:table-cell>
              <table:table-cell office:value-type="float" office:value="1.49767226047">
                <text:p>1.497672260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9125231194">
                <text:p>1.09125231194</text:p>
              </table:table-cell>
              <table:table-cell office:value-type="float" office:value="1.48729889371">
                <text:p>1.487298893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0916263848">
                <text:p>1.10916263848</text:p>
              </table:table-cell>
              <table:table-cell office:value-type="float" office:value="1.4782166103">
                <text:p>1.47821661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2898298162">
                <text:p>1.12898298162</text:p>
              </table:table-cell>
              <table:table-cell office:value-type="float" office:value="1.47057606852">
                <text:p>1.47057606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5473328247">
                <text:p>1.15473328247</text:p>
              </table:table-cell>
              <table:table-cell office:value-type="float" office:value="1.4640664232">
                <text:p>1.46406642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8240022756">
                <text:p>1.18240022756</text:p>
              </table:table-cell>
              <table:table-cell office:value-type="float" office:value="1.45523697394">
                <text:p>1.455236973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0195206505">
                <text:p>1.20195206505</text:p>
              </table:table-cell>
              <table:table-cell office:value-type="float" office:value="1.44437462193">
                <text:p>1.444374621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1396053427">
                <text:p>1.21396053427</text:p>
              </table:table-cell>
              <table:table-cell office:value-type="float" office:value="1.43571506528">
                <text:p>1.435715065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1397011519">
                <text:p>1.21397011519</text:p>
              </table:table-cell>
              <table:table-cell office:value-type="float" office:value="1.43318873417">
                <text:p>1.433188734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1494794768">
                <text:p>1.21494794768</text:p>
              </table:table-cell>
              <table:table-cell office:value-type="float" office:value="1.43056876886">
                <text:p>1.430568768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1620412222">
                <text:p>1.21620412222</text:p>
              </table:table-cell>
              <table:table-cell office:value-type="float" office:value="1.42763232545">
                <text:p>1.427632325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1727980308">
                <text:p>1.21727980308</text:p>
              </table:table-cell>
              <table:table-cell office:value-type="float" office:value="1.42476149151">
                <text:p>1.424761491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1809206334">
                <text:p>1.21809206334</text:p>
              </table:table-cell>
              <table:table-cell office:value-type="float" office:value="1.42205896474">
                <text:p>1.422058964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1811864452">
                <text:p>1.21811864452</text:p>
              </table:table-cell>
              <table:table-cell office:value-type="float" office:value="1.41942137813">
                <text:p>1.419421378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179033443">
                <text:p>1.2179033443</text:p>
              </table:table-cell>
              <table:table-cell office:value-type="float" office:value="1.41659891698">
                <text:p>1.416598916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1781180371">
                <text:p>1.21781180371</text:p>
              </table:table-cell>
              <table:table-cell office:value-type="float" office:value="1.41394206237">
                <text:p>1.413942062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1779592225">
                <text:p>1.21779592225</text:p>
              </table:table-cell>
              <table:table-cell office:value-type="float" office:value="1.41116833763">
                <text:p>1.411168337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1777613689">
                <text:p>1.21777613689</text:p>
              </table:table-cell>
              <table:table-cell office:value-type="float" office:value="1.40837366984">
                <text:p>1.408373669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1781123937">
                <text:p>1.21781123937</text:p>
              </table:table-cell>
              <table:table-cell office:value-type="float" office:value="1.40557114769">
                <text:p>1.405571147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1784387383">
                <text:p>1.21784387383</text:p>
              </table:table-cell>
              <table:table-cell office:value-type="float" office:value="1.40258215787">
                <text:p>1.402582157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1788683137">
                <text:p>1.21788683137</text:p>
              </table:table-cell>
              <table:table-cell office:value-type="float" office:value="1.39950763823">
                <text:p>1.399507638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1790041861">
                <text:p>1.21790041861</text:p>
              </table:table-cell>
              <table:table-cell office:value-type="float" office:value="1.39612994073">
                <text:p>1.396129940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1792224874">
                <text:p>1.21792224874</text:p>
              </table:table-cell>
              <table:table-cell office:value-type="float" office:value="1.39272633409">
                <text:p>1.392726334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1799346154">
                <text:p>1.21799346154</text:p>
              </table:table-cell>
              <table:table-cell office:value-type="float" office:value="1.38940967416">
                <text:p>1.389409674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1812668228">
                <text:p>1.21812668228</text:p>
              </table:table-cell>
              <table:table-cell office:value-type="float" office:value="1.38598459995">
                <text:p>1.385984599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1839554509">
                <text:p>1.21839554509</text:p>
              </table:table-cell>
              <table:table-cell office:value-type="float" office:value="1.38243487017">
                <text:p>1.382434870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187907203">
                <text:p>1.2187907203</text:p>
              </table:table-cell>
              <table:table-cell office:value-type="float" office:value="1.37890310441">
                <text:p>1.378903104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1920170475">
                <text:p>1.21920170475</text:p>
              </table:table-cell>
              <table:table-cell office:value-type="float" office:value="1.37552552245">
                <text:p>1.375525522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196781686">
                <text:p>1.2196781686</text:p>
              </table:table-cell>
              <table:table-cell office:value-type="float" office:value="1.37223310562">
                <text:p>1.372233105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2029875132">
                <text:p>1.22029875132</text:p>
              </table:table-cell>
              <table:table-cell office:value-type="float" office:value="1.36890993591">
                <text:p>1.368909935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2098919249">
                <text:p>1.22098919249</text:p>
              </table:table-cell>
              <table:table-cell office:value-type="float" office:value="1.36567951537">
                <text:p>1.365679515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2165612672">
                <text:p>1.22165612672</text:p>
              </table:table-cell>
              <table:table-cell office:value-type="float" office:value="1.36256144767">
                <text:p>1.362561447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22506102">
                <text:p>1.222506102</text:p>
              </table:table-cell>
              <table:table-cell office:value-type="float" office:value="1.35946987099">
                <text:p>1.359469870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2345950512">
                <text:p>1.22345950512</text:p>
              </table:table-cell>
              <table:table-cell office:value-type="float" office:value="1.35645180483">
                <text:p>1.356451804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2445477096">
                <text:p>1.22445477096</text:p>
              </table:table-cell>
              <table:table-cell office:value-type="float" office:value="1.35354127554">
                <text:p>1.353541275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2547874143">
                <text:p>1.22547874143</text:p>
              </table:table-cell>
              <table:table-cell office:value-type="float" office:value="1.3507509091">
                <text:p>1.35075090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2655564743">
                <text:p>1.22655564743</text:p>
              </table:table-cell>
              <table:table-cell office:value-type="float" office:value="1.34808360393">
                <text:p>1.348083603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2782845846">
                <text:p>1.22782845846</text:p>
              </table:table-cell>
              <table:table-cell office:value-type="float" office:value="1.34529818415">
                <text:p>1.345298184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2929138027">
                <text:p>1.22929138027</text:p>
              </table:table-cell>
              <table:table-cell office:value-type="float" office:value="1.34254673047">
                <text:p>1.342546730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3063041364">
                <text:p>1.23063041364</text:p>
              </table:table-cell>
              <table:table-cell office:value-type="float" office:value="1.34015629763">
                <text:p>1.340156297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3215242457">
                <text:p>1.23215242457</text:p>
              </table:table-cell>
              <table:table-cell office:value-type="float" office:value="1.33765758448">
                <text:p>1.337657584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2338008293">
                <text:p>1.2338008293</text:p>
              </table:table-cell>
              <table:table-cell office:value-type="float" office:value="1.33519045614">
                <text:p>1.335190456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3546927812">
                <text:p>1.23546927812</text:p>
              </table:table-cell>
              <table:table-cell office:value-type="float" office:value="1.33293242372">
                <text:p>1.332932423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3724077858">
                <text:p>1.23724077858</text:p>
              </table:table-cell>
              <table:table-cell office:value-type="float" office:value="1.33065433497">
                <text:p>1.330654334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3911421125">
                <text:p>1.23911421125</text:p>
              </table:table-cell>
              <table:table-cell office:value-type="float" office:value="1.32846990695">
                <text:p>1.328469906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410348158">
                <text:p>1.2410348158</text:p>
              </table:table-cell>
              <table:table-cell office:value-type="float" office:value="1.32644043231">
                <text:p>1.326440432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4317949685">
                <text:p>1.24317949685</text:p>
              </table:table-cell>
              <table:table-cell office:value-type="float" office:value="1.32433961562">
                <text:p>1.3243396156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2461891063">
                <text:p>1.2461891063</text:p>
              </table:table-cell>
              <table:table-cell office:value-type="float" office:value="1.3254020995">
                <text:p>1.32540209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25292364526">
                <text:p>1.25292364526</text:p>
              </table:table-cell>
              <table:table-cell office:value-type="float" office:value="1.33133091861">
                <text:p>1.331330918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6277674199">
                <text:p>1.26277674199</text:p>
              </table:table-cell>
              <table:table-cell office:value-type="float" office:value="1.34132555265">
                <text:p>1.3413255526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7570960923">
                <text:p>1.27570960923</text:p>
              </table:table-cell>
              <table:table-cell office:value-type="float" office:value="1.35541552747">
                <text:p>1.355415527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29172570698">
                <text:p>1.29172570698</text:p>
              </table:table-cell>
              <table:table-cell office:value-type="float" office:value="1.37354784725">
                <text:p>1.373547847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1076629745">
                <text:p>1.31076629745</text:p>
              </table:table-cell>
              <table:table-cell office:value-type="float" office:value="1.39538857504">
                <text:p>1.395388575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33275507531">
                <text:p>1.33275507531</text:p>
              </table:table-cell>
              <table:table-cell office:value-type="float" office:value="1.42111776765">
                <text:p>1.421117767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5771743576">
                <text:p>1.35771743576</text:p>
              </table:table-cell>
              <table:table-cell office:value-type="float" office:value="1.44898720354">
                <text:p>1.448987203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8139733872">
                <text:p>1.38139733872</text:p>
              </table:table-cell>
              <table:table-cell office:value-type="float" office:value="1.47670222928">
                <text:p>1.476702229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39642047588">
                <text:p>1.39642047588</text:p>
              </table:table-cell>
              <table:table-cell office:value-type="float" office:value="1.50549883339">
                <text:p>1.505498833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41025311291">
                <text:p>1.41025311291</text:p>
              </table:table-cell>
              <table:table-cell office:value-type="float" office:value="1.53462530145">
                <text:p>1.534625301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2346157323">
                <text:p>1.42346157323</text:p>
              </table:table-cell>
              <table:table-cell office:value-type="float" office:value="1.56366790251">
                <text:p>1.563667902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3703963355">
                <text:p>1.43703963355</text:p>
              </table:table-cell>
              <table:table-cell office:value-type="float" office:value="1.58852972681">
                <text:p>1.588529726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4892148343">
                <text:p>1.44892148343</text:p>
              </table:table-cell>
              <table:table-cell office:value-type="float" office:value="1.59776909006">
                <text:p>1.597769090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45432852343">
                <text:p>1.45432852343</text:p>
              </table:table-cell>
              <table:table-cell office:value-type="float" office:value="1.59677581829">
                <text:p>1.596775818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4549583409">
                <text:p>1.4549583409</text:p>
              </table:table-cell>
              <table:table-cell office:value-type="float" office:value="1.5925947669">
                <text:p>1.5925947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45507602174">
                <text:p>1.45507602174</text:p>
              </table:table-cell>
              <table:table-cell office:value-type="float" office:value="1.58835203844">
                <text:p>1.588352038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45528803471">
                <text:p>1.45528803471</text:p>
              </table:table-cell>
              <table:table-cell office:value-type="float" office:value="1.58435976236">
                <text:p>1.584359762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45555136645">
                <text:p>1.45555136645</text:p>
              </table:table-cell>
              <table:table-cell office:value-type="float" office:value="1.58042286307">
                <text:p>1.580422863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45578025302">
                <text:p>1.45578025302</text:p>
              </table:table-cell>
              <table:table-cell office:value-type="float" office:value="1.57662292882">
                <text:p>1.576622928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5592767438">
                <text:p>1.45592767438</text:p>
              </table:table-cell>
              <table:table-cell office:value-type="float" office:value="1.57286607688">
                <text:p>1.572866076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45597861228">
                <text:p>1.45597861228</text:p>
              </table:table-cell>
              <table:table-cell office:value-type="float" office:value="1.56935770217">
                <text:p>1.569357702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5582387418">
                <text:p>1.45582387418</text:p>
              </table:table-cell>
              <table:table-cell office:value-type="float" office:value="1.5659937361">
                <text:p>1.56599373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5549159925">
                <text:p>1.45549159925</text:p>
              </table:table-cell>
              <table:table-cell office:value-type="float" office:value="1.56268181102">
                <text:p>1.562681811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5769538308">
                <text:p>1.45769538308</text:p>
              </table:table-cell>
              <table:table-cell office:value-type="float" office:value="1.56240067129">
                <text:p>1.562400671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6725163768">
                <text:p>1.46725163768</text:p>
              </table:table-cell>
              <table:table-cell office:value-type="float" office:value="1.56436687726">
                <text:p>1.564366877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8395447148">
                <text:p>1.48395447148</text:p>
              </table:table-cell>
              <table:table-cell office:value-type="float" office:value="1.56782884182">
                <text:p>1.567828841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0751652669">
                <text:p>1.50751652669</text:p>
              </table:table-cell>
              <table:table-cell office:value-type="float" office:value="1.57311018198">
                <text:p>1.573110181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3764249628">
                <text:p>1.53764249628</text:p>
              </table:table-cell>
              <table:table-cell office:value-type="float" office:value="1.58063330402">
                <text:p>1.580633304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7053739365">
                <text:p>1.57053739365</text:p>
              </table:table-cell>
              <table:table-cell office:value-type="float" office:value="1.59134420553">
                <text:p>1.591344205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9974893212">
                <text:p>1.59974893212</text:p>
              </table:table-cell>
              <table:table-cell office:value-type="float" office:value="1.60540033902">
                <text:p>1.60540033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2180768891">
                <text:p>1.62180768891</text:p>
              </table:table-cell>
              <table:table-cell office:value-type="float" office:value="1.62259413828">
                <text:p>1.622594138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63628069112">
                <text:p>1.63628069112</text:p>
              </table:table-cell>
              <table:table-cell office:value-type="float" office:value="1.64067234132">
                <text:p>1.640672341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64539927008">
                <text:p>1.64539927008</text:p>
              </table:table-cell>
              <table:table-cell office:value-type="float" office:value="1.6610996336">
                <text:p>1.66109963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5555323399">
                <text:p>1.65555323399</text:p>
              </table:table-cell>
              <table:table-cell office:value-type="float" office:value="1.68161342927">
                <text:p>1.681613429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7112388832">
                <text:p>1.67112388832</text:p>
              </table:table-cell>
              <table:table-cell office:value-type="float" office:value="1.69840963455">
                <text:p>1.69840963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68727746569">
                <text:p>1.68727746569</text:p>
              </table:table-cell>
              <table:table-cell office:value-type="float" office:value="1.70925520601">
                <text:p>1.709255206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9644750928">
                <text:p>1.69644750928</text:p>
              </table:table-cell>
              <table:table-cell office:value-type="float" office:value="1.70910102853">
                <text:p>1.709101028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9782590049">
                <text:p>1.69782590049</text:p>
              </table:table-cell>
              <table:table-cell office:value-type="float" office:value="1.70640281889">
                <text:p>1.706402818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69764563376">
                <text:p>1.69764563376</text:p>
              </table:table-cell>
              <table:table-cell office:value-type="float" office:value="1.70370824867">
                <text:p>1.703708248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69746361636">
                <text:p>1.69746361636</text:p>
              </table:table-cell>
              <table:table-cell office:value-type="float" office:value="1.7009749912">
                <text:p>1.70097499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69733473234">
                <text:p>1.69733473234</text:p>
              </table:table-cell>
              <table:table-cell office:value-type="float" office:value="1.69820266224">
                <text:p>1.698202662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69725713588">
                <text:p>1.69725713588</text:p>
              </table:table-cell>
              <table:table-cell office:value-type="float" office:value="1.695459304">
                <text:p>1.6954593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69717839091">
                <text:p>1.69717839091</text:p>
              </table:table-cell>
              <table:table-cell office:value-type="float" office:value="1.69261824908">
                <text:p>1.692618249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9715717657">
                <text:p>1.69715717657</text:p>
              </table:table-cell>
              <table:table-cell office:value-type="float" office:value="1.68982692818">
                <text:p>1.689826928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69708324688">
                <text:p>1.69708324688</text:p>
              </table:table-cell>
              <table:table-cell office:value-type="float" office:value="1.6869473962">
                <text:p>1.68694739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69715773951">
                <text:p>1.69715773951</text:p>
              </table:table-cell>
              <table:table-cell office:value-type="float" office:value="1.68401415784">
                <text:p>1.684014157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69723644182">
                <text:p>1.69723644182</text:p>
              </table:table-cell>
              <table:table-cell office:value-type="float" office:value="1.68093576482">
                <text:p>1.680935764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69726830304">
                <text:p>1.69726830304</text:p>
              </table:table-cell>
              <table:table-cell office:value-type="float" office:value="1.67768694824">
                <text:p>1.677686948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69732783706">
                <text:p>1.69732783706</text:p>
              </table:table-cell>
              <table:table-cell office:value-type="float" office:value="1.67438096923">
                <text:p>1.674380969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69742313514">
                <text:p>1.69742313514</text:p>
              </table:table-cell>
              <table:table-cell office:value-type="float" office:value="1.67095556896">
                <text:p>1.670955568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69981775027">
                <text:p>1.69981775027</text:p>
              </table:table-cell>
              <table:table-cell office:value-type="float" office:value="1.66964768539">
                <text:p>1.669647685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1004603305">
                <text:p>1.71004603305</text:p>
              </table:table-cell>
              <table:table-cell office:value-type="float" office:value="1.67015775646">
                <text:p>1.670157756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72793085029">
                <text:p>1.72793085029</text:p>
              </table:table-cell>
              <table:table-cell office:value-type="float" office:value="1.67110504809">
                <text:p>1.67110504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75358175993">
                <text:p>1.75358175993</text:p>
              </table:table-cell>
              <table:table-cell office:value-type="float" office:value="1.67257075824">
                <text:p>1.672570758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78695188342">
                <text:p>1.78695188342</text:p>
              </table:table-cell>
              <table:table-cell office:value-type="float" office:value="1.67469183731">
                <text:p>1.674691837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2551782975">
                <text:p>1.82551782975</text:p>
              </table:table-cell>
              <table:table-cell office:value-type="float" office:value="1.67790534067">
                <text:p>1.677905340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6270404753">
                <text:p>1.86270404753</text:p>
              </table:table-cell>
              <table:table-cell office:value-type="float" office:value="1.68318299866">
                <text:p>1.683182998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956080123">
                <text:p>1.8956080123</text:p>
              </table:table-cell>
              <table:table-cell office:value-type="float" office:value="1.69223424472">
                <text:p>1.692234244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2510402787">
                <text:p>1.92510402787</text:p>
              </table:table-cell>
              <table:table-cell office:value-type="float" office:value="1.70318194317">
                <text:p>1.703181943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5419105745">
                <text:p>1.95419105745</text:p>
              </table:table-cell>
              <table:table-cell office:value-type="float" office:value="1.71054857749">
                <text:p>1.710548577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8874311723">
                <text:p>1.98874311723</text:p>
              </table:table-cell>
              <table:table-cell office:value-type="float" office:value="1.70749175438">
                <text:p>1.707491754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02308543256">
                <text:p>2.02308543256</text:p>
              </table:table-cell>
              <table:table-cell office:value-type="float" office:value="1.70363880312">
                <text:p>1.703638803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04068882208">
                <text:p>2.04068882208</text:p>
              </table:table-cell>
              <table:table-cell office:value-type="float" office:value="1.70251816591">
                <text:p>1.702518165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04473106311">
                <text:p>2.04473106311</text:p>
              </table:table-cell>
              <table:table-cell office:value-type="float" office:value="1.70209354513">
                <text:p>1.702093545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04423752292">
                <text:p>2.04423752292</text:p>
              </table:table-cell>
              <table:table-cell office:value-type="float" office:value="1.70125434442">
                <text:p>1.701254344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0450235955">
                <text:p>2.0450235955</text:p>
              </table:table-cell>
              <table:table-cell office:value-type="float" office:value="1.69892864186">
                <text:p>1.698928641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04580114774">
                <text:p>2.04580114774</text:p>
              </table:table-cell>
              <table:table-cell office:value-type="float" office:value="1.69560350119">
                <text:p>1.695603501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04640346628">
                <text:p>2.04640346628</text:p>
              </table:table-cell>
              <table:table-cell office:value-type="float" office:value="1.69204074167">
                <text:p>1.692040741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04700476802">
                <text:p>2.04700476802</text:p>
              </table:table-cell>
              <table:table-cell office:value-type="float" office:value="1.68835339039">
                <text:p>1.688353390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04736852458">
                <text:p>2.04736852458</text:p>
              </table:table-cell>
              <table:table-cell office:value-type="float" office:value="1.68430298706">
                <text:p>1.684302987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04764142272">
                <text:p>2.04764142272</text:p>
              </table:table-cell>
              <table:table-cell office:value-type="float" office:value="1.68024720862">
                <text:p>1.680247208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05053072554">
                <text:p>2.05053072554</text:p>
              </table:table-cell>
              <table:table-cell office:value-type="float" office:value="1.67880393616">
                <text:p>1.678803936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06145469997">
                <text:p>2.06145469997</text:p>
              </table:table-cell>
              <table:table-cell office:value-type="float" office:value="1.67880975578">
                <text:p>1.678809755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08016701885">
                <text:p>2.08016701885</text:p>
              </table:table-cell>
              <table:table-cell office:value-type="float" office:value="1.6788239082">
                <text:p>1.67882390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10667082749">
                <text:p>2.10667082749</text:p>
              </table:table-cell>
              <table:table-cell office:value-type="float" office:value="1.6788475885">
                <text:p>1.67884758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14096983206">
                <text:p>2.14096983206</text:p>
              </table:table-cell>
              <table:table-cell office:value-type="float" office:value="1.67888522856">
                <text:p>1.678885228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18305381556">
                <text:p>2.18305381556</text:p>
              </table:table-cell>
              <table:table-cell office:value-type="float" office:value="1.67893467397">
                <text:p>1.678934673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23033965343">
                <text:p>2.23033965343</text:p>
              </table:table-cell>
              <table:table-cell office:value-type="float" office:value="1.67896026363">
                <text:p>1.678960263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27315993485">
                <text:p>2.27315993485</text:p>
              </table:table-cell>
              <table:table-cell office:value-type="float" office:value="1.67894315932">
                <text:p>1.678943159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31135624629">
                <text:p>2.31135624629</text:p>
              </table:table-cell>
              <table:table-cell office:value-type="float" office:value="1.68028133561">
                <text:p>1.680281335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3451591878">
                <text:p>2.3451591878</text:p>
              </table:table-cell>
              <table:table-cell office:value-type="float" office:value="1.68520020042">
                <text:p>1.685200200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37488527102">
                <text:p>2.37488527102</text:p>
              </table:table-cell>
              <table:table-cell office:value-type="float" office:value="1.6924640538">
                <text:p>1.69246405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39896742356">
                <text:p>2.39896742356</text:p>
              </table:table-cell>
              <table:table-cell office:value-type="float" office:value="1.69995093153">
                <text:p>1.699950931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42082136998">
                <text:p>2.42082136998</text:p>
              </table:table-cell>
              <table:table-cell office:value-type="float" office:value="1.70232136212">
                <text:p>1.702321362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4425167433">
                <text:p>2.4425167433</text:p>
              </table:table-cell>
              <table:table-cell office:value-type="float" office:value="1.69931134308">
                <text:p>1.699311343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46302347929">
                <text:p>2.46302347929</text:p>
              </table:table-cell>
              <table:table-cell office:value-type="float" office:value="1.69347072364">
                <text:p>1.693470723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4829997841">
                <text:p>2.4829997841</text:p>
              </table:table-cell>
              <table:table-cell office:value-type="float" office:value="1.68623908576">
                <text:p>1.686239085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026495296">
                <text:p>2.5026495296</text:p>
              </table:table-cell>
              <table:table-cell office:value-type="float" office:value="1.67818870331">
                <text:p>1.678188703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2321889302">
                <text:p>2.52321889302</text:p>
              </table:table-cell>
              <table:table-cell office:value-type="float" office:value="1.66857543397">
                <text:p>1.668575433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54755658418">
                <text:p>2.54755658418</text:p>
              </table:table-cell>
              <table:table-cell office:value-type="float" office:value="1.65521615191">
                <text:p>1.655216151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57507494192">
                <text:p>2.57507494192</text:p>
              </table:table-cell>
              <table:table-cell office:value-type="float" office:value="1.63737925996">
                <text:p>1.637379259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60508729892">
                <text:p>2.60508729892</text:p>
              </table:table-cell>
              <table:table-cell office:value-type="float" office:value="1.61471157879">
                <text:p>1.614711578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63402786467">
                <text:p>2.63402786467</text:p>
              </table:table-cell>
              <table:table-cell office:value-type="float" office:value="1.5878979864">
                <text:p>1.58789798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65814594508">
                <text:p>2.65814594508</text:p>
              </table:table-cell>
              <table:table-cell office:value-type="float" office:value="1.5627527657">
                <text:p>1.56275276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67173305506">
                <text:p>2.67173305506</text:p>
              </table:table-cell>
              <table:table-cell office:value-type="float" office:value="1.54378755085">
                <text:p>1.543787550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68349229032">
                <text:p>2.68349229032</text:p>
              </table:table-cell>
              <table:table-cell office:value-type="float" office:value="1.52538912389">
                <text:p>1.525389123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69704800985">
                <text:p>2.69704800985</text:p>
              </table:table-cell>
              <table:table-cell office:value-type="float" office:value="1.50933218811">
                <text:p>1.509332188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71193647768">
                <text:p>2.71193647768</text:p>
              </table:table-cell>
              <table:table-cell office:value-type="float" office:value="1.49559960478">
                <text:p>1.495599604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72886864248">
                <text:p>2.72886864248</text:p>
              </table:table-cell>
              <table:table-cell office:value-type="float" office:value="1.48273680034">
                <text:p>1.482736800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75109556963">
                <text:p>2.75109556963</text:p>
              </table:table-cell>
              <table:table-cell office:value-type="float" office:value="1.46958466926">
                <text:p>1.469584669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77370672873">
                <text:p>2.77370672873</text:p>
              </table:table-cell>
              <table:table-cell office:value-type="float" office:value="1.4564209279">
                <text:p>1.45642092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78898417345">
                <text:p>2.78898417345</text:p>
              </table:table-cell>
              <table:table-cell office:value-type="float" office:value="1.44295038021">
                <text:p>1.442950380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0420785236">
                <text:p>2.80420785236</text:p>
              </table:table-cell>
              <table:table-cell office:value-type="float" office:value="1.42980182072">
                <text:p>1.429801820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2130523091">
                <text:p>2.82130523091</text:p>
              </table:table-cell>
              <table:table-cell office:value-type="float" office:value="1.41704750352">
                <text:p>1.417047503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4356990743">
                <text:p>2.84356990743</text:p>
              </table:table-cell>
              <table:table-cell office:value-type="float" office:value="1.40406946652">
                <text:p>1.404069466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86631747813">
                <text:p>2.86631747813</text:p>
              </table:table-cell>
              <table:table-cell office:value-type="float" office:value="1.39080470364">
                <text:p>1.390804703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8817589951">
                <text:p>2.8817589951</text:p>
              </table:table-cell>
              <table:table-cell office:value-type="float" office:value="1.37710368838">
                <text:p>1.377103688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8966325226">
                <text:p>2.8966325226</text:p>
              </table:table-cell>
              <table:table-cell office:value-type="float" office:value="1.36426890693">
                <text:p>1.364268906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9118949396">
                <text:p>2.9118949396</text:p>
              </table:table-cell>
              <table:table-cell office:value-type="float" office:value="1.35210643568">
                <text:p>1.352106435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92865575679">
                <text:p>2.92865575679</text:p>
              </table:table-cell>
              <table:table-cell office:value-type="float" office:value="1.33963770166">
                <text:p>1.339637701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95033313445">
                <text:p>2.95033313445</text:p>
              </table:table-cell>
              <table:table-cell office:value-type="float" office:value="1.3252854774">
                <text:p>1.325285477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97701812281">
                <text:p>2.97701812281</text:p>
              </table:table-cell>
              <table:table-cell office:value-type="float" office:value="1.30859817421">
                <text:p>1.308598174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00853019368">
                <text:p>3.00853019368</text:p>
              </table:table-cell>
              <table:table-cell office:value-type="float" office:value="1.28907915191">
                <text:p>1.289079151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389829787">
                <text:p>3.0389829787</text:p>
              </table:table-cell>
              <table:table-cell office:value-type="float" office:value="1.26998672835">
                <text:p>1.269986728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05659920647">
                <text:p>3.05659920647</text:p>
              </table:table-cell>
              <table:table-cell office:value-type="float" office:value="1.25755540748">
                <text:p>1.257555407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07034125143">
                <text:p>3.07034125143</text:p>
              </table:table-cell>
              <table:table-cell office:value-type="float" office:value="1.24473808044">
                <text:p>1.244738080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08499051269">
                <text:p>3.08499051269</text:p>
              </table:table-cell>
              <table:table-cell office:value-type="float" office:value="1.23211803887">
                <text:p>1.232118038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0130578">
                <text:p>3.10130578</text:p>
              </table:table-cell>
              <table:table-cell office:value-type="float" office:value="1.21922530664">
                <text:p>1.219225306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2260011653">
                <text:p>3.12260011653</text:p>
              </table:table-cell>
              <table:table-cell office:value-type="float" office:value="1.20434846264">
                <text:p>1.204348462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4895012954">
                <text:p>3.14895012954</text:p>
              </table:table-cell>
              <table:table-cell office:value-type="float" office:value="1.18749076314">
                <text:p>1.187490763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8019329668">
                <text:p>3.18019329668</text:p>
              </table:table-cell>
              <table:table-cell office:value-type="float" office:value="1.16909596202">
                <text:p>1.169095962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21052491584">
                <text:p>3.21052491584</text:p>
              </table:table-cell>
              <table:table-cell office:value-type="float" office:value="1.15205762001">
                <text:p>1.152057620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22890612619">
                <text:p>3.22890612619</text:p>
              </table:table-cell>
              <table:table-cell office:value-type="float" office:value="1.1396438198">
                <text:p>1.13964381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2437184538">
                <text:p>3.2437184538</text:p>
              </table:table-cell>
              <table:table-cell office:value-type="float" office:value="1.12632562625">
                <text:p>1.126325626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2601151657">
                <text:p>3.2601151657</text:p>
              </table:table-cell>
              <table:table-cell office:value-type="float" office:value="1.11305321638">
                <text:p>1.113053216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27780688904">
                <text:p>3.27780688904</text:p>
              </table:table-cell>
              <table:table-cell office:value-type="float" office:value="1.09875829613">
                <text:p>1.09875829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29262649385">
                <text:p>3.29262649385</text:p>
              </table:table-cell>
              <table:table-cell office:value-type="float" office:value="1.08479668701">
                <text:p>1.084796687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3079845097">
                <text:p>3.3079845097</text:p>
              </table:table-cell>
              <table:table-cell office:value-type="float" office:value="1.07192876681">
                <text:p>1.071928766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32532831592">
                <text:p>3.32532831592</text:p>
              </table:table-cell>
              <table:table-cell office:value-type="float" office:value="1.05958673555">
                <text:p>1.059586735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34787372587">
                <text:p>3.34787372587</text:p>
              </table:table-cell>
              <table:table-cell office:value-type="float" office:value="1.04712963252">
                <text:p>1.047129632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37104498225">
                <text:p>3.37104498225</text:p>
              </table:table-cell>
              <table:table-cell office:value-type="float" office:value="1.03411490858">
                <text:p>1.034114908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38658335112">
                <text:p>3.38658335112</text:p>
              </table:table-cell>
              <table:table-cell office:value-type="float" office:value="1.02051732903">
                <text:p>1.020517329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40150357346">
                <text:p>3.40150357346</text:p>
              </table:table-cell>
              <table:table-cell office:value-type="float" office:value="1.00773806767">
                <text:p>1.007738067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169434697">
                <text:p>3.4169434697</text:p>
              </table:table-cell>
              <table:table-cell office:value-type="float" office:value="0.995652328188">
                <text:p>0.9956523281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3381317646">
                <text:p>3.43381317646</text:p>
              </table:table-cell>
              <table:table-cell office:value-type="float" office:value="0.983322274486">
                <text:p>0.9833222744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5569091612">
                <text:p>3.45569091612</text:p>
              </table:table-cell>
              <table:table-cell office:value-type="float" office:value="0.96922100002">
                <text:p>0.969221000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826157756">
                <text:p>3.4826157756</text:p>
              </table:table-cell>
              <table:table-cell office:value-type="float" office:value="0.952966736186">
                <text:p>0.9529667361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51445041666">
                <text:p>3.51445041666</text:p>
              </table:table-cell>
              <table:table-cell office:value-type="float" office:value="0.933830077854">
                <text:p>0.9338300778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54529062574">
                <text:p>3.54529062574</text:p>
              </table:table-cell>
              <table:table-cell office:value-type="float" office:value="0.91496512737">
                <text:p>0.914965127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6326730527">
                <text:p>3.56326730527</text:p>
              </table:table-cell>
              <table:table-cell office:value-type="float" office:value="0.902524439409">
                <text:p>0.9025244394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7765474487">
                <text:p>3.57765474487</text:p>
              </table:table-cell>
              <table:table-cell office:value-type="float" office:value="0.889764771777">
                <text:p>0.8897647717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59360722242">
                <text:p>3.59360722242</text:p>
              </table:table-cell>
              <table:table-cell office:value-type="float" office:value="0.876527026022">
                <text:p>0.8765270260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61011274307">
                <text:p>3.61011274307</text:p>
              </table:table-cell>
              <table:table-cell office:value-type="float" office:value="0.863412224793">
                <text:p>0.8634122247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62518791976">
                <text:p>3.62518791976</text:p>
              </table:table-cell>
              <table:table-cell office:value-type="float" office:value="0.851275049714">
                <text:p>0.8512750497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64197960186">
                <text:p>3.64197960186</text:p>
              </table:table-cell>
              <table:table-cell office:value-type="float" office:value="0.838943811439">
                <text:p>0.8389438114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66423640325">
                <text:p>3.66423640325</text:p>
              </table:table-cell>
              <table:table-cell office:value-type="float" office:value="0.825314776067">
                <text:p>0.8253147760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69161673992">
                <text:p>3.69161673992</text:p>
              </table:table-cell>
              <table:table-cell office:value-type="float" office:value="0.81065005493">
                <text:p>0.810650054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71842748631">
                <text:p>3.71842748631</text:p>
              </table:table-cell>
              <table:table-cell office:value-type="float" office:value="0.796813323506">
                <text:p>0.7968133235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73573346463">
                <text:p>3.73573346463</text:p>
              </table:table-cell>
              <table:table-cell office:value-type="float" office:value="0.782709491765">
                <text:p>0.7827094917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75041634445">
                <text:p>3.75041634445</text:p>
              </table:table-cell>
              <table:table-cell office:value-type="float" office:value="0.768202897229">
                <text:p>0.7682028972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76573938595">
                <text:p>3.76573938595</text:p>
              </table:table-cell>
              <table:table-cell office:value-type="float" office:value="0.754979987497">
                <text:p>0.7549799874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8161772461">
                <text:p>3.78161772461</text:p>
              </table:table-cell>
              <table:table-cell office:value-type="float" office:value="0.742963517176">
                <text:p>0.7429635171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9929454958">
                <text:p>3.79929454958</text:p>
              </table:table-cell>
              <table:table-cell office:value-type="float" office:value="0.731564467809">
                <text:p>0.7315644678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82229656089">
                <text:p>3.82229656089</text:p>
              </table:table-cell>
              <table:table-cell office:value-type="float" office:value="0.720047398558">
                <text:p>0.7200473985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84626380727">
                <text:p>3.84626380727</text:p>
              </table:table-cell>
              <table:table-cell office:value-type="float" office:value="0.707329518936">
                <text:p>0.7073295189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86228451196">
                <text:p>3.86228451196</text:p>
              </table:table-cell>
              <table:table-cell office:value-type="float" office:value="0.693546441844">
                <text:p>0.6935464418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7747349513">
                <text:p>3.87747349513</text:p>
              </table:table-cell>
              <table:table-cell office:value-type="float" office:value="0.680082632188">
                <text:p>0.6800826321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89304984022">
                <text:p>3.89304984022</text:p>
              </table:table-cell>
              <table:table-cell office:value-type="float" office:value="0.668007913498">
                <text:p>0.6680079134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1032700751">
                <text:p>3.91032700751</text:p>
              </table:table-cell>
              <table:table-cell office:value-type="float" office:value="0.656248910704">
                <text:p>0.6562489107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3289122305">
                <text:p>3.93289122305</text:p>
              </table:table-cell>
              <table:table-cell office:value-type="float" office:value="0.643120211576">
                <text:p>0.6431202115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6076807835">
                <text:p>3.96076807835</text:p>
              </table:table-cell>
              <table:table-cell office:value-type="float" office:value="0.62765224883">
                <text:p>0.627652248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8802697498">
                <text:p>3.98802697498</text:p>
              </table:table-cell>
              <table:table-cell office:value-type="float" office:value="0.612035164278">
                <text:p>0.6120351642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00385780873">
                <text:p>4.00385780873</text:p>
              </table:table-cell>
              <table:table-cell office:value-type="float" office:value="0.599073880205">
                <text:p>0.5990738802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0181120025">
                <text:p>4.0181120025</text:p>
              </table:table-cell>
              <table:table-cell office:value-type="float" office:value="0.586151014011">
                <text:p>0.5861510140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03313969537">
                <text:p>4.03313969537</text:p>
              </table:table-cell>
              <table:table-cell office:value-type="float" office:value="0.574022737344">
                <text:p>0.5740227373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04873577294">
                <text:p>4.04873577294</text:p>
              </table:table-cell>
              <table:table-cell office:value-type="float" office:value="0.562444368032">
                <text:p>0.5624443680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06605140521">
                <text:p>4.06605140521</text:p>
              </table:table-cell>
              <table:table-cell office:value-type="float" office:value="0.550797069636">
                <text:p>0.5507970696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08859105995">
                <text:p>4.08859105995</text:p>
              </table:table-cell>
              <table:table-cell office:value-type="float" office:value="0.537716248413">
                <text:p>0.537716248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11647198841">
                <text:p>4.11647198841</text:p>
              </table:table-cell>
              <table:table-cell office:value-type="float" office:value="0.522488063517">
                <text:p>0.5224880635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14388583562">
                <text:p>4.14388583562</text:p>
              </table:table-cell>
              <table:table-cell office:value-type="float" office:value="0.507472887077">
                <text:p>0.5074728870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16032902687">
                <text:p>4.16032902687</text:p>
              </table:table-cell>
              <table:table-cell office:value-type="float" office:value="0.495949479188">
                <text:p>0.4959494791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17579733872">
                <text:p>4.17579733872</text:p>
              </table:table-cell>
              <table:table-cell office:value-type="float" office:value="0.48384357391">
                <text:p>0.483843573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19290337373">
                <text:p>4.19290337373</text:p>
              </table:table-cell>
              <table:table-cell office:value-type="float" office:value="0.472034521042">
                <text:p>0.4720345210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21138057526">
                <text:p>4.21138057526</text:p>
              </table:table-cell>
              <table:table-cell office:value-type="float" office:value="0.459924856188">
                <text:p>0.4599248561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22725984591">
                <text:p>4.22725984591</text:p>
              </table:table-cell>
              <table:table-cell office:value-type="float" office:value="0.448214455811">
                <text:p>0.4482144558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24484246041">
                <text:p>4.24484246041</text:p>
              </table:table-cell>
              <table:table-cell office:value-type="float" office:value="0.436928212816">
                <text:p>0.4369282128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26781862695">
                <text:p>4.26781862695</text:p>
              </table:table-cell>
              <table:table-cell office:value-type="float" office:value="0.425783426419">
                <text:p>0.4257834264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29198469892">
                <text:p>4.29198469892</text:p>
              </table:table-cell>
              <table:table-cell office:value-type="float" office:value="0.413361646284">
                <text:p>0.4133616462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30825545761">
                <text:p>4.30825545761</text:p>
              </table:table-cell>
              <table:table-cell office:value-type="float" office:value="0.399750589138">
                <text:p>0.3997505891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32361206198">
                <text:p>4.32361206198</text:p>
              </table:table-cell>
              <table:table-cell office:value-type="float" office:value="0.386463552601">
                <text:p>0.3864635526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33956006673">
                <text:p>4.33956006673</text:p>
              </table:table-cell>
              <table:table-cell office:value-type="float" office:value="0.374256085551">
                <text:p>0.3742560855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35744677612">
                <text:p>4.35744677612</text:p>
              </table:table-cell>
              <table:table-cell office:value-type="float" office:value="0.362838514055">
                <text:p>0.3628385140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8074397749">
                <text:p>4.38074397749</text:p>
              </table:table-cell>
              <table:table-cell office:value-type="float" office:value="0.351776179973">
                <text:p>0.3517761799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40521944811">
                <text:p>4.40521944811</text:p>
              </table:table-cell>
              <table:table-cell office:value-type="float" office:value="0.339576853667">
                <text:p>0.339576853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42146805507">
                <text:p>4.42146805507</text:p>
              </table:table-cell>
              <table:table-cell office:value-type="float" office:value="0.326551261546">
                <text:p>0.3265512615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43647757485">
                <text:p>4.43647757485</text:p>
              </table:table-cell>
              <table:table-cell office:value-type="float" office:value="0.31394375967">
                <text:p>0.313943759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45213323">
                <text:p>4.45213323</text:p>
              </table:table-cell>
              <table:table-cell office:value-type="float" office:value="0.301997235045">
                <text:p>0.3019972350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46810066042">
                <text:p>4.46810066042</text:p>
              </table:table-cell>
              <table:table-cell office:value-type="float" office:value="0.29081019148">
                <text:p>0.290810191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48578479203">
                <text:p>4.48578479203</text:p>
              </table:table-cell>
              <table:table-cell office:value-type="float" office:value="0.279576160061">
                <text:p>0.2795761600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50892556539">
                <text:p>4.50892556539</text:p>
              </table:table-cell>
              <table:table-cell office:value-type="float" office:value="0.267257193957">
                <text:p>0.2672571939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53763109862">
                <text:p>4.53763109862</text:p>
              </table:table-cell>
              <table:table-cell office:value-type="float" office:value="0.252955757204">
                <text:p>0.2529557572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56594464602">
                <text:p>4.56594464602</text:p>
              </table:table-cell>
              <table:table-cell office:value-type="float" office:value="0.238725707506">
                <text:p>0.2387257075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58278536997">
                <text:p>4.58278536997</text:p>
              </table:table-cell>
              <table:table-cell office:value-type="float" office:value="0.226143506746">
                <text:p>0.2261435067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5976288927">
                <text:p>4.5976288927</text:p>
              </table:table-cell>
              <table:table-cell office:value-type="float" office:value="0.21389345554">
                <text:p>0.213893455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61296013893">
                <text:p>4.61296013893</text:p>
              </table:table-cell>
              <table:table-cell office:value-type="float" office:value="0.202176250001">
                <text:p>0.2021762500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6288621247">
                <text:p>4.6288621247</text:p>
              </table:table-cell>
              <table:table-cell office:value-type="float" office:value="0.191135288394">
                <text:p>0.1911352883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64671420186">
                <text:p>4.64671420186</text:p>
              </table:table-cell>
              <table:table-cell office:value-type="float" office:value="0.180303826369">
                <text:p>0.1803038263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67026980423">
                <text:p>4.67026980423</text:p>
              </table:table-cell>
              <table:table-cell office:value-type="float" office:value="0.168668349506">
                <text:p>0.1686683495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699661478">
                <text:p>4.699661478</text:p>
              </table:table-cell>
              <table:table-cell office:value-type="float" office:value="0.156318525527">
                <text:p>0.1563185255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72889708906">
                <text:p>4.72889708906</text:p>
              </table:table-cell>
              <table:table-cell office:value-type="float" office:value="0.143962298207">
                <text:p>0.1439622982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74779221885">
                <text:p>4.74779221885</text:p>
              </table:table-cell>
              <table:table-cell office:value-type="float" office:value="0.130194014704">
                <text:p>0.1301940147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76289195399">
                <text:p>4.76289195399</text:p>
              </table:table-cell>
              <table:table-cell office:value-type="float" office:value="0.115596679212">
                <text:p>0.1155966792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7788020399">
                <text:p>4.7788020399</text:p>
              </table:table-cell>
              <table:table-cell office:value-type="float" office:value="0.10199659491">
                <text:p>0.101996594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7952901773">
                <text:p>4.7952901773</text:p>
              </table:table-cell>
              <table:table-cell office:value-type="float" office:value="0.0896091695369">
                <text:p>0.08960916953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81216970562">
                <text:p>4.81216970562</text:p>
              </table:table-cell>
              <table:table-cell office:value-type="float" office:value="0.0782559584148">
                <text:p>0.07825595841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82934287925">
                <text:p>4.82934287925</text:p>
              </table:table-cell>
              <table:table-cell office:value-type="float" office:value="0.0676891296296">
                <text:p>0.06768912962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84681026297">
                <text:p>4.84681026297</text:p>
              </table:table-cell>
              <table:table-cell office:value-type="float" office:value="0.0577392064888">
                <text:p>0.05773920648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86443206492">
                <text:p>4.86443206492</text:p>
              </table:table-cell>
              <table:table-cell office:value-type="float" office:value="0.0483147616835">
                <text:p>0.04831476168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88229301131">
                <text:p>4.88229301131</text:p>
              </table:table-cell>
              <table:table-cell office:value-type="float" office:value="0.0392303433226">
                <text:p>0.03923034332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90013768219">
                <text:p>4.90013768219</text:p>
              </table:table-cell>
              <table:table-cell office:value-type="float" office:value="0.0305329817931">
                <text:p>0.03053298179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91798040251">
                <text:p>4.91798040251</text:p>
              </table:table-cell>
              <table:table-cell office:value-type="float" office:value="0.0220180861275">
                <text:p>0.02201808612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93590411797">
                <text:p>4.93590411797</text:p>
              </table:table-cell>
              <table:table-cell office:value-type="float" office:value="0.0133840795676">
                <text:p>0.01338407956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95364090178">
                <text:p>4.95364090178</text:p>
              </table:table-cell>
              <table:table-cell office:value-type="float" office:value="0.00458484923191">
                <text:p>0.00458484923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